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3.2358in" svg:height="7.9059in" svg:x="6.5909in" svg:y="0.2929in">
            <draw:object draw:notify-on-update-of-ranges="Sheet1.D1:Sheet1.D250 Sheet1.E1:Sheet1.E2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vgd. Max</text:p>
          </table:table-cell>
          <table:table-cell table:formula="of:=MAX([.D1:.D1000])" office:value-type="float" office:value="349.394104" calcext:value-type="float">
            <text:p>349.394104</text:p>
          </table:table-cell>
          <table:table-cell office:value-type="float" office:value="7075" calcext:value-type="float">
            <text:p>7075</text:p>
          </table:table-cell>
          <table:table-cell office:value-type="float" office:value="349.359985" calcext:value-type="float">
            <text:p>349.359985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20407" calcext:value-type="float">
            <text:p>12.320407</text:p>
          </table:table-cell>
          <table:table-cell table:style-name="ce1" office:value-type="string" calcext:value-type="string">
            <text:p>Milliseconds</text:p>
          </table:table-cell>
          <table:table-cell table:formula="of:=MAX([.C1:.C1000])-MIN([.C1:.C1000])" office:value-type="float" office:value="68244" calcext:value-type="float">
            <text:p>68244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vgd. Min</text:p>
          </table:table-cell>
          <table:table-cell table:formula="of:=MIN([.D1:.D1000])" office:value-type="float" office:value="349.08136" calcext:value-type="float">
            <text:p>349.08136</text:p>
          </table:table-cell>
          <table:table-cell office:value-type="float" office:value="7143" calcext:value-type="float">
            <text:p>7143</text:p>
          </table:table-cell>
          <table:table-cell office:value-type="float" office:value="349.336853" calcext:value-type="float">
            <text:p>349.336853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3213" calcext:value-type="float">
            <text:p>12.323213</text:p>
          </table:table-cell>
          <table:table-cell table:formula="of:=[.C2]-[.C1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d. Diff</text:p>
          </table:table-cell>
          <table:table-cell table:formula="of:=[.B1]-[.B2]" office:value-type="float" office:value="0.312744000000009" calcext:value-type="float">
            <text:p>0.312744000000009</text:p>
          </table:table-cell>
          <table:table-cell office:value-type="float" office:value="7211" calcext:value-type="float">
            <text:p>7211</text:p>
          </table:table-cell>
          <table:table-cell office:value-type="float" office:value="349.330017" calcext:value-type="float">
            <text:p>349.330017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12.318643" calcext:value-type="float">
            <text:p>12.318643</text:p>
          </table:table-cell>
          <table:table-cell table:formula="of:=[.C3]-[.C2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w Max</text:p>
          </table:table-cell>
          <table:table-cell table:formula="of:=MAX([.E1:.E1000])" office:value-type="float" office:value="349.774994" calcext:value-type="float">
            <text:p>349.774994</text:p>
          </table:table-cell>
          <table:table-cell office:value-type="float" office:value="7280" calcext:value-type="float">
            <text:p>7280</text:p>
          </table:table-cell>
          <table:table-cell office:value-type="float" office:value="349.328644" calcext:value-type="float">
            <text:p>349.328644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12.320166" calcext:value-type="float">
            <text:p>12.320166</text:p>
          </table:table-cell>
          <table:table-cell table:formula="of:=[.C4]-[.C3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w Min</text:p>
          </table:table-cell>
          <table:table-cell table:formula="of:=MIN([.E1:.E1000])" office:value-type="float" office:value="348.870453" calcext:value-type="float">
            <text:p>348.870453</text:p>
          </table:table-cell>
          <table:table-cell office:value-type="float" office:value="7348" calcext:value-type="float">
            <text:p>7348</text:p>
          </table:table-cell>
          <table:table-cell office:value-type="float" office:value="349.28775" calcext:value-type="float">
            <text:p>349.28775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C5]-[.C4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w Diff</text:p>
          </table:table-cell>
          <table:table-cell table:formula="of:=[.B4]-[.B5]" office:value-type="float" office:value="0.904540999999995" calcext:value-type="float">
            <text:p>0.904540999999995</text:p>
          </table:table-cell>
          <table:table-cell office:value-type="float" office:value="7416" calcext:value-type="float">
            <text:p>7416</text:p>
          </table:table-cell>
          <table:table-cell office:value-type="float" office:value="349.299133" calcext:value-type="float">
            <text:p>349.299133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C6]-[.C5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85" calcext:value-type="float">
            <text:p>7485</text:p>
          </table:table-cell>
          <table:table-cell office:value-type="float" office:value="349.295013" calcext:value-type="float">
            <text:p>349.295013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2491" calcext:value-type="float">
            <text:p>12.322491</text:p>
          </table:table-cell>
          <table:table-cell table:formula="of:=[.C7]-[.C6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s per unit</text:p>
          </table:table-cell>
          <table:table-cell office:value-type="float" office:value="6" calcext:value-type="float">
            <text:p>6</text:p>
          </table:table-cell>
          <table:table-cell office:value-type="float" office:value="7553" calcext:value-type="float">
            <text:p>7553</text:p>
          </table:table-cell>
          <table:table-cell office:value-type="float" office:value="349.302734" calcext:value-type="float">
            <text:p>349.302734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20005" calcext:value-type="float">
            <text:p>12.320005</text:p>
          </table:table-cell>
          <table:table-cell table:formula="of:=[.C8]-[.C7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d for</text:p>
          </table:table-cell>
          <table:table-cell office:value-type="float" office:value="5" calcext:value-type="float">
            <text:p>5</text:p>
          </table:table-cell>
          <table:table-cell office:value-type="float" office:value="7621" calcext:value-type="float">
            <text:p>7621</text:p>
          </table:table-cell>
          <table:table-cell office:value-type="float" office:value="349.285004" calcext:value-type="float">
            <text:p>349.285004</text:p>
          </table:table-cell>
          <table:table-cell office:value-type="float" office:value="349.181824" calcext:value-type="float">
            <text:p>349.181824</text:p>
          </table:table-cell>
          <table:table-cell office:value-type="float" office:value="12.317039" calcext:value-type="float">
            <text:p>12.317039</text:p>
          </table:table-cell>
          <table:table-cell table:formula="of:=[.C9]-[.C8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89" calcext:value-type="float">
            <text:p>7689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C10]-[.C9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58" calcext:value-type="float">
            <text:p>7758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9204" calcext:value-type="float">
            <text:p>12.319204</text:p>
          </table:table-cell>
          <table:table-cell table:formula="of:=[.C11]-[.C10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26" calcext:value-type="float">
            <text:p>7826</text:p>
          </table:table-cell>
          <table:table-cell office:value-type="float" office:value="349.272278" calcext:value-type="float">
            <text:p>349.272278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20005" calcext:value-type="float">
            <text:p>12.320005</text:p>
          </table:table-cell>
          <table:table-cell table:formula="of:=[.C12]-[.C11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94" calcext:value-type="float">
            <text:p>7894</text:p>
          </table:table-cell>
          <table:table-cell office:value-type="float" office:value="349.262268" calcext:value-type="float">
            <text:p>349.262268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12.318242" calcext:value-type="float">
            <text:p>12.318242</text:p>
          </table:table-cell>
          <table:table-cell table:formula="of:=[.C13]-[.C12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63" calcext:value-type="float">
            <text:p>7963</text:p>
          </table:table-cell>
          <table:table-cell office:value-type="float" office:value="349.289551" calcext:value-type="float">
            <text:p>349.289551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185" calcext:value-type="float">
            <text:p>12.32185</text:p>
          </table:table-cell>
          <table:table-cell table:formula="of:=[.C14]-[.C13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31" calcext:value-type="float">
            <text:p>8031</text:p>
          </table:table-cell>
          <table:table-cell office:value-type="float" office:value="349.273621" calcext:value-type="float">
            <text:p>349.273621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209" calcext:value-type="float">
            <text:p>12.32209</text:p>
          </table:table-cell>
          <table:table-cell table:formula="of:=[.C15]-[.C14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 Second </text:p>
          </table:table-cell>
          <table:table-cell table:style-name="ce2" office:value-type="string" calcext:value-type="string">
            <text:p>&gt;&gt;&gt;&gt;&gt;&gt;&gt;&gt;&gt;&gt;</text:p>
          </table:table-cell>
          <table:table-cell office:value-type="float" office:value="8099" calcext:value-type="float">
            <text:p>8099</text:p>
          </table:table-cell>
          <table:table-cell office:value-type="float" office:value="349.236816" calcext:value-type="float">
            <text:p>349.236816</text:p>
          </table:table-cell>
          <table:table-cell office:value-type="float" office:value="349.059082" calcext:value-type="float">
            <text:p>349.059082</text:p>
          </table:table-cell>
          <table:table-cell office:value-type="float" office:value="12.31271" calcext:value-type="float">
            <text:p>12.31271</text:p>
          </table:table-cell>
          <table:table-cell table:formula="of:=[.C16]-[.C15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68" calcext:value-type="float">
            <text:p>8168</text:p>
          </table:table-cell>
          <table:table-cell office:value-type="float" office:value="349.243591" calcext:value-type="float">
            <text:p>349.243591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17]-[.C16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36" calcext:value-type="float">
            <text:p>8236</text:p>
          </table:table-cell>
          <table:table-cell office:value-type="float" office:value="349.294983" calcext:value-type="float">
            <text:p>349.294983</text:p>
          </table:table-cell>
          <table:table-cell office:value-type="float" office:value="349.472717" calcext:value-type="float">
            <text:p>349.472717</text:p>
          </table:table-cell>
          <table:table-cell office:value-type="float" office:value="12.327301" calcext:value-type="float">
            <text:p>12.327301</text:p>
          </table:table-cell>
          <table:table-cell table:formula="of:=[.C18]-[.C17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04" calcext:value-type="float">
            <text:p>8304</text:p>
          </table:table-cell>
          <table:table-cell office:value-type="float" office:value="349.267273" calcext:value-type="float">
            <text:p>349.267273</text:p>
          </table:table-cell>
          <table:table-cell office:value-type="float" office:value="349.179535" calcext:value-type="float">
            <text:p>349.179535</text:p>
          </table:table-cell>
          <table:table-cell office:value-type="float" office:value="12.316959" calcext:value-type="float">
            <text:p>12.316959</text:p>
          </table:table-cell>
          <table:table-cell table:formula="of:=[.C19]-[.C18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73" calcext:value-type="float">
            <text:p>8373</text:p>
          </table:table-cell>
          <table:table-cell office:value-type="float" office:value="349.265442" calcext:value-type="float">
            <text:p>349.265442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177" calcext:value-type="float">
            <text:p>12.32177</text:p>
          </table:table-cell>
          <table:table-cell table:formula="of:=[.C20]-[.C19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41" calcext:value-type="float">
            <text:p>8441</text:p>
          </table:table-cell>
          <table:table-cell office:value-type="float" office:value="349.294983" calcext:value-type="float">
            <text:p>349.294983</text:p>
          </table:table-cell>
          <table:table-cell office:value-type="float" office:value="349.206818" calcext:value-type="float">
            <text:p>349.206818</text:p>
          </table:table-cell>
          <table:table-cell office:value-type="float" office:value="12.317922" calcext:value-type="float">
            <text:p>12.317922</text:p>
          </table:table-cell>
          <table:table-cell table:formula="of:=[.C21]-[.C20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09" calcext:value-type="float">
            <text:p>8509</text:p>
          </table:table-cell>
          <table:table-cell office:value-type="float" office:value="349.290466" calcext:value-type="float">
            <text:p>349.290466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20407" calcext:value-type="float">
            <text:p>12.320407</text:p>
          </table:table-cell>
          <table:table-cell table:formula="of:=[.C22]-[.C21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78" calcext:value-type="float">
            <text:p>8578</text:p>
          </table:table-cell>
          <table:table-cell office:value-type="float" office:value="349.279999" calcext:value-type="float">
            <text:p>349.279999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5457" calcext:value-type="float">
            <text:p>12.325457</text:p>
          </table:table-cell>
          <table:table-cell table:formula="of:=[.C23]-[.C22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46" calcext:value-type="float">
            <text:p>8646</text:p>
          </table:table-cell>
          <table:table-cell office:value-type="float" office:value="349.320007" calcext:value-type="float">
            <text:p>349.320007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C24]-[.C23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14" calcext:value-type="float">
            <text:p>8714</text:p>
          </table:table-cell>
          <table:table-cell office:value-type="float" office:value="349.280914" calcext:value-type="float">
            <text:p>349.280914</text:p>
          </table:table-cell>
          <table:table-cell office:value-type="float" office:value="349.120453" calcext:value-type="float">
            <text:p>349.120453</text:p>
          </table:table-cell>
          <table:table-cell office:value-type="float" office:value="12.314875" calcext:value-type="float">
            <text:p>12.314875</text:p>
          </table:table-cell>
          <table:table-cell table:formula="of:=[.C25]-[.C24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82" calcext:value-type="float">
            <text:p>8782</text:p>
          </table:table-cell>
          <table:table-cell office:value-type="float" office:value="349.274536" calcext:value-type="float">
            <text:p>349.274536</text:p>
          </table:table-cell>
          <table:table-cell office:value-type="float" office:value="349.174988" calcext:value-type="float">
            <text:p>349.174988</text:p>
          </table:table-cell>
          <table:table-cell office:value-type="float" office:value="12.316798" calcext:value-type="float">
            <text:p>12.316798</text:p>
          </table:table-cell>
          <table:table-cell table:formula="of:=[.C26]-[.C25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51" calcext:value-type="float">
            <text:p>8851</text:p>
          </table:table-cell>
          <table:table-cell office:value-type="float" office:value="349.301819" calcext:value-type="float">
            <text:p>349.301819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12.325216" calcext:value-type="float">
            <text:p>12.325216</text:p>
          </table:table-cell>
          <table:table-cell table:formula="of:=[.C27]-[.C26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19" calcext:value-type="float">
            <text:p>8919</text:p>
          </table:table-cell>
          <table:table-cell office:value-type="float" office:value="349.26593" calcext:value-type="float">
            <text:p>349.26593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12.319123" calcext:value-type="float">
            <text:p>12.319123</text:p>
          </table:table-cell>
          <table:table-cell table:formula="of:=[.C28]-[.C27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87" calcext:value-type="float">
            <text:p>8987</text:p>
          </table:table-cell>
          <table:table-cell office:value-type="float" office:value="349.249084" calcext:value-type="float">
            <text:p>349.249084</text:p>
          </table:table-cell>
          <table:table-cell office:value-type="float" office:value="349.295441" calcext:value-type="float">
            <text:p>349.295441</text:p>
          </table:table-cell>
          <table:table-cell office:value-type="float" office:value="12.321048" calcext:value-type="float">
            <text:p>12.321048</text:p>
          </table:table-cell>
          <table:table-cell table:formula="of:=[.C29]-[.C28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56" calcext:value-type="float">
            <text:p>9056</text:p>
          </table:table-cell>
          <table:table-cell office:value-type="float" office:value="349.275452" calcext:value-type="float">
            <text:p>349.275452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19524" calcext:value-type="float">
            <text:p>12.319524</text:p>
          </table:table-cell>
          <table:table-cell table:formula="of:=[.C30]-[.C29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24" calcext:value-type="float">
            <text:p>9124</text:p>
          </table:table-cell>
          <table:table-cell office:value-type="float" office:value="349.262268" calcext:value-type="float">
            <text:p>349.262268</text:p>
          </table:table-cell>
          <table:table-cell office:value-type="float" office:value="349.1091" calcext:value-type="float">
            <text:p>349.1091</text:p>
          </table:table-cell>
          <table:table-cell office:value-type="float" office:value="12.314474" calcext:value-type="float">
            <text:p>12.314474</text:p>
          </table:table-cell>
          <table:table-cell table:formula="of:=[.C31]-[.C30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92" calcext:value-type="float">
            <text:p>9192</text:p>
          </table:table-cell>
          <table:table-cell office:value-type="float" office:value="349.192719" calcext:value-type="float">
            <text:p>349.192719</text:p>
          </table:table-cell>
          <table:table-cell office:value-type="float" office:value="349.065918" calcext:value-type="float">
            <text:p>349.065918</text:p>
          </table:table-cell>
          <table:table-cell office:value-type="float" office:value="12.312951" calcext:value-type="float">
            <text:p>12.312951</text:p>
          </table:table-cell>
          <table:table-cell table:formula="of:=[.C32]-[.C31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261" calcext:value-type="float">
            <text:p>9261</text:p>
          </table:table-cell>
          <table:table-cell office:value-type="float" office:value="349.219971" calcext:value-type="float">
            <text:p>349.219971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3934" calcext:value-type="float">
            <text:p>12.323934</text:p>
          </table:table-cell>
          <table:table-cell table:formula="of:=[.C33]-[.C32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29" calcext:value-type="float">
            <text:p>9329</text:p>
          </table:table-cell>
          <table:table-cell office:value-type="float" office:value="349.21405" calcext:value-type="float">
            <text:p>349.21405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20005" calcext:value-type="float">
            <text:p>12.320005</text:p>
          </table:table-cell>
          <table:table-cell table:formula="of:=[.C34]-[.C33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97" calcext:value-type="float">
            <text:p>9397</text:p>
          </table:table-cell>
          <table:table-cell office:value-type="float" office:value="349.20816" calcext:value-type="float">
            <text:p>349.20816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12.318482" calcext:value-type="float">
            <text:p>12.318482</text:p>
          </table:table-cell>
          <table:table-cell table:formula="of:=[.C35]-[.C34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466" calcext:value-type="float">
            <text:p>9466</text:p>
          </table:table-cell>
          <table:table-cell office:value-type="float" office:value="349.199066" calcext:value-type="float">
            <text:p>349.199066</text:p>
          </table:table-cell>
          <table:table-cell office:value-type="float" office:value="349.063629" calcext:value-type="float">
            <text:p>349.063629</text:p>
          </table:table-cell>
          <table:table-cell office:value-type="float" office:value="12.31287" calcext:value-type="float">
            <text:p>12.31287</text:p>
          </table:table-cell>
          <table:table-cell table:formula="of:=[.C36]-[.C35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34" calcext:value-type="float">
            <text:p>9534</text:p>
          </table:table-cell>
          <table:table-cell office:value-type="float" office:value="349.218597" calcext:value-type="float">
            <text:p>349.218597</text:p>
          </table:table-cell>
          <table:table-cell office:value-type="float" office:value="349.163635" calcext:value-type="float">
            <text:p>349.163635</text:p>
          </table:table-cell>
          <table:table-cell office:value-type="float" office:value="12.316398" calcext:value-type="float">
            <text:p>12.316398</text:p>
          </table:table-cell>
          <table:table-cell table:formula="of:=[.C37]-[.C36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02" calcext:value-type="float">
            <text:p>9602</text:p>
          </table:table-cell>
          <table:table-cell office:value-type="float" office:value="349.19043" calcext:value-type="float">
            <text:p>349.19043</text:p>
          </table:table-cell>
          <table:table-cell office:value-type="float" office:value="349.236359" calcext:value-type="float">
            <text:p>349.236359</text:p>
          </table:table-cell>
          <table:table-cell office:value-type="float" office:value="12.318963" calcext:value-type="float">
            <text:p>12.318963</text:p>
          </table:table-cell>
          <table:table-cell table:formula="of:=[.C38]-[.C37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71" calcext:value-type="float">
            <text:p>9671</text:p>
          </table:table-cell>
          <table:table-cell office:value-type="float" office:value="349.188629" calcext:value-type="float">
            <text:p>349.188629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12.319685" calcext:value-type="float">
            <text:p>12.319685</text:p>
          </table:table-cell>
          <table:table-cell table:formula="of:=[.C39]-[.C38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39" calcext:value-type="float">
            <text:p>9739</text:p>
          </table:table-cell>
          <table:table-cell office:value-type="float" office:value="349.205017" calcext:value-type="float">
            <text:p>349.205017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1368" calcext:value-type="float">
            <text:p>12.321368</text:p>
          </table:table-cell>
          <table:table-cell table:formula="of:=[.C40]-[.C39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807" calcext:value-type="float">
            <text:p>9807</text:p>
          </table:table-cell>
          <table:table-cell office:value-type="float" office:value="349.214081" calcext:value-type="float">
            <text:p>349.214081</text:p>
          </table:table-cell>
          <table:table-cell office:value-type="float" office:value="349.1091" calcext:value-type="float">
            <text:p>349.1091</text:p>
          </table:table-cell>
          <table:table-cell office:value-type="float" office:value="12.314474" calcext:value-type="float">
            <text:p>12.314474</text:p>
          </table:table-cell>
          <table:table-cell table:formula="of:=[.C41]-[.C40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875" calcext:value-type="float">
            <text:p>9875</text:p>
          </table:table-cell>
          <table:table-cell office:value-type="float" office:value="349.25" calcext:value-type="float">
            <text:p>349.25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731" calcext:value-type="float">
            <text:p>12.322731</text:p>
          </table:table-cell>
          <table:table-cell table:formula="of:=[.C42]-[.C41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944" calcext:value-type="float">
            <text:p>9944</text:p>
          </table:table-cell>
          <table:table-cell office:value-type="float" office:value="349.251831" calcext:value-type="float">
            <text:p>349.251831</text:p>
          </table:table-cell>
          <table:table-cell office:value-type="float" office:value="349.245453" calcext:value-type="float">
            <text:p>349.245453</text:p>
          </table:table-cell>
          <table:table-cell office:value-type="float" office:value="12.319284" calcext:value-type="float">
            <text:p>12.319284</text:p>
          </table:table-cell>
          <table:table-cell table:formula="of:=[.C43]-[.C42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12" calcext:value-type="float">
            <text:p>10012</text:p>
          </table:table-cell>
          <table:table-cell office:value-type="float" office:value="349.205017" calcext:value-type="float">
            <text:p>349.205017</text:p>
          </table:table-cell>
          <table:table-cell office:value-type="float" office:value="349.022736" calcext:value-type="float">
            <text:p>349.022736</text:p>
          </table:table-cell>
          <table:table-cell office:value-type="float" office:value="12.311428" calcext:value-type="float">
            <text:p>12.311428</text:p>
          </table:table-cell>
          <table:table-cell table:formula="of:=[.C44]-[.C43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80" calcext:value-type="float">
            <text:p>10080</text:p>
          </table:table-cell>
          <table:table-cell office:value-type="float" office:value="349.182281" calcext:value-type="float">
            <text:p>349.182281</text:p>
          </table:table-cell>
          <table:table-cell office:value-type="float" office:value="349.190918" calcext:value-type="float">
            <text:p>349.190918</text:p>
          </table:table-cell>
          <table:table-cell office:value-type="float" office:value="12.317361" calcext:value-type="float">
            <text:p>12.317361</text:p>
          </table:table-cell>
          <table:table-cell table:formula="of:=[.C45]-[.C44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149" calcext:value-type="float">
            <text:p>10149</text:p>
          </table:table-cell>
          <table:table-cell office:value-type="float" office:value="349.219543" calcext:value-type="float">
            <text:p>349.219543</text:p>
          </table:table-cell>
          <table:table-cell office:value-type="float" office:value="349.295441" calcext:value-type="float">
            <text:p>349.295441</text:p>
          </table:table-cell>
          <table:table-cell office:value-type="float" office:value="12.321048" calcext:value-type="float">
            <text:p>12.321048</text:p>
          </table:table-cell>
          <table:table-cell table:formula="of:=[.C46]-[.C45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217" calcext:value-type="float">
            <text:p>10217</text:p>
          </table:table-cell>
          <table:table-cell office:value-type="float" office:value="349.185913" calcext:value-type="float">
            <text:p>349.185913</text:p>
          </table:table-cell>
          <table:table-cell office:value-type="float" office:value="349.174988" calcext:value-type="float">
            <text:p>349.174988</text:p>
          </table:table-cell>
          <table:table-cell office:value-type="float" office:value="12.316798" calcext:value-type="float">
            <text:p>12.316798</text:p>
          </table:table-cell>
          <table:table-cell table:formula="of:=[.C47]-[.C46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285" calcext:value-type="float">
            <text:p>10285</text:p>
          </table:table-cell>
          <table:table-cell office:value-type="float" office:value="349.141815" calcext:value-type="float">
            <text:p>349.141815</text:p>
          </table:table-cell>
          <table:table-cell office:value-type="float" office:value="349.024994" calcext:value-type="float">
            <text:p>349.024994</text:p>
          </table:table-cell>
          <table:table-cell office:value-type="float" office:value="12.311507" calcext:value-type="float">
            <text:p>12.311507</text:p>
          </table:table-cell>
          <table:table-cell table:formula="of:=[.C48]-[.C47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354" calcext:value-type="float">
            <text:p>10354</text:p>
          </table:table-cell>
          <table:table-cell office:value-type="float" office:value="349.159546" calcext:value-type="float">
            <text:p>349.159546</text:p>
          </table:table-cell>
          <table:table-cell office:value-type="float" office:value="349.111359" calcext:value-type="float">
            <text:p>349.111359</text:p>
          </table:table-cell>
          <table:table-cell office:value-type="float" office:value="12.314554" calcext:value-type="float">
            <text:p>12.314554</text:p>
          </table:table-cell>
          <table:table-cell table:formula="of:=[.C49]-[.C48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422" calcext:value-type="float">
            <text:p>10422</text:p>
          </table:table-cell>
          <table:table-cell office:value-type="float" office:value="349.167725" calcext:value-type="float">
            <text:p>349.167725</text:p>
          </table:table-cell>
          <table:table-cell office:value-type="float" office:value="349.231812" calcext:value-type="float">
            <text:p>349.231812</text:p>
          </table:table-cell>
          <table:table-cell office:value-type="float" office:value="12.318803" calcext:value-type="float">
            <text:p>12.318803</text:p>
          </table:table-cell>
          <table:table-cell table:formula="of:=[.C50]-[.C49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490" calcext:value-type="float">
            <text:p>10490</text:p>
          </table:table-cell>
          <table:table-cell office:value-type="float" office:value="349.148163" calcext:value-type="float">
            <text:p>349.148163</text:p>
          </table:table-cell>
          <table:table-cell office:value-type="float" office:value="349.197723" calcext:value-type="float">
            <text:p>349.197723</text:p>
          </table:table-cell>
          <table:table-cell office:value-type="float" office:value="12.3176" calcext:value-type="float">
            <text:p>12.3176</text:p>
          </table:table-cell>
          <table:table-cell table:formula="of:=[.C51]-[.C50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559" calcext:value-type="float">
            <text:p>10559</text:p>
          </table:table-cell>
          <table:table-cell office:value-type="float" office:value="349.186829" calcext:value-type="float">
            <text:p>349.186829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614" calcext:value-type="float">
            <text:p>12.323614</text:p>
          </table:table-cell>
          <table:table-cell table:formula="of:=[.C52]-[.C51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627" calcext:value-type="float">
            <text:p>10627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5457" calcext:value-type="float">
            <text:p>12.325457</text:p>
          </table:table-cell>
          <table:table-cell table:formula="of:=[.C53]-[.C52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695" calcext:value-type="float">
            <text:p>10695</text:p>
          </table:table-cell>
          <table:table-cell office:value-type="float" office:value="349.257721" calcext:value-type="float">
            <text:p>349.257721</text:p>
          </table:table-cell>
          <table:table-cell office:value-type="float" office:value="349.070465" calcext:value-type="float">
            <text:p>349.070465</text:p>
          </table:table-cell>
          <table:table-cell office:value-type="float" office:value="12.313111" calcext:value-type="float">
            <text:p>12.313111</text:p>
          </table:table-cell>
          <table:table-cell table:formula="of:=[.C54]-[.C53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764" calcext:value-type="float">
            <text:p>10764</text:p>
          </table:table-cell>
          <table:table-cell office:value-type="float" office:value="349.294098" calcext:value-type="float">
            <text:p>349.294098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12.325216" calcext:value-type="float">
            <text:p>12.325216</text:p>
          </table:table-cell>
          <table:table-cell table:formula="of:=[.C55]-[.C54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832" calcext:value-type="float">
            <text:p>10832</text:p>
          </table:table-cell>
          <table:table-cell office:value-type="float" office:value="349.276367" calcext:value-type="float">
            <text:p>349.276367</text:p>
          </table:table-cell>
          <table:table-cell office:value-type="float" office:value="349.1091" calcext:value-type="float">
            <text:p>349.1091</text:p>
          </table:table-cell>
          <table:table-cell office:value-type="float" office:value="12.314474" calcext:value-type="float">
            <text:p>12.314474</text:p>
          </table:table-cell>
          <table:table-cell table:formula="of:=[.C56]-[.C55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900" calcext:value-type="float">
            <text:p>10900</text:p>
          </table:table-cell>
          <table:table-cell office:value-type="float" office:value="349.232727" calcext:value-type="float">
            <text:p>349.232727</text:p>
          </table:table-cell>
          <table:table-cell office:value-type="float" office:value="349.149994" calcext:value-type="float">
            <text:p>349.149994</text:p>
          </table:table-cell>
          <table:table-cell office:value-type="float" office:value="12.315917" calcext:value-type="float">
            <text:p>12.315917</text:p>
          </table:table-cell>
          <table:table-cell table:formula="of:=[.C57]-[.C56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968" calcext:value-type="float">
            <text:p>10968</text:p>
          </table:table-cell>
          <table:table-cell office:value-type="float" office:value="349.20636" calcext:value-type="float">
            <text:p>349.20636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C58]-[.C57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037" calcext:value-type="float">
            <text:p>11037</text:p>
          </table:table-cell>
          <table:table-cell office:value-type="float" office:value="349.223206" calcext:value-type="float">
            <text:p>349.223206</text:p>
          </table:table-cell>
          <table:table-cell office:value-type="float" office:value="349.154541" calcext:value-type="float">
            <text:p>349.154541</text:p>
          </table:table-cell>
          <table:table-cell office:value-type="float" office:value="12.316077" calcext:value-type="float">
            <text:p>12.316077</text:p>
          </table:table-cell>
          <table:table-cell table:formula="of:=[.C59]-[.C58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105" calcext:value-type="float">
            <text:p>11105</text:p>
          </table:table-cell>
          <table:table-cell office:value-type="float" office:value="349.190002" calcext:value-type="float">
            <text:p>349.190002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9365" calcext:value-type="float">
            <text:p>12.319365</text:p>
          </table:table-cell>
          <table:table-cell table:formula="of:=[.C60]-[.C59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173" calcext:value-type="float">
            <text:p>11173</text:p>
          </table:table-cell>
          <table:table-cell office:value-type="float" office:value="349.212311" calcext:value-type="float">
            <text:p>349.212311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12.318402" calcext:value-type="float">
            <text:p>12.318402</text:p>
          </table:table-cell>
          <table:table-cell table:formula="of:=[.C61]-[.C60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242" calcext:value-type="float">
            <text:p>11242</text:p>
          </table:table-cell>
          <table:table-cell office:value-type="float" office:value="349.243652" calcext:value-type="float">
            <text:p>349.243652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C62]-[.C61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310" calcext:value-type="float">
            <text:p>11310</text:p>
          </table:table-cell>
          <table:table-cell office:value-type="float" office:value="349.186371" calcext:value-type="float">
            <text:p>349.186371</text:p>
          </table:table-cell>
          <table:table-cell office:value-type="float" office:value="349.002258" calcext:value-type="float">
            <text:p>349.002258</text:p>
          </table:table-cell>
          <table:table-cell office:value-type="float" office:value="12.310705" calcext:value-type="float">
            <text:p>12.310705</text:p>
          </table:table-cell>
          <table:table-cell table:formula="of:=[.C63]-[.C62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378" calcext:value-type="float">
            <text:p>11378</text:p>
          </table:table-cell>
          <table:table-cell office:value-type="float" office:value="349.242279" calcext:value-type="float">
            <text:p>349.242279</text:p>
          </table:table-cell>
          <table:table-cell office:value-type="float" office:value="349.434082" calcext:value-type="float">
            <text:p>349.434082</text:p>
          </table:table-cell>
          <table:table-cell office:value-type="float" office:value="12.325938" calcext:value-type="float">
            <text:p>12.325938</text:p>
          </table:table-cell>
          <table:table-cell table:formula="of:=[.C64]-[.C63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447" calcext:value-type="float">
            <text:p>11447</text:p>
          </table:table-cell>
          <table:table-cell office:value-type="float" office:value="349.226807" calcext:value-type="float">
            <text:p>349.226807</text:p>
          </table:table-cell>
          <table:table-cell office:value-type="float" office:value="349.170441" calcext:value-type="float">
            <text:p>349.170441</text:p>
          </table:table-cell>
          <table:table-cell office:value-type="float" office:value="12.316638" calcext:value-type="float">
            <text:p>12.316638</text:p>
          </table:table-cell>
          <table:table-cell table:formula="of:=[.C65]-[.C64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15" calcext:value-type="float">
            <text:p>11515</text:p>
          </table:table-cell>
          <table:table-cell office:value-type="float" office:value="349.235443" calcext:value-type="float">
            <text:p>349.235443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925" calcext:value-type="float">
            <text:p>12.319925</text:p>
          </table:table-cell>
          <table:table-cell table:formula="of:=[.C66]-[.C65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83" calcext:value-type="float">
            <text:p>11583</text:p>
          </table:table-cell>
          <table:table-cell office:value-type="float" office:value="349.193604" calcext:value-type="float">
            <text:p>349.193604</text:p>
          </table:table-cell>
          <table:table-cell office:value-type="float" office:value="349.097717" calcext:value-type="float">
            <text:p>349.097717</text:p>
          </table:table-cell>
          <table:table-cell office:value-type="float" office:value="12.314073" calcext:value-type="float">
            <text:p>12.314073</text:p>
          </table:table-cell>
          <table:table-cell table:formula="of:=[.C67]-[.C66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652" calcext:value-type="float">
            <text:p>11652</text:p>
          </table:table-cell>
          <table:table-cell office:value-type="float" office:value="349.250885" calcext:value-type="float">
            <text:p>349.250885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C68]-[.C67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720" calcext:value-type="float">
            <text:p>11720</text:p>
          </table:table-cell>
          <table:table-cell office:value-type="float" office:value="349.25769" calcext:value-type="float">
            <text:p>349.25769</text:p>
          </table:table-cell>
          <table:table-cell office:value-type="float" office:value="349.46817" calcext:value-type="float">
            <text:p>349.46817</text:p>
          </table:table-cell>
          <table:table-cell office:value-type="float" office:value="12.32714" calcext:value-type="float">
            <text:p>12.32714</text:p>
          </table:table-cell>
          <table:table-cell table:formula="of:=[.C69]-[.C68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788" calcext:value-type="float">
            <text:p>11788</text:p>
          </table:table-cell>
          <table:table-cell office:value-type="float" office:value="349.253601" calcext:value-type="float">
            <text:p>349.253601</text:p>
          </table:table-cell>
          <table:table-cell office:value-type="float" office:value="349.149994" calcext:value-type="float">
            <text:p>349.149994</text:p>
          </table:table-cell>
          <table:table-cell office:value-type="float" office:value="12.315917" calcext:value-type="float">
            <text:p>12.315917</text:p>
          </table:table-cell>
          <table:table-cell table:formula="of:=[.C70]-[.C69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857" calcext:value-type="float">
            <text:p>11857</text:p>
          </table:table-cell>
          <table:table-cell office:value-type="float" office:value="349.284515" calcext:value-type="float">
            <text:p>349.284515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12.325377" calcext:value-type="float">
            <text:p>12.325377</text:p>
          </table:table-cell>
          <table:table-cell table:formula="of:=[.C71]-[.C70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925" calcext:value-type="float">
            <text:p>11925</text:p>
          </table:table-cell>
          <table:table-cell office:value-type="float" office:value="349.332275" calcext:value-type="float">
            <text:p>349.332275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2491" calcext:value-type="float">
            <text:p>12.322491</text:p>
          </table:table-cell>
          <table:table-cell table:formula="of:=[.C72]-[.C71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993" calcext:value-type="float">
            <text:p>11993</text:p>
          </table:table-cell>
          <table:table-cell office:value-type="float" office:value="349.308624" calcext:value-type="float">
            <text:p>349.308624</text:p>
          </table:table-cell>
          <table:table-cell office:value-type="float" office:value="349.170441" calcext:value-type="float">
            <text:p>349.170441</text:p>
          </table:table-cell>
          <table:table-cell office:value-type="float" office:value="12.316638" calcext:value-type="float">
            <text:p>12.316638</text:p>
          </table:table-cell>
          <table:table-cell table:formula="of:=[.C73]-[.C72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061" calcext:value-type="float">
            <text:p>12061</text:p>
          </table:table-cell>
          <table:table-cell office:value-type="float" office:value="349.253174" calcext:value-type="float">
            <text:p>349.253174</text:p>
          </table:table-cell>
          <table:table-cell office:value-type="float" office:value="349.190918" calcext:value-type="float">
            <text:p>349.190918</text:p>
          </table:table-cell>
          <table:table-cell office:value-type="float" office:value="12.317361" calcext:value-type="float">
            <text:p>12.317361</text:p>
          </table:table-cell>
          <table:table-cell table:formula="of:=[.C74]-[.C73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130" calcext:value-type="float">
            <text:p>12130</text:p>
          </table:table-cell>
          <table:table-cell office:value-type="float" office:value="349.275452" calcext:value-type="float">
            <text:p>349.275452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19845" calcext:value-type="float">
            <text:p>12.319845</text:p>
          </table:table-cell>
          <table:table-cell table:formula="of:=[.C75]-[.C74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198" calcext:value-type="float">
            <text:p>12198</text:p>
          </table:table-cell>
          <table:table-cell office:value-type="float" office:value="349.234558" calcext:value-type="float">
            <text:p>349.234558</text:p>
          </table:table-cell>
          <table:table-cell office:value-type="float" office:value="349.213623" calcext:value-type="float">
            <text:p>349.213623</text:p>
          </table:table-cell>
          <table:table-cell office:value-type="float" office:value="12.318161" calcext:value-type="float">
            <text:p>12.318161</text:p>
          </table:table-cell>
          <table:table-cell table:formula="of:=[.C76]-[.C75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266" calcext:value-type="float">
            <text:p>12266</text:p>
          </table:table-cell>
          <table:table-cell office:value-type="float" office:value="349.237244" calcext:value-type="float">
            <text:p>349.237244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2972" calcext:value-type="float">
            <text:p>12.322972</text:p>
          </table:table-cell>
          <table:table-cell table:formula="of:=[.C77]-[.C76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335" calcext:value-type="float">
            <text:p>12335</text:p>
          </table:table-cell>
          <table:table-cell office:value-type="float" office:value="349.220001" calcext:value-type="float">
            <text:p>349.220001</text:p>
          </table:table-cell>
          <table:table-cell office:value-type="float" office:value="349.084076" calcext:value-type="float">
            <text:p>349.084076</text:p>
          </table:table-cell>
          <table:table-cell office:value-type="float" office:value="12.313592" calcext:value-type="float">
            <text:p>12.313592</text:p>
          </table:table-cell>
          <table:table-cell table:formula="of:=[.C78]-[.C77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403" calcext:value-type="float">
            <text:p>12403</text:p>
          </table:table-cell>
          <table:table-cell office:value-type="float" office:value="349.268616" calcext:value-type="float">
            <text:p>349.268616</text:p>
          </table:table-cell>
          <table:table-cell office:value-type="float" office:value="349.434082" calcext:value-type="float">
            <text:p>349.434082</text:p>
          </table:table-cell>
          <table:table-cell office:value-type="float" office:value="12.325938" calcext:value-type="float">
            <text:p>12.325938</text:p>
          </table:table-cell>
          <table:table-cell table:formula="of:=[.C79]-[.C78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471" calcext:value-type="float">
            <text:p>12471</text:p>
          </table:table-cell>
          <table:table-cell office:value-type="float" office:value="349.269104" calcext:value-type="float">
            <text:p>349.269104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925" calcext:value-type="float">
            <text:p>12.319925</text:p>
          </table:table-cell>
          <table:table-cell table:formula="of:=[.C80]-[.C79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540" calcext:value-type="float">
            <text:p>12540</text:p>
          </table:table-cell>
          <table:table-cell office:value-type="float" office:value="349.291809" calcext:value-type="float">
            <text:p>349.291809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217" calcext:value-type="float">
            <text:p>12.32217</text:p>
          </table:table-cell>
          <table:table-cell table:formula="of:=[.C81]-[.C80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608" calcext:value-type="float">
            <text:p>12608</text:p>
          </table:table-cell>
          <table:table-cell office:value-type="float" office:value="349.272278" calcext:value-type="float">
            <text:p>349.272278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19524" calcext:value-type="float">
            <text:p>12.319524</text:p>
          </table:table-cell>
          <table:table-cell table:formula="of:=[.C82]-[.C81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676" calcext:value-type="float">
            <text:p>12676</text:p>
          </table:table-cell>
          <table:table-cell office:value-type="float" office:value="349.26593" calcext:value-type="float">
            <text:p>349.26593</text:p>
          </table:table-cell>
          <table:table-cell office:value-type="float" office:value="349.052277" calcext:value-type="float">
            <text:p>349.052277</text:p>
          </table:table-cell>
          <table:table-cell office:value-type="float" office:value="12.31247" calcext:value-type="float">
            <text:p>12.31247</text:p>
          </table:table-cell>
          <table:table-cell table:formula="of:=[.C83]-[.C82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745" calcext:value-type="float">
            <text:p>12745</text:p>
          </table:table-cell>
          <table:table-cell office:value-type="float" office:value="349.235474" calcext:value-type="float">
            <text:p>349.235474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12.320567" calcext:value-type="float">
            <text:p>12.320567</text:p>
          </table:table-cell>
          <table:table-cell table:formula="of:=[.C84]-[.C83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813" calcext:value-type="float">
            <text:p>12813</text:p>
          </table:table-cell>
          <table:table-cell office:value-type="float" office:value="349.229553" calcext:value-type="float">
            <text:p>349.229553</text:p>
          </table:table-cell>
          <table:table-cell office:value-type="float" office:value="349.2341" calcext:value-type="float">
            <text:p>349.2341</text:p>
          </table:table-cell>
          <table:table-cell office:value-type="float" office:value="12.318884" calcext:value-type="float">
            <text:p>12.318884</text:p>
          </table:table-cell>
          <table:table-cell table:formula="of:=[.C85]-[.C84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881" calcext:value-type="float">
            <text:p>12881</text:p>
          </table:table-cell>
          <table:table-cell office:value-type="float" office:value="349.235016" calcext:value-type="float">
            <text:p>349.235016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3133" calcext:value-type="float">
            <text:p>12.323133</text:p>
          </table:table-cell>
          <table:table-cell table:formula="of:=[.C86]-[.C85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950" calcext:value-type="float">
            <text:p>12950</text:p>
          </table:table-cell>
          <table:table-cell office:value-type="float" office:value="349.240479" calcext:value-type="float">
            <text:p>349.240479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0486" calcext:value-type="float">
            <text:p>12.320486</text:p>
          </table:table-cell>
          <table:table-cell table:formula="of:=[.C87]-[.C86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018" calcext:value-type="float">
            <text:p>13018</text:p>
          </table:table-cell>
          <table:table-cell office:value-type="float" office:value="349.249573" calcext:value-type="float">
            <text:p>349.249573</text:p>
          </table:table-cell>
          <table:table-cell office:value-type="float" office:value="349.097717" calcext:value-type="float">
            <text:p>349.097717</text:p>
          </table:table-cell>
          <table:table-cell office:value-type="float" office:value="12.314073" calcext:value-type="float">
            <text:p>12.314073</text:p>
          </table:table-cell>
          <table:table-cell table:formula="of:=[.C88]-[.C87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086" calcext:value-type="float">
            <text:p>13086</text:p>
          </table:table-cell>
          <table:table-cell office:value-type="float" office:value="349.235443" calcext:value-type="float">
            <text:p>349.235443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12.318082" calcext:value-type="float">
            <text:p>12.318082</text:p>
          </table:table-cell>
          <table:table-cell table:formula="of:=[.C89]-[.C88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154" calcext:value-type="float">
            <text:p>13154</text:p>
          </table:table-cell>
          <table:table-cell office:value-type="float" office:value="349.20224" calcext:value-type="float">
            <text:p>349.20224</text:p>
          </table:table-cell>
          <table:table-cell office:value-type="float" office:value="349.068176" calcext:value-type="float">
            <text:p>349.068176</text:p>
          </table:table-cell>
          <table:table-cell office:value-type="float" office:value="12.313031" calcext:value-type="float">
            <text:p>12.313031</text:p>
          </table:table-cell>
          <table:table-cell table:formula="of:=[.C90]-[.C89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223" calcext:value-type="float">
            <text:p>13223</text:p>
          </table:table-cell>
          <table:table-cell office:value-type="float" office:value="349.191345" calcext:value-type="float">
            <text:p>349.191345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91]-[.C90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291" calcext:value-type="float">
            <text:p>13291</text:p>
          </table:table-cell>
          <table:table-cell office:value-type="float" office:value="349.195892" calcext:value-type="float">
            <text:p>349.195892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21288" calcext:value-type="float">
            <text:p>12.321288</text:p>
          </table:table-cell>
          <table:table-cell table:formula="of:=[.C92]-[.C91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359" calcext:value-type="float">
            <text:p>13359</text:p>
          </table:table-cell>
          <table:table-cell office:value-type="float" office:value="349.201813" calcext:value-type="float">
            <text:p>349.201813</text:p>
          </table:table-cell>
          <table:table-cell office:value-type="float" office:value="349.127258" calcext:value-type="float">
            <text:p>349.127258</text:p>
          </table:table-cell>
          <table:table-cell office:value-type="float" office:value="12.315115" calcext:value-type="float">
            <text:p>12.315115</text:p>
          </table:table-cell>
          <table:table-cell table:formula="of:=[.C93]-[.C92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428" calcext:value-type="float">
            <text:p>13428</text:p>
          </table:table-cell>
          <table:table-cell office:value-type="float" office:value="349.194519" calcext:value-type="float">
            <text:p>349.194519</text:p>
          </table:table-cell>
          <table:table-cell office:value-type="float" office:value="349.174988" calcext:value-type="float">
            <text:p>349.174988</text:p>
          </table:table-cell>
          <table:table-cell office:value-type="float" office:value="12.316798" calcext:value-type="float">
            <text:p>12.316798</text:p>
          </table:table-cell>
          <table:table-cell table:formula="of:=[.C94]-[.C93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496" calcext:value-type="float">
            <text:p>13496</text:p>
          </table:table-cell>
          <table:table-cell office:value-type="float" office:value="349.233643" calcext:value-type="float">
            <text:p>349.233643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925" calcext:value-type="float">
            <text:p>12.319925</text:p>
          </table:table-cell>
          <table:table-cell table:formula="of:=[.C95]-[.C94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564" calcext:value-type="float">
            <text:p>13564</text:p>
          </table:table-cell>
          <table:table-cell office:value-type="float" office:value="349.212738" calcext:value-type="float">
            <text:p>349.212738</text:p>
          </table:table-cell>
          <table:table-cell office:value-type="float" office:value="349.195465" calcext:value-type="float">
            <text:p>349.195465</text:p>
          </table:table-cell>
          <table:table-cell office:value-type="float" office:value="12.317521" calcext:value-type="float">
            <text:p>12.317521</text:p>
          </table:table-cell>
          <table:table-cell table:formula="of:=[.C96]-[.C95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633" calcext:value-type="float">
            <text:p>13633</text:p>
          </table:table-cell>
          <table:table-cell office:value-type="float" office:value="349.195892" calcext:value-type="float">
            <text:p>349.195892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18322" calcext:value-type="float">
            <text:p>12.318322</text:p>
          </table:table-cell>
          <table:table-cell table:formula="of:=[.C97]-[.C96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701" calcext:value-type="float">
            <text:p>13701</text:p>
          </table:table-cell>
          <table:table-cell office:value-type="float" office:value="349.199127" calcext:value-type="float">
            <text:p>349.199127</text:p>
          </table:table-cell>
          <table:table-cell office:value-type="float" office:value="349.143188" calcext:value-type="float">
            <text:p>349.143188</text:p>
          </table:table-cell>
          <table:table-cell office:value-type="float" office:value="12.315677" calcext:value-type="float">
            <text:p>12.315677</text:p>
          </table:table-cell>
          <table:table-cell table:formula="of:=[.C98]-[.C97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769" calcext:value-type="float">
            <text:p>13769</text:p>
          </table:table-cell>
          <table:table-cell office:value-type="float" office:value="349.186829" calcext:value-type="float">
            <text:p>349.186829</text:p>
          </table:table-cell>
          <table:table-cell office:value-type="float" office:value="349.113647" calcext:value-type="float">
            <text:p>349.113647</text:p>
          </table:table-cell>
          <table:table-cell office:value-type="float" office:value="12.314635" calcext:value-type="float">
            <text:p>12.314635</text:p>
          </table:table-cell>
          <table:table-cell table:formula="of:=[.C99]-[.C98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838" calcext:value-type="float">
            <text:p>13838</text:p>
          </table:table-cell>
          <table:table-cell office:value-type="float" office:value="349.189117" calcext:value-type="float">
            <text:p>349.189117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20326" calcext:value-type="float">
            <text:p>12.320326</text:p>
          </table:table-cell>
          <table:table-cell table:formula="of:=[.C100]-[.C99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906" calcext:value-type="float">
            <text:p>13906</text:p>
          </table:table-cell>
          <table:table-cell office:value-type="float" office:value="349.216827" calcext:value-type="float">
            <text:p>349.216827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C101]-[.C100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974" calcext:value-type="float">
            <text:p>13974</text:p>
          </table:table-cell>
          <table:table-cell office:value-type="float" office:value="349.240448" calcext:value-type="float">
            <text:p>349.240448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2491" calcext:value-type="float">
            <text:p>12.322491</text:p>
          </table:table-cell>
          <table:table-cell table:formula="of:=[.C102]-[.C101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043" calcext:value-type="float">
            <text:p>14043</text:p>
          </table:table-cell>
          <table:table-cell office:value-type="float" office:value="349.258179" calcext:value-type="float">
            <text:p>349.258179</text:p>
          </table:table-cell>
          <table:table-cell office:value-type="float" office:value="349.231812" calcext:value-type="float">
            <text:p>349.231812</text:p>
          </table:table-cell>
          <table:table-cell office:value-type="float" office:value="12.318803" calcext:value-type="float">
            <text:p>12.318803</text:p>
          </table:table-cell>
          <table:table-cell table:formula="of:=[.C103]-[.C102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111" calcext:value-type="float">
            <text:p>14111</text:p>
          </table:table-cell>
          <table:table-cell office:value-type="float" office:value="349.267731" calcext:value-type="float">
            <text:p>349.267731</text:p>
          </table:table-cell>
          <table:table-cell office:value-type="float" office:value="349.161377" calcext:value-type="float">
            <text:p>349.161377</text:p>
          </table:table-cell>
          <table:table-cell office:value-type="float" office:value="12.316319" calcext:value-type="float">
            <text:p>12.316319</text:p>
          </table:table-cell>
          <table:table-cell table:formula="of:=[.C104]-[.C103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179" calcext:value-type="float">
            <text:p>14179</text:p>
          </table:table-cell>
          <table:table-cell office:value-type="float" office:value="349.221802" calcext:value-type="float">
            <text:p>349.221802</text:p>
          </table:table-cell>
          <table:table-cell office:value-type="float" office:value="349.045441" calcext:value-type="float">
            <text:p>349.045441</text:p>
          </table:table-cell>
          <table:table-cell office:value-type="float" office:value="12.312229" calcext:value-type="float">
            <text:p>12.312229</text:p>
          </table:table-cell>
          <table:table-cell table:formula="of:=[.C105]-[.C104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47" calcext:value-type="float">
            <text:p>14247</text:p>
          </table:table-cell>
          <table:table-cell office:value-type="float" office:value="349.217712" calcext:value-type="float">
            <text:p>349.217712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1689" calcext:value-type="float">
            <text:p>12.321689</text:p>
          </table:table-cell>
          <table:table-cell table:formula="of:=[.C106]-[.C105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316" calcext:value-type="float">
            <text:p>14316</text:p>
          </table:table-cell>
          <table:table-cell office:value-type="float" office:value="349.204987" calcext:value-type="float">
            <text:p>349.204987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107]-[.C106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384" calcext:value-type="float">
            <text:p>14384</text:p>
          </table:table-cell>
          <table:table-cell office:value-type="float" office:value="349.249542" calcext:value-type="float">
            <text:p>349.249542</text:p>
          </table:table-cell>
          <table:table-cell office:value-type="float" office:value="349.454559" calcext:value-type="float">
            <text:p>349.454559</text:p>
          </table:table-cell>
          <table:table-cell office:value-type="float" office:value="12.32666" calcext:value-type="float">
            <text:p>12.32666</text:p>
          </table:table-cell>
          <table:table-cell table:formula="of:=[.C108]-[.C107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452" calcext:value-type="float">
            <text:p>14452</text:p>
          </table:table-cell>
          <table:table-cell office:value-type="float" office:value="349.267731" calcext:value-type="float">
            <text:p>349.267731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19524" calcext:value-type="float">
            <text:p>12.319524</text:p>
          </table:table-cell>
          <table:table-cell table:formula="of:=[.C109]-[.C108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521" calcext:value-type="float">
            <text:p>14521</text:p>
          </table:table-cell>
          <table:table-cell office:value-type="float" office:value="349.315002" calcext:value-type="float">
            <text:p>349.315002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12.320567" calcext:value-type="float">
            <text:p>12.320567</text:p>
          </table:table-cell>
          <table:table-cell table:formula="of:=[.C110]-[.C109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589" calcext:value-type="float">
            <text:p>14589</text:p>
          </table:table-cell>
          <table:table-cell office:value-type="float" office:value="349.226379" calcext:value-type="float">
            <text:p>349.226379</text:p>
          </table:table-cell>
          <table:table-cell office:value-type="float" office:value="348.870453" calcext:value-type="float">
            <text:p>348.870453</text:p>
          </table:table-cell>
          <table:table-cell office:value-type="float" office:value="12.306056" calcext:value-type="float">
            <text:p>12.306056</text:p>
          </table:table-cell>
          <table:table-cell table:formula="of:=[.C111]-[.C110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657" calcext:value-type="float">
            <text:p>14657</text:p>
          </table:table-cell>
          <table:table-cell office:value-type="float" office:value="349.229553" calcext:value-type="float">
            <text:p>349.229553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C112]-[.C111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726" calcext:value-type="float">
            <text:p>14726</text:p>
          </table:table-cell>
          <table:table-cell office:value-type="float" office:value="349.165894" calcext:value-type="float">
            <text:p>349.165894</text:p>
          </table:table-cell>
          <table:table-cell office:value-type="float" office:value="349.136353" calcext:value-type="float">
            <text:p>349.136353</text:p>
          </table:table-cell>
          <table:table-cell office:value-type="float" office:value="12.315435" calcext:value-type="float">
            <text:p>12.315435</text:p>
          </table:table-cell>
          <table:table-cell table:formula="of:=[.C113]-[.C112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794" calcext:value-type="float">
            <text:p>14794</text:p>
          </table:table-cell>
          <table:table-cell office:value-type="float" office:value="349.165466" calcext:value-type="float">
            <text:p>349.165466</text:p>
          </table:table-cell>
          <table:table-cell office:value-type="float" office:value="349.25" calcext:value-type="float">
            <text:p>349.25</text:p>
          </table:table-cell>
          <table:table-cell office:value-type="float" office:value="12.319445" calcext:value-type="float">
            <text:p>12.319445</text:p>
          </table:table-cell>
          <table:table-cell table:formula="of:=[.C114]-[.C113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862" calcext:value-type="float">
            <text:p>14862</text:p>
          </table:table-cell>
          <table:table-cell office:value-type="float" office:value="349.226379" calcext:value-type="float">
            <text:p>349.226379</text:p>
          </table:table-cell>
          <table:table-cell office:value-type="float" office:value="349.586365" calcext:value-type="float">
            <text:p>349.586365</text:p>
          </table:table-cell>
          <table:table-cell office:value-type="float" office:value="12.331309" calcext:value-type="float">
            <text:p>12.331309</text:p>
          </table:table-cell>
          <table:table-cell table:formula="of:=[.C115]-[.C114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931" calcext:value-type="float">
            <text:p>14931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349.147736" calcext:value-type="float">
            <text:p>349.147736</text:p>
          </table:table-cell>
          <table:table-cell office:value-type="float" office:value="12.315837" calcext:value-type="float">
            <text:p>12.315837</text:p>
          </table:table-cell>
          <table:table-cell table:formula="of:=[.C116]-[.C115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999" calcext:value-type="float">
            <text:p>14999</text:p>
          </table:table-cell>
          <table:table-cell office:value-type="float" office:value="349.282715" calcext:value-type="float">
            <text:p>349.282715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12.320968" calcext:value-type="float">
            <text:p>12.320968</text:p>
          </table:table-cell>
          <table:table-cell table:formula="of:=[.C117]-[.C116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067" calcext:value-type="float">
            <text:p>15067</text:p>
          </table:table-cell>
          <table:table-cell office:value-type="float" office:value="349.311829" calcext:value-type="float">
            <text:p>349.311829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12.320567" calcext:value-type="float">
            <text:p>12.320567</text:p>
          </table:table-cell>
          <table:table-cell table:formula="of:=[.C118]-[.C117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136" calcext:value-type="float">
            <text:p>15136</text:p>
          </table:table-cell>
          <table:table-cell office:value-type="float" office:value="349.305908" calcext:value-type="float">
            <text:p>349.305908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12.318402" calcext:value-type="float">
            <text:p>12.318402</text:p>
          </table:table-cell>
          <table:table-cell table:formula="of:=[.C119]-[.C118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204" calcext:value-type="float">
            <text:p>15204</text:p>
          </table:table-cell>
          <table:table-cell office:value-type="float" office:value="349.224091" calcext:value-type="float">
            <text:p>349.224091</text:p>
          </table:table-cell>
          <table:table-cell office:value-type="float" office:value="349.177277" calcext:value-type="float">
            <text:p>349.177277</text:p>
          </table:table-cell>
          <table:table-cell office:value-type="float" office:value="12.316879" calcext:value-type="float">
            <text:p>12.316879</text:p>
          </table:table-cell>
          <table:table-cell table:formula="of:=[.C120]-[.C119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272" calcext:value-type="float">
            <text:p>15272</text:p>
          </table:table-cell>
          <table:table-cell office:value-type="float" office:value="349.230896" calcext:value-type="float">
            <text:p>349.230896</text:p>
          </table:table-cell>
          <table:table-cell office:value-type="float" office:value="349.181824" calcext:value-type="float">
            <text:p>349.181824</text:p>
          </table:table-cell>
          <table:table-cell office:value-type="float" office:value="12.317039" calcext:value-type="float">
            <text:p>12.317039</text:p>
          </table:table-cell>
          <table:table-cell table:formula="of:=[.C121]-[.C120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341" calcext:value-type="float">
            <text:p>15341</text:p>
          </table:table-cell>
          <table:table-cell office:value-type="float" office:value="349.224091" calcext:value-type="float">
            <text:p>349.224091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12.319765" calcext:value-type="float">
            <text:p>12.319765</text:p>
          </table:table-cell>
          <table:table-cell table:formula="of:=[.C122]-[.C121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409" calcext:value-type="float">
            <text:p>15409</text:p>
          </table:table-cell>
          <table:table-cell office:value-type="float" office:value="349.224548" calcext:value-type="float">
            <text:p>349.224548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12.320647" calcext:value-type="float">
            <text:p>12.320647</text:p>
          </table:table-cell>
          <table:table-cell table:formula="of:=[.C123]-[.C122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477" calcext:value-type="float">
            <text:p>15477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349.188629" calcext:value-type="float">
            <text:p>349.188629</text:p>
          </table:table-cell>
          <table:table-cell office:value-type="float" office:value="12.31728" calcext:value-type="float">
            <text:p>12.31728</text:p>
          </table:table-cell>
          <table:table-cell table:formula="of:=[.C124]-[.C123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545" calcext:value-type="float">
            <text:p>15545</text:p>
          </table:table-cell>
          <table:table-cell office:value-type="float" office:value="349.217712" calcext:value-type="float">
            <text:p>349.217712</text:p>
          </table:table-cell>
          <table:table-cell office:value-type="float" office:value="349.174988" calcext:value-type="float">
            <text:p>349.174988</text:p>
          </table:table-cell>
          <table:table-cell office:value-type="float" office:value="12.316798" calcext:value-type="float">
            <text:p>12.316798</text:p>
          </table:table-cell>
          <table:table-cell table:formula="of:=[.C125]-[.C124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614" calcext:value-type="float">
            <text:p>15614</text:p>
          </table:table-cell>
          <table:table-cell office:value-type="float" office:value="349.233643" calcext:value-type="float">
            <text:p>349.233643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19845" calcext:value-type="float">
            <text:p>12.319845</text:p>
          </table:table-cell>
          <table:table-cell table:formula="of:=[.C126]-[.C125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682" calcext:value-type="float">
            <text:p>15682</text:p>
          </table:table-cell>
          <table:table-cell office:value-type="float" office:value="349.250427" calcext:value-type="float">
            <text:p>349.250427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731" calcext:value-type="float">
            <text:p>12.322731</text:p>
          </table:table-cell>
          <table:table-cell table:formula="of:=[.C127]-[.C126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750" calcext:value-type="float">
            <text:p>15750</text:p>
          </table:table-cell>
          <table:table-cell office:value-type="float" office:value="349.204041" calcext:value-type="float">
            <text:p>349.204041</text:p>
          </table:table-cell>
          <table:table-cell office:value-type="float" office:value="349.052277" calcext:value-type="float">
            <text:p>349.052277</text:p>
          </table:table-cell>
          <table:table-cell office:value-type="float" office:value="12.31247" calcext:value-type="float">
            <text:p>12.31247</text:p>
          </table:table-cell>
          <table:table-cell table:formula="of:=[.C128]-[.C127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819" calcext:value-type="float">
            <text:p>15819</text:p>
          </table:table-cell>
          <table:table-cell office:value-type="float" office:value="349.187683" calcext:value-type="float">
            <text:p>349.187683</text:p>
          </table:table-cell>
          <table:table-cell office:value-type="float" office:value="349.106812" calcext:value-type="float">
            <text:p>349.106812</text:p>
          </table:table-cell>
          <table:table-cell office:value-type="float" office:value="12.314394" calcext:value-type="float">
            <text:p>12.314394</text:p>
          </table:table-cell>
          <table:table-cell table:formula="of:=[.C129]-[.C128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887" calcext:value-type="float">
            <text:p>15887</text:p>
          </table:table-cell>
          <table:table-cell office:value-type="float" office:value="349.171326" calcext:value-type="float">
            <text:p>349.171326</text:p>
          </table:table-cell>
          <table:table-cell office:value-type="float" office:value="349.09317" calcext:value-type="float">
            <text:p>349.09317</text:p>
          </table:table-cell>
          <table:table-cell office:value-type="float" office:value="12.313912" calcext:value-type="float">
            <text:p>12.313912</text:p>
          </table:table-cell>
          <table:table-cell table:formula="of:=[.C130]-[.C129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955" calcext:value-type="float">
            <text:p>15955</text:p>
          </table:table-cell>
          <table:table-cell office:value-type="float" office:value="349.163635" calcext:value-type="float">
            <text:p>349.163635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12.318482" calcext:value-type="float">
            <text:p>12.318482</text:p>
          </table:table-cell>
          <table:table-cell table:formula="of:=[.C131]-[.C130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024" calcext:value-type="float">
            <text:p>16024</text:p>
          </table:table-cell>
          <table:table-cell office:value-type="float" office:value="349.104065" calcext:value-type="float">
            <text:p>349.104065</text:p>
          </table:table-cell>
          <table:table-cell office:value-type="float" office:value="349.045441" calcext:value-type="float">
            <text:p>349.045441</text:p>
          </table:table-cell>
          <table:table-cell office:value-type="float" office:value="12.312229" calcext:value-type="float">
            <text:p>12.312229</text:p>
          </table:table-cell>
          <table:table-cell table:formula="of:=[.C132]-[.C131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092" calcext:value-type="float">
            <text:p>16092</text:p>
          </table:table-cell>
          <table:table-cell office:value-type="float" office:value="349.1409" calcext:value-type="float">
            <text:p>349.1409</text:p>
          </table:table-cell>
          <table:table-cell office:value-type="float" office:value="349.236359" calcext:value-type="float">
            <text:p>349.236359</text:p>
          </table:table-cell>
          <table:table-cell office:value-type="float" office:value="12.318963" calcext:value-type="float">
            <text:p>12.318963</text:p>
          </table:table-cell>
          <table:table-cell table:formula="of:=[.C133]-[.C132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160" calcext:value-type="float">
            <text:p>16160</text:p>
          </table:table-cell>
          <table:table-cell office:value-type="float" office:value="349.155884" calcext:value-type="float">
            <text:p>349.155884</text:p>
          </table:table-cell>
          <table:table-cell office:value-type="float" office:value="349.181824" calcext:value-type="float">
            <text:p>349.181824</text:p>
          </table:table-cell>
          <table:table-cell office:value-type="float" office:value="12.317039" calcext:value-type="float">
            <text:p>12.317039</text:p>
          </table:table-cell>
          <table:table-cell table:formula="of:=[.C134]-[.C133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229" calcext:value-type="float">
            <text:p>16229</text:p>
          </table:table-cell>
          <table:table-cell office:value-type="float" office:value="349.176331" calcext:value-type="float">
            <text:p>349.176331</text:p>
          </table:table-cell>
          <table:table-cell office:value-type="float" office:value="349.195465" calcext:value-type="float">
            <text:p>349.195465</text:p>
          </table:table-cell>
          <table:table-cell office:value-type="float" office:value="12.317521" calcext:value-type="float">
            <text:p>12.317521</text:p>
          </table:table-cell>
          <table:table-cell table:formula="of:=[.C135]-[.C134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297" calcext:value-type="float">
            <text:p>16297</text:p>
          </table:table-cell>
          <table:table-cell office:value-type="float" office:value="349.176819" calcext:value-type="float">
            <text:p>349.176819</text:p>
          </table:table-cell>
          <table:table-cell office:value-type="float" office:value="349.225006" calcext:value-type="float">
            <text:p>349.225006</text:p>
          </table:table-cell>
          <table:table-cell office:value-type="float" office:value="12.318563" calcext:value-type="float">
            <text:p>12.318563</text:p>
          </table:table-cell>
          <table:table-cell table:formula="of:=[.C136]-[.C135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365" calcext:value-type="float">
            <text:p>16365</text:p>
          </table:table-cell>
          <table:table-cell office:value-type="float" office:value="349.210907" calcext:value-type="float">
            <text:p>349.210907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12.318242" calcext:value-type="float">
            <text:p>12.318242</text:p>
          </table:table-cell>
          <table:table-cell table:formula="of:=[.C137]-[.C136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434" calcext:value-type="float">
            <text:p>16434</text:p>
          </table:table-cell>
          <table:table-cell office:value-type="float" office:value="349.214539" calcext:value-type="float">
            <text:p>349.214539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19605" calcext:value-type="float">
            <text:p>12.319605</text:p>
          </table:table-cell>
          <table:table-cell table:formula="of:=[.C138]-[.C137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502" calcext:value-type="float">
            <text:p>16502</text:p>
          </table:table-cell>
          <table:table-cell office:value-type="float" office:value="349.22818" calcext:value-type="float">
            <text:p>349.22818</text:p>
          </table:table-cell>
          <table:table-cell office:value-type="float" office:value="349.25" calcext:value-type="float">
            <text:p>349.25</text:p>
          </table:table-cell>
          <table:table-cell office:value-type="float" office:value="12.319445" calcext:value-type="float">
            <text:p>12.319445</text:p>
          </table:table-cell>
          <table:table-cell table:formula="of:=[.C139]-[.C138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570" calcext:value-type="float">
            <text:p>16570</text:p>
          </table:table-cell>
          <table:table-cell office:value-type="float" office:value="349.226807" calcext:value-type="float">
            <text:p>349.226807</text:p>
          </table:table-cell>
          <table:table-cell office:value-type="float" office:value="349.188629" calcext:value-type="float">
            <text:p>349.188629</text:p>
          </table:table-cell>
          <table:table-cell office:value-type="float" office:value="12.31728" calcext:value-type="float">
            <text:p>12.31728</text:p>
          </table:table-cell>
          <table:table-cell table:formula="of:=[.C140]-[.C139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638" calcext:value-type="float">
            <text:p>16638</text:p>
          </table:table-cell>
          <table:table-cell office:value-type="float" office:value="349.230896" calcext:value-type="float">
            <text:p>349.230896</text:p>
          </table:table-cell>
          <table:table-cell office:value-type="float" office:value="349.245453" calcext:value-type="float">
            <text:p>349.245453</text:p>
          </table:table-cell>
          <table:table-cell office:value-type="float" office:value="12.319284" calcext:value-type="float">
            <text:p>12.319284</text:p>
          </table:table-cell>
          <table:table-cell table:formula="of:=[.C141]-[.C140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707" calcext:value-type="float">
            <text:p>16707</text:p>
          </table:table-cell>
          <table:table-cell office:value-type="float" office:value="349.205444" calcext:value-type="float">
            <text:p>349.205444</text:p>
          </table:table-cell>
          <table:table-cell office:value-type="float" office:value="349.088623" calcext:value-type="float">
            <text:p>349.088623</text:p>
          </table:table-cell>
          <table:table-cell office:value-type="float" office:value="12.313752" calcext:value-type="float">
            <text:p>12.313752</text:p>
          </table:table-cell>
          <table:table-cell table:formula="of:=[.C142]-[.C141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775" calcext:value-type="float">
            <text:p>16775</text:p>
          </table:table-cell>
          <table:table-cell office:value-type="float" office:value="349.183624" calcext:value-type="float">
            <text:p>349.183624</text:p>
          </table:table-cell>
          <table:table-cell office:value-type="float" office:value="349.145447" calcext:value-type="float">
            <text:p>349.145447</text:p>
          </table:table-cell>
          <table:table-cell office:value-type="float" office:value="12.315757" calcext:value-type="float">
            <text:p>12.315757</text:p>
          </table:table-cell>
          <table:table-cell table:formula="of:=[.C143]-[.C142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843" calcext:value-type="float">
            <text:p>16843</text:p>
          </table:table-cell>
          <table:table-cell office:value-type="float" office:value="349.165436" calcext:value-type="float">
            <text:p>349.165436</text:p>
          </table:table-cell>
          <table:table-cell office:value-type="float" office:value="349.159088" calcext:value-type="float">
            <text:p>349.159088</text:p>
          </table:table-cell>
          <table:table-cell office:value-type="float" office:value="12.316237" calcext:value-type="float">
            <text:p>12.316237</text:p>
          </table:table-cell>
          <table:table-cell table:formula="of:=[.C144]-[.C143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912" calcext:value-type="float">
            <text:p>16912</text:p>
          </table:table-cell>
          <table:table-cell office:value-type="float" office:value="349.155457" calcext:value-type="float">
            <text:p>349.155457</text:p>
          </table:table-cell>
          <table:table-cell office:value-type="float" office:value="349.138641" calcext:value-type="float">
            <text:p>349.138641</text:p>
          </table:table-cell>
          <table:table-cell office:value-type="float" office:value="12.315516" calcext:value-type="float">
            <text:p>12.315516</text:p>
          </table:table-cell>
          <table:table-cell table:formula="of:=[.C145]-[.C144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980" calcext:value-type="float">
            <text:p>16980</text:p>
          </table:table-cell>
          <table:table-cell office:value-type="float" office:value="349.130432" calcext:value-type="float">
            <text:p>349.130432</text:p>
          </table:table-cell>
          <table:table-cell office:value-type="float" office:value="349.120453" calcext:value-type="float">
            <text:p>349.120453</text:p>
          </table:table-cell>
          <table:table-cell office:value-type="float" office:value="12.314875" calcext:value-type="float">
            <text:p>12.314875</text:p>
          </table:table-cell>
          <table:table-cell table:formula="of:=[.C146]-[.C145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048" calcext:value-type="float">
            <text:p>17048</text:p>
          </table:table-cell>
          <table:table-cell office:value-type="float" office:value="349.148163" calcext:value-type="float">
            <text:p>349.148163</text:p>
          </table:table-cell>
          <table:table-cell office:value-type="float" office:value="349.177277" calcext:value-type="float">
            <text:p>349.177277</text:p>
          </table:table-cell>
          <table:table-cell office:value-type="float" office:value="12.316879" calcext:value-type="float">
            <text:p>12.316879</text:p>
          </table:table-cell>
          <table:table-cell table:formula="of:=[.C147]-[.C146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117" calcext:value-type="float">
            <text:p>17117</text:p>
          </table:table-cell>
          <table:table-cell office:value-type="float" office:value="349.153168" calcext:value-type="float">
            <text:p>349.153168</text:p>
          </table:table-cell>
          <table:table-cell office:value-type="float" office:value="349.170441" calcext:value-type="float">
            <text:p>349.170441</text:p>
          </table:table-cell>
          <table:table-cell office:value-type="float" office:value="12.316638" calcext:value-type="float">
            <text:p>12.316638</text:p>
          </table:table-cell>
          <table:table-cell table:formula="of:=[.C148]-[.C147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185" calcext:value-type="float">
            <text:p>17185</text:p>
          </table:table-cell>
          <table:table-cell office:value-type="float" office:value="349.199097" calcext:value-type="float">
            <text:p>349.199097</text:p>
          </table:table-cell>
          <table:table-cell office:value-type="float" office:value="349.388641" calcext:value-type="float">
            <text:p>349.388641</text:p>
          </table:table-cell>
          <table:table-cell office:value-type="float" office:value="12.324335" calcext:value-type="float">
            <text:p>12.324335</text:p>
          </table:table-cell>
          <table:table-cell table:formula="of:=[.C149]-[.C148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253" calcext:value-type="float">
            <text:p>17253</text:p>
          </table:table-cell>
          <table:table-cell office:value-type="float" office:value="349.243622" calcext:value-type="float">
            <text:p>349.243622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150]-[.C149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322" calcext:value-type="float">
            <text:p>17322</text:p>
          </table:table-cell>
          <table:table-cell office:value-type="float" office:value="349.241821" calcext:value-type="float">
            <text:p>349.241821</text:p>
          </table:table-cell>
          <table:table-cell office:value-type="float" office:value="349.111359" calcext:value-type="float">
            <text:p>349.111359</text:p>
          </table:table-cell>
          <table:table-cell office:value-type="float" office:value="12.314554" calcext:value-type="float">
            <text:p>12.314554</text:p>
          </table:table-cell>
          <table:table-cell table:formula="of:=[.C151]-[.C150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390" calcext:value-type="float">
            <text:p>17390</text:p>
          </table:table-cell>
          <table:table-cell office:value-type="float" office:value="349.270905" calcext:value-type="float">
            <text:p>349.270905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C152]-[.C151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458" calcext:value-type="float">
            <text:p>17458</text:p>
          </table:table-cell>
          <table:table-cell office:value-type="float" office:value="349.296814" calcext:value-type="float">
            <text:p>349.296814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153]-[.C152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527" calcext:value-type="float">
            <text:p>17527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349.177277" calcext:value-type="float">
            <text:p>349.177277</text:p>
          </table:table-cell>
          <table:table-cell office:value-type="float" office:value="12.316879" calcext:value-type="float">
            <text:p>12.316879</text:p>
          </table:table-cell>
          <table:table-cell table:formula="of:=[.C154]-[.C153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595" calcext:value-type="float">
            <text:p>17595</text:p>
          </table:table-cell>
          <table:table-cell office:value-type="float" office:value="349.221832" calcext:value-type="float">
            <text:p>349.221832</text:p>
          </table:table-cell>
          <table:table-cell office:value-type="float" office:value="349.197723" calcext:value-type="float">
            <text:p>349.197723</text:p>
          </table:table-cell>
          <table:table-cell office:value-type="float" office:value="12.3176" calcext:value-type="float">
            <text:p>12.3176</text:p>
          </table:table-cell>
          <table:table-cell table:formula="of:=[.C155]-[.C154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663" calcext:value-type="float">
            <text:p>17663</text:p>
          </table:table-cell>
          <table:table-cell office:value-type="float" office:value="349.237732" calcext:value-type="float">
            <text:p>349.237732</text:p>
          </table:table-cell>
          <table:table-cell office:value-type="float" office:value="349.190918" calcext:value-type="float">
            <text:p>349.190918</text:p>
          </table:table-cell>
          <table:table-cell office:value-type="float" office:value="12.317361" calcext:value-type="float">
            <text:p>12.317361</text:p>
          </table:table-cell>
          <table:table-cell table:formula="of:=[.C156]-[.C155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732" calcext:value-type="float">
            <text:p>17732</text:p>
          </table:table-cell>
          <table:table-cell office:value-type="float" office:value="349.226379" calcext:value-type="float">
            <text:p>349.226379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20005" calcext:value-type="float">
            <text:p>12.320005</text:p>
          </table:table-cell>
          <table:table-cell table:formula="of:=[.C157]-[.C156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800" calcext:value-type="float">
            <text:p>17800</text:p>
          </table:table-cell>
          <table:table-cell office:value-type="float" office:value="349.175446" calcext:value-type="float">
            <text:p>349.175446</text:p>
          </table:table-cell>
          <table:table-cell office:value-type="float" office:value="349.045441" calcext:value-type="float">
            <text:p>349.045441</text:p>
          </table:table-cell>
          <table:table-cell office:value-type="float" office:value="12.312229" calcext:value-type="float">
            <text:p>12.312229</text:p>
          </table:table-cell>
          <table:table-cell table:formula="of:=[.C158]-[.C157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868" calcext:value-type="float">
            <text:p>17868</text:p>
          </table:table-cell>
          <table:table-cell office:value-type="float" office:value="349.19043" calcext:value-type="float">
            <text:p>349.19043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19524" calcext:value-type="float">
            <text:p>12.319524</text:p>
          </table:table-cell>
          <table:table-cell table:formula="of:=[.C159]-[.C158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936" calcext:value-type="float">
            <text:p>17936</text:p>
          </table:table-cell>
          <table:table-cell office:value-type="float" office:value="349.20636" calcext:value-type="float">
            <text:p>349.20636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20407" calcext:value-type="float">
            <text:p>12.320407</text:p>
          </table:table-cell>
          <table:table-cell table:formula="of:=[.C160]-[.C159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005" calcext:value-type="float">
            <text:p>18005</text:p>
          </table:table-cell>
          <table:table-cell office:value-type="float" office:value="349.185455" calcext:value-type="float">
            <text:p>349.185455</text:p>
          </table:table-cell>
          <table:table-cell office:value-type="float" office:value="349.086365" calcext:value-type="float">
            <text:p>349.086365</text:p>
          </table:table-cell>
          <table:table-cell office:value-type="float" office:value="12.313672" calcext:value-type="float">
            <text:p>12.313672</text:p>
          </table:table-cell>
          <table:table-cell table:formula="of:=[.C161]-[.C160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073" calcext:value-type="float">
            <text:p>18073</text:p>
          </table:table-cell>
          <table:table-cell office:value-type="float" office:value="349.177307" calcext:value-type="float">
            <text:p>349.177307</text:p>
          </table:table-cell>
          <table:table-cell office:value-type="float" office:value="349.225006" calcext:value-type="float">
            <text:p>349.225006</text:p>
          </table:table-cell>
          <table:table-cell office:value-type="float" office:value="12.318563" calcext:value-type="float">
            <text:p>12.318563</text:p>
          </table:table-cell>
          <table:table-cell table:formula="of:=[.C162]-[.C161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141" calcext:value-type="float">
            <text:p>18141</text:p>
          </table:table-cell>
          <table:table-cell office:value-type="float" office:value="349.193665" calcext:value-type="float">
            <text:p>349.193665</text:p>
          </table:table-cell>
          <table:table-cell office:value-type="float" office:value="349.127258" calcext:value-type="float">
            <text:p>349.127258</text:p>
          </table:table-cell>
          <table:table-cell office:value-type="float" office:value="12.315115" calcext:value-type="float">
            <text:p>12.315115</text:p>
          </table:table-cell>
          <table:table-cell table:formula="of:=[.C163]-[.C162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210" calcext:value-type="float">
            <text:p>18210</text:p>
          </table:table-cell>
          <table:table-cell office:value-type="float" office:value="349.171387" calcext:value-type="float">
            <text:p>349.171387</text:p>
          </table:table-cell>
          <table:table-cell office:value-type="float" office:value="349.1409" calcext:value-type="float">
            <text:p>349.1409</text:p>
          </table:table-cell>
          <table:table-cell office:value-type="float" office:value="12.315596" calcext:value-type="float">
            <text:p>12.315596</text:p>
          </table:table-cell>
          <table:table-cell table:formula="of:=[.C164]-[.C163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278" calcext:value-type="float">
            <text:p>18278</text:p>
          </table:table-cell>
          <table:table-cell office:value-type="float" office:value="349.18454" calcext:value-type="float">
            <text:p>349.18454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731" calcext:value-type="float">
            <text:p>12.322731</text:p>
          </table:table-cell>
          <table:table-cell table:formula="of:=[.C165]-[.C164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346" calcext:value-type="float">
            <text:p>18346</text:p>
          </table:table-cell>
          <table:table-cell office:value-type="float" office:value="349.204529" calcext:value-type="float">
            <text:p>349.204529</text:p>
          </table:table-cell>
          <table:table-cell office:value-type="float" office:value="349.186371" calcext:value-type="float">
            <text:p>349.186371</text:p>
          </table:table-cell>
          <table:table-cell office:value-type="float" office:value="12.3172" calcext:value-type="float">
            <text:p>12.3172</text:p>
          </table:table-cell>
          <table:table-cell table:formula="of:=[.C166]-[.C165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415" calcext:value-type="float">
            <text:p>18415</text:p>
          </table:table-cell>
          <table:table-cell office:value-type="float" office:value="349.182251" calcext:value-type="float">
            <text:p>349.182251</text:p>
          </table:table-cell>
          <table:table-cell office:value-type="float" office:value="349.113647" calcext:value-type="float">
            <text:p>349.113647</text:p>
          </table:table-cell>
          <table:table-cell office:value-type="float" office:value="12.314635" calcext:value-type="float">
            <text:p>12.314635</text:p>
          </table:table-cell>
          <table:table-cell table:formula="of:=[.C167]-[.C166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483" calcext:value-type="float">
            <text:p>18483</text:p>
          </table:table-cell>
          <table:table-cell office:value-type="float" office:value="349.198639" calcext:value-type="float">
            <text:p>349.198639</text:p>
          </table:table-cell>
          <table:table-cell office:value-type="float" office:value="349.209076" calcext:value-type="float">
            <text:p>349.209076</text:p>
          </table:table-cell>
          <table:table-cell office:value-type="float" office:value="12.318001" calcext:value-type="float">
            <text:p>12.318001</text:p>
          </table:table-cell>
          <table:table-cell table:formula="of:=[.C168]-[.C167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551" calcext:value-type="float">
            <text:p>18551</text:p>
          </table:table-cell>
          <table:table-cell office:value-type="float" office:value="349.205902" calcext:value-type="float">
            <text:p>349.205902</text:p>
          </table:table-cell>
          <table:table-cell office:value-type="float" office:value="349.177277" calcext:value-type="float">
            <text:p>349.177277</text:p>
          </table:table-cell>
          <table:table-cell office:value-type="float" office:value="12.316879" calcext:value-type="float">
            <text:p>12.316879</text:p>
          </table:table-cell>
          <table:table-cell table:formula="of:=[.C169]-[.C168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620" calcext:value-type="float">
            <text:p>18620</text:p>
          </table:table-cell>
          <table:table-cell office:value-type="float" office:value="349.184998" calcext:value-type="float">
            <text:p>349.184998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12.319044" calcext:value-type="float">
            <text:p>12.319044</text:p>
          </table:table-cell>
          <table:table-cell table:formula="of:=[.C170]-[.C169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688" calcext:value-type="float">
            <text:p>18688</text:p>
          </table:table-cell>
          <table:table-cell office:value-type="float" office:value="349.168182" calcext:value-type="float">
            <text:p>349.168182</text:p>
          </table:table-cell>
          <table:table-cell office:value-type="float" office:value="349.102264" calcext:value-type="float">
            <text:p>349.102264</text:p>
          </table:table-cell>
          <table:table-cell office:value-type="float" office:value="12.314233" calcext:value-type="float">
            <text:p>12.314233</text:p>
          </table:table-cell>
          <table:table-cell table:formula="of:=[.C171]-[.C170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756" calcext:value-type="float">
            <text:p>18756</text:p>
          </table:table-cell>
          <table:table-cell office:value-type="float" office:value="349.161346" calcext:value-type="float">
            <text:p>349.161346</text:p>
          </table:table-cell>
          <table:table-cell office:value-type="float" office:value="349.079559" calcext:value-type="float">
            <text:p>349.079559</text:p>
          </table:table-cell>
          <table:table-cell office:value-type="float" office:value="12.313433" calcext:value-type="float">
            <text:p>12.313433</text:p>
          </table:table-cell>
          <table:table-cell table:formula="of:=[.C172]-[.C171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825" calcext:value-type="float">
            <text:p>18825</text:p>
          </table:table-cell>
          <table:table-cell office:value-type="float" office:value="349.139984" calcext:value-type="float">
            <text:p>349.139984</text:p>
          </table:table-cell>
          <table:table-cell office:value-type="float" office:value="349.102264" calcext:value-type="float">
            <text:p>349.102264</text:p>
          </table:table-cell>
          <table:table-cell office:value-type="float" office:value="12.314233" calcext:value-type="float">
            <text:p>12.314233</text:p>
          </table:table-cell>
          <table:table-cell table:formula="of:=[.C173]-[.C172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893" calcext:value-type="float">
            <text:p>18893</text:p>
          </table:table-cell>
          <table:table-cell office:value-type="float" office:value="349.109985" calcext:value-type="float">
            <text:p>349.109985</text:p>
          </table:table-cell>
          <table:table-cell office:value-type="float" office:value="349.027283" calcext:value-type="float">
            <text:p>349.027283</text:p>
          </table:table-cell>
          <table:table-cell office:value-type="float" office:value="12.311588" calcext:value-type="float">
            <text:p>12.311588</text:p>
          </table:table-cell>
          <table:table-cell table:formula="of:=[.C174]-[.C173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961" calcext:value-type="float">
            <text:p>18961</text:p>
          </table:table-cell>
          <table:table-cell office:value-type="float" office:value="349.098175" calcext:value-type="float">
            <text:p>349.098175</text:p>
          </table:table-cell>
          <table:table-cell office:value-type="float" office:value="349.179535" calcext:value-type="float">
            <text:p>349.179535</text:p>
          </table:table-cell>
          <table:table-cell office:value-type="float" office:value="12.316959" calcext:value-type="float">
            <text:p>12.316959</text:p>
          </table:table-cell>
          <table:table-cell table:formula="of:=[.C175]-[.C174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029" calcext:value-type="float">
            <text:p>19029</text:p>
          </table:table-cell>
          <table:table-cell office:value-type="float" office:value="349.113647" calcext:value-type="float">
            <text:p>349.113647</text:p>
          </table:table-cell>
          <table:table-cell office:value-type="float" office:value="349.179535" calcext:value-type="float">
            <text:p>349.179535</text:p>
          </table:table-cell>
          <table:table-cell office:value-type="float" office:value="12.316959" calcext:value-type="float">
            <text:p>12.316959</text:p>
          </table:table-cell>
          <table:table-cell table:formula="of:=[.C176]-[.C175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098" calcext:value-type="float">
            <text:p>19098</text:p>
          </table:table-cell>
          <table:table-cell office:value-type="float" office:value="349.140442" calcext:value-type="float">
            <text:p>349.140442</text:p>
          </table:table-cell>
          <table:table-cell office:value-type="float" office:value="349.213623" calcext:value-type="float">
            <text:p>349.213623</text:p>
          </table:table-cell>
          <table:table-cell office:value-type="float" office:value="12.318161" calcext:value-type="float">
            <text:p>12.318161</text:p>
          </table:table-cell>
          <table:table-cell table:formula="of:=[.C177]-[.C176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166" calcext:value-type="float">
            <text:p>19166</text:p>
          </table:table-cell>
          <table:table-cell office:value-type="float" office:value="349.164093" calcext:value-type="float">
            <text:p>349.164093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12.318402" calcext:value-type="float">
            <text:p>12.318402</text:p>
          </table:table-cell>
          <table:table-cell table:formula="of:=[.C178]-[.C177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234" calcext:value-type="float">
            <text:p>19234</text:p>
          </table:table-cell>
          <table:table-cell office:value-type="float" office:value="349.181366" calcext:value-type="float">
            <text:p>349.181366</text:p>
          </table:table-cell>
          <table:table-cell office:value-type="float" office:value="349.113647" calcext:value-type="float">
            <text:p>349.113647</text:p>
          </table:table-cell>
          <table:table-cell office:value-type="float" office:value="12.314635" calcext:value-type="float">
            <text:p>12.314635</text:p>
          </table:table-cell>
          <table:table-cell table:formula="of:=[.C179]-[.C178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303" calcext:value-type="float">
            <text:p>19303</text:p>
          </table:table-cell>
          <table:table-cell office:value-type="float" office:value="349.205475" calcext:value-type="float">
            <text:p>349.205475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180]-[.C179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371" calcext:value-type="float">
            <text:p>19371</text:p>
          </table:table-cell>
          <table:table-cell office:value-type="float" office:value="349.21637" calcext:value-type="float">
            <text:p>349.21637</text:p>
          </table:table-cell>
          <table:table-cell office:value-type="float" office:value="349.2341" calcext:value-type="float">
            <text:p>349.2341</text:p>
          </table:table-cell>
          <table:table-cell office:value-type="float" office:value="12.318884" calcext:value-type="float">
            <text:p>12.318884</text:p>
          </table:table-cell>
          <table:table-cell table:formula="of:=[.C181]-[.C180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439" calcext:value-type="float">
            <text:p>19439</text:p>
          </table:table-cell>
          <table:table-cell office:value-type="float" office:value="349.217712" calcext:value-type="float">
            <text:p>349.217712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12.318402" calcext:value-type="float">
            <text:p>12.318402</text:p>
          </table:table-cell>
          <table:table-cell table:formula="of:=[.C182]-[.C181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508" calcext:value-type="float">
            <text:p>19508</text:p>
          </table:table-cell>
          <table:table-cell office:value-type="float" office:value="349.191833" calcext:value-type="float">
            <text:p>349.191833</text:p>
          </table:table-cell>
          <table:table-cell office:value-type="float" office:value="349.090912" calcext:value-type="float">
            <text:p>349.090912</text:p>
          </table:table-cell>
          <table:table-cell office:value-type="float" office:value="12.313833" calcext:value-type="float">
            <text:p>12.313833</text:p>
          </table:table-cell>
          <table:table-cell table:formula="of:=[.C183]-[.C182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576" calcext:value-type="float">
            <text:p>19576</text:p>
          </table:table-cell>
          <table:table-cell office:value-type="float" office:value="349.193665" calcext:value-type="float">
            <text:p>349.193665</text:p>
          </table:table-cell>
          <table:table-cell office:value-type="float" office:value="349.122742" calcext:value-type="float">
            <text:p>349.122742</text:p>
          </table:table-cell>
          <table:table-cell office:value-type="float" office:value="12.314956" calcext:value-type="float">
            <text:p>12.314956</text:p>
          </table:table-cell>
          <table:table-cell table:formula="of:=[.C184]-[.C183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644" calcext:value-type="float">
            <text:p>19644</text:p>
          </table:table-cell>
          <table:table-cell office:value-type="float" office:value="349.140442" calcext:value-type="float">
            <text:p>349.140442</text:p>
          </table:table-cell>
          <table:table-cell office:value-type="float" office:value="349.034088" calcext:value-type="float">
            <text:p>349.034088</text:p>
          </table:table-cell>
          <table:table-cell office:value-type="float" office:value="12.311829" calcext:value-type="float">
            <text:p>12.311829</text:p>
          </table:table-cell>
          <table:table-cell table:formula="of:=[.C185]-[.C184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713" calcext:value-type="float">
            <text:p>19713</text:p>
          </table:table-cell>
          <table:table-cell office:value-type="float" office:value="349.154083" calcext:value-type="float">
            <text:p>349.154083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21288" calcext:value-type="float">
            <text:p>12.321288</text:p>
          </table:table-cell>
          <table:table-cell table:formula="of:=[.C186]-[.C185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781" calcext:value-type="float">
            <text:p>19781</text:p>
          </table:table-cell>
          <table:table-cell office:value-type="float" office:value="349.139526" calcext:value-type="float">
            <text:p>349.139526</text:p>
          </table:table-cell>
          <table:table-cell office:value-type="float" office:value="349.147736" calcext:value-type="float">
            <text:p>349.147736</text:p>
          </table:table-cell>
          <table:table-cell office:value-type="float" office:value="12.315837" calcext:value-type="float">
            <text:p>12.315837</text:p>
          </table:table-cell>
          <table:table-cell table:formula="of:=[.C187]-[.C186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849" calcext:value-type="float">
            <text:p>19849</text:p>
          </table:table-cell>
          <table:table-cell office:value-type="float" office:value="349.151337" calcext:value-type="float">
            <text:p>349.151337</text:p>
          </table:table-cell>
          <table:table-cell office:value-type="float" office:value="349.149994" calcext:value-type="float">
            <text:p>349.149994</text:p>
          </table:table-cell>
          <table:table-cell office:value-type="float" office:value="12.315917" calcext:value-type="float">
            <text:p>12.315917</text:p>
          </table:table-cell>
          <table:table-cell table:formula="of:=[.C188]-[.C187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918" calcext:value-type="float">
            <text:p>19918</text:p>
          </table:table-cell>
          <table:table-cell office:value-type="float" office:value="349.217712" calcext:value-type="float">
            <text:p>349.217712</text:p>
          </table:table-cell>
          <table:table-cell office:value-type="float" office:value="349.454559" calcext:value-type="float">
            <text:p>349.454559</text:p>
          </table:table-cell>
          <table:table-cell office:value-type="float" office:value="12.32666" calcext:value-type="float">
            <text:p>12.32666</text:p>
          </table:table-cell>
          <table:table-cell table:formula="of:=[.C189]-[.C188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986" calcext:value-type="float">
            <text:p>19986</text:p>
          </table:table-cell>
          <table:table-cell office:value-type="float" office:value="349.280914" calcext:value-type="float">
            <text:p>349.280914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2972" calcext:value-type="float">
            <text:p>12.322972</text:p>
          </table:table-cell>
          <table:table-cell table:formula="of:=[.C190]-[.C189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54" calcext:value-type="float">
            <text:p>20054</text:p>
          </table:table-cell>
          <table:table-cell office:value-type="float" office:value="349.273193" calcext:value-type="float">
            <text:p>349.273193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925" calcext:value-type="float">
            <text:p>12.319925</text:p>
          </table:table-cell>
          <table:table-cell table:formula="of:=[.C191]-[.C190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2" calcext:value-type="float">
            <text:p>20122</text:p>
          </table:table-cell>
          <table:table-cell office:value-type="float" office:value="349.274567" calcext:value-type="float">
            <text:p>349.274567</text:p>
          </table:table-cell>
          <table:table-cell office:value-type="float" office:value="349.154541" calcext:value-type="float">
            <text:p>349.154541</text:p>
          </table:table-cell>
          <table:table-cell office:value-type="float" office:value="12.316077" calcext:value-type="float">
            <text:p>12.316077</text:p>
          </table:table-cell>
          <table:table-cell table:formula="of:=[.C192]-[.C191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1" calcext:value-type="float">
            <text:p>20191</text:p>
          </table:table-cell>
          <table:table-cell office:value-type="float" office:value="349.266388" calcext:value-type="float">
            <text:p>349.266388</text:p>
          </table:table-cell>
          <table:table-cell office:value-type="float" office:value="349.1091" calcext:value-type="float">
            <text:p>349.1091</text:p>
          </table:table-cell>
          <table:table-cell office:value-type="float" office:value="12.314474" calcext:value-type="float">
            <text:p>12.314474</text:p>
          </table:table-cell>
          <table:table-cell table:formula="of:=[.C193]-[.C192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259" calcext:value-type="float">
            <text:p>20259</text:p>
          </table:table-cell>
          <table:table-cell office:value-type="float" office:value="349.19455" calcext:value-type="float">
            <text:p>349.19455</text:p>
          </table:table-cell>
          <table:table-cell office:value-type="float" office:value="349.095459" calcext:value-type="float">
            <text:p>349.095459</text:p>
          </table:table-cell>
          <table:table-cell office:value-type="float" office:value="12.313993" calcext:value-type="float">
            <text:p>12.313993</text:p>
          </table:table-cell>
          <table:table-cell table:formula="of:=[.C194]-[.C193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327" calcext:value-type="float">
            <text:p>20327</text:p>
          </table:table-cell>
          <table:table-cell office:value-type="float" office:value="349.16684" calcext:value-type="float">
            <text:p>349.16684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12.318082" calcext:value-type="float">
            <text:p>12.318082</text:p>
          </table:table-cell>
          <table:table-cell table:formula="of:=[.C195]-[.C194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396" calcext:value-type="float">
            <text:p>20396</text:p>
          </table:table-cell>
          <table:table-cell office:value-type="float" office:value="349.14093" calcext:value-type="float">
            <text:p>349.14093</text:p>
          </table:table-cell>
          <table:table-cell office:value-type="float" office:value="349.134094" calcext:value-type="float">
            <text:p>349.134094</text:p>
          </table:table-cell>
          <table:table-cell office:value-type="float" office:value="12.315356" calcext:value-type="float">
            <text:p>12.315356</text:p>
          </table:table-cell>
          <table:table-cell table:formula="of:=[.C196]-[.C195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464" calcext:value-type="float">
            <text:p>20464</text:p>
          </table:table-cell>
          <table:table-cell office:value-type="float" office:value="349.175934" calcext:value-type="float">
            <text:p>349.175934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197]-[.C196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532" calcext:value-type="float">
            <text:p>20532</text:p>
          </table:table-cell>
          <table:table-cell office:value-type="float" office:value="349.182709" calcext:value-type="float">
            <text:p>349.182709</text:p>
          </table:table-cell>
          <table:table-cell office:value-type="float" office:value="349.143188" calcext:value-type="float">
            <text:p>349.143188</text:p>
          </table:table-cell>
          <table:table-cell office:value-type="float" office:value="12.315677" calcext:value-type="float">
            <text:p>12.315677</text:p>
          </table:table-cell>
          <table:table-cell table:formula="of:=[.C198]-[.C197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601" calcext:value-type="float">
            <text:p>20601</text:p>
          </table:table-cell>
          <table:table-cell office:value-type="float" office:value="349.20636" calcext:value-type="float">
            <text:p>349.20636</text:p>
          </table:table-cell>
          <table:table-cell office:value-type="float" office:value="349.213623" calcext:value-type="float">
            <text:p>349.213623</text:p>
          </table:table-cell>
          <table:table-cell office:value-type="float" office:value="12.318161" calcext:value-type="float">
            <text:p>12.318161</text:p>
          </table:table-cell>
          <table:table-cell table:formula="of:=[.C199]-[.C198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669" calcext:value-type="float">
            <text:p>20669</text:p>
          </table:table-cell>
          <table:table-cell office:value-type="float" office:value="349.217712" calcext:value-type="float">
            <text:p>349.217712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12.320086" calcext:value-type="float">
            <text:p>12.320086</text:p>
          </table:table-cell>
          <table:table-cell table:formula="of:=[.C200]-[.C199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737" calcext:value-type="float">
            <text:p>20737</text:p>
          </table:table-cell>
          <table:table-cell office:value-type="float" office:value="349.216827" calcext:value-type="float">
            <text:p>349.216827</text:p>
          </table:table-cell>
          <table:table-cell office:value-type="float" office:value="349.129547" calcext:value-type="float">
            <text:p>349.129547</text:p>
          </table:table-cell>
          <table:table-cell office:value-type="float" office:value="12.315196" calcext:value-type="float">
            <text:p>12.315196</text:p>
          </table:table-cell>
          <table:table-cell table:formula="of:=[.C201]-[.C200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806" calcext:value-type="float">
            <text:p>20806</text:p>
          </table:table-cell>
          <table:table-cell office:value-type="float" office:value="349.192261" calcext:value-type="float">
            <text:p>349.192261</text:p>
          </table:table-cell>
          <table:table-cell office:value-type="float" office:value="349.206818" calcext:value-type="float">
            <text:p>349.206818</text:p>
          </table:table-cell>
          <table:table-cell office:value-type="float" office:value="12.317922" calcext:value-type="float">
            <text:p>12.317922</text:p>
          </table:table-cell>
          <table:table-cell table:formula="of:=[.C202]-[.C201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874" calcext:value-type="float">
            <text:p>20874</text:p>
          </table:table-cell>
          <table:table-cell office:value-type="float" office:value="349.212708" calcext:value-type="float">
            <text:p>349.212708</text:p>
          </table:table-cell>
          <table:table-cell office:value-type="float" office:value="349.245453" calcext:value-type="float">
            <text:p>349.245453</text:p>
          </table:table-cell>
          <table:table-cell office:value-type="float" office:value="12.319284" calcext:value-type="float">
            <text:p>12.319284</text:p>
          </table:table-cell>
          <table:table-cell table:formula="of:=[.C203]-[.C202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942" calcext:value-type="float">
            <text:p>20942</text:p>
          </table:table-cell>
          <table:table-cell office:value-type="float" office:value="349.220886" calcext:value-type="float">
            <text:p>349.220886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19605" calcext:value-type="float">
            <text:p>12.319605</text:p>
          </table:table-cell>
          <table:table-cell table:formula="of:=[.C204]-[.C203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011" calcext:value-type="float">
            <text:p>21011</text:p>
          </table:table-cell>
          <table:table-cell office:value-type="float" office:value="349.204987" calcext:value-type="float">
            <text:p>349.204987</text:p>
          </table:table-cell>
          <table:table-cell office:value-type="float" office:value="349.188629" calcext:value-type="float">
            <text:p>349.188629</text:p>
          </table:table-cell>
          <table:table-cell office:value-type="float" office:value="12.31728" calcext:value-type="float">
            <text:p>12.31728</text:p>
          </table:table-cell>
          <table:table-cell table:formula="of:=[.C205]-[.C204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079" calcext:value-type="float">
            <text:p>21079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12.319123" calcext:value-type="float">
            <text:p>12.319123</text:p>
          </table:table-cell>
          <table:table-cell table:formula="of:=[.C206]-[.C205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147" calcext:value-type="float">
            <text:p>21147</text:p>
          </table:table-cell>
          <table:table-cell office:value-type="float" office:value="349.249084" calcext:value-type="float">
            <text:p>349.249084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177" calcext:value-type="float">
            <text:p>12.32177</text:p>
          </table:table-cell>
          <table:table-cell table:formula="of:=[.C207]-[.C206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215" calcext:value-type="float">
            <text:p>21215</text:p>
          </table:table-cell>
          <table:table-cell office:value-type="float" office:value="349.248627" calcext:value-type="float">
            <text:p>349.248627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9204" calcext:value-type="float">
            <text:p>12.319204</text:p>
          </table:table-cell>
          <table:table-cell table:formula="of:=[.C208]-[.C207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284" calcext:value-type="float">
            <text:p>21284</text:p>
          </table:table-cell>
          <table:table-cell office:value-type="float" office:value="349.241364" calcext:value-type="float">
            <text:p>349.241364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18322" calcext:value-type="float">
            <text:p>12.318322</text:p>
          </table:table-cell>
          <table:table-cell table:formula="of:=[.C209]-[.C208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352" calcext:value-type="float">
            <text:p>21352</text:p>
          </table:table-cell>
          <table:table-cell office:value-type="float" office:value="349.281799" calcext:value-type="float">
            <text:p>349.281799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C210]-[.C209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420" calcext:value-type="float">
            <text:p>21420</text:p>
          </table:table-cell>
          <table:table-cell office:value-type="float" office:value="349.282715" calcext:value-type="float">
            <text:p>349.282715</text:p>
          </table:table-cell>
          <table:table-cell office:value-type="float" office:value="349.245453" calcext:value-type="float">
            <text:p>349.245453</text:p>
          </table:table-cell>
          <table:table-cell office:value-type="float" office:value="12.319284" calcext:value-type="float">
            <text:p>12.319284</text:p>
          </table:table-cell>
          <table:table-cell table:formula="of:=[.C211]-[.C210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489" calcext:value-type="float">
            <text:p>21489</text:p>
          </table:table-cell>
          <table:table-cell office:value-type="float" office:value="349.289978" calcext:value-type="float">
            <text:p>349.289978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3051" calcext:value-type="float">
            <text:p>12.323051</text:p>
          </table:table-cell>
          <table:table-cell table:formula="of:=[.C212]-[.C211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557" calcext:value-type="float">
            <text:p>21557</text:p>
          </table:table-cell>
          <table:table-cell office:value-type="float" office:value="349.265442" calcext:value-type="float">
            <text:p>349.265442</text:p>
          </table:table-cell>
          <table:table-cell office:value-type="float" office:value="349.120453" calcext:value-type="float">
            <text:p>349.120453</text:p>
          </table:table-cell>
          <table:table-cell office:value-type="float" office:value="12.314875" calcext:value-type="float">
            <text:p>12.314875</text:p>
          </table:table-cell>
          <table:table-cell table:formula="of:=[.C213]-[.C212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625" calcext:value-type="float">
            <text:p>21625</text:p>
          </table:table-cell>
          <table:table-cell office:value-type="float" office:value="349.28363" calcext:value-type="float">
            <text:p>349.28363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12.321528" calcext:value-type="float">
            <text:p>12.321528</text:p>
          </table:table-cell>
          <table:table-cell table:formula="of:=[.C214]-[.C213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694" calcext:value-type="float">
            <text:p>21694</text:p>
          </table:table-cell>
          <table:table-cell office:value-type="float" office:value="349.286346" calcext:value-type="float">
            <text:p>349.286346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C215]-[.C214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762" calcext:value-type="float">
            <text:p>21762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349.177277" calcext:value-type="float">
            <text:p>349.177277</text:p>
          </table:table-cell>
          <table:table-cell office:value-type="float" office:value="12.316879" calcext:value-type="float">
            <text:p>12.316879</text:p>
          </table:table-cell>
          <table:table-cell table:formula="of:=[.C216]-[.C215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830" calcext:value-type="float">
            <text:p>21830</text:p>
          </table:table-cell>
          <table:table-cell office:value-type="float" office:value="349.251831" calcext:value-type="float">
            <text:p>349.251831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9365" calcext:value-type="float">
            <text:p>12.319365</text:p>
          </table:table-cell>
          <table:table-cell table:formula="of:=[.C217]-[.C216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899" calcext:value-type="float">
            <text:p>21899</text:p>
          </table:table-cell>
          <table:table-cell office:value-type="float" office:value="349.283203" calcext:value-type="float">
            <text:p>349.283203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20407" calcext:value-type="float">
            <text:p>12.320407</text:p>
          </table:table-cell>
          <table:table-cell table:formula="of:=[.C218]-[.C217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967" calcext:value-type="float">
            <text:p>21967</text:p>
          </table:table-cell>
          <table:table-cell office:value-type="float" office:value="349.271393" calcext:value-type="float">
            <text:p>349.271393</text:p>
          </table:table-cell>
          <table:table-cell office:value-type="float" office:value="349.25" calcext:value-type="float">
            <text:p>349.25</text:p>
          </table:table-cell>
          <table:table-cell office:value-type="float" office:value="12.319445" calcext:value-type="float">
            <text:p>12.319445</text:p>
          </table:table-cell>
          <table:table-cell table:formula="of:=[.C219]-[.C218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035" calcext:value-type="float">
            <text:p>22035</text:p>
          </table:table-cell>
          <table:table-cell office:value-type="float" office:value="349.224121" calcext:value-type="float">
            <text:p>349.224121</text:p>
          </table:table-cell>
          <table:table-cell office:value-type="float" office:value="349.168182" calcext:value-type="float">
            <text:p>349.168182</text:p>
          </table:table-cell>
          <table:table-cell office:value-type="float" office:value="12.316559" calcext:value-type="float">
            <text:p>12.316559</text:p>
          </table:table-cell>
          <table:table-cell table:formula="of:=[.C220]-[.C219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104" calcext:value-type="float">
            <text:p>22104</text:p>
          </table:table-cell>
          <table:table-cell office:value-type="float" office:value="349.23999" calcext:value-type="float">
            <text:p>349.23999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12.319685" calcext:value-type="float">
            <text:p>12.319685</text:p>
          </table:table-cell>
          <table:table-cell table:formula="of:=[.C221]-[.C220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172" calcext:value-type="float">
            <text:p>22172</text:p>
          </table:table-cell>
          <table:table-cell office:value-type="float" office:value="349.235016" calcext:value-type="float">
            <text:p>349.235016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12.318482" calcext:value-type="float">
            <text:p>12.318482</text:p>
          </table:table-cell>
          <table:table-cell table:formula="of:=[.C222]-[.C221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240" calcext:value-type="float">
            <text:p>22240</text:p>
          </table:table-cell>
          <table:table-cell office:value-type="float" office:value="349.187714" calcext:value-type="float">
            <text:p>349.187714</text:p>
          </table:table-cell>
          <table:table-cell office:value-type="float" office:value="349.040924" calcext:value-type="float">
            <text:p>349.040924</text:p>
          </table:table-cell>
          <table:table-cell office:value-type="float" office:value="12.31207" calcext:value-type="float">
            <text:p>12.31207</text:p>
          </table:table-cell>
          <table:table-cell table:formula="of:=[.C223]-[.C222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308" calcext:value-type="float">
            <text:p>22308</text:p>
          </table:table-cell>
          <table:table-cell office:value-type="float" office:value="349.201355" calcext:value-type="float">
            <text:p>349.201355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185" calcext:value-type="float">
            <text:p>12.32185</text:p>
          </table:table-cell>
          <table:table-cell table:formula="of:=[.C224]-[.C223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377" calcext:value-type="float">
            <text:p>22377</text:p>
          </table:table-cell>
          <table:table-cell office:value-type="float" office:value="349.191833" calcext:value-type="float">
            <text:p>349.191833</text:p>
          </table:table-cell>
          <table:table-cell office:value-type="float" office:value="349.120453" calcext:value-type="float">
            <text:p>349.120453</text:p>
          </table:table-cell>
          <table:table-cell office:value-type="float" office:value="12.314875" calcext:value-type="float">
            <text:p>12.314875</text:p>
          </table:table-cell>
          <table:table-cell table:formula="of:=[.C225]-[.C224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445" calcext:value-type="float">
            <text:p>22445</text:p>
          </table:table-cell>
          <table:table-cell office:value-type="float" office:value="349.184113" calcext:value-type="float">
            <text:p>349.184113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18322" calcext:value-type="float">
            <text:p>12.318322</text:p>
          </table:table-cell>
          <table:table-cell table:formula="of:=[.C226]-[.C225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513" calcext:value-type="float">
            <text:p>22513</text:p>
          </table:table-cell>
          <table:table-cell office:value-type="float" office:value="349.195923" calcext:value-type="float">
            <text:p>349.195923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12.320567" calcext:value-type="float">
            <text:p>12.320567</text:p>
          </table:table-cell>
          <table:table-cell table:formula="of:=[.C227]-[.C226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582" calcext:value-type="float">
            <text:p>22582</text:p>
          </table:table-cell>
          <table:table-cell office:value-type="float" office:value="349.254578" calcext:value-type="float">
            <text:p>349.254578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C228]-[.C227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650" calcext:value-type="float">
            <text:p>22650</text:p>
          </table:table-cell>
          <table:table-cell office:value-type="float" office:value="349.272278" calcext:value-type="float">
            <text:p>349.272278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4977" calcext:value-type="float">
            <text:p>12.324977</text:p>
          </table:table-cell>
          <table:table-cell table:formula="of:=[.C229]-[.C228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718" calcext:value-type="float">
            <text:p>22718</text:p>
          </table:table-cell>
          <table:table-cell office:value-type="float" office:value="349.326355" calcext:value-type="float">
            <text:p>349.326355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C230]-[.C229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787" calcext:value-type="float">
            <text:p>22787</text:p>
          </table:table-cell>
          <table:table-cell office:value-type="float" office:value="349.362732" calcext:value-type="float">
            <text:p>349.362732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4736" calcext:value-type="float">
            <text:p>12.324736</text:p>
          </table:table-cell>
          <table:table-cell table:formula="of:=[.C231]-[.C230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855" calcext:value-type="float">
            <text:p>22855</text:p>
          </table:table-cell>
          <table:table-cell office:value-type="float" office:value="349.349091" calcext:value-type="float">
            <text:p>349.349091</text:p>
          </table:table-cell>
          <table:table-cell office:value-type="float" office:value="349.213623" calcext:value-type="float">
            <text:p>349.213623</text:p>
          </table:table-cell>
          <table:table-cell office:value-type="float" office:value="12.318161" calcext:value-type="float">
            <text:p>12.318161</text:p>
          </table:table-cell>
          <table:table-cell table:formula="of:=[.C232]-[.C231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923" calcext:value-type="float">
            <text:p>22923</text:p>
          </table:table-cell>
          <table:table-cell office:value-type="float" office:value="349.354095" calcext:value-type="float">
            <text:p>349.354095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12.323293" calcext:value-type="float">
            <text:p>12.323293</text:p>
          </table:table-cell>
          <table:table-cell table:formula="of:=[.C233]-[.C232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992" calcext:value-type="float">
            <text:p>22992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12.318242" calcext:value-type="float">
            <text:p>12.318242</text:p>
          </table:table-cell>
          <table:table-cell table:formula="of:=[.C234]-[.C233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060" calcext:value-type="float">
            <text:p>23060</text:p>
          </table:table-cell>
          <table:table-cell office:value-type="float" office:value="349.282288" calcext:value-type="float">
            <text:p>349.282288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12.318482" calcext:value-type="float">
            <text:p>12.318482</text:p>
          </table:table-cell>
          <table:table-cell table:formula="of:=[.C235]-[.C234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128" calcext:value-type="float">
            <text:p>23128</text:p>
          </table:table-cell>
          <table:table-cell office:value-type="float" office:value="349.258636" calcext:value-type="float">
            <text:p>349.258636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12.320567" calcext:value-type="float">
            <text:p>12.320567</text:p>
          </table:table-cell>
          <table:table-cell table:formula="of:=[.C236]-[.C235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197" calcext:value-type="float">
            <text:p>23197</text:p>
          </table:table-cell>
          <table:table-cell office:value-type="float" office:value="349.298645" calcext:value-type="float">
            <text:p>349.298645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12.325216" calcext:value-type="float">
            <text:p>12.325216</text:p>
          </table:table-cell>
          <table:table-cell table:formula="of:=[.C237]-[.C236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265" calcext:value-type="float">
            <text:p>23265</text:p>
          </table:table-cell>
          <table:table-cell office:value-type="float" office:value="349.284576" calcext:value-type="float">
            <text:p>349.284576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C238]-[.C237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333" calcext:value-type="float">
            <text:p>23333</text:p>
          </table:table-cell>
          <table:table-cell office:value-type="float" office:value="349.307709" calcext:value-type="float">
            <text:p>349.307709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233" calcext:value-type="float">
            <text:p>12.32233</text:p>
          </table:table-cell>
          <table:table-cell table:formula="of:=[.C239]-[.C238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401" calcext:value-type="float">
            <text:p>23401</text:p>
          </table:table-cell>
          <table:table-cell office:value-type="float" office:value="349.280914" calcext:value-type="float">
            <text:p>349.280914</text:p>
          </table:table-cell>
          <table:table-cell office:value-type="float" office:value="349.088623" calcext:value-type="float">
            <text:p>349.088623</text:p>
          </table:table-cell>
          <table:table-cell office:value-type="float" office:value="12.313752" calcext:value-type="float">
            <text:p>12.313752</text:p>
          </table:table-cell>
          <table:table-cell table:formula="of:=[.C240]-[.C239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470" calcext:value-type="float">
            <text:p>23470</text:p>
          </table:table-cell>
          <table:table-cell office:value-type="float" office:value="349.256348" calcext:value-type="float">
            <text:p>349.256348</text:p>
          </table:table-cell>
          <table:table-cell office:value-type="float" office:value="349.159088" calcext:value-type="float">
            <text:p>349.159088</text:p>
          </table:table-cell>
          <table:table-cell office:value-type="float" office:value="12.316237" calcext:value-type="float">
            <text:p>12.316237</text:p>
          </table:table-cell>
          <table:table-cell table:formula="of:=[.C241]-[.C240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538" calcext:value-type="float">
            <text:p>23538</text:p>
          </table:table-cell>
          <table:table-cell office:value-type="float" office:value="349.214996" calcext:value-type="float">
            <text:p>349.214996</text:p>
          </table:table-cell>
          <table:table-cell office:value-type="float" office:value="349.206818" calcext:value-type="float">
            <text:p>349.206818</text:p>
          </table:table-cell>
          <table:table-cell office:value-type="float" office:value="12.317922" calcext:value-type="float">
            <text:p>12.317922</text:p>
          </table:table-cell>
          <table:table-cell table:formula="of:=[.C242]-[.C241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606" calcext:value-type="float">
            <text:p>23606</text:p>
          </table:table-cell>
          <table:table-cell office:value-type="float" office:value="349.203613" calcext:value-type="float">
            <text:p>349.203613</text:p>
          </table:table-cell>
          <table:table-cell office:value-type="float" office:value="349.231812" calcext:value-type="float">
            <text:p>349.231812</text:p>
          </table:table-cell>
          <table:table-cell office:value-type="float" office:value="12.318803" calcext:value-type="float">
            <text:p>12.318803</text:p>
          </table:table-cell>
          <table:table-cell table:formula="of:=[.C243]-[.C242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675" calcext:value-type="float">
            <text:p>23675</text:p>
          </table:table-cell>
          <table:table-cell office:value-type="float" office:value="349.172272" calcext:value-type="float">
            <text:p>349.172272</text:p>
          </table:table-cell>
          <table:table-cell office:value-type="float" office:value="349.174988" calcext:value-type="float">
            <text:p>349.174988</text:p>
          </table:table-cell>
          <table:table-cell office:value-type="float" office:value="12.316798" calcext:value-type="float">
            <text:p>12.316798</text:p>
          </table:table-cell>
          <table:table-cell table:formula="of:=[.C244]-[.C243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743" calcext:value-type="float">
            <text:p>23743</text:p>
          </table:table-cell>
          <table:table-cell office:value-type="float" office:value="349.218628" calcext:value-type="float">
            <text:p>349.218628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193" calcext:value-type="float">
            <text:p>12.32193</text:p>
          </table:table-cell>
          <table:table-cell table:formula="of:=[.C245]-[.C244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811" calcext:value-type="float">
            <text:p>23811</text:p>
          </table:table-cell>
          <table:table-cell office:value-type="float" office:value="349.269073" calcext:value-type="float">
            <text:p>349.269073</text:p>
          </table:table-cell>
          <table:table-cell office:value-type="float" office:value="349.411377" calcext:value-type="float">
            <text:p>349.411377</text:p>
          </table:table-cell>
          <table:table-cell office:value-type="float" office:value="12.325137" calcext:value-type="float">
            <text:p>12.325137</text:p>
          </table:table-cell>
          <table:table-cell table:formula="of:=[.C246]-[.C245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880" calcext:value-type="float">
            <text:p>23880</text:p>
          </table:table-cell>
          <table:table-cell office:value-type="float" office:value="349.248169" calcext:value-type="float">
            <text:p>349.248169</text:p>
          </table:table-cell>
          <table:table-cell office:value-type="float" office:value="349.102264" calcext:value-type="float">
            <text:p>349.102264</text:p>
          </table:table-cell>
          <table:table-cell office:value-type="float" office:value="12.314233" calcext:value-type="float">
            <text:p>12.314233</text:p>
          </table:table-cell>
          <table:table-cell table:formula="of:=[.C247]-[.C246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948" calcext:value-type="float">
            <text:p>23948</text:p>
          </table:table-cell>
          <table:table-cell office:value-type="float" office:value="349.260925" calcext:value-type="float">
            <text:p>349.260925</text:p>
          </table:table-cell>
          <table:table-cell office:value-type="float" office:value="349.295441" calcext:value-type="float">
            <text:p>349.295441</text:p>
          </table:table-cell>
          <table:table-cell office:value-type="float" office:value="12.321048" calcext:value-type="float">
            <text:p>12.321048</text:p>
          </table:table-cell>
          <table:table-cell table:formula="of:=[.C248]-[.C247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016" calcext:value-type="float">
            <text:p>24016</text:p>
          </table:table-cell>
          <table:table-cell office:value-type="float" office:value="349.262268" calcext:value-type="float">
            <text:p>349.262268</text:p>
          </table:table-cell>
          <table:table-cell office:value-type="float" office:value="349.181824" calcext:value-type="float">
            <text:p>349.181824</text:p>
          </table:table-cell>
          <table:table-cell office:value-type="float" office:value="12.317039" calcext:value-type="float">
            <text:p>12.317039</text:p>
          </table:table-cell>
          <table:table-cell table:formula="of:=[.C249]-[.C248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085" calcext:value-type="float">
            <text:p>24085</text:p>
          </table:table-cell>
          <table:table-cell office:value-type="float" office:value="349.2341" calcext:value-type="float">
            <text:p>349.2341</text:p>
          </table:table-cell>
          <table:table-cell office:value-type="float" office:value="349.179535" calcext:value-type="float">
            <text:p>349.179535</text:p>
          </table:table-cell>
          <table:table-cell office:value-type="float" office:value="12.316959" calcext:value-type="float">
            <text:p>12.316959</text:p>
          </table:table-cell>
          <table:table-cell table:formula="of:=[.C250]-[.C249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153" calcext:value-type="float">
            <text:p>24153</text:p>
          </table:table-cell>
          <table:table-cell office:value-type="float" office:value="349.21637" calcext:value-type="float">
            <text:p>349.21637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C251]-[.C250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221" calcext:value-type="float">
            <text:p>24221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2972" calcext:value-type="float">
            <text:p>12.322972</text:p>
          </table:table-cell>
          <table:table-cell table:formula="of:=[.C252]-[.C251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290" calcext:value-type="float">
            <text:p>24290</text:p>
          </table:table-cell>
          <table:table-cell office:value-type="float" office:value="349.275452" calcext:value-type="float">
            <text:p>349.275452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731" calcext:value-type="float">
            <text:p>12.322731</text:p>
          </table:table-cell>
          <table:table-cell table:formula="of:=[.C253]-[.C252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358" calcext:value-type="float">
            <text:p>24358</text:p>
          </table:table-cell>
          <table:table-cell office:value-type="float" office:value="349.294098" calcext:value-type="float">
            <text:p>349.294098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20326" calcext:value-type="float">
            <text:p>12.320326</text:p>
          </table:table-cell>
          <table:table-cell table:formula="of:=[.C254]-[.C253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426" calcext:value-type="float">
            <text:p>24426</text:p>
          </table:table-cell>
          <table:table-cell office:value-type="float" office:value="349.296814" calcext:value-type="float">
            <text:p>349.296814</text:p>
          </table:table-cell>
          <table:table-cell office:value-type="float" office:value="349.193176" calcext:value-type="float">
            <text:p>349.193176</text:p>
          </table:table-cell>
          <table:table-cell office:value-type="float" office:value="12.31744" calcext:value-type="float">
            <text:p>12.31744</text:p>
          </table:table-cell>
          <table:table-cell table:formula="of:=[.C255]-[.C254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494" calcext:value-type="float">
            <text:p>24494</text:p>
          </table:table-cell>
          <table:table-cell office:value-type="float" office:value="349.308655" calcext:value-type="float">
            <text:p>349.308655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C256]-[.C255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563" calcext:value-type="float">
            <text:p>24563</text:p>
          </table:table-cell>
          <table:table-cell office:value-type="float" office:value="349.267731" calcext:value-type="float">
            <text:p>349.267731</text:p>
          </table:table-cell>
          <table:table-cell office:value-type="float" office:value="349.145447" calcext:value-type="float">
            <text:p>349.145447</text:p>
          </table:table-cell>
          <table:table-cell office:value-type="float" office:value="12.315757" calcext:value-type="float">
            <text:p>12.315757</text:p>
          </table:table-cell>
          <table:table-cell table:formula="of:=[.C257]-[.C256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631" calcext:value-type="float">
            <text:p>24631</text:p>
          </table:table-cell>
          <table:table-cell office:value-type="float" office:value="349.275452" calcext:value-type="float">
            <text:p>349.275452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C258]-[.C257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699" calcext:value-type="float">
            <text:p>24699</text:p>
          </table:table-cell>
          <table:table-cell office:value-type="float" office:value="349.276367" calcext:value-type="float">
            <text:p>349.276367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0486" calcext:value-type="float">
            <text:p>12.320486</text:p>
          </table:table-cell>
          <table:table-cell table:formula="of:=[.C259]-[.C258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768" calcext:value-type="float">
            <text:p>24768</text:p>
          </table:table-cell>
          <table:table-cell office:value-type="float" office:value="349.289978" calcext:value-type="float">
            <text:p>349.289978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19845" calcext:value-type="float">
            <text:p>12.319845</text:p>
          </table:table-cell>
          <table:table-cell table:formula="of:=[.C260]-[.C259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836" calcext:value-type="float">
            <text:p>24836</text:p>
          </table:table-cell>
          <table:table-cell office:value-type="float" office:value="349.245453" calcext:value-type="float">
            <text:p>349.245453</text:p>
          </table:table-cell>
          <table:table-cell office:value-type="float" office:value="349.159088" calcext:value-type="float">
            <text:p>349.159088</text:p>
          </table:table-cell>
          <table:table-cell office:value-type="float" office:value="12.316237" calcext:value-type="float">
            <text:p>12.316237</text:p>
          </table:table-cell>
          <table:table-cell table:formula="of:=[.C261]-[.C260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904" calcext:value-type="float">
            <text:p>24904</text:p>
          </table:table-cell>
          <table:table-cell office:value-type="float" office:value="349.281799" calcext:value-type="float">
            <text:p>349.281799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217" calcext:value-type="float">
            <text:p>12.32217</text:p>
          </table:table-cell>
          <table:table-cell table:formula="of:=[.C262]-[.C261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973" calcext:value-type="float">
            <text:p>24973</text:p>
          </table:table-cell>
          <table:table-cell office:value-type="float" office:value="349.272278" calcext:value-type="float">
            <text:p>349.272278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C263]-[.C262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041" calcext:value-type="float">
            <text:p>25041</text:p>
          </table:table-cell>
          <table:table-cell office:value-type="float" office:value="349.306366" calcext:value-type="float">
            <text:p>349.306366</text:p>
          </table:table-cell>
          <table:table-cell office:value-type="float" office:value="349.450012" calcext:value-type="float">
            <text:p>349.450012</text:p>
          </table:table-cell>
          <table:table-cell office:value-type="float" office:value="12.3265" calcext:value-type="float">
            <text:p>12.3265</text:p>
          </table:table-cell>
          <table:table-cell table:formula="of:=[.C264]-[.C263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109" calcext:value-type="float">
            <text:p>25109</text:p>
          </table:table-cell>
          <table:table-cell office:value-type="float" office:value="349.292725" calcext:value-type="float">
            <text:p>349.292725</text:p>
          </table:table-cell>
          <table:table-cell office:value-type="float" office:value="349.193176" calcext:value-type="float">
            <text:p>349.193176</text:p>
          </table:table-cell>
          <table:table-cell office:value-type="float" office:value="12.31744" calcext:value-type="float">
            <text:p>12.31744</text:p>
          </table:table-cell>
          <table:table-cell table:formula="of:=[.C265]-[.C264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178" calcext:value-type="float">
            <text:p>25178</text:p>
          </table:table-cell>
          <table:table-cell office:value-type="float" office:value="349.316345" calcext:value-type="float">
            <text:p>349.316345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20407" calcext:value-type="float">
            <text:p>12.320407</text:p>
          </table:table-cell>
          <table:table-cell table:formula="of:=[.C266]-[.C265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246" calcext:value-type="float">
            <text:p>25246</text:p>
          </table:table-cell>
          <table:table-cell office:value-type="float" office:value="349.301819" calcext:value-type="float">
            <text:p>349.301819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19605" calcext:value-type="float">
            <text:p>12.319605</text:p>
          </table:table-cell>
          <table:table-cell table:formula="of:=[.C267]-[.C266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314" calcext:value-type="float">
            <text:p>25314</text:p>
          </table:table-cell>
          <table:table-cell office:value-type="float" office:value="349.307281" calcext:value-type="float">
            <text:p>349.307281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268]-[.C267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383" calcext:value-type="float">
            <text:p>25383</text:p>
          </table:table-cell>
          <table:table-cell office:value-type="float" office:value="349.250427" calcext:value-type="float">
            <text:p>349.250427</text:p>
          </table:table-cell>
          <table:table-cell office:value-type="float" office:value="349.165924" calcext:value-type="float">
            <text:p>349.165924</text:p>
          </table:table-cell>
          <table:table-cell office:value-type="float" office:value="12.316479" calcext:value-type="float">
            <text:p>12.316479</text:p>
          </table:table-cell>
          <table:table-cell table:formula="of:=[.C269]-[.C268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451" calcext:value-type="float">
            <text:p>25451</text:p>
          </table:table-cell>
          <table:table-cell office:value-type="float" office:value="349.245911" calcext:value-type="float">
            <text:p>349.245911</text:p>
          </table:table-cell>
          <table:table-cell office:value-type="float" office:value="349.170441" calcext:value-type="float">
            <text:p>349.170441</text:p>
          </table:table-cell>
          <table:table-cell office:value-type="float" office:value="12.316638" calcext:value-type="float">
            <text:p>12.316638</text:p>
          </table:table-cell>
          <table:table-cell table:formula="of:=[.C270]-[.C269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519" calcext:value-type="float">
            <text:p>25519</text:p>
          </table:table-cell>
          <table:table-cell office:value-type="float" office:value="349.206818" calcext:value-type="float">
            <text:p>349.206818</text:p>
          </table:table-cell>
          <table:table-cell office:value-type="float" office:value="349.081818" calcext:value-type="float">
            <text:p>349.081818</text:p>
          </table:table-cell>
          <table:table-cell office:value-type="float" office:value="12.313512" calcext:value-type="float">
            <text:p>12.313512</text:p>
          </table:table-cell>
          <table:table-cell table:formula="of:=[.C271]-[.C270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587" calcext:value-type="float">
            <text:p>25587</text:p>
          </table:table-cell>
          <table:table-cell office:value-type="float" office:value="349.205872" calcext:value-type="float">
            <text:p>349.205872</text:p>
          </table:table-cell>
          <table:table-cell office:value-type="float" office:value="349.25" calcext:value-type="float">
            <text:p>349.25</text:p>
          </table:table-cell>
          <table:table-cell office:value-type="float" office:value="12.319445" calcext:value-type="float">
            <text:p>12.319445</text:p>
          </table:table-cell>
          <table:table-cell table:formula="of:=[.C272]-[.C271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656" calcext:value-type="float">
            <text:p>25656</text:p>
          </table:table-cell>
          <table:table-cell office:value-type="float" office:value="349.188629" calcext:value-type="float">
            <text:p>349.188629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20326" calcext:value-type="float">
            <text:p>12.320326</text:p>
          </table:table-cell>
          <table:table-cell table:formula="of:=[.C273]-[.C272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724" calcext:value-type="float">
            <text:p>25724</text:p>
          </table:table-cell>
          <table:table-cell office:value-type="float" office:value="349.198181" calcext:value-type="float">
            <text:p>349.198181</text:p>
          </table:table-cell>
          <table:table-cell office:value-type="float" office:value="349.213623" calcext:value-type="float">
            <text:p>349.213623</text:p>
          </table:table-cell>
          <table:table-cell office:value-type="float" office:value="12.318161" calcext:value-type="float">
            <text:p>12.318161</text:p>
          </table:table-cell>
          <table:table-cell table:formula="of:=[.C274]-[.C273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792" calcext:value-type="float">
            <text:p>25792</text:p>
          </table:table-cell>
          <table:table-cell office:value-type="float" office:value="349.219543" calcext:value-type="float">
            <text:p>349.219543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20407" calcext:value-type="float">
            <text:p>12.320407</text:p>
          </table:table-cell>
          <table:table-cell table:formula="of:=[.C275]-[.C274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861" calcext:value-type="float">
            <text:p>25861</text:p>
          </table:table-cell>
          <table:table-cell office:value-type="float" office:value="349.227722" calcext:value-type="float">
            <text:p>349.227722</text:p>
          </table:table-cell>
          <table:table-cell office:value-type="float" office:value="349.122742" calcext:value-type="float">
            <text:p>349.122742</text:p>
          </table:table-cell>
          <table:table-cell office:value-type="float" office:value="12.314956" calcext:value-type="float">
            <text:p>12.314956</text:p>
          </table:table-cell>
          <table:table-cell table:formula="of:=[.C276]-[.C275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929" calcext:value-type="float">
            <text:p>25929</text:p>
          </table:table-cell>
          <table:table-cell office:value-type="float" office:value="349.235016" calcext:value-type="float">
            <text:p>349.235016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0727" calcext:value-type="float">
            <text:p>12.320727</text:p>
          </table:table-cell>
          <table:table-cell table:formula="of:=[.C277]-[.C276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997" calcext:value-type="float">
            <text:p>25997</text:p>
          </table:table-cell>
          <table:table-cell office:value-type="float" office:value="349.224548" calcext:value-type="float">
            <text:p>349.224548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12.318482" calcext:value-type="float">
            <text:p>12.318482</text:p>
          </table:table-cell>
          <table:table-cell table:formula="of:=[.C278]-[.C277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066" calcext:value-type="float">
            <text:p>26066</text:p>
          </table:table-cell>
          <table:table-cell office:value-type="float" office:value="349.223633" calcext:value-type="float">
            <text:p>349.223633</text:p>
          </table:table-cell>
          <table:table-cell office:value-type="float" office:value="349.209076" calcext:value-type="float">
            <text:p>349.209076</text:p>
          </table:table-cell>
          <table:table-cell office:value-type="float" office:value="12.318001" calcext:value-type="float">
            <text:p>12.318001</text:p>
          </table:table-cell>
          <table:table-cell table:formula="of:=[.C279]-[.C278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134" calcext:value-type="float">
            <text:p>26134</text:p>
          </table:table-cell>
          <table:table-cell office:value-type="float" office:value="349.212738" calcext:value-type="float">
            <text:p>349.212738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12.318482" calcext:value-type="float">
            <text:p>12.318482</text:p>
          </table:table-cell>
          <table:table-cell table:formula="of:=[.C280]-[.C279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202" calcext:value-type="float">
            <text:p>26202</text:p>
          </table:table-cell>
          <table:table-cell office:value-type="float" office:value="349.197754" calcext:value-type="float">
            <text:p>349.197754</text:p>
          </table:table-cell>
          <table:table-cell office:value-type="float" office:value="349.047729" calcext:value-type="float">
            <text:p>349.047729</text:p>
          </table:table-cell>
          <table:table-cell office:value-type="float" office:value="12.312309" calcext:value-type="float">
            <text:p>12.312309</text:p>
          </table:table-cell>
          <table:table-cell table:formula="of:=[.C281]-[.C280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271" calcext:value-type="float">
            <text:p>26271</text:p>
          </table:table-cell>
          <table:table-cell office:value-type="float" office:value="349.203674" calcext:value-type="float">
            <text:p>349.203674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177" calcext:value-type="float">
            <text:p>12.32177</text:p>
          </table:table-cell>
          <table:table-cell table:formula="of:=[.C282]-[.C281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339" calcext:value-type="float">
            <text:p>26339</text:p>
          </table:table-cell>
          <table:table-cell office:value-type="float" office:value="349.212738" calcext:value-type="float">
            <text:p>349.212738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12.320086" calcext:value-type="float">
            <text:p>12.320086</text:p>
          </table:table-cell>
          <table:table-cell table:formula="of:=[.C283]-[.C282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407" calcext:value-type="float">
            <text:p>26407</text:p>
          </table:table-cell>
          <table:table-cell office:value-type="float" office:value="349.247711" calcext:value-type="float">
            <text:p>349.247711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4175" calcext:value-type="float">
            <text:p>12.324175</text:p>
          </table:table-cell>
          <table:table-cell table:formula="of:=[.C284]-[.C283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476" calcext:value-type="float">
            <text:p>26476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0486" calcext:value-type="float">
            <text:p>12.320486</text:p>
          </table:table-cell>
          <table:table-cell table:formula="of:=[.C285]-[.C284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544" calcext:value-type="float">
            <text:p>26544</text:p>
          </table:table-cell>
          <table:table-cell office:value-type="float" office:value="349.290466" calcext:value-type="float">
            <text:p>349.290466</text:p>
          </table:table-cell>
          <table:table-cell office:value-type="float" office:value="349.204559" calcext:value-type="float">
            <text:p>349.204559</text:p>
          </table:table-cell>
          <table:table-cell office:value-type="float" office:value="12.317842" calcext:value-type="float">
            <text:p>12.317842</text:p>
          </table:table-cell>
          <table:table-cell table:formula="of:=[.C286]-[.C285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612" calcext:value-type="float">
            <text:p>26612</text:p>
          </table:table-cell>
          <table:table-cell office:value-type="float" office:value="349.267731" calcext:value-type="float">
            <text:p>349.267731</text:p>
          </table:table-cell>
          <table:table-cell office:value-type="float" office:value="349.202271" calcext:value-type="float">
            <text:p>349.202271</text:p>
          </table:table-cell>
          <table:table-cell office:value-type="float" office:value="12.31776" calcext:value-type="float">
            <text:p>12.31776</text:p>
          </table:table-cell>
          <table:table-cell table:formula="of:=[.C287]-[.C286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680" calcext:value-type="float">
            <text:p>26680</text:p>
          </table:table-cell>
          <table:table-cell office:value-type="float" office:value="349.253662" calcext:value-type="float">
            <text:p>349.253662</text:p>
          </table:table-cell>
          <table:table-cell office:value-type="float" office:value="349.197723" calcext:value-type="float">
            <text:p>349.197723</text:p>
          </table:table-cell>
          <table:table-cell office:value-type="float" office:value="12.3176" calcext:value-type="float">
            <text:p>12.3176</text:p>
          </table:table-cell>
          <table:table-cell table:formula="of:=[.C288]-[.C287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749" calcext:value-type="float">
            <text:p>26749</text:p>
          </table:table-cell>
          <table:table-cell office:value-type="float" office:value="349.245911" calcext:value-type="float">
            <text:p>349.245911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289]-[.C288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817" calcext:value-type="float">
            <text:p>26817</text:p>
          </table:table-cell>
          <table:table-cell office:value-type="float" office:value="349.236847" calcext:value-type="float">
            <text:p>349.236847</text:p>
          </table:table-cell>
          <table:table-cell office:value-type="float" office:value="349.2341" calcext:value-type="float">
            <text:p>349.2341</text:p>
          </table:table-cell>
          <table:table-cell office:value-type="float" office:value="12.318884" calcext:value-type="float">
            <text:p>12.318884</text:p>
          </table:table-cell>
          <table:table-cell table:formula="of:=[.C290]-[.C289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885" calcext:value-type="float">
            <text:p>26885</text:p>
          </table:table-cell>
          <table:table-cell office:value-type="float" office:value="349.217743" calcext:value-type="float">
            <text:p>349.217743</text:p>
          </table:table-cell>
          <table:table-cell office:value-type="float" office:value="349.1091" calcext:value-type="float">
            <text:p>349.1091</text:p>
          </table:table-cell>
          <table:table-cell office:value-type="float" office:value="12.314474" calcext:value-type="float">
            <text:p>12.314474</text:p>
          </table:table-cell>
          <table:table-cell table:formula="of:=[.C291]-[.C290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954" calcext:value-type="float">
            <text:p>26954</text:p>
          </table:table-cell>
          <table:table-cell office:value-type="float" office:value="349.193665" calcext:value-type="float">
            <text:p>349.193665</text:p>
          </table:table-cell>
          <table:table-cell office:value-type="float" office:value="349.081818" calcext:value-type="float">
            <text:p>349.081818</text:p>
          </table:table-cell>
          <table:table-cell office:value-type="float" office:value="12.313512" calcext:value-type="float">
            <text:p>12.313512</text:p>
          </table:table-cell>
          <table:table-cell table:formula="of:=[.C292]-[.C291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022" calcext:value-type="float">
            <text:p>27022</text:p>
          </table:table-cell>
          <table:table-cell office:value-type="float" office:value="349.197296" calcext:value-type="float">
            <text:p>349.197296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12.318242" calcext:value-type="float">
            <text:p>12.318242</text:p>
          </table:table-cell>
          <table:table-cell table:formula="of:=[.C293]-[.C292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090" calcext:value-type="float">
            <text:p>27090</text:p>
          </table:table-cell>
          <table:table-cell office:value-type="float" office:value="349.137268" calcext:value-type="float">
            <text:p>349.137268</text:p>
          </table:table-cell>
          <table:table-cell office:value-type="float" office:value="349.045441" calcext:value-type="float">
            <text:p>349.045441</text:p>
          </table:table-cell>
          <table:table-cell office:value-type="float" office:value="12.312229" calcext:value-type="float">
            <text:p>12.312229</text:p>
          </table:table-cell>
          <table:table-cell table:formula="of:=[.C294]-[.C293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159" calcext:value-type="float">
            <text:p>27159</text:p>
          </table:table-cell>
          <table:table-cell office:value-type="float" office:value="349.170471" calcext:value-type="float">
            <text:p>349.170471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4736" calcext:value-type="float">
            <text:p>12.324736</text:p>
          </table:table-cell>
          <table:table-cell table:formula="of:=[.C295]-[.C294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227" calcext:value-type="float">
            <text:p>27227</text:p>
          </table:table-cell>
          <table:table-cell office:value-type="float" office:value="349.151367" calcext:value-type="float">
            <text:p>349.151367</text:p>
          </table:table-cell>
          <table:table-cell office:value-type="float" office:value="349.013641" calcext:value-type="float">
            <text:p>349.013641</text:p>
          </table:table-cell>
          <table:table-cell office:value-type="float" office:value="12.311108" calcext:value-type="float">
            <text:p>12.311108</text:p>
          </table:table-cell>
          <table:table-cell table:formula="of:=[.C296]-[.C295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295" calcext:value-type="float">
            <text:p>27295</text:p>
          </table:table-cell>
          <table:table-cell office:value-type="float" office:value="349.173187" calcext:value-type="float">
            <text:p>349.173187</text:p>
          </table:table-cell>
          <table:table-cell office:value-type="float" office:value="349.190918" calcext:value-type="float">
            <text:p>349.190918</text:p>
          </table:table-cell>
          <table:table-cell office:value-type="float" office:value="12.317361" calcext:value-type="float">
            <text:p>12.317361</text:p>
          </table:table-cell>
          <table:table-cell table:formula="of:=[.C297]-[.C296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364" calcext:value-type="float">
            <text:p>27364</text:p>
          </table:table-cell>
          <table:table-cell office:value-type="float" office:value="349.170471" calcext:value-type="float">
            <text:p>349.170471</text:p>
          </table:table-cell>
          <table:table-cell office:value-type="float" office:value="349.202271" calcext:value-type="float">
            <text:p>349.202271</text:p>
          </table:table-cell>
          <table:table-cell office:value-type="float" office:value="12.31776" calcext:value-type="float">
            <text:p>12.31776</text:p>
          </table:table-cell>
          <table:table-cell table:formula="of:=[.C298]-[.C297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432" calcext:value-type="float">
            <text:p>27432</text:p>
          </table:table-cell>
          <table:table-cell office:value-type="float" office:value="349.226379" calcext:value-type="float">
            <text:p>349.226379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209" calcext:value-type="float">
            <text:p>12.32209</text:p>
          </table:table-cell>
          <table:table-cell table:formula="of:=[.C299]-[.C298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500" calcext:value-type="float">
            <text:p>27500</text:p>
          </table:table-cell>
          <table:table-cell office:value-type="float" office:value="349.170959" calcext:value-type="float">
            <text:p>349.170959</text:p>
          </table:table-cell>
          <table:table-cell office:value-type="float" office:value="349.122742" calcext:value-type="float">
            <text:p>349.122742</text:p>
          </table:table-cell>
          <table:table-cell office:value-type="float" office:value="12.314956" calcext:value-type="float">
            <text:p>12.314956</text:p>
          </table:table-cell>
          <table:table-cell table:formula="of:=[.C300]-[.C299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569" calcext:value-type="float">
            <text:p>27569</text:p>
          </table:table-cell>
          <table:table-cell office:value-type="float" office:value="349.220947" calcext:value-type="float">
            <text:p>349.220947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925" calcext:value-type="float">
            <text:p>12.319925</text:p>
          </table:table-cell>
          <table:table-cell table:formula="of:=[.C301]-[.C300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637" calcext:value-type="float">
            <text:p>27637</text:p>
          </table:table-cell>
          <table:table-cell office:value-type="float" office:value="349.207764" calcext:value-type="float">
            <text:p>349.207764</text:p>
          </table:table-cell>
          <table:table-cell office:value-type="float" office:value="349.125" calcext:value-type="float">
            <text:p>349.125</text:p>
          </table:table-cell>
          <table:table-cell office:value-type="float" office:value="12.315035" calcext:value-type="float">
            <text:p>12.315035</text:p>
          </table:table-cell>
          <table:table-cell table:formula="of:=[.C302]-[.C301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705" calcext:value-type="float">
            <text:p>27705</text:p>
          </table:table-cell>
          <table:table-cell office:value-type="float" office:value="349.230896" calcext:value-type="float">
            <text:p>349.230896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185" calcext:value-type="float">
            <text:p>12.32185</text:p>
          </table:table-cell>
          <table:table-cell table:formula="of:=[.C303]-[.C302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773" calcext:value-type="float">
            <text:p>27773</text:p>
          </table:table-cell>
          <table:table-cell office:value-type="float" office:value="349.199066" calcext:value-type="float">
            <text:p>349.199066</text:p>
          </table:table-cell>
          <table:table-cell office:value-type="float" office:value="349.165924" calcext:value-type="float">
            <text:p>349.165924</text:p>
          </table:table-cell>
          <table:table-cell office:value-type="float" office:value="12.316479" calcext:value-type="float">
            <text:p>12.316479</text:p>
          </table:table-cell>
          <table:table-cell table:formula="of:=[.C304]-[.C303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842" calcext:value-type="float">
            <text:p>27842</text:p>
          </table:table-cell>
          <table:table-cell office:value-type="float" office:value="349.235901" calcext:value-type="float">
            <text:p>349.235901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C305]-[.C304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910" calcext:value-type="float">
            <text:p>27910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349.174988" calcext:value-type="float">
            <text:p>349.174988</text:p>
          </table:table-cell>
          <table:table-cell office:value-type="float" office:value="12.316798" calcext:value-type="float">
            <text:p>12.316798</text:p>
          </table:table-cell>
          <table:table-cell table:formula="of:=[.C306]-[.C305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978" calcext:value-type="float">
            <text:p>27978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349.431824" calcext:value-type="float">
            <text:p>349.431824</text:p>
          </table:table-cell>
          <table:table-cell office:value-type="float" office:value="12.325858" calcext:value-type="float">
            <text:p>12.325858</text:p>
          </table:table-cell>
          <table:table-cell table:formula="of:=[.C307]-[.C306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047" calcext:value-type="float">
            <text:p>28047</text:p>
          </table:table-cell>
          <table:table-cell office:value-type="float" office:value="349.256836" calcext:value-type="float">
            <text:p>349.256836</text:p>
          </table:table-cell>
          <table:table-cell office:value-type="float" office:value="349.204559" calcext:value-type="float">
            <text:p>349.204559</text:p>
          </table:table-cell>
          <table:table-cell office:value-type="float" office:value="12.317842" calcext:value-type="float">
            <text:p>12.317842</text:p>
          </table:table-cell>
          <table:table-cell table:formula="of:=[.C308]-[.C307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115" calcext:value-type="float">
            <text:p>28115</text:p>
          </table:table-cell>
          <table:table-cell office:value-type="float" office:value="349.265472" calcext:value-type="float">
            <text:p>349.265472</text:p>
          </table:table-cell>
          <table:table-cell office:value-type="float" office:value="349.209076" calcext:value-type="float">
            <text:p>349.209076</text:p>
          </table:table-cell>
          <table:table-cell office:value-type="float" office:value="12.318001" calcext:value-type="float">
            <text:p>12.318001</text:p>
          </table:table-cell>
          <table:table-cell table:formula="of:=[.C309]-[.C308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183" calcext:value-type="float">
            <text:p>28183</text:p>
          </table:table-cell>
          <table:table-cell office:value-type="float" office:value="349.273621" calcext:value-type="float">
            <text:p>349.273621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C310]-[.C309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252" calcext:value-type="float">
            <text:p>28252</text:p>
          </table:table-cell>
          <table:table-cell office:value-type="float" office:value="349.271393" calcext:value-type="float">
            <text:p>349.271393</text:p>
          </table:table-cell>
          <table:table-cell office:value-type="float" office:value="349.163635" calcext:value-type="float">
            <text:p>349.163635</text:p>
          </table:table-cell>
          <table:table-cell office:value-type="float" office:value="12.316398" calcext:value-type="float">
            <text:p>12.316398</text:p>
          </table:table-cell>
          <table:table-cell table:formula="of:=[.C311]-[.C310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320" calcext:value-type="float">
            <text:p>28320</text:p>
          </table:table-cell>
          <table:table-cell office:value-type="float" office:value="349.226807" calcext:value-type="float">
            <text:p>349.226807</text:p>
          </table:table-cell>
          <table:table-cell office:value-type="float" office:value="349.209076" calcext:value-type="float">
            <text:p>349.209076</text:p>
          </table:table-cell>
          <table:table-cell office:value-type="float" office:value="12.318001" calcext:value-type="float">
            <text:p>12.318001</text:p>
          </table:table-cell>
          <table:table-cell table:formula="of:=[.C312]-[.C311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388" calcext:value-type="float">
            <text:p>28388</text:p>
          </table:table-cell>
          <table:table-cell office:value-type="float" office:value="349.215424" calcext:value-type="float">
            <text:p>349.215424</text:p>
          </table:table-cell>
          <table:table-cell office:value-type="float" office:value="349.147736" calcext:value-type="float">
            <text:p>349.147736</text:p>
          </table:table-cell>
          <table:table-cell office:value-type="float" office:value="12.315837" calcext:value-type="float">
            <text:p>12.315837</text:p>
          </table:table-cell>
          <table:table-cell table:formula="of:=[.C313]-[.C312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457" calcext:value-type="float">
            <text:p>28457</text:p>
          </table:table-cell>
          <table:table-cell office:value-type="float" office:value="349.221771" calcext:value-type="float">
            <text:p>349.221771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12.319123" calcext:value-type="float">
            <text:p>12.319123</text:p>
          </table:table-cell>
          <table:table-cell table:formula="of:=[.C314]-[.C313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525" calcext:value-type="float">
            <text:p>28525</text:p>
          </table:table-cell>
          <table:table-cell office:value-type="float" office:value="349.204987" calcext:value-type="float">
            <text:p>349.204987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925" calcext:value-type="float">
            <text:p>12.319925</text:p>
          </table:table-cell>
          <table:table-cell table:formula="of:=[.C315]-[.C314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593" calcext:value-type="float">
            <text:p>28593</text:p>
          </table:table-cell>
          <table:table-cell office:value-type="float" office:value="349.187744" calcext:value-type="float">
            <text:p>349.187744</text:p>
          </table:table-cell>
          <table:table-cell office:value-type="float" office:value="349.077271" calcext:value-type="float">
            <text:p>349.077271</text:p>
          </table:table-cell>
          <table:table-cell office:value-type="float" office:value="12.313352" calcext:value-type="float">
            <text:p>12.313352</text:p>
          </table:table-cell>
          <table:table-cell table:formula="of:=[.C316]-[.C315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661" calcext:value-type="float">
            <text:p>28661</text:p>
          </table:table-cell>
          <table:table-cell office:value-type="float" office:value="349.170013" calcext:value-type="float">
            <text:p>349.170013</text:p>
          </table:table-cell>
          <table:table-cell office:value-type="float" office:value="349.120453" calcext:value-type="float">
            <text:p>349.120453</text:p>
          </table:table-cell>
          <table:table-cell office:value-type="float" office:value="12.314875" calcext:value-type="float">
            <text:p>12.314875</text:p>
          </table:table-cell>
          <table:table-cell table:formula="of:=[.C317]-[.C316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730" calcext:value-type="float">
            <text:p>28730</text:p>
          </table:table-cell>
          <table:table-cell office:value-type="float" office:value="349.165924" calcext:value-type="float">
            <text:p>349.165924</text:p>
          </table:table-cell>
          <table:table-cell office:value-type="float" office:value="349.127258" calcext:value-type="float">
            <text:p>349.127258</text:p>
          </table:table-cell>
          <table:table-cell office:value-type="float" office:value="12.315115" calcext:value-type="float">
            <text:p>12.315115</text:p>
          </table:table-cell>
          <table:table-cell table:formula="of:=[.C318]-[.C317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798" calcext:value-type="float">
            <text:p>28798</text:p>
          </table:table-cell>
          <table:table-cell office:value-type="float" office:value="349.144104" calcext:value-type="float">
            <text:p>349.144104</text:p>
          </table:table-cell>
          <table:table-cell office:value-type="float" office:value="349.131805" calcext:value-type="float">
            <text:p>349.131805</text:p>
          </table:table-cell>
          <table:table-cell office:value-type="float" office:value="12.315275" calcext:value-type="float">
            <text:p>12.315275</text:p>
          </table:table-cell>
          <table:table-cell table:formula="of:=[.C319]-[.C318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866" calcext:value-type="float">
            <text:p>28866</text:p>
          </table:table-cell>
          <table:table-cell office:value-type="float" office:value="349.089996" calcext:value-type="float">
            <text:p>349.089996</text:p>
          </table:table-cell>
          <table:table-cell office:value-type="float" office:value="348.993195" calcext:value-type="float">
            <text:p>348.993195</text:p>
          </table:table-cell>
          <table:table-cell office:value-type="float" office:value="12.310386" calcext:value-type="float">
            <text:p>12.310386</text:p>
          </table:table-cell>
          <table:table-cell table:formula="of:=[.C320]-[.C319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935" calcext:value-type="float">
            <text:p>28935</text:p>
          </table:table-cell>
          <table:table-cell office:value-type="float" office:value="349.119537" calcext:value-type="float">
            <text:p>349.119537</text:p>
          </table:table-cell>
          <table:table-cell office:value-type="float" office:value="349.225006" calcext:value-type="float">
            <text:p>349.225006</text:p>
          </table:table-cell>
          <table:table-cell office:value-type="float" office:value="12.318563" calcext:value-type="float">
            <text:p>12.318563</text:p>
          </table:table-cell>
          <table:table-cell table:formula="of:=[.C321]-[.C320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003" calcext:value-type="float">
            <text:p>29003</text:p>
          </table:table-cell>
          <table:table-cell office:value-type="float" office:value="349.14502" calcext:value-type="float">
            <text:p>349.14502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9365" calcext:value-type="float">
            <text:p>12.319365</text:p>
          </table:table-cell>
          <table:table-cell table:formula="of:=[.C322]-[.C321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071" calcext:value-type="float">
            <text:p>29071</text:p>
          </table:table-cell>
          <table:table-cell office:value-type="float" office:value="349.171814" calcext:value-type="float">
            <text:p>349.171814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19845" calcext:value-type="float">
            <text:p>12.319845</text:p>
          </table:table-cell>
          <table:table-cell table:formula="of:=[.C323]-[.C322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140" calcext:value-type="float">
            <text:p>29140</text:p>
          </table:table-cell>
          <table:table-cell office:value-type="float" office:value="349.132751" calcext:value-type="float">
            <text:p>349.132751</text:p>
          </table:table-cell>
          <table:table-cell office:value-type="float" office:value="348.936371" calcext:value-type="float">
            <text:p>348.936371</text:p>
          </table:table-cell>
          <table:table-cell office:value-type="float" office:value="12.308381" calcext:value-type="float">
            <text:p>12.308381</text:p>
          </table:table-cell>
          <table:table-cell table:formula="of:=[.C324]-[.C323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208" calcext:value-type="float">
            <text:p>29208</text:p>
          </table:table-cell>
          <table:table-cell office:value-type="float" office:value="349.208649" calcext:value-type="float">
            <text:p>349.208649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774" calcext:value-type="float">
            <text:p>12.323774</text:p>
          </table:table-cell>
          <table:table-cell table:formula="of:=[.C325]-[.C324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276" calcext:value-type="float">
            <text:p>29276</text:p>
          </table:table-cell>
          <table:table-cell office:value-type="float" office:value="349.216858" calcext:value-type="float">
            <text:p>349.216858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20005" calcext:value-type="float">
            <text:p>12.320005</text:p>
          </table:table-cell>
          <table:table-cell table:formula="of:=[.C326]-[.C325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345" calcext:value-type="float">
            <text:p>29345</text:p>
          </table:table-cell>
          <table:table-cell office:value-type="float" office:value="349.185883" calcext:value-type="float">
            <text:p>349.185883</text:p>
          </table:table-cell>
          <table:table-cell office:value-type="float" office:value="349.09317" calcext:value-type="float">
            <text:p>349.09317</text:p>
          </table:table-cell>
          <table:table-cell office:value-type="float" office:value="12.313912" calcext:value-type="float">
            <text:p>12.313912</text:p>
          </table:table-cell>
          <table:table-cell table:formula="of:=[.C327]-[.C326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413" calcext:value-type="float">
            <text:p>29413</text:p>
          </table:table-cell>
          <table:table-cell office:value-type="float" office:value="349.189117" calcext:value-type="float">
            <text:p>349.189117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20407" calcext:value-type="float">
            <text:p>12.320407</text:p>
          </table:table-cell>
          <table:table-cell table:formula="of:=[.C328]-[.C327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481" calcext:value-type="float">
            <text:p>29481</text:p>
          </table:table-cell>
          <table:table-cell office:value-type="float" office:value="349.22998" calcext:value-type="float">
            <text:p>349.22998</text:p>
          </table:table-cell>
          <table:table-cell office:value-type="float" office:value="349.1409" calcext:value-type="float">
            <text:p>349.1409</text:p>
          </table:table-cell>
          <table:table-cell office:value-type="float" office:value="12.315596" calcext:value-type="float">
            <text:p>12.315596</text:p>
          </table:table-cell>
          <table:table-cell table:formula="of:=[.C329]-[.C328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550" calcext:value-type="float">
            <text:p>29550</text:p>
          </table:table-cell>
          <table:table-cell office:value-type="float" office:value="349.179535" calcext:value-type="float">
            <text:p>349.179535</text:p>
          </table:table-cell>
          <table:table-cell office:value-type="float" office:value="349.120453" calcext:value-type="float">
            <text:p>349.120453</text:p>
          </table:table-cell>
          <table:table-cell office:value-type="float" office:value="12.314875" calcext:value-type="float">
            <text:p>12.314875</text:p>
          </table:table-cell>
          <table:table-cell table:formula="of:=[.C330]-[.C329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618" calcext:value-type="float">
            <text:p>29618</text:p>
          </table:table-cell>
          <table:table-cell office:value-type="float" office:value="349.175903" calcext:value-type="float">
            <text:p>349.175903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9365" calcext:value-type="float">
            <text:p>12.319365</text:p>
          </table:table-cell>
          <table:table-cell table:formula="of:=[.C331]-[.C330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686" calcext:value-type="float">
            <text:p>29686</text:p>
          </table:table-cell>
          <table:table-cell office:value-type="float" office:value="349.188171" calcext:value-type="float">
            <text:p>349.188171</text:p>
          </table:table-cell>
          <table:table-cell office:value-type="float" office:value="349.154541" calcext:value-type="float">
            <text:p>349.154541</text:p>
          </table:table-cell>
          <table:table-cell office:value-type="float" office:value="12.316077" calcext:value-type="float">
            <text:p>12.316077</text:p>
          </table:table-cell>
          <table:table-cell table:formula="of:=[.C332]-[.C331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754" calcext:value-type="float">
            <text:p>29754</text:p>
          </table:table-cell>
          <table:table-cell office:value-type="float" office:value="349.204529" calcext:value-type="float">
            <text:p>349.204529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12.323293" calcext:value-type="float">
            <text:p>12.323293</text:p>
          </table:table-cell>
          <table:table-cell table:formula="of:=[.C333]-[.C332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823" calcext:value-type="float">
            <text:p>29823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19605" calcext:value-type="float">
            <text:p>12.319605</text:p>
          </table:table-cell>
          <table:table-cell table:formula="of:=[.C334]-[.C333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891" calcext:value-type="float">
            <text:p>29891</text:p>
          </table:table-cell>
          <table:table-cell office:value-type="float" office:value="349.239075" calcext:value-type="float">
            <text:p>349.239075</text:p>
          </table:table-cell>
          <table:table-cell office:value-type="float" office:value="349.179535" calcext:value-type="float">
            <text:p>349.179535</text:p>
          </table:table-cell>
          <table:table-cell office:value-type="float" office:value="12.316959" calcext:value-type="float">
            <text:p>12.316959</text:p>
          </table:table-cell>
          <table:table-cell table:formula="of:=[.C335]-[.C334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959" calcext:value-type="float">
            <text:p>29959</text:p>
          </table:table-cell>
          <table:table-cell office:value-type="float" office:value="349.247253" calcext:value-type="float">
            <text:p>349.247253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C336]-[.C335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028" calcext:value-type="float">
            <text:p>30028</text:p>
          </table:table-cell>
          <table:table-cell office:value-type="float" office:value="349.261383" calcext:value-type="float">
            <text:p>349.261383</text:p>
          </table:table-cell>
          <table:table-cell office:value-type="float" office:value="349.225006" calcext:value-type="float">
            <text:p>349.225006</text:p>
          </table:table-cell>
          <table:table-cell office:value-type="float" office:value="12.318563" calcext:value-type="float">
            <text:p>12.318563</text:p>
          </table:table-cell>
          <table:table-cell table:formula="of:=[.C337]-[.C336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096" calcext:value-type="float">
            <text:p>30096</text:p>
          </table:table-cell>
          <table:table-cell office:value-type="float" office:value="349.249084" calcext:value-type="float">
            <text:p>349.249084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1128" calcext:value-type="float">
            <text:p>12.321128</text:p>
          </table:table-cell>
          <table:table-cell table:formula="of:=[.C338]-[.C337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164" calcext:value-type="float">
            <text:p>30164</text:p>
          </table:table-cell>
          <table:table-cell office:value-type="float" office:value="349.211853" calcext:value-type="float">
            <text:p>349.211853</text:p>
          </table:table-cell>
          <table:table-cell office:value-type="float" office:value="349.068176" calcext:value-type="float">
            <text:p>349.068176</text:p>
          </table:table-cell>
          <table:table-cell office:value-type="float" office:value="12.313031" calcext:value-type="float">
            <text:p>12.313031</text:p>
          </table:table-cell>
          <table:table-cell table:formula="of:=[.C339]-[.C338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233" calcext:value-type="float">
            <text:p>30233</text:p>
          </table:table-cell>
          <table:table-cell office:value-type="float" office:value="349.243652" calcext:value-type="float">
            <text:p>349.243652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340]-[.C339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301" calcext:value-type="float">
            <text:p>30301</text:p>
          </table:table-cell>
          <table:table-cell office:value-type="float" office:value="349.223206" calcext:value-type="float">
            <text:p>349.223206</text:p>
          </table:table-cell>
          <table:table-cell office:value-type="float" office:value="349.186371" calcext:value-type="float">
            <text:p>349.186371</text:p>
          </table:table-cell>
          <table:table-cell office:value-type="float" office:value="12.3172" calcext:value-type="float">
            <text:p>12.3172</text:p>
          </table:table-cell>
          <table:table-cell table:formula="of:=[.C341]-[.C340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369" calcext:value-type="float">
            <text:p>30369</text:p>
          </table:table-cell>
          <table:table-cell office:value-type="float" office:value="349.201355" calcext:value-type="float">
            <text:p>349.201355</text:p>
          </table:table-cell>
          <table:table-cell office:value-type="float" office:value="349.115906" calcext:value-type="float">
            <text:p>349.115906</text:p>
          </table:table-cell>
          <table:table-cell office:value-type="float" office:value="12.314714" calcext:value-type="float">
            <text:p>12.314714</text:p>
          </table:table-cell>
          <table:table-cell table:formula="of:=[.C342]-[.C341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438" calcext:value-type="float">
            <text:p>30438</text:p>
          </table:table-cell>
          <table:table-cell office:value-type="float" office:value="349.193176" calcext:value-type="float">
            <text:p>349.193176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12.319685" calcext:value-type="float">
            <text:p>12.319685</text:p>
          </table:table-cell>
          <table:table-cell table:formula="of:=[.C343]-[.C342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506" calcext:value-type="float">
            <text:p>30506</text:p>
          </table:table-cell>
          <table:table-cell office:value-type="float" office:value="349.201355" calcext:value-type="float">
            <text:p>349.201355</text:p>
          </table:table-cell>
          <table:table-cell office:value-type="float" office:value="349.1091" calcext:value-type="float">
            <text:p>349.1091</text:p>
          </table:table-cell>
          <table:table-cell office:value-type="float" office:value="12.314474" calcext:value-type="float">
            <text:p>12.314474</text:p>
          </table:table-cell>
          <table:table-cell table:formula="of:=[.C344]-[.C343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574" calcext:value-type="float">
            <text:p>30574</text:p>
          </table:table-cell>
          <table:table-cell office:value-type="float" office:value="349.164124" calcext:value-type="float">
            <text:p>349.164124</text:p>
          </table:table-cell>
          <table:table-cell office:value-type="float" office:value="349.152283" calcext:value-type="float">
            <text:p>349.152283</text:p>
          </table:table-cell>
          <table:table-cell office:value-type="float" office:value="12.315998" calcext:value-type="float">
            <text:p>12.315998</text:p>
          </table:table-cell>
          <table:table-cell table:formula="of:=[.C345]-[.C344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642" calcext:value-type="float">
            <text:p>30642</text:p>
          </table:table-cell>
          <table:table-cell office:value-type="float" office:value="349.159088" calcext:value-type="float">
            <text:p>349.159088</text:p>
          </table:table-cell>
          <table:table-cell office:value-type="float" office:value="349.161377" calcext:value-type="float">
            <text:p>349.161377</text:p>
          </table:table-cell>
          <table:table-cell office:value-type="float" office:value="12.316319" calcext:value-type="float">
            <text:p>12.316319</text:p>
          </table:table-cell>
          <table:table-cell table:formula="of:=[.C346]-[.C345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711" calcext:value-type="float">
            <text:p>30711</text:p>
          </table:table-cell>
          <table:table-cell office:value-type="float" office:value="349.195007" calcext:value-type="float">
            <text:p>349.195007</text:p>
          </table:table-cell>
          <table:table-cell office:value-type="float" office:value="349.295441" calcext:value-type="float">
            <text:p>349.295441</text:p>
          </table:table-cell>
          <table:table-cell office:value-type="float" office:value="12.321048" calcext:value-type="float">
            <text:p>12.321048</text:p>
          </table:table-cell>
          <table:table-cell table:formula="of:=[.C347]-[.C346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779" calcext:value-type="float">
            <text:p>30779</text:p>
          </table:table-cell>
          <table:table-cell office:value-type="float" office:value="349.205902" calcext:value-type="float">
            <text:p>349.205902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1609" calcext:value-type="float">
            <text:p>12.321609</text:p>
          </table:table-cell>
          <table:table-cell table:formula="of:=[.C348]-[.C347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847" calcext:value-type="float">
            <text:p>30847</text:p>
          </table:table-cell>
          <table:table-cell office:value-type="float" office:value="349.226807" calcext:value-type="float">
            <text:p>349.226807</text:p>
          </table:table-cell>
          <table:table-cell office:value-type="float" office:value="349.213623" calcext:value-type="float">
            <text:p>349.213623</text:p>
          </table:table-cell>
          <table:table-cell office:value-type="float" office:value="12.318161" calcext:value-type="float">
            <text:p>12.318161</text:p>
          </table:table-cell>
          <table:table-cell table:formula="of:=[.C349]-[.C348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916" calcext:value-type="float">
            <text:p>30916</text:p>
          </table:table-cell>
          <table:table-cell office:value-type="float" office:value="349.23999" calcext:value-type="float">
            <text:p>349.23999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18322" calcext:value-type="float">
            <text:p>12.318322</text:p>
          </table:table-cell>
          <table:table-cell table:formula="of:=[.C350]-[.C349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984" calcext:value-type="float">
            <text:p>30984</text:p>
          </table:table-cell>
          <table:table-cell office:value-type="float" office:value="349.259979" calcext:value-type="float">
            <text:p>349.259979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19845" calcext:value-type="float">
            <text:p>12.319845</text:p>
          </table:table-cell>
          <table:table-cell table:formula="of:=[.C351]-[.C350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052" calcext:value-type="float">
            <text:p>31052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0486" calcext:value-type="float">
            <text:p>12.320486</text:p>
          </table:table-cell>
          <table:table-cell table:formula="of:=[.C352]-[.C351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121" calcext:value-type="float">
            <text:p>31121</text:p>
          </table:table-cell>
          <table:table-cell office:value-type="float" office:value="349.215881" calcext:value-type="float">
            <text:p>349.215881</text:p>
          </table:table-cell>
          <table:table-cell office:value-type="float" office:value="349.106812" calcext:value-type="float">
            <text:p>349.106812</text:p>
          </table:table-cell>
          <table:table-cell office:value-type="float" office:value="12.314394" calcext:value-type="float">
            <text:p>12.314394</text:p>
          </table:table-cell>
          <table:table-cell table:formula="of:=[.C353]-[.C352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189" calcext:value-type="float">
            <text:p>31189</text:p>
          </table:table-cell>
          <table:table-cell office:value-type="float" office:value="349.216797" calcext:value-type="float">
            <text:p>349.216797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18322" calcext:value-type="float">
            <text:p>12.318322</text:p>
          </table:table-cell>
          <table:table-cell table:formula="of:=[.C354]-[.C353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257" calcext:value-type="float">
            <text:p>31257</text:p>
          </table:table-cell>
          <table:table-cell office:value-type="float" office:value="349.229553" calcext:value-type="float">
            <text:p>349.229553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12.320567" calcext:value-type="float">
            <text:p>12.320567</text:p>
          </table:table-cell>
          <table:table-cell table:formula="of:=[.C355]-[.C354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326" calcext:value-type="float">
            <text:p>31326</text:p>
          </table:table-cell>
          <table:table-cell office:value-type="float" office:value="349.22818" calcext:value-type="float">
            <text:p>349.22818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19605" calcext:value-type="float">
            <text:p>12.319605</text:p>
          </table:table-cell>
          <table:table-cell table:formula="of:=[.C356]-[.C355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394" calcext:value-type="float">
            <text:p>31394</text:p>
          </table:table-cell>
          <table:table-cell office:value-type="float" office:value="349.226379" calcext:value-type="float">
            <text:p>349.226379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12.320166" calcext:value-type="float">
            <text:p>12.320166</text:p>
          </table:table-cell>
          <table:table-cell table:formula="of:=[.C357]-[.C356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462" calcext:value-type="float">
            <text:p>31462</text:p>
          </table:table-cell>
          <table:table-cell office:value-type="float" office:value="349.225006" calcext:value-type="float">
            <text:p>349.225006</text:p>
          </table:table-cell>
          <table:table-cell office:value-type="float" office:value="349.100006" calcext:value-type="float">
            <text:p>349.100006</text:p>
          </table:table-cell>
          <table:table-cell office:value-type="float" office:value="12.314154" calcext:value-type="float">
            <text:p>12.314154</text:p>
          </table:table-cell>
          <table:table-cell table:formula="of:=[.C358]-[.C357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531" calcext:value-type="float">
            <text:p>31531</text:p>
          </table:table-cell>
          <table:table-cell office:value-type="float" office:value="349.231812" calcext:value-type="float">
            <text:p>349.231812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19524" calcext:value-type="float">
            <text:p>12.319524</text:p>
          </table:table-cell>
          <table:table-cell table:formula="of:=[.C359]-[.C358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599" calcext:value-type="float">
            <text:p>31599</text:p>
          </table:table-cell>
          <table:table-cell office:value-type="float" office:value="349.196808" calcext:value-type="float">
            <text:p>349.196808</text:p>
          </table:table-cell>
          <table:table-cell office:value-type="float" office:value="349.106812" calcext:value-type="float">
            <text:p>349.106812</text:p>
          </table:table-cell>
          <table:table-cell office:value-type="float" office:value="12.314394" calcext:value-type="float">
            <text:p>12.314394</text:p>
          </table:table-cell>
          <table:table-cell table:formula="of:=[.C360]-[.C359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667" calcext:value-type="float">
            <text:p>31667</text:p>
          </table:table-cell>
          <table:table-cell office:value-type="float" office:value="349.193634" calcext:value-type="float">
            <text:p>349.193634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12.319044" calcext:value-type="float">
            <text:p>12.319044</text:p>
          </table:table-cell>
          <table:table-cell table:formula="of:=[.C361]-[.C360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735" calcext:value-type="float">
            <text:p>31735</text:p>
          </table:table-cell>
          <table:table-cell office:value-type="float" office:value="349.176331" calcext:value-type="float">
            <text:p>349.176331</text:p>
          </table:table-cell>
          <table:table-cell office:value-type="float" office:value="349.184082" calcext:value-type="float">
            <text:p>349.184082</text:p>
          </table:table-cell>
          <table:table-cell office:value-type="float" office:value="12.31712" calcext:value-type="float">
            <text:p>12.31712</text:p>
          </table:table-cell>
          <table:table-cell table:formula="of:=[.C362]-[.C361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804" calcext:value-type="float">
            <text:p>31804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12.325538" calcext:value-type="float">
            <text:p>12.325538</text:p>
          </table:table-cell>
          <table:table-cell table:formula="of:=[.C363]-[.C362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872" calcext:value-type="float">
            <text:p>31872</text:p>
          </table:table-cell>
          <table:table-cell office:value-type="float" office:value="349.259552" calcext:value-type="float">
            <text:p>349.259552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364]-[.C363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940" calcext:value-type="float">
            <text:p>31940</text:p>
          </table:table-cell>
          <table:table-cell office:value-type="float" office:value="349.280457" calcext:value-type="float">
            <text:p>349.280457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12.318082" calcext:value-type="float">
            <text:p>12.318082</text:p>
          </table:table-cell>
          <table:table-cell table:formula="of:=[.C365]-[.C364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009" calcext:value-type="float">
            <text:p>32009</text:p>
          </table:table-cell>
          <table:table-cell office:value-type="float" office:value="349.271393" calcext:value-type="float">
            <text:p>349.271393</text:p>
          </table:table-cell>
          <table:table-cell office:value-type="float" office:value="349.193176" calcext:value-type="float">
            <text:p>349.193176</text:p>
          </table:table-cell>
          <table:table-cell office:value-type="float" office:value="12.31744" calcext:value-type="float">
            <text:p>12.31744</text:p>
          </table:table-cell>
          <table:table-cell table:formula="of:=[.C366]-[.C365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077" calcext:value-type="float">
            <text:p>32077</text:p>
          </table:table-cell>
          <table:table-cell office:value-type="float" office:value="349.28775" calcext:value-type="float">
            <text:p>349.28775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20005" calcext:value-type="float">
            <text:p>12.320005</text:p>
          </table:table-cell>
          <table:table-cell table:formula="of:=[.C367]-[.C366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145" calcext:value-type="float">
            <text:p>32145</text:p>
          </table:table-cell>
          <table:table-cell office:value-type="float" office:value="349.275452" calcext:value-type="float">
            <text:p>349.275452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368]-[.C367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214" calcext:value-type="float">
            <text:p>32214</text:p>
          </table:table-cell>
          <table:table-cell office:value-type="float" office:value="349.261383" calcext:value-type="float">
            <text:p>349.261383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20326" calcext:value-type="float">
            <text:p>12.320326</text:p>
          </table:table-cell>
          <table:table-cell table:formula="of:=[.C369]-[.C368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282" calcext:value-type="float">
            <text:p>32282</text:p>
          </table:table-cell>
          <table:table-cell office:value-type="float" office:value="349.269989" calcext:value-type="float">
            <text:p>349.269989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19605" calcext:value-type="float">
            <text:p>12.319605</text:p>
          </table:table-cell>
          <table:table-cell table:formula="of:=[.C370]-[.C369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350" calcext:value-type="float">
            <text:p>32350</text:p>
          </table:table-cell>
          <table:table-cell office:value-type="float" office:value="349.267731" calcext:value-type="float">
            <text:p>349.267731</text:p>
          </table:table-cell>
          <table:table-cell office:value-type="float" office:value="349.181824" calcext:value-type="float">
            <text:p>349.181824</text:p>
          </table:table-cell>
          <table:table-cell office:value-type="float" office:value="12.317039" calcext:value-type="float">
            <text:p>12.317039</text:p>
          </table:table-cell>
          <table:table-cell table:formula="of:=[.C371]-[.C370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419" calcext:value-type="float">
            <text:p>32419</text:p>
          </table:table-cell>
          <table:table-cell office:value-type="float" office:value="349.251373" calcext:value-type="float">
            <text:p>349.251373</text:p>
          </table:table-cell>
          <table:table-cell office:value-type="float" office:value="349.184082" calcext:value-type="float">
            <text:p>349.184082</text:p>
          </table:table-cell>
          <table:table-cell office:value-type="float" office:value="12.31712" calcext:value-type="float">
            <text:p>12.31712</text:p>
          </table:table-cell>
          <table:table-cell table:formula="of:=[.C372]-[.C371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487" calcext:value-type="float">
            <text:p>32487</text:p>
          </table:table-cell>
          <table:table-cell office:value-type="float" office:value="349.214996" calcext:value-type="float">
            <text:p>349.214996</text:p>
          </table:table-cell>
          <table:table-cell office:value-type="float" office:value="349.179535" calcext:value-type="float">
            <text:p>349.179535</text:p>
          </table:table-cell>
          <table:table-cell office:value-type="float" office:value="12.316959" calcext:value-type="float">
            <text:p>12.316959</text:p>
          </table:table-cell>
          <table:table-cell table:formula="of:=[.C373]-[.C372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555" calcext:value-type="float">
            <text:p>32555</text:p>
          </table:table-cell>
          <table:table-cell office:value-type="float" office:value="349.231354" calcext:value-type="float">
            <text:p>349.231354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3213" calcext:value-type="float">
            <text:p>12.323213</text:p>
          </table:table-cell>
          <table:table-cell table:formula="of:=[.C374]-[.C373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624" calcext:value-type="float">
            <text:p>32624</text:p>
          </table:table-cell>
          <table:table-cell office:value-type="float" office:value="349.244995" calcext:value-type="float">
            <text:p>349.244995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C375]-[.C374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692" calcext:value-type="float">
            <text:p>32692</text:p>
          </table:table-cell>
          <table:table-cell office:value-type="float" office:value="349.250458" calcext:value-type="float">
            <text:p>349.250458</text:p>
          </table:table-cell>
          <table:table-cell office:value-type="float" office:value="349.209076" calcext:value-type="float">
            <text:p>349.209076</text:p>
          </table:table-cell>
          <table:table-cell office:value-type="float" office:value="12.318001" calcext:value-type="float">
            <text:p>12.318001</text:p>
          </table:table-cell>
          <table:table-cell table:formula="of:=[.C376]-[.C375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760" calcext:value-type="float">
            <text:p>32760</text:p>
          </table:table-cell>
          <table:table-cell office:value-type="float" office:value="349.283173" calcext:value-type="float">
            <text:p>349.283173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C377]-[.C376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828" calcext:value-type="float">
            <text:p>32828</text:p>
          </table:table-cell>
          <table:table-cell office:value-type="float" office:value="349.274536" calcext:value-type="float">
            <text:p>349.274536</text:p>
          </table:table-cell>
          <table:table-cell office:value-type="float" office:value="349.136353" calcext:value-type="float">
            <text:p>349.136353</text:p>
          </table:table-cell>
          <table:table-cell office:value-type="float" office:value="12.315435" calcext:value-type="float">
            <text:p>12.315435</text:p>
          </table:table-cell>
          <table:table-cell table:formula="of:=[.C378]-[.C377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897" calcext:value-type="float">
            <text:p>32897</text:p>
          </table:table-cell>
          <table:table-cell office:value-type="float" office:value="349.254974" calcext:value-type="float">
            <text:p>349.254974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12.319765" calcext:value-type="float">
            <text:p>12.319765</text:p>
          </table:table-cell>
          <table:table-cell table:formula="of:=[.C379]-[.C378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965" calcext:value-type="float">
            <text:p>32965</text:p>
          </table:table-cell>
          <table:table-cell office:value-type="float" office:value="349.244537" calcext:value-type="float">
            <text:p>349.244537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12.320166" calcext:value-type="float">
            <text:p>12.320166</text:p>
          </table:table-cell>
          <table:table-cell table:formula="of:=[.C380]-[.C379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033" calcext:value-type="float">
            <text:p>33033</text:p>
          </table:table-cell>
          <table:table-cell office:value-type="float" office:value="349.248627" calcext:value-type="float">
            <text:p>349.248627</text:p>
          </table:table-cell>
          <table:table-cell office:value-type="float" office:value="349.229553" calcext:value-type="float">
            <text:p>349.229553</text:p>
          </table:table-cell>
          <table:table-cell office:value-type="float" office:value="12.318724" calcext:value-type="float">
            <text:p>12.318724</text:p>
          </table:table-cell>
          <table:table-cell table:formula="of:=[.C381]-[.C380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102" calcext:value-type="float">
            <text:p>33102</text:p>
          </table:table-cell>
          <table:table-cell office:value-type="float" office:value="349.198639" calcext:value-type="float">
            <text:p>349.198639</text:p>
          </table:table-cell>
          <table:table-cell office:value-type="float" office:value="349.097717" calcext:value-type="float">
            <text:p>349.097717</text:p>
          </table:table-cell>
          <table:table-cell office:value-type="float" office:value="12.314073" calcext:value-type="float">
            <text:p>12.314073</text:p>
          </table:table-cell>
          <table:table-cell table:formula="of:=[.C382]-[.C381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170" calcext:value-type="float">
            <text:p>33170</text:p>
          </table:table-cell>
          <table:table-cell office:value-type="float" office:value="349.228668" calcext:value-type="float">
            <text:p>349.228668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0727" calcext:value-type="float">
            <text:p>12.320727</text:p>
          </table:table-cell>
          <table:table-cell table:formula="of:=[.C383]-[.C382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238" calcext:value-type="float">
            <text:p>33238</text:p>
          </table:table-cell>
          <table:table-cell office:value-type="float" office:value="349.232727" calcext:value-type="float">
            <text:p>349.232727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0486" calcext:value-type="float">
            <text:p>12.320486</text:p>
          </table:table-cell>
          <table:table-cell table:formula="of:=[.C384]-[.C383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307" calcext:value-type="float">
            <text:p>33307</text:p>
          </table:table-cell>
          <table:table-cell office:value-type="float" office:value="349.199097" calcext:value-type="float">
            <text:p>349.199097</text:p>
          </table:table-cell>
          <table:table-cell office:value-type="float" office:value="349.102264" calcext:value-type="float">
            <text:p>349.102264</text:p>
          </table:table-cell>
          <table:table-cell office:value-type="float" office:value="12.314233" calcext:value-type="float">
            <text:p>12.314233</text:p>
          </table:table-cell>
          <table:table-cell table:formula="of:=[.C385]-[.C384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375" calcext:value-type="float">
            <text:p>33375</text:p>
          </table:table-cell>
          <table:table-cell office:value-type="float" office:value="349.201843" calcext:value-type="float">
            <text:p>349.201843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9204" calcext:value-type="float">
            <text:p>12.319204</text:p>
          </table:table-cell>
          <table:table-cell table:formula="of:=[.C386]-[.C385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443" calcext:value-type="float">
            <text:p>33443</text:p>
          </table:table-cell>
          <table:table-cell office:value-type="float" office:value="349.193176" calcext:value-type="float">
            <text:p>349.193176</text:p>
          </table:table-cell>
          <table:table-cell office:value-type="float" office:value="349.054535" calcext:value-type="float">
            <text:p>349.054535</text:p>
          </table:table-cell>
          <table:table-cell office:value-type="float" office:value="12.31255" calcext:value-type="float">
            <text:p>12.31255</text:p>
          </table:table-cell>
          <table:table-cell table:formula="of:=[.C387]-[.C386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512" calcext:value-type="float">
            <text:p>33512</text:p>
          </table:table-cell>
          <table:table-cell office:value-type="float" office:value="349.167725" calcext:value-type="float">
            <text:p>349.167725</text:p>
          </table:table-cell>
          <table:table-cell office:value-type="float" office:value="349.159088" calcext:value-type="float">
            <text:p>349.159088</text:p>
          </table:table-cell>
          <table:table-cell office:value-type="float" office:value="12.316237" calcext:value-type="float">
            <text:p>12.316237</text:p>
          </table:table-cell>
          <table:table-cell table:formula="of:=[.C388]-[.C387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580" calcext:value-type="float">
            <text:p>33580</text:p>
          </table:table-cell>
          <table:table-cell office:value-type="float" office:value="349.165924" calcext:value-type="float">
            <text:p>349.165924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12.320166" calcext:value-type="float">
            <text:p>12.320166</text:p>
          </table:table-cell>
          <table:table-cell table:formula="of:=[.C389]-[.C388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648" calcext:value-type="float">
            <text:p>33648</text:p>
          </table:table-cell>
          <table:table-cell office:value-type="float" office:value="349.193176" calcext:value-type="float">
            <text:p>349.193176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12.319044" calcext:value-type="float">
            <text:p>12.319044</text:p>
          </table:table-cell>
          <table:table-cell table:formula="of:=[.C390]-[.C389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717" calcext:value-type="float">
            <text:p>33717</text:p>
          </table:table-cell>
          <table:table-cell office:value-type="float" office:value="349.184113" calcext:value-type="float">
            <text:p>349.184113</text:p>
          </table:table-cell>
          <table:table-cell office:value-type="float" office:value="349.197723" calcext:value-type="float">
            <text:p>349.197723</text:p>
          </table:table-cell>
          <table:table-cell office:value-type="float" office:value="12.3176" calcext:value-type="float">
            <text:p>12.3176</text:p>
          </table:table-cell>
          <table:table-cell table:formula="of:=[.C391]-[.C390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785" calcext:value-type="float">
            <text:p>33785</text:p>
          </table:table-cell>
          <table:table-cell office:value-type="float" office:value="349.197296" calcext:value-type="float">
            <text:p>349.197296</text:p>
          </table:table-cell>
          <table:table-cell office:value-type="float" office:value="349.120453" calcext:value-type="float">
            <text:p>349.120453</text:p>
          </table:table-cell>
          <table:table-cell office:value-type="float" office:value="12.314875" calcext:value-type="float">
            <text:p>12.314875</text:p>
          </table:table-cell>
          <table:table-cell table:formula="of:=[.C392]-[.C391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853" calcext:value-type="float">
            <text:p>33853</text:p>
          </table:table-cell>
          <table:table-cell office:value-type="float" office:value="349.217743" calcext:value-type="float">
            <text:p>349.217743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19845" calcext:value-type="float">
            <text:p>12.319845</text:p>
          </table:table-cell>
          <table:table-cell table:formula="of:=[.C393]-[.C392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921" calcext:value-type="float">
            <text:p>33921</text:p>
          </table:table-cell>
          <table:table-cell office:value-type="float" office:value="349.189087" calcext:value-type="float">
            <text:p>349.189087</text:p>
          </table:table-cell>
          <table:table-cell office:value-type="float" office:value="349.127258" calcext:value-type="float">
            <text:p>349.127258</text:p>
          </table:table-cell>
          <table:table-cell office:value-type="float" office:value="12.315115" calcext:value-type="float">
            <text:p>12.315115</text:p>
          </table:table-cell>
          <table:table-cell table:formula="of:=[.C394]-[.C393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990" calcext:value-type="float">
            <text:p>33990</text:p>
          </table:table-cell>
          <table:table-cell office:value-type="float" office:value="349.17865" calcext:value-type="float">
            <text:p>349.17865</text:p>
          </table:table-cell>
          <table:table-cell office:value-type="float" office:value="349.186371" calcext:value-type="float">
            <text:p>349.186371</text:p>
          </table:table-cell>
          <table:table-cell office:value-type="float" office:value="12.3172" calcext:value-type="float">
            <text:p>12.3172</text:p>
          </table:table-cell>
          <table:table-cell table:formula="of:=[.C395]-[.C394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058" calcext:value-type="float">
            <text:p>34058</text:p>
          </table:table-cell>
          <table:table-cell office:value-type="float" office:value="349.179565" calcext:value-type="float">
            <text:p>349.179565</text:p>
          </table:table-cell>
          <table:table-cell office:value-type="float" office:value="349.202271" calcext:value-type="float">
            <text:p>349.202271</text:p>
          </table:table-cell>
          <table:table-cell office:value-type="float" office:value="12.31776" calcext:value-type="float">
            <text:p>12.31776</text:p>
          </table:table-cell>
          <table:table-cell table:formula="of:=[.C396]-[.C395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126" calcext:value-type="float">
            <text:p>34126</text:p>
          </table:table-cell>
          <table:table-cell office:value-type="float" office:value="349.179077" calcext:value-type="float">
            <text:p>349.179077</text:p>
          </table:table-cell>
          <table:table-cell office:value-type="float" office:value="349.118195" calcext:value-type="float">
            <text:p>349.118195</text:p>
          </table:table-cell>
          <table:table-cell office:value-type="float" office:value="12.314795" calcext:value-type="float">
            <text:p>12.314795</text:p>
          </table:table-cell>
          <table:table-cell table:formula="of:=[.C397]-[.C396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195" calcext:value-type="float">
            <text:p>34195</text:p>
          </table:table-cell>
          <table:table-cell office:value-type="float" office:value="349.18866" calcext:value-type="float">
            <text:p>349.18866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12.321528" calcext:value-type="float">
            <text:p>12.321528</text:p>
          </table:table-cell>
          <table:table-cell table:formula="of:=[.C398]-[.C397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263" calcext:value-type="float">
            <text:p>34263</text:p>
          </table:table-cell>
          <table:table-cell office:value-type="float" office:value="349.180908" calcext:value-type="float">
            <text:p>349.180908</text:p>
          </table:table-cell>
          <table:table-cell office:value-type="float" office:value="349.088623" calcext:value-type="float">
            <text:p>349.088623</text:p>
          </table:table-cell>
          <table:table-cell office:value-type="float" office:value="12.313752" calcext:value-type="float">
            <text:p>12.313752</text:p>
          </table:table-cell>
          <table:table-cell table:formula="of:=[.C399]-[.C398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331" calcext:value-type="float">
            <text:p>34331</text:p>
          </table:table-cell>
          <table:table-cell office:value-type="float" office:value="349.204529" calcext:value-type="float">
            <text:p>349.204529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1368" calcext:value-type="float">
            <text:p>12.321368</text:p>
          </table:table-cell>
          <table:table-cell table:formula="of:=[.C400]-[.C399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400" calcext:value-type="float">
            <text:p>34400</text:p>
          </table:table-cell>
          <table:table-cell office:value-type="float" office:value="349.205444" calcext:value-type="float">
            <text:p>349.205444</text:p>
          </table:table-cell>
          <table:table-cell office:value-type="float" office:value="349.206818" calcext:value-type="float">
            <text:p>349.206818</text:p>
          </table:table-cell>
          <table:table-cell office:value-type="float" office:value="12.317922" calcext:value-type="float">
            <text:p>12.317922</text:p>
          </table:table-cell>
          <table:table-cell table:formula="of:=[.C401]-[.C400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468" calcext:value-type="float">
            <text:p>34468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C402]-[.C401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536" calcext:value-type="float">
            <text:p>34536</text:p>
          </table:table-cell>
          <table:table-cell office:value-type="float" office:value="349.235474" calcext:value-type="float">
            <text:p>349.235474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12.320166" calcext:value-type="float">
            <text:p>12.320166</text:p>
          </table:table-cell>
          <table:table-cell table:formula="of:=[.C403]-[.C402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605" calcext:value-type="float">
            <text:p>34605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349.206818" calcext:value-type="float">
            <text:p>349.206818</text:p>
          </table:table-cell>
          <table:table-cell office:value-type="float" office:value="12.317922" calcext:value-type="float">
            <text:p>12.317922</text:p>
          </table:table-cell>
          <table:table-cell table:formula="of:=[.C404]-[.C403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673" calcext:value-type="float">
            <text:p>34673</text:p>
          </table:table-cell>
          <table:table-cell office:value-type="float" office:value="349.213196" calcext:value-type="float">
            <text:p>349.213196</text:p>
          </table:table-cell>
          <table:table-cell office:value-type="float" office:value="349.075012" calcext:value-type="float">
            <text:p>349.075012</text:p>
          </table:table-cell>
          <table:table-cell office:value-type="float" office:value="12.313272" calcext:value-type="float">
            <text:p>12.313272</text:p>
          </table:table-cell>
          <table:table-cell table:formula="of:=[.C405]-[.C404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741" calcext:value-type="float">
            <text:p>34741</text:p>
          </table:table-cell>
          <table:table-cell office:value-type="float" office:value="349.21225" calcext:value-type="float">
            <text:p>349.21225</text:p>
          </table:table-cell>
          <table:table-cell office:value-type="float" office:value="349.202271" calcext:value-type="float">
            <text:p>349.202271</text:p>
          </table:table-cell>
          <table:table-cell office:value-type="float" office:value="12.31776" calcext:value-type="float">
            <text:p>12.31776</text:p>
          </table:table-cell>
          <table:table-cell table:formula="of:=[.C406]-[.C405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810" calcext:value-type="float">
            <text:p>34810</text:p>
          </table:table-cell>
          <table:table-cell office:value-type="float" office:value="349.179047" calcext:value-type="float">
            <text:p>349.179047</text:p>
          </table:table-cell>
          <table:table-cell office:value-type="float" office:value="349.1409" calcext:value-type="float">
            <text:p>349.1409</text:p>
          </table:table-cell>
          <table:table-cell office:value-type="float" office:value="12.315596" calcext:value-type="float">
            <text:p>12.315596</text:p>
          </table:table-cell>
          <table:table-cell table:formula="of:=[.C407]-[.C406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878" calcext:value-type="float">
            <text:p>34878</text:p>
          </table:table-cell>
          <table:table-cell office:value-type="float" office:value="349.171814" calcext:value-type="float">
            <text:p>349.171814</text:p>
          </table:table-cell>
          <table:table-cell office:value-type="float" office:value="349.2341" calcext:value-type="float">
            <text:p>349.2341</text:p>
          </table:table-cell>
          <table:table-cell office:value-type="float" office:value="12.318884" calcext:value-type="float">
            <text:p>12.318884</text:p>
          </table:table-cell>
          <table:table-cell table:formula="of:=[.C408]-[.C407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946" calcext:value-type="float">
            <text:p>34946</text:p>
          </table:table-cell>
          <table:table-cell office:value-type="float" office:value="349.181335" calcext:value-type="float">
            <text:p>349.181335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19605" calcext:value-type="float">
            <text:p>12.319605</text:p>
          </table:table-cell>
          <table:table-cell table:formula="of:=[.C409]-[.C408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015" calcext:value-type="float">
            <text:p>35015</text:p>
          </table:table-cell>
          <table:table-cell office:value-type="float" office:value="349.242249" calcext:value-type="float">
            <text:p>349.242249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C410]-[.C409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083" calcext:value-type="float">
            <text:p>35083</text:p>
          </table:table-cell>
          <table:table-cell office:value-type="float" office:value="349.250916" calcext:value-type="float">
            <text:p>349.250916</text:p>
          </table:table-cell>
          <table:table-cell office:value-type="float" office:value="349.245453" calcext:value-type="float">
            <text:p>349.245453</text:p>
          </table:table-cell>
          <table:table-cell office:value-type="float" office:value="12.319284" calcext:value-type="float">
            <text:p>12.319284</text:p>
          </table:table-cell>
          <table:table-cell table:formula="of:=[.C411]-[.C410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151" calcext:value-type="float">
            <text:p>35151</text:p>
          </table:table-cell>
          <table:table-cell office:value-type="float" office:value="349.274078" calcext:value-type="float">
            <text:p>349.274078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12.319685" calcext:value-type="float">
            <text:p>12.319685</text:p>
          </table:table-cell>
          <table:table-cell table:formula="of:=[.C412]-[.C411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219" calcext:value-type="float">
            <text:p>35219</text:p>
          </table:table-cell>
          <table:table-cell office:value-type="float" office:value="349.279968" calcext:value-type="float">
            <text:p>349.279968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925" calcext:value-type="float">
            <text:p>12.319925</text:p>
          </table:table-cell>
          <table:table-cell table:formula="of:=[.C413]-[.C412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288" calcext:value-type="float">
            <text:p>35288</text:p>
          </table:table-cell>
          <table:table-cell office:value-type="float" office:value="349.264099" calcext:value-type="float">
            <text:p>349.264099</text:p>
          </table:table-cell>
          <table:table-cell office:value-type="float" office:value="349.174988" calcext:value-type="float">
            <text:p>349.174988</text:p>
          </table:table-cell>
          <table:table-cell office:value-type="float" office:value="12.316798" calcext:value-type="float">
            <text:p>12.316798</text:p>
          </table:table-cell>
          <table:table-cell table:formula="of:=[.C414]-[.C413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356" calcext:value-type="float">
            <text:p>35356</text:p>
          </table:table-cell>
          <table:table-cell office:value-type="float" office:value="349.251801" calcext:value-type="float">
            <text:p>349.251801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185" calcext:value-type="float">
            <text:p>12.32185</text:p>
          </table:table-cell>
          <table:table-cell table:formula="of:=[.C415]-[.C414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424" calcext:value-type="float">
            <text:p>35424</text:p>
          </table:table-cell>
          <table:table-cell office:value-type="float" office:value="349.229553" calcext:value-type="float">
            <text:p>349.229553</text:p>
          </table:table-cell>
          <table:table-cell office:value-type="float" office:value="349.134094" calcext:value-type="float">
            <text:p>349.134094</text:p>
          </table:table-cell>
          <table:table-cell office:value-type="float" office:value="12.315356" calcext:value-type="float">
            <text:p>12.315356</text:p>
          </table:table-cell>
          <table:table-cell table:formula="of:=[.C416]-[.C415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493" calcext:value-type="float">
            <text:p>35493</text:p>
          </table:table-cell>
          <table:table-cell office:value-type="float" office:value="349.225006" calcext:value-type="float">
            <text:p>349.225006</text:p>
          </table:table-cell>
          <table:table-cell office:value-type="float" office:value="349.2341" calcext:value-type="float">
            <text:p>349.2341</text:p>
          </table:table-cell>
          <table:table-cell office:value-type="float" office:value="12.318884" calcext:value-type="float">
            <text:p>12.318884</text:p>
          </table:table-cell>
          <table:table-cell table:formula="of:=[.C417]-[.C416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561" calcext:value-type="float">
            <text:p>35561</text:p>
          </table:table-cell>
          <table:table-cell office:value-type="float" office:value="349.21225" calcext:value-type="float">
            <text:p>349.21225</text:p>
          </table:table-cell>
          <table:table-cell office:value-type="float" office:value="349.200012" calcext:value-type="float">
            <text:p>349.200012</text:p>
          </table:table-cell>
          <table:table-cell office:value-type="float" office:value="12.317681" calcext:value-type="float">
            <text:p>12.317681</text:p>
          </table:table-cell>
          <table:table-cell table:formula="of:=[.C418]-[.C417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629" calcext:value-type="float">
            <text:p>35629</text:p>
          </table:table-cell>
          <table:table-cell office:value-type="float" office:value="349.214996" calcext:value-type="float">
            <text:p>349.214996</text:p>
          </table:table-cell>
          <table:table-cell office:value-type="float" office:value="349.188629" calcext:value-type="float">
            <text:p>349.188629</text:p>
          </table:table-cell>
          <table:table-cell office:value-type="float" office:value="12.31728" calcext:value-type="float">
            <text:p>12.31728</text:p>
          </table:table-cell>
          <table:table-cell table:formula="of:=[.C419]-[.C418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698" calcext:value-type="float">
            <text:p>35698</text:p>
          </table:table-cell>
          <table:table-cell office:value-type="float" office:value="349.15271" calcext:value-type="float">
            <text:p>349.15271</text:p>
          </table:table-cell>
          <table:table-cell office:value-type="float" office:value="349.006805" calcext:value-type="float">
            <text:p>349.006805</text:p>
          </table:table-cell>
          <table:table-cell office:value-type="float" office:value="12.310866" calcext:value-type="float">
            <text:p>12.310866</text:p>
          </table:table-cell>
          <table:table-cell table:formula="of:=[.C420]-[.C419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766" calcext:value-type="float">
            <text:p>35766</text:p>
          </table:table-cell>
          <table:table-cell office:value-type="float" office:value="349.170929" calcext:value-type="float">
            <text:p>349.170929</text:p>
          </table:table-cell>
          <table:table-cell office:value-type="float" office:value="349.225006" calcext:value-type="float">
            <text:p>349.225006</text:p>
          </table:table-cell>
          <table:table-cell office:value-type="float" office:value="12.318563" calcext:value-type="float">
            <text:p>12.318563</text:p>
          </table:table-cell>
          <table:table-cell table:formula="of:=[.C421]-[.C420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834" calcext:value-type="float">
            <text:p>35834</text:p>
          </table:table-cell>
          <table:table-cell office:value-type="float" office:value="349.173157" calcext:value-type="float">
            <text:p>349.173157</text:p>
          </table:table-cell>
          <table:table-cell office:value-type="float" office:value="349.245453" calcext:value-type="float">
            <text:p>349.245453</text:p>
          </table:table-cell>
          <table:table-cell office:value-type="float" office:value="12.319284" calcext:value-type="float">
            <text:p>12.319284</text:p>
          </table:table-cell>
          <table:table-cell table:formula="of:=[.C422]-[.C421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903" calcext:value-type="float">
            <text:p>35903</text:p>
          </table:table-cell>
          <table:table-cell office:value-type="float" office:value="349.18866" calcext:value-type="float">
            <text:p>349.18866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20407" calcext:value-type="float">
            <text:p>12.320407</text:p>
          </table:table-cell>
          <table:table-cell table:formula="of:=[.C423]-[.C422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971" calcext:value-type="float">
            <text:p>35971</text:p>
          </table:table-cell>
          <table:table-cell office:value-type="float" office:value="349.189545" calcext:value-type="float">
            <text:p>349.189545</text:p>
          </table:table-cell>
          <table:table-cell office:value-type="float" office:value="349.193176" calcext:value-type="float">
            <text:p>349.193176</text:p>
          </table:table-cell>
          <table:table-cell office:value-type="float" office:value="12.31744" calcext:value-type="float">
            <text:p>12.31744</text:p>
          </table:table-cell>
          <table:table-cell table:formula="of:=[.C424]-[.C423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039" calcext:value-type="float">
            <text:p>36039</text:p>
          </table:table-cell>
          <table:table-cell office:value-type="float" office:value="349.226379" calcext:value-type="float">
            <text:p>349.226379</text:p>
          </table:table-cell>
          <table:table-cell office:value-type="float" office:value="349.190918" calcext:value-type="float">
            <text:p>349.190918</text:p>
          </table:table-cell>
          <table:table-cell office:value-type="float" office:value="12.317361" calcext:value-type="float">
            <text:p>12.317361</text:p>
          </table:table-cell>
          <table:table-cell table:formula="of:=[.C425]-[.C424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108" calcext:value-type="float">
            <text:p>36108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349.172729" calcext:value-type="float">
            <text:p>349.172729</text:p>
          </table:table-cell>
          <table:table-cell office:value-type="float" office:value="12.316719" calcext:value-type="float">
            <text:p>12.316719</text:p>
          </table:table-cell>
          <table:table-cell table:formula="of:=[.C426]-[.C425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176" calcext:value-type="float">
            <text:p>36176</text:p>
          </table:table-cell>
          <table:table-cell office:value-type="float" office:value="349.198639" calcext:value-type="float">
            <text:p>349.198639</text:p>
          </table:table-cell>
          <table:table-cell office:value-type="float" office:value="349.159088" calcext:value-type="float">
            <text:p>349.159088</text:p>
          </table:table-cell>
          <table:table-cell office:value-type="float" office:value="12.316237" calcext:value-type="float">
            <text:p>12.316237</text:p>
          </table:table-cell>
          <table:table-cell table:formula="of:=[.C427]-[.C426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244" calcext:value-type="float">
            <text:p>36244</text:p>
          </table:table-cell>
          <table:table-cell office:value-type="float" office:value="349.192719" calcext:value-type="float">
            <text:p>349.192719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9365" calcext:value-type="float">
            <text:p>12.319365</text:p>
          </table:table-cell>
          <table:table-cell table:formula="of:=[.C428]-[.C427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312" calcext:value-type="float">
            <text:p>36312</text:p>
          </table:table-cell>
          <table:table-cell office:value-type="float" office:value="349.198181" calcext:value-type="float">
            <text:p>349.198181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12.318402" calcext:value-type="float">
            <text:p>12.318402</text:p>
          </table:table-cell>
          <table:table-cell table:formula="of:=[.C429]-[.C428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381" calcext:value-type="float">
            <text:p>36381</text:p>
          </table:table-cell>
          <table:table-cell office:value-type="float" office:value="349.16864" calcext:value-type="float">
            <text:p>349.16864</text:p>
          </table:table-cell>
          <table:table-cell office:value-type="float" office:value="349.043182" calcext:value-type="float">
            <text:p>349.043182</text:p>
          </table:table-cell>
          <table:table-cell office:value-type="float" office:value="12.312149" calcext:value-type="float">
            <text:p>12.312149</text:p>
          </table:table-cell>
          <table:table-cell table:formula="of:=[.C430]-[.C429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449" calcext:value-type="float">
            <text:p>36449</text:p>
          </table:table-cell>
          <table:table-cell office:value-type="float" office:value="349.163177" calcext:value-type="float">
            <text:p>349.163177</text:p>
          </table:table-cell>
          <table:table-cell office:value-type="float" office:value="349.145447" calcext:value-type="float">
            <text:p>349.145447</text:p>
          </table:table-cell>
          <table:table-cell office:value-type="float" office:value="12.315757" calcext:value-type="float">
            <text:p>12.315757</text:p>
          </table:table-cell>
          <table:table-cell table:formula="of:=[.C431]-[.C430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517" calcext:value-type="float">
            <text:p>36517</text:p>
          </table:table-cell>
          <table:table-cell office:value-type="float" office:value="349.178162" calcext:value-type="float">
            <text:p>349.178162</text:p>
          </table:table-cell>
          <table:table-cell office:value-type="float" office:value="349.2341" calcext:value-type="float">
            <text:p>349.2341</text:p>
          </table:table-cell>
          <table:table-cell office:value-type="float" office:value="12.318884" calcext:value-type="float">
            <text:p>12.318884</text:p>
          </table:table-cell>
          <table:table-cell table:formula="of:=[.C432]-[.C431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586" calcext:value-type="float">
            <text:p>36586</text:p>
          </table:table-cell>
          <table:table-cell office:value-type="float" office:value="349.168182" calcext:value-type="float">
            <text:p>349.168182</text:p>
          </table:table-cell>
          <table:table-cell office:value-type="float" office:value="349.197723" calcext:value-type="float">
            <text:p>349.197723</text:p>
          </table:table-cell>
          <table:table-cell office:value-type="float" office:value="12.3176" calcext:value-type="float">
            <text:p>12.3176</text:p>
          </table:table-cell>
          <table:table-cell table:formula="of:=[.C433]-[.C432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654" calcext:value-type="float">
            <text:p>36654</text:p>
          </table:table-cell>
          <table:table-cell office:value-type="float" office:value="349.164124" calcext:value-type="float">
            <text:p>349.164124</text:p>
          </table:table-cell>
          <table:table-cell office:value-type="float" office:value="349.200012" calcext:value-type="float">
            <text:p>349.200012</text:p>
          </table:table-cell>
          <table:table-cell office:value-type="float" office:value="12.317681" calcext:value-type="float">
            <text:p>12.317681</text:p>
          </table:table-cell>
          <table:table-cell table:formula="of:=[.C434]-[.C433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722" calcext:value-type="float">
            <text:p>36722</text:p>
          </table:table-cell>
          <table:table-cell office:value-type="float" office:value="349.199554" calcext:value-type="float">
            <text:p>349.199554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12.318402" calcext:value-type="float">
            <text:p>12.318402</text:p>
          </table:table-cell>
          <table:table-cell table:formula="of:=[.C435]-[.C434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791" calcext:value-type="float">
            <text:p>36791</text:p>
          </table:table-cell>
          <table:table-cell office:value-type="float" office:value="349.215485" calcext:value-type="float">
            <text:p>349.215485</text:p>
          </table:table-cell>
          <table:table-cell office:value-type="float" office:value="349.225006" calcext:value-type="float">
            <text:p>349.225006</text:p>
          </table:table-cell>
          <table:table-cell office:value-type="float" office:value="12.318563" calcext:value-type="float">
            <text:p>12.318563</text:p>
          </table:table-cell>
          <table:table-cell table:formula="of:=[.C436]-[.C435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859" calcext:value-type="float">
            <text:p>36859</text:p>
          </table:table-cell>
          <table:table-cell office:value-type="float" office:value="349.184082" calcext:value-type="float">
            <text:p>349.184082</text:p>
          </table:table-cell>
          <table:table-cell office:value-type="float" office:value="349.077271" calcext:value-type="float">
            <text:p>349.077271</text:p>
          </table:table-cell>
          <table:table-cell office:value-type="float" office:value="12.313352" calcext:value-type="float">
            <text:p>12.313352</text:p>
          </table:table-cell>
          <table:table-cell table:formula="of:=[.C437]-[.C436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927" calcext:value-type="float">
            <text:p>36927</text:p>
          </table:table-cell>
          <table:table-cell office:value-type="float" office:value="349.223633" calcext:value-type="float">
            <text:p>349.223633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12.324575" calcext:value-type="float">
            <text:p>12.324575</text:p>
          </table:table-cell>
          <table:table-cell table:formula="of:=[.C438]-[.C437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996" calcext:value-type="float">
            <text:p>36996</text:p>
          </table:table-cell>
          <table:table-cell office:value-type="float" office:value="349.19635" calcext:value-type="float">
            <text:p>349.19635</text:p>
          </table:table-cell>
          <table:table-cell office:value-type="float" office:value="349.063629" calcext:value-type="float">
            <text:p>349.063629</text:p>
          </table:table-cell>
          <table:table-cell office:value-type="float" office:value="12.31287" calcext:value-type="float">
            <text:p>12.31287</text:p>
          </table:table-cell>
          <table:table-cell table:formula="of:=[.C439]-[.C438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064" calcext:value-type="float">
            <text:p>37064</text:p>
          </table:table-cell>
          <table:table-cell office:value-type="float" office:value="349.217285" calcext:value-type="float">
            <text:p>349.217285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209" calcext:value-type="float">
            <text:p>12.32209</text:p>
          </table:table-cell>
          <table:table-cell table:formula="of:=[.C440]-[.C439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132" calcext:value-type="float">
            <text:p>37132</text:p>
          </table:table-cell>
          <table:table-cell office:value-type="float" office:value="349.182709" calcext:value-type="float">
            <text:p>349.182709</text:p>
          </table:table-cell>
          <table:table-cell office:value-type="float" office:value="349.052277" calcext:value-type="float">
            <text:p>349.052277</text:p>
          </table:table-cell>
          <table:table-cell office:value-type="float" office:value="12.31247" calcext:value-type="float">
            <text:p>12.31247</text:p>
          </table:table-cell>
          <table:table-cell table:formula="of:=[.C441]-[.C440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201" calcext:value-type="float">
            <text:p>37201</text:p>
          </table:table-cell>
          <table:table-cell office:value-type="float" office:value="349.199554" calcext:value-type="float">
            <text:p>349.199554</text:p>
          </table:table-cell>
          <table:table-cell office:value-type="float" office:value="349.161377" calcext:value-type="float">
            <text:p>349.161377</text:p>
          </table:table-cell>
          <table:table-cell office:value-type="float" office:value="12.316319" calcext:value-type="float">
            <text:p>12.316319</text:p>
          </table:table-cell>
          <table:table-cell table:formula="of:=[.C442]-[.C441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269" calcext:value-type="float">
            <text:p>37269</text:p>
          </table:table-cell>
          <table:table-cell office:value-type="float" office:value="349.163177" calcext:value-type="float">
            <text:p>349.163177</text:p>
          </table:table-cell>
          <table:table-cell office:value-type="float" office:value="349.213623" calcext:value-type="float">
            <text:p>349.213623</text:p>
          </table:table-cell>
          <table:table-cell office:value-type="float" office:value="12.318161" calcext:value-type="float">
            <text:p>12.318161</text:p>
          </table:table-cell>
          <table:table-cell table:formula="of:=[.C443]-[.C442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337" calcext:value-type="float">
            <text:p>37337</text:p>
          </table:table-cell>
          <table:table-cell office:value-type="float" office:value="349.177246" calcext:value-type="float">
            <text:p>349.177246</text:p>
          </table:table-cell>
          <table:table-cell office:value-type="float" office:value="349.134094" calcext:value-type="float">
            <text:p>349.134094</text:p>
          </table:table-cell>
          <table:table-cell office:value-type="float" office:value="12.315356" calcext:value-type="float">
            <text:p>12.315356</text:p>
          </table:table-cell>
          <table:table-cell table:formula="of:=[.C444]-[.C443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405" calcext:value-type="float">
            <text:p>37405</text:p>
          </table:table-cell>
          <table:table-cell office:value-type="float" office:value="349.166809" calcext:value-type="float">
            <text:p>349.166809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445]-[.C444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474" calcext:value-type="float">
            <text:p>37474</text:p>
          </table:table-cell>
          <table:table-cell office:value-type="float" office:value="349.205475" calcext:value-type="float">
            <text:p>349.205475</text:p>
          </table:table-cell>
          <table:table-cell office:value-type="float" office:value="349.245453" calcext:value-type="float">
            <text:p>349.245453</text:p>
          </table:table-cell>
          <table:table-cell office:value-type="float" office:value="12.319284" calcext:value-type="float">
            <text:p>12.319284</text:p>
          </table:table-cell>
          <table:table-cell table:formula="of:=[.C446]-[.C445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542" calcext:value-type="float">
            <text:p>37542</text:p>
          </table:table-cell>
          <table:table-cell office:value-type="float" office:value="349.210449" calcext:value-type="float">
            <text:p>349.210449</text:p>
          </table:table-cell>
          <table:table-cell office:value-type="float" office:value="349.186371" calcext:value-type="float">
            <text:p>349.186371</text:p>
          </table:table-cell>
          <table:table-cell office:value-type="float" office:value="12.3172" calcext:value-type="float">
            <text:p>12.3172</text:p>
          </table:table-cell>
          <table:table-cell table:formula="of:=[.C447]-[.C446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610" calcext:value-type="float">
            <text:p>37610</text:p>
          </table:table-cell>
          <table:table-cell office:value-type="float" office:value="349.20636" calcext:value-type="float">
            <text:p>349.20636</text:p>
          </table:table-cell>
          <table:table-cell office:value-type="float" office:value="349.193176" calcext:value-type="float">
            <text:p>349.193176</text:p>
          </table:table-cell>
          <table:table-cell office:value-type="float" office:value="12.31744" calcext:value-type="float">
            <text:p>12.31744</text:p>
          </table:table-cell>
          <table:table-cell table:formula="of:=[.C448]-[.C447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679" calcext:value-type="float">
            <text:p>37679</text:p>
          </table:table-cell>
          <table:table-cell office:value-type="float" office:value="349.221832" calcext:value-type="float">
            <text:p>349.221832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12.318082" calcext:value-type="float">
            <text:p>12.318082</text:p>
          </table:table-cell>
          <table:table-cell table:formula="of:=[.C449]-[.C448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747" calcext:value-type="float">
            <text:p>37747</text:p>
          </table:table-cell>
          <table:table-cell office:value-type="float" office:value="349.198669" calcext:value-type="float">
            <text:p>349.198669</text:p>
          </table:table-cell>
          <table:table-cell office:value-type="float" office:value="349.15683" calcext:value-type="float">
            <text:p>349.15683</text:p>
          </table:table-cell>
          <table:table-cell office:value-type="float" office:value="12.316158" calcext:value-type="float">
            <text:p>12.316158</text:p>
          </table:table-cell>
          <table:table-cell table:formula="of:=[.C450]-[.C449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815" calcext:value-type="float">
            <text:p>37815</text:p>
          </table:table-cell>
          <table:table-cell office:value-type="float" office:value="349.221863" calcext:value-type="float">
            <text:p>349.221863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451]-[.C450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884" calcext:value-type="float">
            <text:p>37884</text:p>
          </table:table-cell>
          <table:table-cell office:value-type="float" office:value="349.226837" calcext:value-type="float">
            <text:p>349.226837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12.318082" calcext:value-type="float">
            <text:p>12.318082</text:p>
          </table:table-cell>
          <table:table-cell table:formula="of:=[.C452]-[.C451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952" calcext:value-type="float">
            <text:p>37952</text:p>
          </table:table-cell>
          <table:table-cell office:value-type="float" office:value="349.25412" calcext:value-type="float">
            <text:p>349.25412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453]-[.C452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020" calcext:value-type="float">
            <text:p>38020</text:p>
          </table:table-cell>
          <table:table-cell office:value-type="float" office:value="349.269562" calcext:value-type="float">
            <text:p>349.269562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C454]-[.C453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089" calcext:value-type="float">
            <text:p>38089</text:p>
          </table:table-cell>
          <table:table-cell office:value-type="float" office:value="349.23407" calcext:value-type="float">
            <text:p>349.23407</text:p>
          </table:table-cell>
          <table:table-cell office:value-type="float" office:value="348.979553" calcext:value-type="float">
            <text:p>348.979553</text:p>
          </table:table-cell>
          <table:table-cell office:value-type="float" office:value="12.309905" calcext:value-type="float">
            <text:p>12.309905</text:p>
          </table:table-cell>
          <table:table-cell table:formula="of:=[.C455]-[.C454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157" calcext:value-type="float">
            <text:p>38157</text:p>
          </table:table-cell>
          <table:table-cell office:value-type="float" office:value="349.203613" calcext:value-type="float">
            <text:p>349.203613</text:p>
          </table:table-cell>
          <table:table-cell office:value-type="float" office:value="349.209076" calcext:value-type="float">
            <text:p>349.209076</text:p>
          </table:table-cell>
          <table:table-cell office:value-type="float" office:value="12.318001" calcext:value-type="float">
            <text:p>12.318001</text:p>
          </table:table-cell>
          <table:table-cell table:formula="of:=[.C456]-[.C455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225" calcext:value-type="float">
            <text:p>38225</text:p>
          </table:table-cell>
          <table:table-cell office:value-type="float" office:value="349.188629" calcext:value-type="float">
            <text:p>349.188629</text:p>
          </table:table-cell>
          <table:table-cell office:value-type="float" office:value="349.136353" calcext:value-type="float">
            <text:p>349.136353</text:p>
          </table:table-cell>
          <table:table-cell office:value-type="float" office:value="12.315435" calcext:value-type="float">
            <text:p>12.315435</text:p>
          </table:table-cell>
          <table:table-cell table:formula="of:=[.C457]-[.C456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293" calcext:value-type="float">
            <text:p>38293</text:p>
          </table:table-cell>
          <table:table-cell office:value-type="float" office:value="349.179535" calcext:value-type="float">
            <text:p>349.179535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12.320647" calcext:value-type="float">
            <text:p>12.320647</text:p>
          </table:table-cell>
          <table:table-cell table:formula="of:=[.C458]-[.C457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362" calcext:value-type="float">
            <text:p>38362</text:p>
          </table:table-cell>
          <table:table-cell office:value-type="float" office:value="349.163177" calcext:value-type="float">
            <text:p>349.163177</text:p>
          </table:table-cell>
          <table:table-cell office:value-type="float" office:value="349.206818" calcext:value-type="float">
            <text:p>349.206818</text:p>
          </table:table-cell>
          <table:table-cell office:value-type="float" office:value="12.317922" calcext:value-type="float">
            <text:p>12.317922</text:p>
          </table:table-cell>
          <table:table-cell table:formula="of:=[.C459]-[.C458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430" calcext:value-type="float">
            <text:p>38430</text:p>
          </table:table-cell>
          <table:table-cell office:value-type="float" office:value="349.20636" calcext:value-type="float">
            <text:p>349.20636</text:p>
          </table:table-cell>
          <table:table-cell office:value-type="float" office:value="349.195465" calcext:value-type="float">
            <text:p>349.195465</text:p>
          </table:table-cell>
          <table:table-cell office:value-type="float" office:value="12.317521" calcext:value-type="float">
            <text:p>12.317521</text:p>
          </table:table-cell>
          <table:table-cell table:formula="of:=[.C460]-[.C459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498" calcext:value-type="float">
            <text:p>38498</text:p>
          </table:table-cell>
          <table:table-cell office:value-type="float" office:value="349.206818" calcext:value-type="float">
            <text:p>349.206818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12.318082" calcext:value-type="float">
            <text:p>12.318082</text:p>
          </table:table-cell>
          <table:table-cell table:formula="of:=[.C461]-[.C460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567" calcext:value-type="float">
            <text:p>38567</text:p>
          </table:table-cell>
          <table:table-cell office:value-type="float" office:value="349.235901" calcext:value-type="float">
            <text:p>349.235901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12.320567" calcext:value-type="float">
            <text:p>12.320567</text:p>
          </table:table-cell>
          <table:table-cell table:formula="of:=[.C462]-[.C461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635" calcext:value-type="float">
            <text:p>38635</text:p>
          </table:table-cell>
          <table:table-cell office:value-type="float" office:value="349.251343" calcext:value-type="float">
            <text:p>349.251343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463]-[.C462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703" calcext:value-type="float">
            <text:p>38703</text:p>
          </table:table-cell>
          <table:table-cell office:value-type="float" office:value="349.269989" calcext:value-type="float">
            <text:p>349.269989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464]-[.C463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772" calcext:value-type="float">
            <text:p>38772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1609" calcext:value-type="float">
            <text:p>12.321609</text:p>
          </table:table-cell>
          <table:table-cell table:formula="of:=[.C465]-[.C464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840" calcext:value-type="float">
            <text:p>38840</text:p>
          </table:table-cell>
          <table:table-cell office:value-type="float" office:value="349.302704" calcext:value-type="float">
            <text:p>349.302704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12.319765" calcext:value-type="float">
            <text:p>12.319765</text:p>
          </table:table-cell>
          <table:table-cell table:formula="of:=[.C466]-[.C465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908" calcext:value-type="float">
            <text:p>38908</text:p>
          </table:table-cell>
          <table:table-cell office:value-type="float" office:value="349.301819" calcext:value-type="float">
            <text:p>349.301819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20407" calcext:value-type="float">
            <text:p>12.320407</text:p>
          </table:table-cell>
          <table:table-cell table:formula="of:=[.C467]-[.C466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977" calcext:value-type="float">
            <text:p>38977</text:p>
          </table:table-cell>
          <table:table-cell office:value-type="float" office:value="349.272278" calcext:value-type="float">
            <text:p>349.272278</text:p>
          </table:table-cell>
          <table:table-cell office:value-type="float" office:value="349.213623" calcext:value-type="float">
            <text:p>349.213623</text:p>
          </table:table-cell>
          <table:table-cell office:value-type="float" office:value="12.318161" calcext:value-type="float">
            <text:p>12.318161</text:p>
          </table:table-cell>
          <table:table-cell table:formula="of:=[.C468]-[.C467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045" calcext:value-type="float">
            <text:p>39045</text:p>
          </table:table-cell>
          <table:table-cell office:value-type="float" office:value="349.2341" calcext:value-type="float">
            <text:p>349.2341</text:p>
          </table:table-cell>
          <table:table-cell office:value-type="float" office:value="349.1091" calcext:value-type="float">
            <text:p>349.1091</text:p>
          </table:table-cell>
          <table:table-cell office:value-type="float" office:value="12.314474" calcext:value-type="float">
            <text:p>12.314474</text:p>
          </table:table-cell>
          <table:table-cell table:formula="of:=[.C469]-[.C468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113" calcext:value-type="float">
            <text:p>39113</text:p>
          </table:table-cell>
          <table:table-cell office:value-type="float" office:value="349.221832" calcext:value-type="float">
            <text:p>349.221832</text:p>
          </table:table-cell>
          <table:table-cell office:value-type="float" office:value="349.25" calcext:value-type="float">
            <text:p>349.25</text:p>
          </table:table-cell>
          <table:table-cell office:value-type="float" office:value="12.319445" calcext:value-type="float">
            <text:p>12.319445</text:p>
          </table:table-cell>
          <table:table-cell table:formula="of:=[.C470]-[.C469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182" calcext:value-type="float">
            <text:p>39182</text:p>
          </table:table-cell>
          <table:table-cell office:value-type="float" office:value="349.207275" calcext:value-type="float">
            <text:p>349.207275</text:p>
          </table:table-cell>
          <table:table-cell office:value-type="float" office:value="349.186371" calcext:value-type="float">
            <text:p>349.186371</text:p>
          </table:table-cell>
          <table:table-cell office:value-type="float" office:value="12.3172" calcext:value-type="float">
            <text:p>12.3172</text:p>
          </table:table-cell>
          <table:table-cell table:formula="of:=[.C471]-[.C470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250" calcext:value-type="float">
            <text:p>39250</text:p>
          </table:table-cell>
          <table:table-cell office:value-type="float" office:value="349.231384" calcext:value-type="float">
            <text:p>349.231384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4656" calcext:value-type="float">
            <text:p>12.324656</text:p>
          </table:table-cell>
          <table:table-cell table:formula="of:=[.C472]-[.C471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318" calcext:value-type="float">
            <text:p>39318</text:p>
          </table:table-cell>
          <table:table-cell office:value-type="float" office:value="349.211823" calcext:value-type="float">
            <text:p>349.211823</text:p>
          </table:table-cell>
          <table:table-cell office:value-type="float" office:value="349.115906" calcext:value-type="float">
            <text:p>349.115906</text:p>
          </table:table-cell>
          <table:table-cell office:value-type="float" office:value="12.314714" calcext:value-type="float">
            <text:p>12.314714</text:p>
          </table:table-cell>
          <table:table-cell table:formula="of:=[.C473]-[.C472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387" calcext:value-type="float">
            <text:p>39387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19605" calcext:value-type="float">
            <text:p>12.319605</text:p>
          </table:table-cell>
          <table:table-cell table:formula="of:=[.C474]-[.C473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455" calcext:value-type="float">
            <text:p>39455</text:p>
          </table:table-cell>
          <table:table-cell office:value-type="float" office:value="349.248169" calcext:value-type="float">
            <text:p>349.248169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0727" calcext:value-type="float">
            <text:p>12.320727</text:p>
          </table:table-cell>
          <table:table-cell table:formula="of:=[.C475]-[.C474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523" calcext:value-type="float">
            <text:p>39523</text:p>
          </table:table-cell>
          <table:table-cell office:value-type="float" office:value="349.292267" calcext:value-type="float">
            <text:p>349.292267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4977" calcext:value-type="float">
            <text:p>12.324977</text:p>
          </table:table-cell>
          <table:table-cell table:formula="of:=[.C476]-[.C475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591" calcext:value-type="float">
            <text:p>39591</text:p>
          </table:table-cell>
          <table:table-cell office:value-type="float" office:value="349.246796" calcext:value-type="float">
            <text:p>349.246796</text:p>
          </table:table-cell>
          <table:table-cell office:value-type="float" office:value="349.170441" calcext:value-type="float">
            <text:p>349.170441</text:p>
          </table:table-cell>
          <table:table-cell office:value-type="float" office:value="12.316638" calcext:value-type="float">
            <text:p>12.316638</text:p>
          </table:table-cell>
          <table:table-cell table:formula="of:=[.C477]-[.C476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660" calcext:value-type="float">
            <text:p>39660</text:p>
          </table:table-cell>
          <table:table-cell office:value-type="float" office:value="349.27771" calcext:value-type="float">
            <text:p>349.27771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12.320166" calcext:value-type="float">
            <text:p>12.320166</text:p>
          </table:table-cell>
          <table:table-cell table:formula="of:=[.C478]-[.C477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728" calcext:value-type="float">
            <text:p>39728</text:p>
          </table:table-cell>
          <table:table-cell office:value-type="float" office:value="349.288177" calcext:value-type="float">
            <text:p>349.288177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C479]-[.C478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796" calcext:value-type="float">
            <text:p>39796</text:p>
          </table:table-cell>
          <table:table-cell office:value-type="float" office:value="349.269989" calcext:value-type="float">
            <text:p>349.269989</text:p>
          </table:table-cell>
          <table:table-cell office:value-type="float" office:value="349.195465" calcext:value-type="float">
            <text:p>349.195465</text:p>
          </table:table-cell>
          <table:table-cell office:value-type="float" office:value="12.317521" calcext:value-type="float">
            <text:p>12.317521</text:p>
          </table:table-cell>
          <table:table-cell table:formula="of:=[.C480]-[.C479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865" calcext:value-type="float">
            <text:p>39865</text:p>
          </table:table-cell>
          <table:table-cell office:value-type="float" office:value="349.235901" calcext:value-type="float">
            <text:p>349.235901</text:p>
          </table:table-cell>
          <table:table-cell office:value-type="float" office:value="349.236359" calcext:value-type="float">
            <text:p>349.236359</text:p>
          </table:table-cell>
          <table:table-cell office:value-type="float" office:value="12.318963" calcext:value-type="float">
            <text:p>12.318963</text:p>
          </table:table-cell>
          <table:table-cell table:formula="of:=[.C481]-[.C480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933" calcext:value-type="float">
            <text:p>39933</text:p>
          </table:table-cell>
          <table:table-cell office:value-type="float" office:value="349.259979" calcext:value-type="float">
            <text:p>349.259979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12.320889" calcext:value-type="float">
            <text:p>12.320889</text:p>
          </table:table-cell>
          <table:table-cell table:formula="of:=[.C482]-[.C481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001" calcext:value-type="float">
            <text:p>40001</text:p>
          </table:table-cell>
          <table:table-cell office:value-type="float" office:value="349.226837" calcext:value-type="float">
            <text:p>349.226837</text:p>
          </table:table-cell>
          <table:table-cell office:value-type="float" office:value="349.104553" calcext:value-type="float">
            <text:p>349.104553</text:p>
          </table:table-cell>
          <table:table-cell office:value-type="float" office:value="12.314314" calcext:value-type="float">
            <text:p>12.314314</text:p>
          </table:table-cell>
          <table:table-cell table:formula="of:=[.C483]-[.C482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070" calcext:value-type="float">
            <text:p>40070</text:p>
          </table:table-cell>
          <table:table-cell office:value-type="float" office:value="349.225464" calcext:value-type="float">
            <text:p>349.225464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484]-[.C483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138" calcext:value-type="float">
            <text:p>40138</text:p>
          </table:table-cell>
          <table:table-cell office:value-type="float" office:value="349.236816" calcext:value-type="float">
            <text:p>349.236816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19524" calcext:value-type="float">
            <text:p>12.319524</text:p>
          </table:table-cell>
          <table:table-cell table:formula="of:=[.C485]-[.C484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206" calcext:value-type="float">
            <text:p>40206</text:p>
          </table:table-cell>
          <table:table-cell office:value-type="float" office:value="349.230469" calcext:value-type="float">
            <text:p>349.230469</text:p>
          </table:table-cell>
          <table:table-cell office:value-type="float" office:value="349.204559" calcext:value-type="float">
            <text:p>349.204559</text:p>
          </table:table-cell>
          <table:table-cell office:value-type="float" office:value="12.317842" calcext:value-type="float">
            <text:p>12.317842</text:p>
          </table:table-cell>
          <table:table-cell table:formula="of:=[.C486]-[.C485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275" calcext:value-type="float">
            <text:p>40275</text:p>
          </table:table-cell>
          <table:table-cell office:value-type="float" office:value="349.191345" calcext:value-type="float">
            <text:p>349.191345</text:p>
          </table:table-cell>
          <table:table-cell office:value-type="float" office:value="349.095459" calcext:value-type="float">
            <text:p>349.095459</text:p>
          </table:table-cell>
          <table:table-cell office:value-type="float" office:value="12.313993" calcext:value-type="float">
            <text:p>12.313993</text:p>
          </table:table-cell>
          <table:table-cell table:formula="of:=[.C487]-[.C486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343" calcext:value-type="float">
            <text:p>40343</text:p>
          </table:table-cell>
          <table:table-cell office:value-type="float" office:value="349.247253" calcext:value-type="float">
            <text:p>349.247253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4175" calcext:value-type="float">
            <text:p>12.324175</text:p>
          </table:table-cell>
          <table:table-cell table:formula="of:=[.C488]-[.C487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411" calcext:value-type="float">
            <text:p>40411</text:p>
          </table:table-cell>
          <table:table-cell office:value-type="float" office:value="349.221832" calcext:value-type="float">
            <text:p>349.221832</text:p>
          </table:table-cell>
          <table:table-cell office:value-type="float" office:value="349.172729" calcext:value-type="float">
            <text:p>349.172729</text:p>
          </table:table-cell>
          <table:table-cell office:value-type="float" office:value="12.316719" calcext:value-type="float">
            <text:p>12.316719</text:p>
          </table:table-cell>
          <table:table-cell table:formula="of:=[.C489]-[.C488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480" calcext:value-type="float">
            <text:p>40480</text:p>
          </table:table-cell>
          <table:table-cell office:value-type="float" office:value="349.22226" calcext:value-type="float">
            <text:p>349.22226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19605" calcext:value-type="float">
            <text:p>12.319605</text:p>
          </table:table-cell>
          <table:table-cell table:formula="of:=[.C490]-[.C489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548" calcext:value-type="float">
            <text:p>40548</text:p>
          </table:table-cell>
          <table:table-cell office:value-type="float" office:value="349.195007" calcext:value-type="float">
            <text:p>349.195007</text:p>
          </table:table-cell>
          <table:table-cell office:value-type="float" office:value="349.068176" calcext:value-type="float">
            <text:p>349.068176</text:p>
          </table:table-cell>
          <table:table-cell office:value-type="float" office:value="12.313031" calcext:value-type="float">
            <text:p>12.313031</text:p>
          </table:table-cell>
          <table:table-cell table:formula="of:=[.C491]-[.C490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616" calcext:value-type="float">
            <text:p>40616</text:p>
          </table:table-cell>
          <table:table-cell office:value-type="float" office:value="349.226807" calcext:value-type="float">
            <text:p>349.226807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19605" calcext:value-type="float">
            <text:p>12.319605</text:p>
          </table:table-cell>
          <table:table-cell table:formula="of:=[.C492]-[.C491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684" calcext:value-type="float">
            <text:p>40684</text:p>
          </table:table-cell>
          <table:table-cell office:value-type="float" office:value="349.19046" calcext:value-type="float">
            <text:p>349.19046</text:p>
          </table:table-cell>
          <table:table-cell office:value-type="float" office:value="349.202271" calcext:value-type="float">
            <text:p>349.202271</text:p>
          </table:table-cell>
          <table:table-cell office:value-type="float" office:value="12.31776" calcext:value-type="float">
            <text:p>12.31776</text:p>
          </table:table-cell>
          <table:table-cell table:formula="of:=[.C493]-[.C492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753" calcext:value-type="float">
            <text:p>40753</text:p>
          </table:table-cell>
          <table:table-cell office:value-type="float" office:value="349.220001" calcext:value-type="float">
            <text:p>349.220001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193" calcext:value-type="float">
            <text:p>12.32193</text:p>
          </table:table-cell>
          <table:table-cell table:formula="of:=[.C494]-[.C493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821" calcext:value-type="float">
            <text:p>40821</text:p>
          </table:table-cell>
          <table:table-cell office:value-type="float" office:value="349.201355" calcext:value-type="float">
            <text:p>349.201355</text:p>
          </table:table-cell>
          <table:table-cell office:value-type="float" office:value="349.161377" calcext:value-type="float">
            <text:p>349.161377</text:p>
          </table:table-cell>
          <table:table-cell office:value-type="float" office:value="12.316319" calcext:value-type="float">
            <text:p>12.316319</text:p>
          </table:table-cell>
          <table:table-cell table:formula="of:=[.C495]-[.C494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889" calcext:value-type="float">
            <text:p>40889</text:p>
          </table:table-cell>
          <table:table-cell office:value-type="float" office:value="349.233643" calcext:value-type="float">
            <text:p>349.233643</text:p>
          </table:table-cell>
          <table:table-cell office:value-type="float" office:value="349.229553" calcext:value-type="float">
            <text:p>349.229553</text:p>
          </table:table-cell>
          <table:table-cell office:value-type="float" office:value="12.318724" calcext:value-type="float">
            <text:p>12.318724</text:p>
          </table:table-cell>
          <table:table-cell table:formula="of:=[.C496]-[.C495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958" calcext:value-type="float">
            <text:p>40958</text:p>
          </table:table-cell>
          <table:table-cell office:value-type="float" office:value="349.224091" calcext:value-type="float">
            <text:p>349.224091</text:p>
          </table:table-cell>
          <table:table-cell office:value-type="float" office:value="349.206818" calcext:value-type="float">
            <text:p>349.206818</text:p>
          </table:table-cell>
          <table:table-cell office:value-type="float" office:value="12.317922" calcext:value-type="float">
            <text:p>12.317922</text:p>
          </table:table-cell>
          <table:table-cell table:formula="of:=[.C497]-[.C496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026" calcext:value-type="float">
            <text:p>41026</text:p>
          </table:table-cell>
          <table:table-cell office:value-type="float" office:value="349.229095" calcext:value-type="float">
            <text:p>349.229095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12.318643" calcext:value-type="float">
            <text:p>12.318643</text:p>
          </table:table-cell>
          <table:table-cell table:formula="of:=[.C498]-[.C497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094" calcext:value-type="float">
            <text:p>41094</text:p>
          </table:table-cell>
          <table:table-cell office:value-type="float" office:value="349.22229" calcext:value-type="float">
            <text:p>349.22229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0727" calcext:value-type="float">
            <text:p>12.320727</text:p>
          </table:table-cell>
          <table:table-cell table:formula="of:=[.C499]-[.C498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163" calcext:value-type="float">
            <text:p>41163</text:p>
          </table:table-cell>
          <table:table-cell office:value-type="float" office:value="349.254578" calcext:value-type="float">
            <text:p>349.254578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C500]-[.C499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231" calcext:value-type="float">
            <text:p>41231</text:p>
          </table:table-cell>
          <table:table-cell office:value-type="float" office:value="349.280457" calcext:value-type="float">
            <text:p>349.280457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12.323293" calcext:value-type="float">
            <text:p>12.323293</text:p>
          </table:table-cell>
          <table:table-cell table:formula="of:=[.C501]-[.C500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299" calcext:value-type="float">
            <text:p>41299</text:p>
          </table:table-cell>
          <table:table-cell office:value-type="float" office:value="349.265015" calcext:value-type="float">
            <text:p>349.265015</text:p>
          </table:table-cell>
          <table:table-cell office:value-type="float" office:value="349.129547" calcext:value-type="float">
            <text:p>349.129547</text:p>
          </table:table-cell>
          <table:table-cell office:value-type="float" office:value="12.315196" calcext:value-type="float">
            <text:p>12.315196</text:p>
          </table:table-cell>
          <table:table-cell table:formula="of:=[.C502]-[.C501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368" calcext:value-type="float">
            <text:p>41368</text:p>
          </table:table-cell>
          <table:table-cell office:value-type="float" office:value="349.289124" calcext:value-type="float">
            <text:p>349.289124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C503]-[.C502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436" calcext:value-type="float">
            <text:p>41436</text:p>
          </table:table-cell>
          <table:table-cell office:value-type="float" office:value="349.269562" calcext:value-type="float">
            <text:p>349.269562</text:p>
          </table:table-cell>
          <table:table-cell office:value-type="float" office:value="349.188629" calcext:value-type="float">
            <text:p>349.188629</text:p>
          </table:table-cell>
          <table:table-cell office:value-type="float" office:value="12.31728" calcext:value-type="float">
            <text:p>12.31728</text:p>
          </table:table-cell>
          <table:table-cell table:formula="of:=[.C504]-[.C503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504" calcext:value-type="float">
            <text:p>41504</text:p>
          </table:table-cell>
          <table:table-cell office:value-type="float" office:value="349.224548" calcext:value-type="float">
            <text:p>349.224548</text:p>
          </table:table-cell>
          <table:table-cell office:value-type="float" office:value="349.097717" calcext:value-type="float">
            <text:p>349.097717</text:p>
          </table:table-cell>
          <table:table-cell office:value-type="float" office:value="12.314073" calcext:value-type="float">
            <text:p>12.314073</text:p>
          </table:table-cell>
          <table:table-cell table:formula="of:=[.C505]-[.C504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573" calcext:value-type="float">
            <text:p>41573</text:p>
          </table:table-cell>
          <table:table-cell office:value-type="float" office:value="349.189545" calcext:value-type="float">
            <text:p>349.189545</text:p>
          </table:table-cell>
          <table:table-cell office:value-type="float" office:value="349.184082" calcext:value-type="float">
            <text:p>349.184082</text:p>
          </table:table-cell>
          <table:table-cell office:value-type="float" office:value="12.31712" calcext:value-type="float">
            <text:p>12.31712</text:p>
          </table:table-cell>
          <table:table-cell table:formula="of:=[.C506]-[.C505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641" calcext:value-type="float">
            <text:p>41641</text:p>
          </table:table-cell>
          <table:table-cell office:value-type="float" office:value="349.187256" calcext:value-type="float">
            <text:p>349.187256</text:p>
          </table:table-cell>
          <table:table-cell office:value-type="float" office:value="349.118195" calcext:value-type="float">
            <text:p>349.118195</text:p>
          </table:table-cell>
          <table:table-cell office:value-type="float" office:value="12.314795" calcext:value-type="float">
            <text:p>12.314795</text:p>
          </table:table-cell>
          <table:table-cell table:formula="of:=[.C507]-[.C506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709" calcext:value-type="float">
            <text:p>41709</text:p>
          </table:table-cell>
          <table:table-cell office:value-type="float" office:value="349.154114" calcext:value-type="float">
            <text:p>349.154114</text:p>
          </table:table-cell>
          <table:table-cell office:value-type="float" office:value="349.181824" calcext:value-type="float">
            <text:p>349.181824</text:p>
          </table:table-cell>
          <table:table-cell office:value-type="float" office:value="12.317039" calcext:value-type="float">
            <text:p>12.317039</text:p>
          </table:table-cell>
          <table:table-cell table:formula="of:=[.C508]-[.C507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777" calcext:value-type="float">
            <text:p>41777</text:p>
          </table:table-cell>
          <table:table-cell office:value-type="float" office:value="349.138184" calcext:value-type="float">
            <text:p>349.138184</text:p>
          </table:table-cell>
          <table:table-cell office:value-type="float" office:value="349.1091" calcext:value-type="float">
            <text:p>349.1091</text:p>
          </table:table-cell>
          <table:table-cell office:value-type="float" office:value="12.314474" calcext:value-type="float">
            <text:p>12.314474</text:p>
          </table:table-cell>
          <table:table-cell table:formula="of:=[.C509]-[.C508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846" calcext:value-type="float">
            <text:p>41846</text:p>
          </table:table-cell>
          <table:table-cell office:value-type="float" office:value="349.16275" calcext:value-type="float">
            <text:p>349.16275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12.318402" calcext:value-type="float">
            <text:p>12.318402</text:p>
          </table:table-cell>
          <table:table-cell table:formula="of:=[.C510]-[.C509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914" calcext:value-type="float">
            <text:p>41914</text:p>
          </table:table-cell>
          <table:table-cell office:value-type="float" office:value="349.123199" calcext:value-type="float">
            <text:p>349.123199</text:p>
          </table:table-cell>
          <table:table-cell office:value-type="float" office:value="348.986359" calcext:value-type="float">
            <text:p>348.986359</text:p>
          </table:table-cell>
          <table:table-cell office:value-type="float" office:value="12.310144" calcext:value-type="float">
            <text:p>12.310144</text:p>
          </table:table-cell>
          <table:table-cell table:formula="of:=[.C511]-[.C510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982" calcext:value-type="float">
            <text:p>41982</text:p>
          </table:table-cell>
          <table:table-cell office:value-type="float" office:value="349.154114" calcext:value-type="float">
            <text:p>349.154114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512]-[.C511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051" calcext:value-type="float">
            <text:p>42051</text:p>
          </table:table-cell>
          <table:table-cell office:value-type="float" office:value="349.179535" calcext:value-type="float">
            <text:p>349.179535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12.321528" calcext:value-type="float">
            <text:p>12.321528</text:p>
          </table:table-cell>
          <table:table-cell table:formula="of:=[.C513]-[.C512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119" calcext:value-type="float">
            <text:p>42119</text:p>
          </table:table-cell>
          <table:table-cell office:value-type="float" office:value="349.197266" calcext:value-type="float">
            <text:p>349.197266</text:p>
          </table:table-cell>
          <table:table-cell office:value-type="float" office:value="349.197723" calcext:value-type="float">
            <text:p>349.197723</text:p>
          </table:table-cell>
          <table:table-cell office:value-type="float" office:value="12.3176" calcext:value-type="float">
            <text:p>12.3176</text:p>
          </table:table-cell>
          <table:table-cell table:formula="of:=[.C514]-[.C513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187" calcext:value-type="float">
            <text:p>42187</text:p>
          </table:table-cell>
          <table:table-cell office:value-type="float" office:value="349.180908" calcext:value-type="float">
            <text:p>349.180908</text:p>
          </table:table-cell>
          <table:table-cell office:value-type="float" office:value="349.138641" calcext:value-type="float">
            <text:p>349.138641</text:p>
          </table:table-cell>
          <table:table-cell office:value-type="float" office:value="12.315516" calcext:value-type="float">
            <text:p>12.315516</text:p>
          </table:table-cell>
          <table:table-cell table:formula="of:=[.C515]-[.C514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256" calcext:value-type="float">
            <text:p>42256</text:p>
          </table:table-cell>
          <table:table-cell office:value-type="float" office:value="349.232269" calcext:value-type="float">
            <text:p>349.232269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9204" calcext:value-type="float">
            <text:p>12.319204</text:p>
          </table:table-cell>
          <table:table-cell table:formula="of:=[.C516]-[.C515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324" calcext:value-type="float">
            <text:p>42324</text:p>
          </table:table-cell>
          <table:table-cell office:value-type="float" office:value="349.248657" calcext:value-type="float">
            <text:p>349.248657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3133" calcext:value-type="float">
            <text:p>12.323133</text:p>
          </table:table-cell>
          <table:table-cell table:formula="of:=[.C517]-[.C516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392" calcext:value-type="float">
            <text:p>42392</text:p>
          </table:table-cell>
          <table:table-cell office:value-type="float" office:value="349.222748" calcext:value-type="float">
            <text:p>349.222748</text:p>
          </table:table-cell>
          <table:table-cell office:value-type="float" office:value="349.179535" calcext:value-type="float">
            <text:p>349.179535</text:p>
          </table:table-cell>
          <table:table-cell office:value-type="float" office:value="12.316959" calcext:value-type="float">
            <text:p>12.316959</text:p>
          </table:table-cell>
          <table:table-cell table:formula="of:=[.C518]-[.C517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461" calcext:value-type="float">
            <text:p>42461</text:p>
          </table:table-cell>
          <table:table-cell office:value-type="float" office:value="349.215485" calcext:value-type="float">
            <text:p>349.215485</text:p>
          </table:table-cell>
          <table:table-cell office:value-type="float" office:value="349.161377" calcext:value-type="float">
            <text:p>349.161377</text:p>
          </table:table-cell>
          <table:table-cell office:value-type="float" office:value="12.316319" calcext:value-type="float">
            <text:p>12.316319</text:p>
          </table:table-cell>
          <table:table-cell table:formula="of:=[.C519]-[.C518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529" calcext:value-type="float">
            <text:p>42529</text:p>
          </table:table-cell>
          <table:table-cell office:value-type="float" office:value="349.227722" calcext:value-type="float">
            <text:p>349.227722</text:p>
          </table:table-cell>
          <table:table-cell office:value-type="float" office:value="349.200012" calcext:value-type="float">
            <text:p>349.200012</text:p>
          </table:table-cell>
          <table:table-cell office:value-type="float" office:value="12.317681" calcext:value-type="float">
            <text:p>12.317681</text:p>
          </table:table-cell>
          <table:table-cell table:formula="of:=[.C520]-[.C519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597" calcext:value-type="float">
            <text:p>42597</text:p>
          </table:table-cell>
          <table:table-cell office:value-type="float" office:value="349.214996" calcext:value-type="float">
            <text:p>349.214996</text:p>
          </table:table-cell>
          <table:table-cell office:value-type="float" office:value="349.179535" calcext:value-type="float">
            <text:p>349.179535</text:p>
          </table:table-cell>
          <table:table-cell office:value-type="float" office:value="12.316959" calcext:value-type="float">
            <text:p>12.316959</text:p>
          </table:table-cell>
          <table:table-cell table:formula="of:=[.C521]-[.C520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666" calcext:value-type="float">
            <text:p>42666</text:p>
          </table:table-cell>
          <table:table-cell office:value-type="float" office:value="349.185883" calcext:value-type="float">
            <text:p>349.185883</text:p>
          </table:table-cell>
          <table:table-cell office:value-type="float" office:value="349.209076" calcext:value-type="float">
            <text:p>349.209076</text:p>
          </table:table-cell>
          <table:table-cell office:value-type="float" office:value="12.318001" calcext:value-type="float">
            <text:p>12.318001</text:p>
          </table:table-cell>
          <table:table-cell table:formula="of:=[.C522]-[.C521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734" calcext:value-type="float">
            <text:p>42734</text:p>
          </table:table-cell>
          <table:table-cell office:value-type="float" office:value="349.200928" calcext:value-type="float">
            <text:p>349.200928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19605" calcext:value-type="float">
            <text:p>12.319605</text:p>
          </table:table-cell>
          <table:table-cell table:formula="of:=[.C523]-[.C522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802" calcext:value-type="float">
            <text:p>42802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349.213623" calcext:value-type="float">
            <text:p>349.213623</text:p>
          </table:table-cell>
          <table:table-cell office:value-type="float" office:value="12.318161" calcext:value-type="float">
            <text:p>12.318161</text:p>
          </table:table-cell>
          <table:table-cell table:formula="of:=[.C524]-[.C523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870" calcext:value-type="float">
            <text:p>42870</text:p>
          </table:table-cell>
          <table:table-cell office:value-type="float" office:value="349.186371" calcext:value-type="float">
            <text:p>349.186371</text:p>
          </table:table-cell>
          <table:table-cell office:value-type="float" office:value="349.075012" calcext:value-type="float">
            <text:p>349.075012</text:p>
          </table:table-cell>
          <table:table-cell office:value-type="float" office:value="12.313272" calcext:value-type="float">
            <text:p>12.313272</text:p>
          </table:table-cell>
          <table:table-cell table:formula="of:=[.C525]-[.C524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939" calcext:value-type="float">
            <text:p>42939</text:p>
          </table:table-cell>
          <table:table-cell office:value-type="float" office:value="349.166351" calcext:value-type="float">
            <text:p>349.166351</text:p>
          </table:table-cell>
          <table:table-cell office:value-type="float" office:value="349.079559" calcext:value-type="float">
            <text:p>349.079559</text:p>
          </table:table-cell>
          <table:table-cell office:value-type="float" office:value="12.313433" calcext:value-type="float">
            <text:p>12.313433</text:p>
          </table:table-cell>
          <table:table-cell table:formula="of:=[.C526]-[.C525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007" calcext:value-type="float">
            <text:p>43007</text:p>
          </table:table-cell>
          <table:table-cell office:value-type="float" office:value="349.161377" calcext:value-type="float">
            <text:p>349.161377</text:p>
          </table:table-cell>
          <table:table-cell office:value-type="float" office:value="349.184082" calcext:value-type="float">
            <text:p>349.184082</text:p>
          </table:table-cell>
          <table:table-cell office:value-type="float" office:value="12.31712" calcext:value-type="float">
            <text:p>12.31712</text:p>
          </table:table-cell>
          <table:table-cell table:formula="of:=[.C527]-[.C526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075" calcext:value-type="float">
            <text:p>43075</text:p>
          </table:table-cell>
          <table:table-cell office:value-type="float" office:value="349.160889" calcext:value-type="float">
            <text:p>349.160889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19524" calcext:value-type="float">
            <text:p>12.319524</text:p>
          </table:table-cell>
          <table:table-cell table:formula="of:=[.C528]-[.C527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144" calcext:value-type="float">
            <text:p>43144</text:p>
          </table:table-cell>
          <table:table-cell office:value-type="float" office:value="349.210449" calcext:value-type="float">
            <text:p>349.210449</text:p>
          </table:table-cell>
          <table:table-cell office:value-type="float" office:value="349.461365" calcext:value-type="float">
            <text:p>349.461365</text:p>
          </table:table-cell>
          <table:table-cell office:value-type="float" office:value="12.3269" calcext:value-type="float">
            <text:p>12.3269</text:p>
          </table:table-cell>
          <table:table-cell table:formula="of:=[.C529]-[.C528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212" calcext:value-type="float">
            <text:p>43212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12.318643" calcext:value-type="float">
            <text:p>12.318643</text:p>
          </table:table-cell>
          <table:table-cell table:formula="of:=[.C530]-[.C529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280" calcext:value-type="float">
            <text:p>43280</text:p>
          </table:table-cell>
          <table:table-cell office:value-type="float" office:value="349.270905" calcext:value-type="float">
            <text:p>349.270905</text:p>
          </table:table-cell>
          <table:table-cell office:value-type="float" office:value="349.229553" calcext:value-type="float">
            <text:p>349.229553</text:p>
          </table:table-cell>
          <table:table-cell office:value-type="float" office:value="12.318724" calcext:value-type="float">
            <text:p>12.318724</text:p>
          </table:table-cell>
          <table:table-cell table:formula="of:=[.C531]-[.C530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349" calcext:value-type="float">
            <text:p>43349</text:p>
          </table:table-cell>
          <table:table-cell office:value-type="float" office:value="349.267273" calcext:value-type="float">
            <text:p>349.267273</text:p>
          </table:table-cell>
          <table:table-cell office:value-type="float" office:value="349.165924" calcext:value-type="float">
            <text:p>349.165924</text:p>
          </table:table-cell>
          <table:table-cell office:value-type="float" office:value="12.316479" calcext:value-type="float">
            <text:p>12.316479</text:p>
          </table:table-cell>
          <table:table-cell table:formula="of:=[.C532]-[.C531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417" calcext:value-type="float">
            <text:p>43417</text:p>
          </table:table-cell>
          <table:table-cell office:value-type="float" office:value="349.258636" calcext:value-type="float">
            <text:p>349.258636</text:p>
          </table:table-cell>
          <table:table-cell office:value-type="float" office:value="349.209076" calcext:value-type="float">
            <text:p>349.209076</text:p>
          </table:table-cell>
          <table:table-cell office:value-type="float" office:value="12.318001" calcext:value-type="float">
            <text:p>12.318001</text:p>
          </table:table-cell>
          <table:table-cell table:formula="of:=[.C533]-[.C532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485" calcext:value-type="float">
            <text:p>43485</text:p>
          </table:table-cell>
          <table:table-cell office:value-type="float" office:value="349.227295" calcext:value-type="float">
            <text:p>349.227295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1368" calcext:value-type="float">
            <text:p>12.321368</text:p>
          </table:table-cell>
          <table:table-cell table:formula="of:=[.C534]-[.C533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554" calcext:value-type="float">
            <text:p>43554</text:p>
          </table:table-cell>
          <table:table-cell office:value-type="float" office:value="349.22821" calcext:value-type="float">
            <text:p>349.22821</text:p>
          </table:table-cell>
          <table:table-cell office:value-type="float" office:value="349.231812" calcext:value-type="float">
            <text:p>349.231812</text:p>
          </table:table-cell>
          <table:table-cell office:value-type="float" office:value="12.318803" calcext:value-type="float">
            <text:p>12.318803</text:p>
          </table:table-cell>
          <table:table-cell table:formula="of:=[.C535]-[.C534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622" calcext:value-type="float">
            <text:p>43622</text:p>
          </table:table-cell>
          <table:table-cell office:value-type="float" office:value="349.267731" calcext:value-type="float">
            <text:p>349.267731</text:p>
          </table:table-cell>
          <table:table-cell office:value-type="float" office:value="349.427277" calcext:value-type="float">
            <text:p>349.427277</text:p>
          </table:table-cell>
          <table:table-cell office:value-type="float" office:value="12.325698" calcext:value-type="float">
            <text:p>12.325698</text:p>
          </table:table-cell>
          <table:table-cell table:formula="of:=[.C536]-[.C535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690" calcext:value-type="float">
            <text:p>43690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349.145447" calcext:value-type="float">
            <text:p>349.145447</text:p>
          </table:table-cell>
          <table:table-cell office:value-type="float" office:value="12.315757" calcext:value-type="float">
            <text:p>12.315757</text:p>
          </table:table-cell>
          <table:table-cell table:formula="of:=[.C537]-[.C536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759" calcext:value-type="float">
            <text:p>43759</text:p>
          </table:table-cell>
          <table:table-cell office:value-type="float" office:value="349.288177" calcext:value-type="float">
            <text:p>349.288177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233" calcext:value-type="float">
            <text:p>12.32233</text:p>
          </table:table-cell>
          <table:table-cell table:formula="of:=[.C538]-[.C537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827" calcext:value-type="float">
            <text:p>43827</text:p>
          </table:table-cell>
          <table:table-cell office:value-type="float" office:value="349.289978" calcext:value-type="float">
            <text:p>349.289978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1689" calcext:value-type="float">
            <text:p>12.321689</text:p>
          </table:table-cell>
          <table:table-cell table:formula="of:=[.C539]-[.C538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895" calcext:value-type="float">
            <text:p>43895</text:p>
          </table:table-cell>
          <table:table-cell office:value-type="float" office:value="349.302704" calcext:value-type="float">
            <text:p>349.302704</text:p>
          </table:table-cell>
          <table:table-cell office:value-type="float" office:value="349.295441" calcext:value-type="float">
            <text:p>349.295441</text:p>
          </table:table-cell>
          <table:table-cell office:value-type="float" office:value="12.321048" calcext:value-type="float">
            <text:p>12.321048</text:p>
          </table:table-cell>
          <table:table-cell table:formula="of:=[.C540]-[.C539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963" calcext:value-type="float">
            <text:p>43963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349.174988" calcext:value-type="float">
            <text:p>349.174988</text:p>
          </table:table-cell>
          <table:table-cell office:value-type="float" office:value="12.316798" calcext:value-type="float">
            <text:p>12.316798</text:p>
          </table:table-cell>
          <table:table-cell table:formula="of:=[.C541]-[.C540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032" calcext:value-type="float">
            <text:p>44032</text:p>
          </table:table-cell>
          <table:table-cell office:value-type="float" office:value="349.246338" calcext:value-type="float">
            <text:p>349.246338</text:p>
          </table:table-cell>
          <table:table-cell office:value-type="float" office:value="349.115906" calcext:value-type="float">
            <text:p>349.115906</text:p>
          </table:table-cell>
          <table:table-cell office:value-type="float" office:value="12.314714" calcext:value-type="float">
            <text:p>12.314714</text:p>
          </table:table-cell>
          <table:table-cell table:formula="of:=[.C542]-[.C541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100" calcext:value-type="float">
            <text:p>44100</text:p>
          </table:table-cell>
          <table:table-cell office:value-type="float" office:value="349.23407" calcext:value-type="float">
            <text:p>349.23407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12.320166" calcext:value-type="float">
            <text:p>12.320166</text:p>
          </table:table-cell>
          <table:table-cell table:formula="of:=[.C543]-[.C542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168" calcext:value-type="float">
            <text:p>44168</text:p>
          </table:table-cell>
          <table:table-cell office:value-type="float" office:value="349.192688" calcext:value-type="float">
            <text:p>349.192688</text:p>
          </table:table-cell>
          <table:table-cell office:value-type="float" office:value="349.106812" calcext:value-type="float">
            <text:p>349.106812</text:p>
          </table:table-cell>
          <table:table-cell office:value-type="float" office:value="12.314394" calcext:value-type="float">
            <text:p>12.314394</text:p>
          </table:table-cell>
          <table:table-cell table:formula="of:=[.C544]-[.C543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237" calcext:value-type="float">
            <text:p>44237</text:p>
          </table:table-cell>
          <table:table-cell office:value-type="float" office:value="349.156342" calcext:value-type="float">
            <text:p>349.156342</text:p>
          </table:table-cell>
          <table:table-cell office:value-type="float" office:value="349.113647" calcext:value-type="float">
            <text:p>349.113647</text:p>
          </table:table-cell>
          <table:table-cell office:value-type="float" office:value="12.314635" calcext:value-type="float">
            <text:p>12.314635</text:p>
          </table:table-cell>
          <table:table-cell table:formula="of:=[.C545]-[.C544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305" calcext:value-type="float">
            <text:p>44305</text:p>
          </table:table-cell>
          <table:table-cell office:value-type="float" office:value="349.16864" calcext:value-type="float">
            <text:p>349.16864</text:p>
          </table:table-cell>
          <table:table-cell office:value-type="float" office:value="349.236359" calcext:value-type="float">
            <text:p>349.236359</text:p>
          </table:table-cell>
          <table:table-cell office:value-type="float" office:value="12.318963" calcext:value-type="float">
            <text:p>12.318963</text:p>
          </table:table-cell>
          <table:table-cell table:formula="of:=[.C546]-[.C545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373" calcext:value-type="float">
            <text:p>44373</text:p>
          </table:table-cell>
          <table:table-cell office:value-type="float" office:value="349.164551" calcext:value-type="float">
            <text:p>349.164551</text:p>
          </table:table-cell>
          <table:table-cell office:value-type="float" office:value="349.095459" calcext:value-type="float">
            <text:p>349.095459</text:p>
          </table:table-cell>
          <table:table-cell office:value-type="float" office:value="12.313993" calcext:value-type="float">
            <text:p>12.313993</text:p>
          </table:table-cell>
          <table:table-cell table:formula="of:=[.C547]-[.C546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442" calcext:value-type="float">
            <text:p>44442</text:p>
          </table:table-cell>
          <table:table-cell office:value-type="float" office:value="349.154968" calcext:value-type="float">
            <text:p>349.154968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12.318482" calcext:value-type="float">
            <text:p>12.318482</text:p>
          </table:table-cell>
          <table:table-cell table:formula="of:=[.C548]-[.C547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510" calcext:value-type="float">
            <text:p>44510</text:p>
          </table:table-cell>
          <table:table-cell office:value-type="float" office:value="349.175903" calcext:value-type="float">
            <text:p>349.175903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12.318082" calcext:value-type="float">
            <text:p>12.318082</text:p>
          </table:table-cell>
          <table:table-cell table:formula="of:=[.C549]-[.C548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578" calcext:value-type="float">
            <text:p>44578</text:p>
          </table:table-cell>
          <table:table-cell office:value-type="float" office:value="349.221375" calcext:value-type="float">
            <text:p>349.221375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2651" calcext:value-type="float">
            <text:p>12.322651</text:p>
          </table:table-cell>
          <table:table-cell table:formula="of:=[.C550]-[.C549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647" calcext:value-type="float">
            <text:p>44647</text:p>
          </table:table-cell>
          <table:table-cell office:value-type="float" office:value="349.220917" calcext:value-type="float">
            <text:p>349.220917</text:p>
          </table:table-cell>
          <table:table-cell office:value-type="float" office:value="349.2341" calcext:value-type="float">
            <text:p>349.2341</text:p>
          </table:table-cell>
          <table:table-cell office:value-type="float" office:value="12.318884" calcext:value-type="float">
            <text:p>12.318884</text:p>
          </table:table-cell>
          <table:table-cell table:formula="of:=[.C551]-[.C550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715" calcext:value-type="float">
            <text:p>44715</text:p>
          </table:table-cell>
          <table:table-cell office:value-type="float" office:value="349.269562" calcext:value-type="float">
            <text:p>349.269562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552]-[.C551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783" calcext:value-type="float">
            <text:p>44783</text:p>
          </table:table-cell>
          <table:table-cell office:value-type="float" office:value="349.304993" calcext:value-type="float">
            <text:p>349.304993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4736" calcext:value-type="float">
            <text:p>12.324736</text:p>
          </table:table-cell>
          <table:table-cell table:formula="of:=[.C553]-[.C552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851" calcext:value-type="float">
            <text:p>44851</text:p>
          </table:table-cell>
          <table:table-cell office:value-type="float" office:value="349.319122" calcext:value-type="float">
            <text:p>349.319122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12.320567" calcext:value-type="float">
            <text:p>12.320567</text:p>
          </table:table-cell>
          <table:table-cell table:formula="of:=[.C554]-[.C553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920" calcext:value-type="float">
            <text:p>44920</text:p>
          </table:table-cell>
          <table:table-cell office:value-type="float" office:value="349.270935" calcext:value-type="float">
            <text:p>349.270935</text:p>
          </table:table-cell>
          <table:table-cell office:value-type="float" office:value="349.100006" calcext:value-type="float">
            <text:p>349.100006</text:p>
          </table:table-cell>
          <table:table-cell office:value-type="float" office:value="12.314154" calcext:value-type="float">
            <text:p>12.314154</text:p>
          </table:table-cell>
          <table:table-cell table:formula="of:=[.C555]-[.C554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988" calcext:value-type="float">
            <text:p>44988</text:p>
          </table:table-cell>
          <table:table-cell office:value-type="float" office:value="349.229095" calcext:value-type="float">
            <text:p>349.229095</text:p>
          </table:table-cell>
          <table:table-cell office:value-type="float" office:value="349.024994" calcext:value-type="float">
            <text:p>349.024994</text:p>
          </table:table-cell>
          <table:table-cell office:value-type="float" office:value="12.311507" calcext:value-type="float">
            <text:p>12.311507</text:p>
          </table:table-cell>
          <table:table-cell table:formula="of:=[.C556]-[.C555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056" calcext:value-type="float">
            <text:p>45056</text:p>
          </table:table-cell>
          <table:table-cell office:value-type="float" office:value="349.187714" calcext:value-type="float">
            <text:p>349.187714</text:p>
          </table:table-cell>
          <table:table-cell office:value-type="float" office:value="349.131805" calcext:value-type="float">
            <text:p>349.131805</text:p>
          </table:table-cell>
          <table:table-cell office:value-type="float" office:value="12.315275" calcext:value-type="float">
            <text:p>12.315275</text:p>
          </table:table-cell>
          <table:table-cell table:formula="of:=[.C557]-[.C556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125" calcext:value-type="float">
            <text:p>45125</text:p>
          </table:table-cell>
          <table:table-cell office:value-type="float" office:value="349.17865" calcext:value-type="float">
            <text:p>349.17865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3133" calcext:value-type="float">
            <text:p>12.323133</text:p>
          </table:table-cell>
          <table:table-cell table:formula="of:=[.C558]-[.C557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193" calcext:value-type="float">
            <text:p>45193</text:p>
          </table:table-cell>
          <table:table-cell office:value-type="float" office:value="349.184998" calcext:value-type="float">
            <text:p>349.184998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1689" calcext:value-type="float">
            <text:p>12.321689</text:p>
          </table:table-cell>
          <table:table-cell table:formula="of:=[.C559]-[.C558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261" calcext:value-type="float">
            <text:p>45261</text:p>
          </table:table-cell>
          <table:table-cell office:value-type="float" office:value="349.218628" calcext:value-type="float">
            <text:p>349.218628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12.320086" calcext:value-type="float">
            <text:p>12.320086</text:p>
          </table:table-cell>
          <table:table-cell table:formula="of:=[.C560]-[.C559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330" calcext:value-type="float">
            <text:p>45330</text:p>
          </table:table-cell>
          <table:table-cell office:value-type="float" office:value="349.254089" calcext:value-type="float">
            <text:p>349.254089</text:p>
          </table:table-cell>
          <table:table-cell office:value-type="float" office:value="349.202271" calcext:value-type="float">
            <text:p>349.202271</text:p>
          </table:table-cell>
          <table:table-cell office:value-type="float" office:value="12.31776" calcext:value-type="float">
            <text:p>12.31776</text:p>
          </table:table-cell>
          <table:table-cell table:formula="of:=[.C561]-[.C560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398" calcext:value-type="float">
            <text:p>45398</text:p>
          </table:table-cell>
          <table:table-cell office:value-type="float" office:value="349.288177" calcext:value-type="float">
            <text:p>349.288177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21288" calcext:value-type="float">
            <text:p>12.321288</text:p>
          </table:table-cell>
          <table:table-cell table:formula="of:=[.C562]-[.C561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466" calcext:value-type="float">
            <text:p>45466</text:p>
          </table:table-cell>
          <table:table-cell office:value-type="float" office:value="349.24408" calcext:value-type="float">
            <text:p>349.24408</text:p>
          </table:table-cell>
          <table:table-cell office:value-type="float" office:value="349.134094" calcext:value-type="float">
            <text:p>349.134094</text:p>
          </table:table-cell>
          <table:table-cell office:value-type="float" office:value="12.315356" calcext:value-type="float">
            <text:p>12.315356</text:p>
          </table:table-cell>
          <table:table-cell table:formula="of:=[.C563]-[.C562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535" calcext:value-type="float">
            <text:p>45535</text:p>
          </table:table-cell>
          <table:table-cell office:value-type="float" office:value="349.200012" calcext:value-type="float">
            <text:p>349.200012</text:p>
          </table:table-cell>
          <table:table-cell office:value-type="float" office:value="349.09317" calcext:value-type="float">
            <text:p>349.09317</text:p>
          </table:table-cell>
          <table:table-cell office:value-type="float" office:value="12.313912" calcext:value-type="float">
            <text:p>12.313912</text:p>
          </table:table-cell>
          <table:table-cell table:formula="of:=[.C564]-[.C563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603" calcext:value-type="float">
            <text:p>45603</text:p>
          </table:table-cell>
          <table:table-cell office:value-type="float" office:value="349.21637" calcext:value-type="float">
            <text:p>349.21637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2972" calcext:value-type="float">
            <text:p>12.322972</text:p>
          </table:table-cell>
          <table:table-cell table:formula="of:=[.C565]-[.C564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671" calcext:value-type="float">
            <text:p>45671</text:p>
          </table:table-cell>
          <table:table-cell office:value-type="float" office:value="349.22226" calcext:value-type="float">
            <text:p>349.22226</text:p>
          </table:table-cell>
          <table:table-cell office:value-type="float" office:value="349.231812" calcext:value-type="float">
            <text:p>349.231812</text:p>
          </table:table-cell>
          <table:table-cell office:value-type="float" office:value="12.318803" calcext:value-type="float">
            <text:p>12.318803</text:p>
          </table:table-cell>
          <table:table-cell table:formula="of:=[.C566]-[.C565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740" calcext:value-type="float">
            <text:p>45740</text:p>
          </table:table-cell>
          <table:table-cell office:value-type="float" office:value="349.197266" calcext:value-type="float">
            <text:p>349.197266</text:p>
          </table:table-cell>
          <table:table-cell office:value-type="float" office:value="349.177277" calcext:value-type="float">
            <text:p>349.177277</text:p>
          </table:table-cell>
          <table:table-cell office:value-type="float" office:value="12.316879" calcext:value-type="float">
            <text:p>12.316879</text:p>
          </table:table-cell>
          <table:table-cell table:formula="of:=[.C567]-[.C566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808" calcext:value-type="float">
            <text:p>45808</text:p>
          </table:table-cell>
          <table:table-cell office:value-type="float" office:value="349.22406" calcext:value-type="float">
            <text:p>349.22406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12.320086" calcext:value-type="float">
            <text:p>12.320086</text:p>
          </table:table-cell>
          <table:table-cell table:formula="of:=[.C568]-[.C567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876" calcext:value-type="float">
            <text:p>45876</text:p>
          </table:table-cell>
          <table:table-cell office:value-type="float" office:value="349.279083" calcext:value-type="float">
            <text:p>349.279083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614" calcext:value-type="float">
            <text:p>12.323614</text:p>
          </table:table-cell>
          <table:table-cell table:formula="of:=[.C569]-[.C568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944" calcext:value-type="float">
            <text:p>45944</text:p>
          </table:table-cell>
          <table:table-cell office:value-type="float" office:value="349.255432" calcext:value-type="float">
            <text:p>349.255432</text:p>
          </table:table-cell>
          <table:table-cell office:value-type="float" office:value="349.231812" calcext:value-type="float">
            <text:p>349.231812</text:p>
          </table:table-cell>
          <table:table-cell office:value-type="float" office:value="12.318803" calcext:value-type="float">
            <text:p>12.318803</text:p>
          </table:table-cell>
          <table:table-cell table:formula="of:=[.C570]-[.C569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013" calcext:value-type="float">
            <text:p>46013</text:p>
          </table:table-cell>
          <table:table-cell office:value-type="float" office:value="349.312286" calcext:value-type="float">
            <text:p>349.312286</text:p>
          </table:table-cell>
          <table:table-cell office:value-type="float" office:value="349.5159" calcext:value-type="float">
            <text:p>349.5159</text:p>
          </table:table-cell>
          <table:table-cell office:value-type="float" office:value="12.328824" calcext:value-type="float">
            <text:p>12.328824</text:p>
          </table:table-cell>
          <table:table-cell table:formula="of:=[.C571]-[.C570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081" calcext:value-type="float">
            <text:p>46081</text:p>
          </table:table-cell>
          <table:table-cell office:value-type="float" office:value="349.297272" calcext:value-type="float">
            <text:p>349.297272</text:p>
          </table:table-cell>
          <table:table-cell office:value-type="float" office:value="349.102264" calcext:value-type="float">
            <text:p>349.102264</text:p>
          </table:table-cell>
          <table:table-cell office:value-type="float" office:value="12.314233" calcext:value-type="float">
            <text:p>12.314233</text:p>
          </table:table-cell>
          <table:table-cell table:formula="of:=[.C572]-[.C571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149" calcext:value-type="float">
            <text:p>46149</text:p>
          </table:table-cell>
          <table:table-cell office:value-type="float" office:value="349.269531" calcext:value-type="float">
            <text:p>349.269531</text:p>
          </table:table-cell>
          <table:table-cell office:value-type="float" office:value="349.129547" calcext:value-type="float">
            <text:p>349.129547</text:p>
          </table:table-cell>
          <table:table-cell office:value-type="float" office:value="12.315196" calcext:value-type="float">
            <text:p>12.315196</text:p>
          </table:table-cell>
          <table:table-cell table:formula="of:=[.C573]-[.C572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218" calcext:value-type="float">
            <text:p>46218</text:p>
          </table:table-cell>
          <table:table-cell office:value-type="float" office:value="349.239075" calcext:value-type="float">
            <text:p>349.239075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12.318242" calcext:value-type="float">
            <text:p>12.318242</text:p>
          </table:table-cell>
          <table:table-cell table:formula="of:=[.C574]-[.C573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286" calcext:value-type="float">
            <text:p>46286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349.172729" calcext:value-type="float">
            <text:p>349.172729</text:p>
          </table:table-cell>
          <table:table-cell office:value-type="float" office:value="12.316719" calcext:value-type="float">
            <text:p>12.316719</text:p>
          </table:table-cell>
          <table:table-cell table:formula="of:=[.C575]-[.C574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354" calcext:value-type="float">
            <text:p>46354</text:p>
          </table:table-cell>
          <table:table-cell office:value-type="float" office:value="349.183167" calcext:value-type="float">
            <text:p>349.183167</text:p>
          </table:table-cell>
          <table:table-cell office:value-type="float" office:value="349.295441" calcext:value-type="float">
            <text:p>349.295441</text:p>
          </table:table-cell>
          <table:table-cell office:value-type="float" office:value="12.321048" calcext:value-type="float">
            <text:p>12.321048</text:p>
          </table:table-cell>
          <table:table-cell table:formula="of:=[.C576]-[.C575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423" calcext:value-type="float">
            <text:p>46423</text:p>
          </table:table-cell>
          <table:table-cell office:value-type="float" office:value="349.210449" calcext:value-type="float">
            <text:p>349.210449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12.319044" calcext:value-type="float">
            <text:p>12.319044</text:p>
          </table:table-cell>
          <table:table-cell table:formula="of:=[.C577]-[.C576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491" calcext:value-type="float">
            <text:p>46491</text:p>
          </table:table-cell>
          <table:table-cell office:value-type="float" office:value="349.248199" calcext:value-type="float">
            <text:p>349.248199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185" calcext:value-type="float">
            <text:p>12.32185</text:p>
          </table:table-cell>
          <table:table-cell table:formula="of:=[.C578]-[.C577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559" calcext:value-type="float">
            <text:p>46559</text:p>
          </table:table-cell>
          <table:table-cell office:value-type="float" office:value="349.260925" calcext:value-type="float">
            <text:p>349.260925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0486" calcext:value-type="float">
            <text:p>12.320486</text:p>
          </table:table-cell>
          <table:table-cell table:formula="of:=[.C579]-[.C578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628" calcext:value-type="float">
            <text:p>46628</text:p>
          </table:table-cell>
          <table:table-cell office:value-type="float" office:value="349.275452" calcext:value-type="float">
            <text:p>349.275452</text:p>
          </table:table-cell>
          <table:table-cell office:value-type="float" office:value="349.245453" calcext:value-type="float">
            <text:p>349.245453</text:p>
          </table:table-cell>
          <table:table-cell office:value-type="float" office:value="12.319284" calcext:value-type="float">
            <text:p>12.319284</text:p>
          </table:table-cell>
          <table:table-cell table:formula="of:=[.C580]-[.C579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696" calcext:value-type="float">
            <text:p>46696</text:p>
          </table:table-cell>
          <table:table-cell office:value-type="float" office:value="349.310486" calcext:value-type="float">
            <text:p>349.310486</text:p>
          </table:table-cell>
          <table:table-cell office:value-type="float" office:value="349.470459" calcext:value-type="float">
            <text:p>349.470459</text:p>
          </table:table-cell>
          <table:table-cell office:value-type="float" office:value="12.327221" calcext:value-type="float">
            <text:p>12.327221</text:p>
          </table:table-cell>
          <table:table-cell table:formula="of:=[.C581]-[.C580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764" calcext:value-type="float">
            <text:p>46764</text:p>
          </table:table-cell>
          <table:table-cell office:value-type="float" office:value="349.317749" calcext:value-type="float">
            <text:p>349.317749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20326" calcext:value-type="float">
            <text:p>12.320326</text:p>
          </table:table-cell>
          <table:table-cell table:formula="of:=[.C582]-[.C581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833" calcext:value-type="float">
            <text:p>46833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0727" calcext:value-type="float">
            <text:p>12.320727</text:p>
          </table:table-cell>
          <table:table-cell table:formula="of:=[.C583]-[.C582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901" calcext:value-type="float">
            <text:p>46901</text:p>
          </table:table-cell>
          <table:table-cell office:value-type="float" office:value="349.336853" calcext:value-type="float">
            <text:p>349.336853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4977" calcext:value-type="float">
            <text:p>12.324977</text:p>
          </table:table-cell>
          <table:table-cell table:formula="of:=[.C584]-[.C583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969" calcext:value-type="float">
            <text:p>46969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349.186371" calcext:value-type="float">
            <text:p>349.186371</text:p>
          </table:table-cell>
          <table:table-cell office:value-type="float" office:value="12.3172" calcext:value-type="float">
            <text:p>12.3172</text:p>
          </table:table-cell>
          <table:table-cell table:formula="of:=[.C585]-[.C584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037" calcext:value-type="float">
            <text:p>47037</text:p>
          </table:table-cell>
          <table:table-cell office:value-type="float" office:value="349.285461" calcext:value-type="float">
            <text:p>349.285461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586]-[.C585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106" calcext:value-type="float">
            <text:p>47106</text:p>
          </table:table-cell>
          <table:table-cell office:value-type="float" office:value="349.272766" calcext:value-type="float">
            <text:p>349.272766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12.318082" calcext:value-type="float">
            <text:p>12.318082</text:p>
          </table:table-cell>
          <table:table-cell table:formula="of:=[.C587]-[.C586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174" calcext:value-type="float">
            <text:p>47174</text:p>
          </table:table-cell>
          <table:table-cell office:value-type="float" office:value="349.320007" calcext:value-type="float">
            <text:p>349.320007</text:p>
          </table:table-cell>
          <table:table-cell office:value-type="float" office:value="349.522736" calcext:value-type="float">
            <text:p>349.522736</text:p>
          </table:table-cell>
          <table:table-cell office:value-type="float" office:value="12.329065" calcext:value-type="float">
            <text:p>12.329065</text:p>
          </table:table-cell>
          <table:table-cell table:formula="of:=[.C588]-[.C587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242" calcext:value-type="float">
            <text:p>47242</text:p>
          </table:table-cell>
          <table:table-cell office:value-type="float" office:value="349.297302" calcext:value-type="float">
            <text:p>349.297302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12.320968" calcext:value-type="float">
            <text:p>12.320968</text:p>
          </table:table-cell>
          <table:table-cell table:formula="of:=[.C589]-[.C588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311" calcext:value-type="float">
            <text:p>47311</text:p>
          </table:table-cell>
          <table:table-cell office:value-type="float" office:value="349.317719" calcext:value-type="float">
            <text:p>349.317719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C590]-[.C589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379" calcext:value-type="float">
            <text:p>47379</text:p>
          </table:table-cell>
          <table:table-cell office:value-type="float" office:value="349.357269" calcext:value-type="float">
            <text:p>349.357269</text:p>
          </table:table-cell>
          <table:table-cell office:value-type="float" office:value="349.470459" calcext:value-type="float">
            <text:p>349.470459</text:p>
          </table:table-cell>
          <table:table-cell office:value-type="float" office:value="12.327221" calcext:value-type="float">
            <text:p>12.327221</text:p>
          </table:table-cell>
          <table:table-cell table:formula="of:=[.C591]-[.C590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447" calcext:value-type="float">
            <text:p>47447</text:p>
          </table:table-cell>
          <table:table-cell office:value-type="float" office:value="349.360931" calcext:value-type="float">
            <text:p>349.360931</text:p>
          </table:table-cell>
          <table:table-cell office:value-type="float" office:value="349.229553" calcext:value-type="float">
            <text:p>349.229553</text:p>
          </table:table-cell>
          <table:table-cell office:value-type="float" office:value="12.318724" calcext:value-type="float">
            <text:p>12.318724</text:p>
          </table:table-cell>
          <table:table-cell table:formula="of:=[.C592]-[.C591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516" calcext:value-type="float">
            <text:p>47516</text:p>
          </table:table-cell>
          <table:table-cell office:value-type="float" office:value="349.332703" calcext:value-type="float">
            <text:p>349.332703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C593]-[.C592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584" calcext:value-type="float">
            <text:p>47584</text:p>
          </table:table-cell>
          <table:table-cell office:value-type="float" office:value="349.29361" calcext:value-type="float">
            <text:p>349.29361</text:p>
          </table:table-cell>
          <table:table-cell office:value-type="float" office:value="349.097717" calcext:value-type="float">
            <text:p>349.097717</text:p>
          </table:table-cell>
          <table:table-cell office:value-type="float" office:value="12.314073" calcext:value-type="float">
            <text:p>12.314073</text:p>
          </table:table-cell>
          <table:table-cell table:formula="of:=[.C594]-[.C593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652" calcext:value-type="float">
            <text:p>47652</text:p>
          </table:table-cell>
          <table:table-cell office:value-type="float" office:value="349.307251" calcext:value-type="float">
            <text:p>349.307251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3213" calcext:value-type="float">
            <text:p>12.323213</text:p>
          </table:table-cell>
          <table:table-cell table:formula="of:=[.C595]-[.C594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721" calcext:value-type="float">
            <text:p>47721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349.070465" calcext:value-type="float">
            <text:p>349.070465</text:p>
          </table:table-cell>
          <table:table-cell office:value-type="float" office:value="12.313111" calcext:value-type="float">
            <text:p>12.313111</text:p>
          </table:table-cell>
          <table:table-cell table:formula="of:=[.C596]-[.C595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789" calcext:value-type="float">
            <text:p>47789</text:p>
          </table:table-cell>
          <table:table-cell office:value-type="float" office:value="349.286346" calcext:value-type="float">
            <text:p>349.286346</text:p>
          </table:table-cell>
          <table:table-cell office:value-type="float" office:value="349.524994" calcext:value-type="float">
            <text:p>349.524994</text:p>
          </table:table-cell>
          <table:table-cell office:value-type="float" office:value="12.329144" calcext:value-type="float">
            <text:p>12.329144</text:p>
          </table:table-cell>
          <table:table-cell table:formula="of:=[.C597]-[.C596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857" calcext:value-type="float">
            <text:p>47857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12.319685" calcext:value-type="float">
            <text:p>12.319685</text:p>
          </table:table-cell>
          <table:table-cell table:formula="of:=[.C598]-[.C597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926" calcext:value-type="float">
            <text:p>47926</text:p>
          </table:table-cell>
          <table:table-cell office:value-type="float" office:value="349.300903" calcext:value-type="float">
            <text:p>349.300903</text:p>
          </table:table-cell>
          <table:table-cell office:value-type="float" office:value="349.295441" calcext:value-type="float">
            <text:p>349.295441</text:p>
          </table:table-cell>
          <table:table-cell office:value-type="float" office:value="12.321048" calcext:value-type="float">
            <text:p>12.321048</text:p>
          </table:table-cell>
          <table:table-cell table:formula="of:=[.C599]-[.C598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994" calcext:value-type="float">
            <text:p>47994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349.295441" calcext:value-type="float">
            <text:p>349.295441</text:p>
          </table:table-cell>
          <table:table-cell office:value-type="float" office:value="12.321048" calcext:value-type="float">
            <text:p>12.321048</text:p>
          </table:table-cell>
          <table:table-cell table:formula="of:=[.C600]-[.C599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062" calcext:value-type="float">
            <text:p>48062</text:p>
          </table:table-cell>
          <table:table-cell office:value-type="float" office:value="349.27179" calcext:value-type="float">
            <text:p>349.27179</text:p>
          </table:table-cell>
          <table:table-cell office:value-type="float" office:value="348.986359" calcext:value-type="float">
            <text:p>348.986359</text:p>
          </table:table-cell>
          <table:table-cell office:value-type="float" office:value="12.310144" calcext:value-type="float">
            <text:p>12.310144</text:p>
          </table:table-cell>
          <table:table-cell table:formula="of:=[.C601]-[.C600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130" calcext:value-type="float">
            <text:p>48130</text:p>
          </table:table-cell>
          <table:table-cell office:value-type="float" office:value="349.22818" calcext:value-type="float">
            <text:p>349.22818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C602]-[.C601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199" calcext:value-type="float">
            <text:p>48199</text:p>
          </table:table-cell>
          <table:table-cell office:value-type="float" office:value="349.195892" calcext:value-type="float">
            <text:p>349.195892</text:p>
          </table:table-cell>
          <table:table-cell office:value-type="float" office:value="349.095459" calcext:value-type="float">
            <text:p>349.095459</text:p>
          </table:table-cell>
          <table:table-cell office:value-type="float" office:value="12.313993" calcext:value-type="float">
            <text:p>12.313993</text:p>
          </table:table-cell>
          <table:table-cell table:formula="of:=[.C603]-[.C602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267" calcext:value-type="float">
            <text:p>48267</text:p>
          </table:table-cell>
          <table:table-cell office:value-type="float" office:value="349.18454" calcext:value-type="float">
            <text:p>349.18454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12.319044" calcext:value-type="float">
            <text:p>12.319044</text:p>
          </table:table-cell>
          <table:table-cell table:formula="of:=[.C604]-[.C603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335" calcext:value-type="float">
            <text:p>48335</text:p>
          </table:table-cell>
          <table:table-cell office:value-type="float" office:value="349.154114" calcext:value-type="float">
            <text:p>349.154114</text:p>
          </table:table-cell>
          <table:table-cell office:value-type="float" office:value="349.143188" calcext:value-type="float">
            <text:p>349.143188</text:p>
          </table:table-cell>
          <table:table-cell office:value-type="float" office:value="12.315677" calcext:value-type="float">
            <text:p>12.315677</text:p>
          </table:table-cell>
          <table:table-cell table:formula="of:=[.C605]-[.C604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404" calcext:value-type="float">
            <text:p>48404</text:p>
          </table:table-cell>
          <table:table-cell office:value-type="float" office:value="349.217712" calcext:value-type="float">
            <text:p>349.217712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1368" calcext:value-type="float">
            <text:p>12.321368</text:p>
          </table:table-cell>
          <table:table-cell table:formula="of:=[.C606]-[.C605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472" calcext:value-type="float">
            <text:p>48472</text:p>
          </table:table-cell>
          <table:table-cell office:value-type="float" office:value="349.195007" calcext:value-type="float">
            <text:p>349.195007</text:p>
          </table:table-cell>
          <table:table-cell office:value-type="float" office:value="349.193176" calcext:value-type="float">
            <text:p>349.193176</text:p>
          </table:table-cell>
          <table:table-cell office:value-type="float" office:value="12.31744" calcext:value-type="float">
            <text:p>12.31744</text:p>
          </table:table-cell>
          <table:table-cell table:formula="of:=[.C607]-[.C606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540" calcext:value-type="float">
            <text:p>48540</text:p>
          </table:table-cell>
          <table:table-cell office:value-type="float" office:value="349.241821" calcext:value-type="float">
            <text:p>349.241821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608]-[.C607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609" calcext:value-type="float">
            <text:p>48609</text:p>
          </table:table-cell>
          <table:table-cell office:value-type="float" office:value="349.233185" calcext:value-type="float">
            <text:p>349.233185</text:p>
          </table:table-cell>
          <table:table-cell office:value-type="float" office:value="349.195465" calcext:value-type="float">
            <text:p>349.195465</text:p>
          </table:table-cell>
          <table:table-cell office:value-type="float" office:value="12.317521" calcext:value-type="float">
            <text:p>12.317521</text:p>
          </table:table-cell>
          <table:table-cell table:formula="of:=[.C609]-[.C608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677" calcext:value-type="float">
            <text:p>48677</text:p>
          </table:table-cell>
          <table:table-cell office:value-type="float" office:value="349.260437" calcext:value-type="float">
            <text:p>349.260437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0486" calcext:value-type="float">
            <text:p>12.320486</text:p>
          </table:table-cell>
          <table:table-cell table:formula="of:=[.C610]-[.C609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745" calcext:value-type="float">
            <text:p>48745</text:p>
          </table:table-cell>
          <table:table-cell office:value-type="float" office:value="349.254089" calcext:value-type="float">
            <text:p>349.254089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611]-[.C610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814" calcext:value-type="float">
            <text:p>48814</text:p>
          </table:table-cell>
          <table:table-cell office:value-type="float" office:value="349.28363" calcext:value-type="float">
            <text:p>349.28363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2651" calcext:value-type="float">
            <text:p>12.322651</text:p>
          </table:table-cell>
          <table:table-cell table:formula="of:=[.C612]-[.C611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882" calcext:value-type="float">
            <text:p>48882</text:p>
          </table:table-cell>
          <table:table-cell office:value-type="float" office:value="349.239075" calcext:value-type="float">
            <text:p>349.239075</text:p>
          </table:table-cell>
          <table:table-cell office:value-type="float" office:value="349.106812" calcext:value-type="float">
            <text:p>349.106812</text:p>
          </table:table-cell>
          <table:table-cell office:value-type="float" office:value="12.314394" calcext:value-type="float">
            <text:p>12.314394</text:p>
          </table:table-cell>
          <table:table-cell table:formula="of:=[.C613]-[.C612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950" calcext:value-type="float">
            <text:p>48950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4656" calcext:value-type="float">
            <text:p>12.324656</text:p>
          </table:table-cell>
          <table:table-cell table:formula="of:=[.C614]-[.C613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018" calcext:value-type="float">
            <text:p>49018</text:p>
          </table:table-cell>
          <table:table-cell office:value-type="float" office:value="349.242737" calcext:value-type="float">
            <text:p>349.242737</text:p>
          </table:table-cell>
          <table:table-cell office:value-type="float" office:value="349.095459" calcext:value-type="float">
            <text:p>349.095459</text:p>
          </table:table-cell>
          <table:table-cell office:value-type="float" office:value="12.313993" calcext:value-type="float">
            <text:p>12.313993</text:p>
          </table:table-cell>
          <table:table-cell table:formula="of:=[.C615]-[.C614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087" calcext:value-type="float">
            <text:p>49087</text:p>
          </table:table-cell>
          <table:table-cell office:value-type="float" office:value="349.225891" calcext:value-type="float">
            <text:p>349.225891</text:p>
          </table:table-cell>
          <table:table-cell office:value-type="float" office:value="349.188629" calcext:value-type="float">
            <text:p>349.188629</text:p>
          </table:table-cell>
          <table:table-cell office:value-type="float" office:value="12.31728" calcext:value-type="float">
            <text:p>12.31728</text:p>
          </table:table-cell>
          <table:table-cell table:formula="of:=[.C616]-[.C615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155" calcext:value-type="float">
            <text:p>49155</text:p>
          </table:table-cell>
          <table:table-cell office:value-type="float" office:value="349.207275" calcext:value-type="float">
            <text:p>349.207275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9365" calcext:value-type="float">
            <text:p>12.319365</text:p>
          </table:table-cell>
          <table:table-cell table:formula="of:=[.C617]-[.C616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223" calcext:value-type="float">
            <text:p>49223</text:p>
          </table:table-cell>
          <table:table-cell office:value-type="float" office:value="349.191345" calcext:value-type="float">
            <text:p>349.191345</text:p>
          </table:table-cell>
          <table:table-cell office:value-type="float" office:value="349.027283" calcext:value-type="float">
            <text:p>349.027283</text:p>
          </table:table-cell>
          <table:table-cell office:value-type="float" office:value="12.311588" calcext:value-type="float">
            <text:p>12.311588</text:p>
          </table:table-cell>
          <table:table-cell table:formula="of:=[.C618]-[.C617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292" calcext:value-type="float">
            <text:p>49292</text:p>
          </table:table-cell>
          <table:table-cell office:value-type="float" office:value="349.231812" calcext:value-type="float">
            <text:p>349.231812</text:p>
          </table:table-cell>
          <table:table-cell office:value-type="float" office:value="349.600006" calcext:value-type="float">
            <text:p>349.600006</text:p>
          </table:table-cell>
          <table:table-cell office:value-type="float" office:value="12.331791" calcext:value-type="float">
            <text:p>12.331791</text:p>
          </table:table-cell>
          <table:table-cell table:formula="of:=[.C619]-[.C618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360" calcext:value-type="float">
            <text:p>49360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349.072723" calcext:value-type="float">
            <text:p>349.072723</text:p>
          </table:table-cell>
          <table:table-cell office:value-type="float" office:value="12.313191" calcext:value-type="float">
            <text:p>12.313191</text:p>
          </table:table-cell>
          <table:table-cell table:formula="of:=[.C620]-[.C619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428" calcext:value-type="float">
            <text:p>49428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349.700012" calcext:value-type="float">
            <text:p>349.700012</text:p>
          </table:table-cell>
          <table:table-cell office:value-type="float" office:value="12.335319" calcext:value-type="float">
            <text:p>12.335319</text:p>
          </table:table-cell>
          <table:table-cell table:formula="of:=[.C621]-[.C620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497" calcext:value-type="float">
            <text:p>49497</text:p>
          </table:table-cell>
          <table:table-cell office:value-type="float" office:value="349.280945" calcext:value-type="float">
            <text:p>349.280945</text:p>
          </table:table-cell>
          <table:table-cell office:value-type="float" office:value="349.004547" calcext:value-type="float">
            <text:p>349.004547</text:p>
          </table:table-cell>
          <table:table-cell office:value-type="float" office:value="12.310786" calcext:value-type="float">
            <text:p>12.310786</text:p>
          </table:table-cell>
          <table:table-cell table:formula="of:=[.C622]-[.C621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565" calcext:value-type="float">
            <text:p>49565</text:p>
          </table:table-cell>
          <table:table-cell office:value-type="float" office:value="349.382263" calcext:value-type="float">
            <text:p>349.382263</text:p>
          </table:table-cell>
          <table:table-cell office:value-type="float" office:value="349.534088" calcext:value-type="float">
            <text:p>349.534088</text:p>
          </table:table-cell>
          <table:table-cell office:value-type="float" office:value="12.329466" calcext:value-type="float">
            <text:p>12.329466</text:p>
          </table:table-cell>
          <table:table-cell table:formula="of:=[.C623]-[.C622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633" calcext:value-type="float">
            <text:p>49633</text:p>
          </table:table-cell>
          <table:table-cell office:value-type="float" office:value="349.241821" calcext:value-type="float">
            <text:p>349.241821</text:p>
          </table:table-cell>
          <table:table-cell office:value-type="float" office:value="348.897736" calcext:value-type="float">
            <text:p>348.897736</text:p>
          </table:table-cell>
          <table:table-cell office:value-type="float" office:value="12.307018" calcext:value-type="float">
            <text:p>12.307018</text:p>
          </table:table-cell>
          <table:table-cell table:formula="of:=[.C624]-[.C623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702" calcext:value-type="float">
            <text:p>49702</text:p>
          </table:table-cell>
          <table:table-cell office:value-type="float" office:value="349.382263" calcext:value-type="float">
            <text:p>349.382263</text:p>
          </table:table-cell>
          <table:table-cell office:value-type="float" office:value="349.774994" calcext:value-type="float">
            <text:p>349.774994</text:p>
          </table:table-cell>
          <table:table-cell office:value-type="float" office:value="12.337963" calcext:value-type="float">
            <text:p>12.337963</text:p>
          </table:table-cell>
          <table:table-cell table:formula="of:=[.C625]-[.C624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770" calcext:value-type="float">
            <text:p>49770</text:p>
          </table:table-cell>
          <table:table-cell office:value-type="float" office:value="349.262726" calcext:value-type="float">
            <text:p>349.262726</text:p>
          </table:table-cell>
          <table:table-cell office:value-type="float" office:value="349.102264" calcext:value-type="float">
            <text:p>349.102264</text:p>
          </table:table-cell>
          <table:table-cell office:value-type="float" office:value="12.314233" calcext:value-type="float">
            <text:p>12.314233</text:p>
          </table:table-cell>
          <table:table-cell table:formula="of:=[.C626]-[.C625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838" calcext:value-type="float">
            <text:p>49838</text:p>
          </table:table-cell>
          <table:table-cell office:value-type="float" office:value="349.292267" calcext:value-type="float">
            <text:p>349.292267</text:p>
          </table:table-cell>
          <table:table-cell office:value-type="float" office:value="349.152283" calcext:value-type="float">
            <text:p>349.152283</text:p>
          </table:table-cell>
          <table:table-cell office:value-type="float" office:value="12.315998" calcext:value-type="float">
            <text:p>12.315998</text:p>
          </table:table-cell>
          <table:table-cell table:formula="of:=[.C627]-[.C626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906" calcext:value-type="float">
            <text:p>49906</text:p>
          </table:table-cell>
          <table:table-cell office:value-type="float" office:value="349.244537" calcext:value-type="float">
            <text:p>349.244537</text:p>
          </table:table-cell>
          <table:table-cell office:value-type="float" office:value="349.295441" calcext:value-type="float">
            <text:p>349.295441</text:p>
          </table:table-cell>
          <table:table-cell office:value-type="float" office:value="12.321048" calcext:value-type="float">
            <text:p>12.321048</text:p>
          </table:table-cell>
          <table:table-cell table:formula="of:=[.C628]-[.C627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975" calcext:value-type="float">
            <text:p>49975</text:p>
          </table:table-cell>
          <table:table-cell office:value-type="float" office:value="349.324982" calcext:value-type="float">
            <text:p>349.324982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629]-[.C628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043" calcext:value-type="float">
            <text:p>50043</text:p>
          </table:table-cell>
          <table:table-cell office:value-type="float" office:value="349.214508" calcext:value-type="float">
            <text:p>349.214508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12.318482" calcext:value-type="float">
            <text:p>12.318482</text:p>
          </table:table-cell>
          <table:table-cell table:formula="of:=[.C630]-[.C629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111" calcext:value-type="float">
            <text:p>50111</text:p>
          </table:table-cell>
          <table:table-cell office:value-type="float" office:value="349.214508" calcext:value-type="float">
            <text:p>349.214508</text:p>
          </table:table-cell>
          <table:table-cell office:value-type="float" office:value="349.102264" calcext:value-type="float">
            <text:p>349.102264</text:p>
          </table:table-cell>
          <table:table-cell office:value-type="float" office:value="12.314233" calcext:value-type="float">
            <text:p>12.314233</text:p>
          </table:table-cell>
          <table:table-cell table:formula="of:=[.C631]-[.C630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180" calcext:value-type="float">
            <text:p>50180</text:p>
          </table:table-cell>
          <table:table-cell office:value-type="float" office:value="349.21405" calcext:value-type="float">
            <text:p>349.21405</text:p>
          </table:table-cell>
          <table:table-cell office:value-type="float" office:value="349.149994" calcext:value-type="float">
            <text:p>349.149994</text:p>
          </table:table-cell>
          <table:table-cell office:value-type="float" office:value="12.315917" calcext:value-type="float">
            <text:p>12.315917</text:p>
          </table:table-cell>
          <table:table-cell table:formula="of:=[.C632]-[.C631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248" calcext:value-type="float">
            <text:p>50248</text:p>
          </table:table-cell>
          <table:table-cell office:value-type="float" office:value="349.168152" calcext:value-type="float">
            <text:p>349.168152</text:p>
          </table:table-cell>
          <table:table-cell office:value-type="float" office:value="349.065918" calcext:value-type="float">
            <text:p>349.065918</text:p>
          </table:table-cell>
          <table:table-cell office:value-type="float" office:value="12.312951" calcext:value-type="float">
            <text:p>12.312951</text:p>
          </table:table-cell>
          <table:table-cell table:formula="of:=[.C633]-[.C632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316" calcext:value-type="float">
            <text:p>50316</text:p>
          </table:table-cell>
          <table:table-cell office:value-type="float" office:value="349.191803" calcext:value-type="float">
            <text:p>349.191803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12.325377" calcext:value-type="float">
            <text:p>12.325377</text:p>
          </table:table-cell>
          <table:table-cell table:formula="of:=[.C634]-[.C633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385" calcext:value-type="float">
            <text:p>50385</text:p>
          </table:table-cell>
          <table:table-cell office:value-type="float" office:value="349.221832" calcext:value-type="float">
            <text:p>349.221832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774" calcext:value-type="float">
            <text:p>12.323774</text:p>
          </table:table-cell>
          <table:table-cell table:formula="of:=[.C635]-[.C634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453" calcext:value-type="float">
            <text:p>50453</text:p>
          </table:table-cell>
          <table:table-cell office:value-type="float" office:value="349.315491" calcext:value-type="float">
            <text:p>349.315491</text:p>
          </table:table-cell>
          <table:table-cell office:value-type="float" office:value="349.570465" calcext:value-type="float">
            <text:p>349.570465</text:p>
          </table:table-cell>
          <table:table-cell office:value-type="float" office:value="12.330749" calcext:value-type="float">
            <text:p>12.330749</text:p>
          </table:table-cell>
          <table:table-cell table:formula="of:=[.C636]-[.C635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521" calcext:value-type="float">
            <text:p>50521</text:p>
          </table:table-cell>
          <table:table-cell office:value-type="float" office:value="349.294098" calcext:value-type="float">
            <text:p>349.294098</text:p>
          </table:table-cell>
          <table:table-cell office:value-type="float" office:value="349.043182" calcext:value-type="float">
            <text:p>349.043182</text:p>
          </table:table-cell>
          <table:table-cell office:value-type="float" office:value="12.312149" calcext:value-type="float">
            <text:p>12.312149</text:p>
          </table:table-cell>
          <table:table-cell table:formula="of:=[.C637]-[.C636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590" calcext:value-type="float">
            <text:p>50590</text:p>
          </table:table-cell>
          <table:table-cell office:value-type="float" office:value="349.366364" calcext:value-type="float">
            <text:p>349.366364</text:p>
          </table:table-cell>
          <table:table-cell office:value-type="float" office:value="349.427277" calcext:value-type="float">
            <text:p>349.427277</text:p>
          </table:table-cell>
          <table:table-cell office:value-type="float" office:value="12.325698" calcext:value-type="float">
            <text:p>12.325698</text:p>
          </table:table-cell>
          <table:table-cell table:formula="of:=[.C638]-[.C637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658" calcext:value-type="float">
            <text:p>50658</text:p>
          </table:table-cell>
          <table:table-cell office:value-type="float" office:value="349.296387" calcext:value-type="float">
            <text:p>349.296387</text:p>
          </table:table-cell>
          <table:table-cell office:value-type="float" office:value="349.068176" calcext:value-type="float">
            <text:p>349.068176</text:p>
          </table:table-cell>
          <table:table-cell office:value-type="float" office:value="12.313031" calcext:value-type="float">
            <text:p>12.313031</text:p>
          </table:table-cell>
          <table:table-cell table:formula="of:=[.C639]-[.C638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726" calcext:value-type="float">
            <text:p>50726</text:p>
          </table:table-cell>
          <table:table-cell office:value-type="float" office:value="349.29364" calcext:value-type="float">
            <text:p>349.29364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12.323293" calcext:value-type="float">
            <text:p>12.323293</text:p>
          </table:table-cell>
          <table:table-cell table:formula="of:=[.C640]-[.C639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795" calcext:value-type="float">
            <text:p>50795</text:p>
          </table:table-cell>
          <table:table-cell office:value-type="float" office:value="349.229095" calcext:value-type="float">
            <text:p>349.229095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9365" calcext:value-type="float">
            <text:p>12.319365</text:p>
          </table:table-cell>
          <table:table-cell table:formula="of:=[.C641]-[.C640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863" calcext:value-type="float">
            <text:p>50863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642]-[.C641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931" calcext:value-type="float">
            <text:p>50931</text:p>
          </table:table-cell>
          <table:table-cell office:value-type="float" office:value="349.264557" calcext:value-type="float">
            <text:p>349.264557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185" calcext:value-type="float">
            <text:p>12.32185</text:p>
          </table:table-cell>
          <table:table-cell table:formula="of:=[.C643]-[.C642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999" calcext:value-type="float">
            <text:p>50999</text:p>
          </table:table-cell>
          <table:table-cell office:value-type="float" office:value="349.305023" calcext:value-type="float">
            <text:p>349.305023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12.320166" calcext:value-type="float">
            <text:p>12.320166</text:p>
          </table:table-cell>
          <table:table-cell table:formula="of:=[.C644]-[.C643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068" calcext:value-type="float">
            <text:p>51068</text:p>
          </table:table-cell>
          <table:table-cell office:value-type="float" office:value="349.298645" calcext:value-type="float">
            <text:p>349.298645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217" calcext:value-type="float">
            <text:p>12.32217</text:p>
          </table:table-cell>
          <table:table-cell table:formula="of:=[.C645]-[.C644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136" calcext:value-type="float">
            <text:p>51136</text:p>
          </table:table-cell>
          <table:table-cell office:value-type="float" office:value="349.318634" calcext:value-type="float">
            <text:p>349.318634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C646]-[.C645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204" calcext:value-type="float">
            <text:p>51204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647]-[.C646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273" calcext:value-type="float">
            <text:p>51273</text:p>
          </table:table-cell>
          <table:table-cell office:value-type="float" office:value="349.296814" calcext:value-type="float">
            <text:p>349.296814</text:p>
          </table:table-cell>
          <table:table-cell office:value-type="float" office:value="349.177277" calcext:value-type="float">
            <text:p>349.177277</text:p>
          </table:table-cell>
          <table:table-cell office:value-type="float" office:value="12.316879" calcext:value-type="float">
            <text:p>12.316879</text:p>
          </table:table-cell>
          <table:table-cell table:formula="of:=[.C648]-[.C647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341" calcext:value-type="float">
            <text:p>51341</text:p>
          </table:table-cell>
          <table:table-cell office:value-type="float" office:value="349.282745" calcext:value-type="float">
            <text:p>349.282745</text:p>
          </table:table-cell>
          <table:table-cell office:value-type="float" office:value="349.200012" calcext:value-type="float">
            <text:p>349.200012</text:p>
          </table:table-cell>
          <table:table-cell office:value-type="float" office:value="12.317681" calcext:value-type="float">
            <text:p>12.317681</text:p>
          </table:table-cell>
          <table:table-cell table:formula="of:=[.C649]-[.C648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409" calcext:value-type="float">
            <text:p>51409</text:p>
          </table:table-cell>
          <table:table-cell office:value-type="float" office:value="349.250916" calcext:value-type="float">
            <text:p>349.250916</text:p>
          </table:table-cell>
          <table:table-cell office:value-type="float" office:value="349.168182" calcext:value-type="float">
            <text:p>349.168182</text:p>
          </table:table-cell>
          <table:table-cell office:value-type="float" office:value="12.316559" calcext:value-type="float">
            <text:p>12.316559</text:p>
          </table:table-cell>
          <table:table-cell table:formula="of:=[.C650]-[.C649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478" calcext:value-type="float">
            <text:p>51478</text:p>
          </table:table-cell>
          <table:table-cell office:value-type="float" office:value="349.182709" calcext:value-type="float">
            <text:p>349.182709</text:p>
          </table:table-cell>
          <table:table-cell office:value-type="float" office:value="349.006805" calcext:value-type="float">
            <text:p>349.006805</text:p>
          </table:table-cell>
          <table:table-cell office:value-type="float" office:value="12.310866" calcext:value-type="float">
            <text:p>12.310866</text:p>
          </table:table-cell>
          <table:table-cell table:formula="of:=[.C651]-[.C650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546" calcext:value-type="float">
            <text:p>51546</text:p>
          </table:table-cell>
          <table:table-cell office:value-type="float" office:value="349.150452" calcext:value-type="float">
            <text:p>349.150452</text:p>
          </table:table-cell>
          <table:table-cell office:value-type="float" office:value="349.200012" calcext:value-type="float">
            <text:p>349.200012</text:p>
          </table:table-cell>
          <table:table-cell office:value-type="float" office:value="12.317681" calcext:value-type="float">
            <text:p>12.317681</text:p>
          </table:table-cell>
          <table:table-cell table:formula="of:=[.C652]-[.C651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614" calcext:value-type="float">
            <text:p>51614</text:p>
          </table:table-cell>
          <table:table-cell office:value-type="float" office:value="349.184082" calcext:value-type="float">
            <text:p>349.184082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653]-[.C652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683" calcext:value-type="float">
            <text:p>51683</text:p>
          </table:table-cell>
          <table:table-cell office:value-type="float" office:value="349.16864" calcext:value-type="float">
            <text:p>349.16864</text:p>
          </table:table-cell>
          <table:table-cell office:value-type="float" office:value="349.122742" calcext:value-type="float">
            <text:p>349.122742</text:p>
          </table:table-cell>
          <table:table-cell office:value-type="float" office:value="12.314956" calcext:value-type="float">
            <text:p>12.314956</text:p>
          </table:table-cell>
          <table:table-cell table:formula="of:=[.C654]-[.C653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751" calcext:value-type="float">
            <text:p>51751</text:p>
          </table:table-cell>
          <table:table-cell office:value-type="float" office:value="349.200012" calcext:value-type="float">
            <text:p>349.200012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209" calcext:value-type="float">
            <text:p>12.32209</text:p>
          </table:table-cell>
          <table:table-cell table:formula="of:=[.C655]-[.C654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819" calcext:value-type="float">
            <text:p>51819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12.318082" calcext:value-type="float">
            <text:p>12.318082</text:p>
          </table:table-cell>
          <table:table-cell table:formula="of:=[.C656]-[.C655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888" calcext:value-type="float">
            <text:p>51888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12.319685" calcext:value-type="float">
            <text:p>12.319685</text:p>
          </table:table-cell>
          <table:table-cell table:formula="of:=[.C657]-[.C656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956" calcext:value-type="float">
            <text:p>51956</text:p>
          </table:table-cell>
          <table:table-cell office:value-type="float" office:value="349.229553" calcext:value-type="float">
            <text:p>349.229553</text:p>
          </table:table-cell>
          <table:table-cell office:value-type="float" office:value="349.231812" calcext:value-type="float">
            <text:p>349.231812</text:p>
          </table:table-cell>
          <table:table-cell office:value-type="float" office:value="12.318803" calcext:value-type="float">
            <text:p>12.318803</text:p>
          </table:table-cell>
          <table:table-cell table:formula="of:=[.C658]-[.C657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024" calcext:value-type="float">
            <text:p>52024</text:p>
          </table:table-cell>
          <table:table-cell office:value-type="float" office:value="349.252747" calcext:value-type="float">
            <text:p>349.252747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12.319044" calcext:value-type="float">
            <text:p>12.319044</text:p>
          </table:table-cell>
          <table:table-cell table:formula="of:=[.C659]-[.C658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092" calcext:value-type="float">
            <text:p>52092</text:p>
          </table:table-cell>
          <table:table-cell office:value-type="float" office:value="349.263184" calcext:value-type="float">
            <text:p>349.263184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3934" calcext:value-type="float">
            <text:p>12.323934</text:p>
          </table:table-cell>
          <table:table-cell table:formula="of:=[.C660]-[.C659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161" calcext:value-type="float">
            <text:p>52161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217" calcext:value-type="float">
            <text:p>12.32217</text:p>
          </table:table-cell>
          <table:table-cell table:formula="of:=[.C661]-[.C660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229" calcext:value-type="float">
            <text:p>52229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349.506805" calcext:value-type="float">
            <text:p>349.506805</text:p>
          </table:table-cell>
          <table:table-cell office:value-type="float" office:value="12.328503" calcext:value-type="float">
            <text:p>12.328503</text:p>
          </table:table-cell>
          <table:table-cell table:formula="of:=[.C662]-[.C661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297" calcext:value-type="float">
            <text:p>52297</text:p>
          </table:table-cell>
          <table:table-cell office:value-type="float" office:value="349.394104" calcext:value-type="float">
            <text:p>349.394104</text:p>
          </table:table-cell>
          <table:table-cell office:value-type="float" office:value="349.520447" calcext:value-type="float">
            <text:p>349.520447</text:p>
          </table:table-cell>
          <table:table-cell office:value-type="float" office:value="12.328984" calcext:value-type="float">
            <text:p>12.328984</text:p>
          </table:table-cell>
          <table:table-cell table:formula="of:=[.C663]-[.C662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366" calcext:value-type="float">
            <text:p>52366</text:p>
          </table:table-cell>
          <table:table-cell office:value-type="float" office:value="349.393616" calcext:value-type="float">
            <text:p>349.393616</text:p>
          </table:table-cell>
          <table:table-cell office:value-type="float" office:value="349.236359" calcext:value-type="float">
            <text:p>349.236359</text:p>
          </table:table-cell>
          <table:table-cell office:value-type="float" office:value="12.318963" calcext:value-type="float">
            <text:p>12.318963</text:p>
          </table:table-cell>
          <table:table-cell table:formula="of:=[.C664]-[.C663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434" calcext:value-type="float">
            <text:p>52434</text:p>
          </table:table-cell>
          <table:table-cell office:value-type="float" office:value="349.379089" calcext:value-type="float">
            <text:p>349.379089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1368" calcext:value-type="float">
            <text:p>12.321368</text:p>
          </table:table-cell>
          <table:table-cell table:formula="of:=[.C665]-[.C664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502" calcext:value-type="float">
            <text:p>52502</text:p>
          </table:table-cell>
          <table:table-cell office:value-type="float" office:value="349.373596" calcext:value-type="float">
            <text:p>349.373596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666]-[.C665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571" calcext:value-type="float">
            <text:p>52571</text:p>
          </table:table-cell>
          <table:table-cell office:value-type="float" office:value="349.352722" calcext:value-type="float">
            <text:p>349.352722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24816" calcext:value-type="float">
            <text:p>12.324816</text:p>
          </table:table-cell>
          <table:table-cell table:formula="of:=[.C667]-[.C666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639" calcext:value-type="float">
            <text:p>52639</text:p>
          </table:table-cell>
          <table:table-cell office:value-type="float" office:value="349.320007" calcext:value-type="float">
            <text:p>349.320007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3213" calcext:value-type="float">
            <text:p>12.323213</text:p>
          </table:table-cell>
          <table:table-cell table:formula="of:=[.C668]-[.C667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707" calcext:value-type="float">
            <text:p>52707</text:p>
          </table:table-cell>
          <table:table-cell office:value-type="float" office:value="349.342712" calcext:value-type="float">
            <text:p>349.342712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2972" calcext:value-type="float">
            <text:p>12.322972</text:p>
          </table:table-cell>
          <table:table-cell table:formula="of:=[.C669]-[.C668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776" calcext:value-type="float">
            <text:p>52776</text:p>
          </table:table-cell>
          <table:table-cell office:value-type="float" office:value="349.330444" calcext:value-type="float">
            <text:p>349.330444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9204" calcext:value-type="float">
            <text:p>12.319204</text:p>
          </table:table-cell>
          <table:table-cell table:formula="of:=[.C670]-[.C669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844" calcext:value-type="float">
            <text:p>52844</text:p>
          </table:table-cell>
          <table:table-cell office:value-type="float" office:value="349.36908" calcext:value-type="float">
            <text:p>349.36908</text:p>
          </table:table-cell>
          <table:table-cell office:value-type="float" office:value="349.493195" calcext:value-type="float">
            <text:p>349.493195</text:p>
          </table:table-cell>
          <table:table-cell office:value-type="float" office:value="12.328023" calcext:value-type="float">
            <text:p>12.328023</text:p>
          </table:table-cell>
          <table:table-cell table:formula="of:=[.C671]-[.C670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912" calcext:value-type="float">
            <text:p>52912</text:p>
          </table:table-cell>
          <table:table-cell office:value-type="float" office:value="349.334534" calcext:value-type="float">
            <text:p>349.334534</text:p>
          </table:table-cell>
          <table:table-cell office:value-type="float" office:value="349.229553" calcext:value-type="float">
            <text:p>349.229553</text:p>
          </table:table-cell>
          <table:table-cell office:value-type="float" office:value="12.318724" calcext:value-type="float">
            <text:p>12.318724</text:p>
          </table:table-cell>
          <table:table-cell table:formula="of:=[.C672]-[.C671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981" calcext:value-type="float">
            <text:p>52981</text:p>
          </table:table-cell>
          <table:table-cell office:value-type="float" office:value="349.292725" calcext:value-type="float">
            <text:p>349.292725</text:p>
          </table:table-cell>
          <table:table-cell office:value-type="float" office:value="349.147736" calcext:value-type="float">
            <text:p>349.147736</text:p>
          </table:table-cell>
          <table:table-cell office:value-type="float" office:value="12.315837" calcext:value-type="float">
            <text:p>12.315837</text:p>
          </table:table-cell>
          <table:table-cell table:formula="of:=[.C673]-[.C672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049" calcext:value-type="float">
            <text:p>53049</text:p>
          </table:table-cell>
          <table:table-cell office:value-type="float" office:value="349.301819" calcext:value-type="float">
            <text:p>349.301819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12.324575" calcext:value-type="float">
            <text:p>12.324575</text:p>
          </table:table-cell>
          <table:table-cell table:formula="of:=[.C674]-[.C673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117" calcext:value-type="float">
            <text:p>53117</text:p>
          </table:table-cell>
          <table:table-cell office:value-type="float" office:value="349.328613" calcext:value-type="float">
            <text:p>349.328613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3934" calcext:value-type="float">
            <text:p>12.323934</text:p>
          </table:table-cell>
          <table:table-cell table:formula="of:=[.C675]-[.C674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185" calcext:value-type="float">
            <text:p>53185</text:p>
          </table:table-cell>
          <table:table-cell office:value-type="float" office:value="349.302734" calcext:value-type="float">
            <text:p>349.302734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3453" calcext:value-type="float">
            <text:p>12.323453</text:p>
          </table:table-cell>
          <table:table-cell table:formula="of:=[.C676]-[.C675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254" calcext:value-type="float">
            <text:p>53254</text:p>
          </table:table-cell>
          <table:table-cell office:value-type="float" office:value="349.31723" calcext:value-type="float">
            <text:p>349.31723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21288" calcext:value-type="float">
            <text:p>12.321288</text:p>
          </table:table-cell>
          <table:table-cell table:formula="of:=[.C677]-[.C676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322" calcext:value-type="float">
            <text:p>53322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349.129547" calcext:value-type="float">
            <text:p>349.129547</text:p>
          </table:table-cell>
          <table:table-cell office:value-type="float" office:value="12.315196" calcext:value-type="float">
            <text:p>12.315196</text:p>
          </table:table-cell>
          <table:table-cell table:formula="of:=[.C678]-[.C677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390" calcext:value-type="float">
            <text:p>53390</text:p>
          </table:table-cell>
          <table:table-cell office:value-type="float" office:value="349.309967" calcext:value-type="float">
            <text:p>349.309967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3934" calcext:value-type="float">
            <text:p>12.323934</text:p>
          </table:table-cell>
          <table:table-cell table:formula="of:=[.C679]-[.C678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459" calcext:value-type="float">
            <text:p>53459</text:p>
          </table:table-cell>
          <table:table-cell office:value-type="float" office:value="349.31723" calcext:value-type="float">
            <text:p>349.31723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12.325216" calcext:value-type="float">
            <text:p>12.325216</text:p>
          </table:table-cell>
          <table:table-cell table:formula="of:=[.C680]-[.C679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527" calcext:value-type="float">
            <text:p>53527</text:p>
          </table:table-cell>
          <table:table-cell office:value-type="float" office:value="349.299072" calcext:value-type="float">
            <text:p>349.299072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681]-[.C680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595" calcext:value-type="float">
            <text:p>53595</text:p>
          </table:table-cell>
          <table:table-cell office:value-type="float" office:value="349.303619" calcext:value-type="float">
            <text:p>349.303619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209" calcext:value-type="float">
            <text:p>12.32209</text:p>
          </table:table-cell>
          <table:table-cell table:formula="of:=[.C682]-[.C681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664" calcext:value-type="float">
            <text:p>53664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177" calcext:value-type="float">
            <text:p>12.32177</text:p>
          </table:table-cell>
          <table:table-cell table:formula="of:=[.C683]-[.C682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732" calcext:value-type="float">
            <text:p>53732</text:p>
          </table:table-cell>
          <table:table-cell office:value-type="float" office:value="349.336823" calcext:value-type="float">
            <text:p>349.336823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3213" calcext:value-type="float">
            <text:p>12.323213</text:p>
          </table:table-cell>
          <table:table-cell table:formula="of:=[.C684]-[.C683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800" calcext:value-type="float">
            <text:p>53800</text:p>
          </table:table-cell>
          <table:table-cell office:value-type="float" office:value="349.307281" calcext:value-type="float">
            <text:p>349.307281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20005" calcext:value-type="float">
            <text:p>12.320005</text:p>
          </table:table-cell>
          <table:table-cell table:formula="of:=[.C685]-[.C684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869" calcext:value-type="float">
            <text:p>53869</text:p>
          </table:table-cell>
          <table:table-cell office:value-type="float" office:value="349.298645" calcext:value-type="float">
            <text:p>349.298645</text:p>
          </table:table-cell>
          <table:table-cell office:value-type="float" office:value="349.229553" calcext:value-type="float">
            <text:p>349.229553</text:p>
          </table:table-cell>
          <table:table-cell office:value-type="float" office:value="12.318724" calcext:value-type="float">
            <text:p>12.318724</text:p>
          </table:table-cell>
          <table:table-cell table:formula="of:=[.C686]-[.C685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937" calcext:value-type="float">
            <text:p>53937</text:p>
          </table:table-cell>
          <table:table-cell office:value-type="float" office:value="349.31134" calcext:value-type="float">
            <text:p>349.31134</text:p>
          </table:table-cell>
          <table:table-cell office:value-type="float" office:value="349.388641" calcext:value-type="float">
            <text:p>349.388641</text:p>
          </table:table-cell>
          <table:table-cell office:value-type="float" office:value="12.324335" calcext:value-type="float">
            <text:p>12.324335</text:p>
          </table:table-cell>
          <table:table-cell table:formula="of:=[.C687]-[.C686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005" calcext:value-type="float">
            <text:p>54005</text:p>
          </table:table-cell>
          <table:table-cell office:value-type="float" office:value="349.276337" calcext:value-type="float">
            <text:p>349.276337</text:p>
          </table:table-cell>
          <table:table-cell office:value-type="float" office:value="349.1409" calcext:value-type="float">
            <text:p>349.1409</text:p>
          </table:table-cell>
          <table:table-cell office:value-type="float" office:value="12.315596" calcext:value-type="float">
            <text:p>12.315596</text:p>
          </table:table-cell>
          <table:table-cell table:formula="of:=[.C688]-[.C687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074" calcext:value-type="float">
            <text:p>54074</text:p>
          </table:table-cell>
          <table:table-cell office:value-type="float" office:value="349.263611" calcext:value-type="float">
            <text:p>349.263611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12.320968" calcext:value-type="float">
            <text:p>12.320968</text:p>
          </table:table-cell>
          <table:table-cell table:formula="of:=[.C689]-[.C688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142" calcext:value-type="float">
            <text:p>54142</text:p>
          </table:table-cell>
          <table:table-cell office:value-type="float" office:value="349.27182" calcext:value-type="float">
            <text:p>349.27182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C690]-[.C689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210" calcext:value-type="float">
            <text:p>54210</text:p>
          </table:table-cell>
          <table:table-cell office:value-type="float" office:value="349.265472" calcext:value-type="float">
            <text:p>349.265472</text:p>
          </table:table-cell>
          <table:table-cell office:value-type="float" office:value="349.197723" calcext:value-type="float">
            <text:p>349.197723</text:p>
          </table:table-cell>
          <table:table-cell office:value-type="float" office:value="12.3176" calcext:value-type="float">
            <text:p>12.3176</text:p>
          </table:table-cell>
          <table:table-cell table:formula="of:=[.C691]-[.C690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278" calcext:value-type="float">
            <text:p>54278</text:p>
          </table:table-cell>
          <table:table-cell office:value-type="float" office:value="349.231842" calcext:value-type="float">
            <text:p>349.231842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12.318402" calcext:value-type="float">
            <text:p>12.318402</text:p>
          </table:table-cell>
          <table:table-cell table:formula="of:=[.C692]-[.C691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347" calcext:value-type="float">
            <text:p>54347</text:p>
          </table:table-cell>
          <table:table-cell office:value-type="float" office:value="349.285004" calcext:value-type="float">
            <text:p>349.285004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4977" calcext:value-type="float">
            <text:p>12.324977</text:p>
          </table:table-cell>
          <table:table-cell table:formula="of:=[.C693]-[.C692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415" calcext:value-type="float">
            <text:p>54415</text:p>
          </table:table-cell>
          <table:table-cell office:value-type="float" office:value="349.281403" calcext:value-type="float">
            <text:p>349.281403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20326" calcext:value-type="float">
            <text:p>12.320326</text:p>
          </table:table-cell>
          <table:table-cell table:formula="of:=[.C694]-[.C693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483" calcext:value-type="float">
            <text:p>54483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19524" calcext:value-type="float">
            <text:p>12.319524</text:p>
          </table:table-cell>
          <table:table-cell table:formula="of:=[.C695]-[.C694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552" calcext:value-type="float">
            <text:p>54552</text:p>
          </table:table-cell>
          <table:table-cell office:value-type="float" office:value="349.253662" calcext:value-type="float">
            <text:p>349.253662</text:p>
          </table:table-cell>
          <table:table-cell office:value-type="float" office:value="349.113647" calcext:value-type="float">
            <text:p>349.113647</text:p>
          </table:table-cell>
          <table:table-cell office:value-type="float" office:value="12.314635" calcext:value-type="float">
            <text:p>12.314635</text:p>
          </table:table-cell>
          <table:table-cell table:formula="of:=[.C696]-[.C695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620" calcext:value-type="float">
            <text:p>54620</text:p>
          </table:table-cell>
          <table:table-cell office:value-type="float" office:value="349.258636" calcext:value-type="float">
            <text:p>349.258636</text:p>
          </table:table-cell>
          <table:table-cell office:value-type="float" office:value="349.245453" calcext:value-type="float">
            <text:p>349.245453</text:p>
          </table:table-cell>
          <table:table-cell office:value-type="float" office:value="12.319284" calcext:value-type="float">
            <text:p>12.319284</text:p>
          </table:table-cell>
          <table:table-cell table:formula="of:=[.C697]-[.C696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688" calcext:value-type="float">
            <text:p>54688</text:p>
          </table:table-cell>
          <table:table-cell office:value-type="float" office:value="349.229553" calcext:value-type="float">
            <text:p>349.229553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19845" calcext:value-type="float">
            <text:p>12.319845</text:p>
          </table:table-cell>
          <table:table-cell table:formula="of:=[.C698]-[.C697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757" calcext:value-type="float">
            <text:p>54757</text:p>
          </table:table-cell>
          <table:table-cell office:value-type="float" office:value="349.245026" calcext:value-type="float">
            <text:p>349.245026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3051" calcext:value-type="float">
            <text:p>12.323051</text:p>
          </table:table-cell>
          <table:table-cell table:formula="of:=[.C699]-[.C698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825" calcext:value-type="float">
            <text:p>54825</text:p>
          </table:table-cell>
          <table:table-cell office:value-type="float" office:value="349.219086" calcext:value-type="float">
            <text:p>349.219086</text:p>
          </table:table-cell>
          <table:table-cell office:value-type="float" office:value="349.122742" calcext:value-type="float">
            <text:p>349.122742</text:p>
          </table:table-cell>
          <table:table-cell office:value-type="float" office:value="12.314956" calcext:value-type="float">
            <text:p>12.314956</text:p>
          </table:table-cell>
          <table:table-cell table:formula="of:=[.C700]-[.C699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893" calcext:value-type="float">
            <text:p>54893</text:p>
          </table:table-cell>
          <table:table-cell office:value-type="float" office:value="349.249573" calcext:value-type="float">
            <text:p>349.249573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20005" calcext:value-type="float">
            <text:p>12.320005</text:p>
          </table:table-cell>
          <table:table-cell table:formula="of:=[.C701]-[.C700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962" calcext:value-type="float">
            <text:p>54962</text:p>
          </table:table-cell>
          <table:table-cell office:value-type="float" office:value="349.271393" calcext:value-type="float">
            <text:p>349.271393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3133" calcext:value-type="float">
            <text:p>12.323133</text:p>
          </table:table-cell>
          <table:table-cell table:formula="of:=[.C702]-[.C701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030" calcext:value-type="float">
            <text:p>55030</text:p>
          </table:table-cell>
          <table:table-cell office:value-type="float" office:value="349.276855" calcext:value-type="float">
            <text:p>349.276855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C703]-[.C702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098" calcext:value-type="float">
            <text:p>55098</text:p>
          </table:table-cell>
          <table:table-cell office:value-type="float" office:value="349.254578" calcext:value-type="float">
            <text:p>349.254578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12.319123" calcext:value-type="float">
            <text:p>12.319123</text:p>
          </table:table-cell>
          <table:table-cell table:formula="of:=[.C704]-[.C703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166" calcext:value-type="float">
            <text:p>55166</text:p>
          </table:table-cell>
          <table:table-cell office:value-type="float" office:value="349.278656" calcext:value-type="float">
            <text:p>349.278656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9204" calcext:value-type="float">
            <text:p>12.319204</text:p>
          </table:table-cell>
          <table:table-cell table:formula="of:=[.C705]-[.C704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235" calcext:value-type="float">
            <text:p>55235</text:p>
          </table:table-cell>
          <table:table-cell office:value-type="float" office:value="349.263184" calcext:value-type="float">
            <text:p>349.263184</text:p>
          </table:table-cell>
          <table:table-cell office:value-type="float" office:value="349.188629" calcext:value-type="float">
            <text:p>349.188629</text:p>
          </table:table-cell>
          <table:table-cell office:value-type="float" office:value="12.31728" calcext:value-type="float">
            <text:p>12.31728</text:p>
          </table:table-cell>
          <table:table-cell table:formula="of:=[.C706]-[.C705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303" calcext:value-type="float">
            <text:p>55303</text:p>
          </table:table-cell>
          <table:table-cell office:value-type="float" office:value="349.246399" calcext:value-type="float">
            <text:p>349.246399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12.320166" calcext:value-type="float">
            <text:p>12.320166</text:p>
          </table:table-cell>
          <table:table-cell table:formula="of:=[.C707]-[.C706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371" calcext:value-type="float">
            <text:p>55371</text:p>
          </table:table-cell>
          <table:table-cell office:value-type="float" office:value="349.260895" calcext:value-type="float">
            <text:p>349.260895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708]-[.C707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440" calcext:value-type="float">
            <text:p>55440</text:p>
          </table:table-cell>
          <table:table-cell office:value-type="float" office:value="349.275452" calcext:value-type="float">
            <text:p>349.275452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1689" calcext:value-type="float">
            <text:p>12.321689</text:p>
          </table:table-cell>
          <table:table-cell table:formula="of:=[.C709]-[.C708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508" calcext:value-type="float">
            <text:p>55508</text:p>
          </table:table-cell>
          <table:table-cell office:value-type="float" office:value="349.276794" calcext:value-type="float">
            <text:p>349.276794</text:p>
          </table:table-cell>
          <table:table-cell office:value-type="float" office:value="349.25" calcext:value-type="float">
            <text:p>349.25</text:p>
          </table:table-cell>
          <table:table-cell office:value-type="float" office:value="12.319445" calcext:value-type="float">
            <text:p>12.319445</text:p>
          </table:table-cell>
          <table:table-cell table:formula="of:=[.C710]-[.C709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576" calcext:value-type="float">
            <text:p>55576</text:p>
          </table:table-cell>
          <table:table-cell office:value-type="float" office:value="349.291351" calcext:value-type="float">
            <text:p>349.291351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19845" calcext:value-type="float">
            <text:p>12.319845</text:p>
          </table:table-cell>
          <table:table-cell table:formula="of:=[.C711]-[.C710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645" calcext:value-type="float">
            <text:p>55645</text:p>
          </table:table-cell>
          <table:table-cell office:value-type="float" office:value="349.298645" calcext:value-type="float">
            <text:p>349.298645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C712]-[.C711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713" calcext:value-type="float">
            <text:p>55713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349.197723" calcext:value-type="float">
            <text:p>349.197723</text:p>
          </table:table-cell>
          <table:table-cell office:value-type="float" office:value="12.3176" calcext:value-type="float">
            <text:p>12.3176</text:p>
          </table:table-cell>
          <table:table-cell table:formula="of:=[.C713]-[.C712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781" calcext:value-type="float">
            <text:p>55781</text:p>
          </table:table-cell>
          <table:table-cell office:value-type="float" office:value="349.258636" calcext:value-type="float">
            <text:p>349.258636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20407" calcext:value-type="float">
            <text:p>12.320407</text:p>
          </table:table-cell>
          <table:table-cell table:formula="of:=[.C714]-[.C713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850" calcext:value-type="float">
            <text:p>55850</text:p>
          </table:table-cell>
          <table:table-cell office:value-type="float" office:value="349.257263" calcext:value-type="float">
            <text:p>349.257263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9204" calcext:value-type="float">
            <text:p>12.319204</text:p>
          </table:table-cell>
          <table:table-cell table:formula="of:=[.C715]-[.C714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918" calcext:value-type="float">
            <text:p>55918</text:p>
          </table:table-cell>
          <table:table-cell office:value-type="float" office:value="349.270905" calcext:value-type="float">
            <text:p>349.270905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716]-[.C715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986" calcext:value-type="float">
            <text:p>55986</text:p>
          </table:table-cell>
          <table:table-cell office:value-type="float" office:value="349.271393" calcext:value-type="float">
            <text:p>349.271393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12.321528" calcext:value-type="float">
            <text:p>12.321528</text:p>
          </table:table-cell>
          <table:table-cell table:formula="of:=[.C717]-[.C716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055" calcext:value-type="float">
            <text:p>56055</text:p>
          </table:table-cell>
          <table:table-cell office:value-type="float" office:value="349.283203" calcext:value-type="float">
            <text:p>349.283203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12.319685" calcext:value-type="float">
            <text:p>12.319685</text:p>
          </table:table-cell>
          <table:table-cell table:formula="of:=[.C718]-[.C717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123" calcext:value-type="float">
            <text:p>56123</text:p>
          </table:table-cell>
          <table:table-cell office:value-type="float" office:value="349.281372" calcext:value-type="float">
            <text:p>349.281372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12.320086" calcext:value-type="float">
            <text:p>12.320086</text:p>
          </table:table-cell>
          <table:table-cell table:formula="of:=[.C719]-[.C718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191" calcext:value-type="float">
            <text:p>56191</text:p>
          </table:table-cell>
          <table:table-cell office:value-type="float" office:value="349.287292" calcext:value-type="float">
            <text:p>349.287292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720]-[.C719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260" calcext:value-type="float">
            <text:p>56260</text:p>
          </table:table-cell>
          <table:table-cell office:value-type="float" office:value="349.267273" calcext:value-type="float">
            <text:p>349.267273</text:p>
          </table:table-cell>
          <table:table-cell office:value-type="float" office:value="349.229553" calcext:value-type="float">
            <text:p>349.229553</text:p>
          </table:table-cell>
          <table:table-cell office:value-type="float" office:value="12.318724" calcext:value-type="float">
            <text:p>12.318724</text:p>
          </table:table-cell>
          <table:table-cell table:formula="of:=[.C721]-[.C720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328" calcext:value-type="float">
            <text:p>56328</text:p>
          </table:table-cell>
          <table:table-cell office:value-type="float" office:value="349.23999" calcext:value-type="float">
            <text:p>349.23999</text:p>
          </table:table-cell>
          <table:table-cell office:value-type="float" office:value="349.172729" calcext:value-type="float">
            <text:p>349.172729</text:p>
          </table:table-cell>
          <table:table-cell office:value-type="float" office:value="12.316719" calcext:value-type="float">
            <text:p>12.316719</text:p>
          </table:table-cell>
          <table:table-cell table:formula="of:=[.C722]-[.C721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396" calcext:value-type="float">
            <text:p>56396</text:p>
          </table:table-cell>
          <table:table-cell office:value-type="float" office:value="349.237732" calcext:value-type="float">
            <text:p>349.237732</text:p>
          </table:table-cell>
          <table:table-cell office:value-type="float" office:value="349.245453" calcext:value-type="float">
            <text:p>349.245453</text:p>
          </table:table-cell>
          <table:table-cell office:value-type="float" office:value="12.319284" calcext:value-type="float">
            <text:p>12.319284</text:p>
          </table:table-cell>
          <table:table-cell table:formula="of:=[.C723]-[.C722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464" calcext:value-type="float">
            <text:p>56464</text:p>
          </table:table-cell>
          <table:table-cell office:value-type="float" office:value="349.255432" calcext:value-type="float">
            <text:p>349.255432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3213" calcext:value-type="float">
            <text:p>12.323213</text:p>
          </table:table-cell>
          <table:table-cell table:formula="of:=[.C724]-[.C723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533" calcext:value-type="float">
            <text:p>56533</text:p>
          </table:table-cell>
          <table:table-cell office:value-type="float" office:value="349.226379" calcext:value-type="float">
            <text:p>349.226379</text:p>
          </table:table-cell>
          <table:table-cell office:value-type="float" office:value="349.127258" calcext:value-type="float">
            <text:p>349.127258</text:p>
          </table:table-cell>
          <table:table-cell office:value-type="float" office:value="12.315115" calcext:value-type="float">
            <text:p>12.315115</text:p>
          </table:table-cell>
          <table:table-cell table:formula="of:=[.C725]-[.C724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601" calcext:value-type="float">
            <text:p>56601</text:p>
          </table:table-cell>
          <table:table-cell office:value-type="float" office:value="349.226379" calcext:value-type="float">
            <text:p>349.226379</text:p>
          </table:table-cell>
          <table:table-cell office:value-type="float" office:value="349.229553" calcext:value-type="float">
            <text:p>349.229553</text:p>
          </table:table-cell>
          <table:table-cell office:value-type="float" office:value="12.318724" calcext:value-type="float">
            <text:p>12.318724</text:p>
          </table:table-cell>
          <table:table-cell table:formula="of:=[.C726]-[.C725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669" calcext:value-type="float">
            <text:p>56669</text:p>
          </table:table-cell>
          <table:table-cell office:value-type="float" office:value="349.245453" calcext:value-type="float">
            <text:p>349.245453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12.320086" calcext:value-type="float">
            <text:p>12.320086</text:p>
          </table:table-cell>
          <table:table-cell table:formula="of:=[.C727]-[.C726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738" calcext:value-type="float">
            <text:p>56738</text:p>
          </table:table-cell>
          <table:table-cell office:value-type="float" office:value="349.268158" calcext:value-type="float">
            <text:p>349.268158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12.323293" calcext:value-type="float">
            <text:p>12.323293</text:p>
          </table:table-cell>
          <table:table-cell table:formula="of:=[.C728]-[.C727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806" calcext:value-type="float">
            <text:p>56806</text:p>
          </table:table-cell>
          <table:table-cell office:value-type="float" office:value="349.241791" calcext:value-type="float">
            <text:p>349.241791</text:p>
          </table:table-cell>
          <table:table-cell office:value-type="float" office:value="349.225006" calcext:value-type="float">
            <text:p>349.225006</text:p>
          </table:table-cell>
          <table:table-cell office:value-type="float" office:value="12.318563" calcext:value-type="float">
            <text:p>12.318563</text:p>
          </table:table-cell>
          <table:table-cell table:formula="of:=[.C729]-[.C728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874" calcext:value-type="float">
            <text:p>56874</text:p>
          </table:table-cell>
          <table:table-cell office:value-type="float" office:value="349.263611" calcext:value-type="float">
            <text:p>349.263611</text:p>
          </table:table-cell>
          <table:table-cell office:value-type="float" office:value="349.236359" calcext:value-type="float">
            <text:p>349.236359</text:p>
          </table:table-cell>
          <table:table-cell office:value-type="float" office:value="12.318963" calcext:value-type="float">
            <text:p>12.318963</text:p>
          </table:table-cell>
          <table:table-cell table:formula="of:=[.C730]-[.C729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943" calcext:value-type="float">
            <text:p>56943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12.325538" calcext:value-type="float">
            <text:p>12.325538</text:p>
          </table:table-cell>
          <table:table-cell table:formula="of:=[.C731]-[.C730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011" calcext:value-type="float">
            <text:p>57011</text:p>
          </table:table-cell>
          <table:table-cell office:value-type="float" office:value="349.329529" calcext:value-type="float">
            <text:p>349.329529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C732]-[.C731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079" calcext:value-type="float">
            <text:p>57079</text:p>
          </table:table-cell>
          <table:table-cell office:value-type="float" office:value="349.326813" calcext:value-type="float">
            <text:p>349.326813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733]-[.C732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148" calcext:value-type="float">
            <text:p>57148</text:p>
          </table:table-cell>
          <table:table-cell office:value-type="float" office:value="349.330444" calcext:value-type="float">
            <text:p>349.330444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9204" calcext:value-type="float">
            <text:p>12.319204</text:p>
          </table:table-cell>
          <table:table-cell table:formula="of:=[.C734]-[.C733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216" calcext:value-type="float">
            <text:p>57216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735]-[.C734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284" calcext:value-type="float">
            <text:p>57284</text:p>
          </table:table-cell>
          <table:table-cell office:value-type="float" office:value="349.331848" calcext:value-type="float">
            <text:p>349.331848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C736]-[.C735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353" calcext:value-type="float">
            <text:p>57353</text:p>
          </table:table-cell>
          <table:table-cell office:value-type="float" office:value="349.32135" calcext:value-type="float">
            <text:p>349.32135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3051" calcext:value-type="float">
            <text:p>12.323051</text:p>
          </table:table-cell>
          <table:table-cell table:formula="of:=[.C737]-[.C736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421" calcext:value-type="float">
            <text:p>57421</text:p>
          </table:table-cell>
          <table:table-cell office:value-type="float" office:value="349.338196" calcext:value-type="float">
            <text:p>349.338196</text:p>
          </table:table-cell>
          <table:table-cell office:value-type="float" office:value="349.429535" calcext:value-type="float">
            <text:p>349.429535</text:p>
          </table:table-cell>
          <table:table-cell office:value-type="float" office:value="12.325777" calcext:value-type="float">
            <text:p>12.325777</text:p>
          </table:table-cell>
          <table:table-cell table:formula="of:=[.C738]-[.C737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489" calcext:value-type="float">
            <text:p>57489</text:p>
          </table:table-cell>
          <table:table-cell office:value-type="float" office:value="349.334534" calcext:value-type="float">
            <text:p>349.334534</text:p>
          </table:table-cell>
          <table:table-cell office:value-type="float" office:value="349.225006" calcext:value-type="float">
            <text:p>349.225006</text:p>
          </table:table-cell>
          <table:table-cell office:value-type="float" office:value="12.318563" calcext:value-type="float">
            <text:p>12.318563</text:p>
          </table:table-cell>
          <table:table-cell table:formula="of:=[.C739]-[.C738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557" calcext:value-type="float">
            <text:p>57557</text:p>
          </table:table-cell>
          <table:table-cell office:value-type="float" office:value="349.282288" calcext:value-type="float">
            <text:p>349.282288</text:p>
          </table:table-cell>
          <table:table-cell office:value-type="float" office:value="349.038635" calcext:value-type="float">
            <text:p>349.038635</text:p>
          </table:table-cell>
          <table:table-cell office:value-type="float" office:value="12.311989" calcext:value-type="float">
            <text:p>12.311989</text:p>
          </table:table-cell>
          <table:table-cell table:formula="of:=[.C740]-[.C739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626" calcext:value-type="float">
            <text:p>57626</text:p>
          </table:table-cell>
          <table:table-cell office:value-type="float" office:value="349.278625" calcext:value-type="float">
            <text:p>349.278625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C741]-[.C740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694" calcext:value-type="float">
            <text:p>57694</text:p>
          </table:table-cell>
          <table:table-cell office:value-type="float" office:value="349.268158" calcext:value-type="float">
            <text:p>349.268158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742]-[.C741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762" calcext:value-type="float">
            <text:p>57762</text:p>
          </table:table-cell>
          <table:table-cell office:value-type="float" office:value="349.226807" calcext:value-type="float">
            <text:p>349.226807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12.318482" calcext:value-type="float">
            <text:p>12.318482</text:p>
          </table:table-cell>
          <table:table-cell table:formula="of:=[.C743]-[.C742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831" calcext:value-type="float">
            <text:p>57831</text:p>
          </table:table-cell>
          <table:table-cell office:value-type="float" office:value="349.253174" calcext:value-type="float">
            <text:p>349.253174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3213" calcext:value-type="float">
            <text:p>12.323213</text:p>
          </table:table-cell>
          <table:table-cell table:formula="of:=[.C744]-[.C743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899" calcext:value-type="float">
            <text:p>57899</text:p>
          </table:table-cell>
          <table:table-cell office:value-type="float" office:value="349.275452" calcext:value-type="float">
            <text:p>349.275452</text:p>
          </table:table-cell>
          <table:table-cell office:value-type="float" office:value="349.149994" calcext:value-type="float">
            <text:p>349.149994</text:p>
          </table:table-cell>
          <table:table-cell office:value-type="float" office:value="12.315917" calcext:value-type="float">
            <text:p>12.315917</text:p>
          </table:table-cell>
          <table:table-cell table:formula="of:=[.C745]-[.C744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967" calcext:value-type="float">
            <text:p>57967</text:p>
          </table:table-cell>
          <table:table-cell office:value-type="float" office:value="349.251801" calcext:value-type="float">
            <text:p>349.251801</text:p>
          </table:table-cell>
          <table:table-cell office:value-type="float" office:value="349.229553" calcext:value-type="float">
            <text:p>349.229553</text:p>
          </table:table-cell>
          <table:table-cell office:value-type="float" office:value="12.318724" calcext:value-type="float">
            <text:p>12.318724</text:p>
          </table:table-cell>
          <table:table-cell table:formula="of:=[.C746]-[.C745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036" calcext:value-type="float">
            <text:p>58036</text:p>
          </table:table-cell>
          <table:table-cell office:value-type="float" office:value="349.241821" calcext:value-type="float">
            <text:p>349.241821</text:p>
          </table:table-cell>
          <table:table-cell office:value-type="float" office:value="349.25" calcext:value-type="float">
            <text:p>349.25</text:p>
          </table:table-cell>
          <table:table-cell office:value-type="float" office:value="12.319445" calcext:value-type="float">
            <text:p>12.319445</text:p>
          </table:table-cell>
          <table:table-cell table:formula="of:=[.C747]-[.C746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104" calcext:value-type="float">
            <text:p>58104</text:p>
          </table:table-cell>
          <table:table-cell office:value-type="float" office:value="349.251831" calcext:value-type="float">
            <text:p>349.251831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748]-[.C747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172" calcext:value-type="float">
            <text:p>58172</text:p>
          </table:table-cell>
          <table:table-cell office:value-type="float" office:value="349.249084" calcext:value-type="float">
            <text:p>349.249084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731" calcext:value-type="float">
            <text:p>12.322731</text:p>
          </table:table-cell>
          <table:table-cell table:formula="of:=[.C749]-[.C748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241" calcext:value-type="float">
            <text:p>58241</text:p>
          </table:table-cell>
          <table:table-cell office:value-type="float" office:value="349.298645" calcext:value-type="float">
            <text:p>349.298645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4656" calcext:value-type="float">
            <text:p>12.324656</text:p>
          </table:table-cell>
          <table:table-cell table:formula="of:=[.C750]-[.C749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309" calcext:value-type="float">
            <text:p>58309</text:p>
          </table:table-cell>
          <table:table-cell office:value-type="float" office:value="349.28772" calcext:value-type="float">
            <text:p>349.28772</text:p>
          </table:table-cell>
          <table:table-cell office:value-type="float" office:value="349.174988" calcext:value-type="float">
            <text:p>349.174988</text:p>
          </table:table-cell>
          <table:table-cell office:value-type="float" office:value="12.316798" calcext:value-type="float">
            <text:p>12.316798</text:p>
          </table:table-cell>
          <table:table-cell table:formula="of:=[.C751]-[.C750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377" calcext:value-type="float">
            <text:p>58377</text:p>
          </table:table-cell>
          <table:table-cell office:value-type="float" office:value="349.285889" calcext:value-type="float">
            <text:p>349.285889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12.319123" calcext:value-type="float">
            <text:p>12.319123</text:p>
          </table:table-cell>
          <table:table-cell table:formula="of:=[.C752]-[.C751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446" calcext:value-type="float">
            <text:p>58446</text:p>
          </table:table-cell>
          <table:table-cell office:value-type="float" office:value="349.310883" calcext:value-type="float">
            <text:p>349.310883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4656" calcext:value-type="float">
            <text:p>12.324656</text:p>
          </table:table-cell>
          <table:table-cell table:formula="of:=[.C753]-[.C752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514" calcext:value-type="float">
            <text:p>58514</text:p>
          </table:table-cell>
          <table:table-cell office:value-type="float" office:value="349.29364" calcext:value-type="float">
            <text:p>349.29364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12.319685" calcext:value-type="float">
            <text:p>12.319685</text:p>
          </table:table-cell>
          <table:table-cell table:formula="of:=[.C754]-[.C753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582" calcext:value-type="float">
            <text:p>58582</text:p>
          </table:table-cell>
          <table:table-cell office:value-type="float" office:value="349.249084" calcext:value-type="float">
            <text:p>349.249084</text:p>
          </table:table-cell>
          <table:table-cell office:value-type="float" office:value="349.174988" calcext:value-type="float">
            <text:p>349.174988</text:p>
          </table:table-cell>
          <table:table-cell office:value-type="float" office:value="12.316798" calcext:value-type="float">
            <text:p>12.316798</text:p>
          </table:table-cell>
          <table:table-cell table:formula="of:=[.C755]-[.C754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650" calcext:value-type="float">
            <text:p>58650</text:p>
          </table:table-cell>
          <table:table-cell office:value-type="float" office:value="349.263184" calcext:value-type="float">
            <text:p>349.263184</text:p>
          </table:table-cell>
          <table:table-cell office:value-type="float" office:value="349.245453" calcext:value-type="float">
            <text:p>349.245453</text:p>
          </table:table-cell>
          <table:table-cell office:value-type="float" office:value="12.319284" calcext:value-type="float">
            <text:p>12.319284</text:p>
          </table:table-cell>
          <table:table-cell table:formula="of:=[.C756]-[.C755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719" calcext:value-type="float">
            <text:p>58719</text:p>
          </table:table-cell>
          <table:table-cell office:value-type="float" office:value="349.224548" calcext:value-type="float">
            <text:p>349.224548</text:p>
          </table:table-cell>
          <table:table-cell office:value-type="float" office:value="349.047729" calcext:value-type="float">
            <text:p>349.047729</text:p>
          </table:table-cell>
          <table:table-cell office:value-type="float" office:value="12.312309" calcext:value-type="float">
            <text:p>12.312309</text:p>
          </table:table-cell>
          <table:table-cell table:formula="of:=[.C757]-[.C756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787" calcext:value-type="float">
            <text:p>58787</text:p>
          </table:table-cell>
          <table:table-cell office:value-type="float" office:value="349.186371" calcext:value-type="float">
            <text:p>349.186371</text:p>
          </table:table-cell>
          <table:table-cell office:value-type="float" office:value="349.206818" calcext:value-type="float">
            <text:p>349.206818</text:p>
          </table:table-cell>
          <table:table-cell office:value-type="float" office:value="12.317922" calcext:value-type="float">
            <text:p>12.317922</text:p>
          </table:table-cell>
          <table:table-cell table:formula="of:=[.C758]-[.C757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855" calcext:value-type="float">
            <text:p>58855</text:p>
          </table:table-cell>
          <table:table-cell office:value-type="float" office:value="349.196838" calcext:value-type="float">
            <text:p>349.196838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12.321528" calcext:value-type="float">
            <text:p>12.321528</text:p>
          </table:table-cell>
          <table:table-cell table:formula="of:=[.C759]-[.C758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924" calcext:value-type="float">
            <text:p>58924</text:p>
          </table:table-cell>
          <table:table-cell office:value-type="float" office:value="349.217285" calcext:value-type="float">
            <text:p>349.217285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20407" calcext:value-type="float">
            <text:p>12.320407</text:p>
          </table:table-cell>
          <table:table-cell table:formula="of:=[.C760]-[.C759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992" calcext:value-type="float">
            <text:p>58992</text:p>
          </table:table-cell>
          <table:table-cell office:value-type="float" office:value="349.204529" calcext:value-type="float">
            <text:p>349.204529</text:p>
          </table:table-cell>
          <table:table-cell office:value-type="float" office:value="349.181824" calcext:value-type="float">
            <text:p>349.181824</text:p>
          </table:table-cell>
          <table:table-cell office:value-type="float" office:value="12.317039" calcext:value-type="float">
            <text:p>12.317039</text:p>
          </table:table-cell>
          <table:table-cell table:formula="of:=[.C761]-[.C760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060" calcext:value-type="float">
            <text:p>59060</text:p>
          </table:table-cell>
          <table:table-cell office:value-type="float" office:value="349.235901" calcext:value-type="float">
            <text:p>349.235901</text:p>
          </table:table-cell>
          <table:table-cell office:value-type="float" office:value="349.204559" calcext:value-type="float">
            <text:p>349.204559</text:p>
          </table:table-cell>
          <table:table-cell office:value-type="float" office:value="12.317842" calcext:value-type="float">
            <text:p>12.317842</text:p>
          </table:table-cell>
          <table:table-cell table:formula="of:=[.C762]-[.C761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129" calcext:value-type="float">
            <text:p>59129</text:p>
          </table:table-cell>
          <table:table-cell office:value-type="float" office:value="349.269531" calcext:value-type="float">
            <text:p>349.269531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3853" calcext:value-type="float">
            <text:p>12.323853</text:p>
          </table:table-cell>
          <table:table-cell table:formula="of:=[.C763]-[.C762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197" calcext:value-type="float">
            <text:p>59197</text:p>
          </table:table-cell>
          <table:table-cell office:value-type="float" office:value="349.260895" calcext:value-type="float">
            <text:p>349.260895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20005" calcext:value-type="float">
            <text:p>12.320005</text:p>
          </table:table-cell>
          <table:table-cell table:formula="of:=[.C764]-[.C763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265" calcext:value-type="float">
            <text:p>59265</text:p>
          </table:table-cell>
          <table:table-cell office:value-type="float" office:value="349.256348" calcext:value-type="float">
            <text:p>349.256348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19605" calcext:value-type="float">
            <text:p>12.319605</text:p>
          </table:table-cell>
          <table:table-cell table:formula="of:=[.C765]-[.C764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334" calcext:value-type="float">
            <text:p>59334</text:p>
          </table:table-cell>
          <table:table-cell office:value-type="float" office:value="349.265442" calcext:value-type="float">
            <text:p>349.265442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12.318643" calcext:value-type="float">
            <text:p>12.318643</text:p>
          </table:table-cell>
          <table:table-cell table:formula="of:=[.C766]-[.C765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402" calcext:value-type="float">
            <text:p>59402</text:p>
          </table:table-cell>
          <table:table-cell office:value-type="float" office:value="349.263153" calcext:value-type="float">
            <text:p>349.263153</text:p>
          </table:table-cell>
          <table:table-cell office:value-type="float" office:value="349.193176" calcext:value-type="float">
            <text:p>349.193176</text:p>
          </table:table-cell>
          <table:table-cell office:value-type="float" office:value="12.31744" calcext:value-type="float">
            <text:p>12.31744</text:p>
          </table:table-cell>
          <table:table-cell table:formula="of:=[.C767]-[.C766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470" calcext:value-type="float">
            <text:p>59470</text:p>
          </table:table-cell>
          <table:table-cell office:value-type="float" office:value="349.224548" calcext:value-type="float">
            <text:p>349.224548</text:p>
          </table:table-cell>
          <table:table-cell office:value-type="float" office:value="349.181824" calcext:value-type="float">
            <text:p>349.181824</text:p>
          </table:table-cell>
          <table:table-cell office:value-type="float" office:value="12.317039" calcext:value-type="float">
            <text:p>12.317039</text:p>
          </table:table-cell>
          <table:table-cell table:formula="of:=[.C768]-[.C767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539" calcext:value-type="float">
            <text:p>59539</text:p>
          </table:table-cell>
          <table:table-cell office:value-type="float" office:value="349.210907" calcext:value-type="float">
            <text:p>349.210907</text:p>
          </table:table-cell>
          <table:table-cell office:value-type="float" office:value="349.197723" calcext:value-type="float">
            <text:p>349.197723</text:p>
          </table:table-cell>
          <table:table-cell office:value-type="float" office:value="12.3176" calcext:value-type="float">
            <text:p>12.3176</text:p>
          </table:table-cell>
          <table:table-cell table:formula="of:=[.C769]-[.C768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607" calcext:value-type="float">
            <text:p>59607</text:p>
          </table:table-cell>
          <table:table-cell office:value-type="float" office:value="349.21228" calcext:value-type="float">
            <text:p>349.21228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19845" calcext:value-type="float">
            <text:p>12.319845</text:p>
          </table:table-cell>
          <table:table-cell table:formula="of:=[.C770]-[.C769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675" calcext:value-type="float">
            <text:p>59675</text:p>
          </table:table-cell>
          <table:table-cell office:value-type="float" office:value="349.25592" calcext:value-type="float">
            <text:p>349.25592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634" calcext:value-type="float">
            <text:p>12.32634</text:p>
          </table:table-cell>
          <table:table-cell table:formula="of:=[.C771]-[.C770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743" calcext:value-type="float">
            <text:p>59743</text:p>
          </table:table-cell>
          <table:table-cell office:value-type="float" office:value="349.266388" calcext:value-type="float">
            <text:p>349.266388</text:p>
          </table:table-cell>
          <table:table-cell office:value-type="float" office:value="349.245453" calcext:value-type="float">
            <text:p>349.245453</text:p>
          </table:table-cell>
          <table:table-cell office:value-type="float" office:value="12.319284" calcext:value-type="float">
            <text:p>12.319284</text:p>
          </table:table-cell>
          <table:table-cell table:formula="of:=[.C772]-[.C771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812" calcext:value-type="float">
            <text:p>59812</text:p>
          </table:table-cell>
          <table:table-cell office:value-type="float" office:value="349.266388" calcext:value-type="float">
            <text:p>349.266388</text:p>
          </table:table-cell>
          <table:table-cell office:value-type="float" office:value="349.181824" calcext:value-type="float">
            <text:p>349.181824</text:p>
          </table:table-cell>
          <table:table-cell office:value-type="float" office:value="12.317039" calcext:value-type="float">
            <text:p>12.317039</text:p>
          </table:table-cell>
          <table:table-cell table:formula="of:=[.C773]-[.C772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880" calcext:value-type="float">
            <text:p>59880</text:p>
          </table:table-cell>
          <table:table-cell office:value-type="float" office:value="349.257294" calcext:value-type="float">
            <text:p>349.257294</text:p>
          </table:table-cell>
          <table:table-cell office:value-type="float" office:value="349.152283" calcext:value-type="float">
            <text:p>349.152283</text:p>
          </table:table-cell>
          <table:table-cell office:value-type="float" office:value="12.315998" calcext:value-type="float">
            <text:p>12.315998</text:p>
          </table:table-cell>
          <table:table-cell table:formula="of:=[.C774]-[.C773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948" calcext:value-type="float">
            <text:p>59948</text:p>
          </table:table-cell>
          <table:table-cell office:value-type="float" office:value="349.259583" calcext:value-type="float">
            <text:p>349.259583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775]-[.C774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017" calcext:value-type="float">
            <text:p>60017</text:p>
          </table:table-cell>
          <table:table-cell office:value-type="float" office:value="349.202301" calcext:value-type="float">
            <text:p>349.202301</text:p>
          </table:table-cell>
          <table:table-cell office:value-type="float" office:value="349.159088" calcext:value-type="float">
            <text:p>349.159088</text:p>
          </table:table-cell>
          <table:table-cell office:value-type="float" office:value="12.316237" calcext:value-type="float">
            <text:p>12.316237</text:p>
          </table:table-cell>
          <table:table-cell table:formula="of:=[.C776]-[.C775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085" calcext:value-type="float">
            <text:p>60085</text:p>
          </table:table-cell>
          <table:table-cell office:value-type="float" office:value="349.188171" calcext:value-type="float">
            <text:p>349.188171</text:p>
          </table:table-cell>
          <table:table-cell office:value-type="float" office:value="349.174988" calcext:value-type="float">
            <text:p>349.174988</text:p>
          </table:table-cell>
          <table:table-cell office:value-type="float" office:value="12.316798" calcext:value-type="float">
            <text:p>12.316798</text:p>
          </table:table-cell>
          <table:table-cell table:formula="of:=[.C777]-[.C776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153" calcext:value-type="float">
            <text:p>60153</text:p>
          </table:table-cell>
          <table:table-cell office:value-type="float" office:value="349.174072" calcext:value-type="float">
            <text:p>349.174072</text:p>
          </table:table-cell>
          <table:table-cell office:value-type="float" office:value="349.111359" calcext:value-type="float">
            <text:p>349.111359</text:p>
          </table:table-cell>
          <table:table-cell office:value-type="float" office:value="12.314554" calcext:value-type="float">
            <text:p>12.314554</text:p>
          </table:table-cell>
          <table:table-cell table:formula="of:=[.C778]-[.C777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222" calcext:value-type="float">
            <text:p>60222</text:p>
          </table:table-cell>
          <table:table-cell office:value-type="float" office:value="349.209534" calcext:value-type="float">
            <text:p>349.209534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779]-[.C778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290" calcext:value-type="float">
            <text:p>60290</text:p>
          </table:table-cell>
          <table:table-cell office:value-type="float" office:value="349.209534" calcext:value-type="float">
            <text:p>349.209534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780]-[.C779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358" calcext:value-type="float">
            <text:p>60358</text:p>
          </table:table-cell>
          <table:table-cell office:value-type="float" office:value="349.207703" calcext:value-type="float">
            <text:p>349.207703</text:p>
          </table:table-cell>
          <table:table-cell office:value-type="float" office:value="349.149994" calcext:value-type="float">
            <text:p>349.149994</text:p>
          </table:table-cell>
          <table:table-cell office:value-type="float" office:value="12.315917" calcext:value-type="float">
            <text:p>12.315917</text:p>
          </table:table-cell>
          <table:table-cell table:formula="of:=[.C781]-[.C780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427" calcext:value-type="float">
            <text:p>60427</text:p>
          </table:table-cell>
          <table:table-cell office:value-type="float" office:value="349.231812" calcext:value-type="float">
            <text:p>349.231812</text:p>
          </table:table-cell>
          <table:table-cell office:value-type="float" office:value="349.295441" calcext:value-type="float">
            <text:p>349.295441</text:p>
          </table:table-cell>
          <table:table-cell office:value-type="float" office:value="12.321048" calcext:value-type="float">
            <text:p>12.321048</text:p>
          </table:table-cell>
          <table:table-cell table:formula="of:=[.C782]-[.C781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495" calcext:value-type="float">
            <text:p>60495</text:p>
          </table:table-cell>
          <table:table-cell office:value-type="float" office:value="349.227722" calcext:value-type="float">
            <text:p>349.227722</text:p>
          </table:table-cell>
          <table:table-cell office:value-type="float" office:value="349.090912" calcext:value-type="float">
            <text:p>349.090912</text:p>
          </table:table-cell>
          <table:table-cell office:value-type="float" office:value="12.313833" calcext:value-type="float">
            <text:p>12.313833</text:p>
          </table:table-cell>
          <table:table-cell table:formula="of:=[.C783]-[.C782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563" calcext:value-type="float">
            <text:p>60563</text:p>
          </table:table-cell>
          <table:table-cell office:value-type="float" office:value="349.205444" calcext:value-type="float">
            <text:p>349.205444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18322" calcext:value-type="float">
            <text:p>12.318322</text:p>
          </table:table-cell>
          <table:table-cell table:formula="of:=[.C784]-[.C783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631" calcext:value-type="float">
            <text:p>60631</text:p>
          </table:table-cell>
          <table:table-cell table:number-columns-repeated="2" office:value-type="float" office:value="349.188629" calcext:value-type="float">
            <text:p>349.188629</text:p>
          </table:table-cell>
          <table:table-cell office:value-type="float" office:value="12.31728" calcext:value-type="float">
            <text:p>12.31728</text:p>
          </table:table-cell>
          <table:table-cell table:formula="of:=[.C785]-[.C784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700" calcext:value-type="float">
            <text:p>60700</text:p>
          </table:table-cell>
          <table:table-cell office:value-type="float" office:value="349.190887" calcext:value-type="float">
            <text:p>349.190887</text:p>
          </table:table-cell>
          <table:table-cell office:value-type="float" office:value="349.161377" calcext:value-type="float">
            <text:p>349.161377</text:p>
          </table:table-cell>
          <table:table-cell office:value-type="float" office:value="12.316319" calcext:value-type="float">
            <text:p>12.316319</text:p>
          </table:table-cell>
          <table:table-cell table:formula="of:=[.C786]-[.C785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768" calcext:value-type="float">
            <text:p>60768</text:p>
          </table:table-cell>
          <table:table-cell office:value-type="float" office:value="349.19635" calcext:value-type="float">
            <text:p>349.19635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C787]-[.C786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836" calcext:value-type="float">
            <text:p>60836</text:p>
          </table:table-cell>
          <table:table-cell office:value-type="float" office:value="349.225006" calcext:value-type="float">
            <text:p>349.225006</text:p>
          </table:table-cell>
          <table:table-cell office:value-type="float" office:value="349.2341" calcext:value-type="float">
            <text:p>349.2341</text:p>
          </table:table-cell>
          <table:table-cell office:value-type="float" office:value="12.318884" calcext:value-type="float">
            <text:p>12.318884</text:p>
          </table:table-cell>
          <table:table-cell table:formula="of:=[.C788]-[.C787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905" calcext:value-type="float">
            <text:p>60905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349.411377" calcext:value-type="float">
            <text:p>349.411377</text:p>
          </table:table-cell>
          <table:table-cell office:value-type="float" office:value="12.325137" calcext:value-type="float">
            <text:p>12.325137</text:p>
          </table:table-cell>
          <table:table-cell table:formula="of:=[.C789]-[.C788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973" calcext:value-type="float">
            <text:p>60973</text:p>
          </table:table-cell>
          <table:table-cell office:value-type="float" office:value="349.276367" calcext:value-type="float">
            <text:p>349.276367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19524" calcext:value-type="float">
            <text:p>12.319524</text:p>
          </table:table-cell>
          <table:table-cell table:formula="of:=[.C790]-[.C789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041" calcext:value-type="float">
            <text:p>61041</text:p>
          </table:table-cell>
          <table:table-cell office:value-type="float" office:value="349.28775" calcext:value-type="float">
            <text:p>349.28775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18322" calcext:value-type="float">
            <text:p>12.318322</text:p>
          </table:table-cell>
          <table:table-cell table:formula="of:=[.C791]-[.C790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110" calcext:value-type="float">
            <text:p>61110</text:p>
          </table:table-cell>
          <table:table-cell office:value-type="float" office:value="349.264984" calcext:value-type="float">
            <text:p>349.264984</text:p>
          </table:table-cell>
          <table:table-cell office:value-type="float" office:value="349.209076" calcext:value-type="float">
            <text:p>349.209076</text:p>
          </table:table-cell>
          <table:table-cell office:value-type="float" office:value="12.318001" calcext:value-type="float">
            <text:p>12.318001</text:p>
          </table:table-cell>
          <table:table-cell table:formula="of:=[.C792]-[.C791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178" calcext:value-type="float">
            <text:p>61178</text:p>
          </table:table-cell>
          <table:table-cell office:value-type="float" office:value="349.289062" calcext:value-type="float">
            <text:p>349.289062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3133" calcext:value-type="float">
            <text:p>12.323133</text:p>
          </table:table-cell>
          <table:table-cell table:formula="of:=[.C793]-[.C792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246" calcext:value-type="float">
            <text:p>61246</text:p>
          </table:table-cell>
          <table:table-cell office:value-type="float" office:value="349.23819" calcext:value-type="float">
            <text:p>349.23819</text:p>
          </table:table-cell>
          <table:table-cell office:value-type="float" office:value="349.15683" calcext:value-type="float">
            <text:p>349.15683</text:p>
          </table:table-cell>
          <table:table-cell office:value-type="float" office:value="12.316158" calcext:value-type="float">
            <text:p>12.316158</text:p>
          </table:table-cell>
          <table:table-cell table:formula="of:=[.C794]-[.C793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315" calcext:value-type="float">
            <text:p>61315</text:p>
          </table:table-cell>
          <table:table-cell office:value-type="float" office:value="349.225891" calcext:value-type="float">
            <text:p>349.225891</text:p>
          </table:table-cell>
          <table:table-cell office:value-type="float" office:value="349.190918" calcext:value-type="float">
            <text:p>349.190918</text:p>
          </table:table-cell>
          <table:table-cell office:value-type="float" office:value="12.317361" calcext:value-type="float">
            <text:p>12.317361</text:p>
          </table:table-cell>
          <table:table-cell table:formula="of:=[.C795]-[.C794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383" calcext:value-type="float">
            <text:p>61383</text:p>
          </table:table-cell>
          <table:table-cell office:value-type="float" office:value="349.241394" calcext:value-type="float">
            <text:p>349.241394</text:p>
          </table:table-cell>
          <table:table-cell office:value-type="float" office:value="349.295441" calcext:value-type="float">
            <text:p>349.295441</text:p>
          </table:table-cell>
          <table:table-cell office:value-type="float" office:value="12.321048" calcext:value-type="float">
            <text:p>12.321048</text:p>
          </table:table-cell>
          <table:table-cell table:formula="of:=[.C796]-[.C795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451" calcext:value-type="float">
            <text:p>61451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1128" calcext:value-type="float">
            <text:p>12.321128</text:p>
          </table:table-cell>
          <table:table-cell table:formula="of:=[.C797]-[.C796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520" calcext:value-type="float">
            <text:p>61520</text:p>
          </table:table-cell>
          <table:table-cell office:value-type="float" office:value="349.263184" calcext:value-type="float">
            <text:p>349.263184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3853" calcext:value-type="float">
            <text:p>12.323853</text:p>
          </table:table-cell>
          <table:table-cell table:formula="of:=[.C798]-[.C797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588" calcext:value-type="float">
            <text:p>61588</text:p>
          </table:table-cell>
          <table:table-cell office:value-type="float" office:value="349.271362" calcext:value-type="float">
            <text:p>349.271362</text:p>
          </table:table-cell>
          <table:table-cell office:value-type="float" office:value="349.197723" calcext:value-type="float">
            <text:p>349.197723</text:p>
          </table:table-cell>
          <table:table-cell office:value-type="float" office:value="12.3176" calcext:value-type="float">
            <text:p>12.3176</text:p>
          </table:table-cell>
          <table:table-cell table:formula="of:=[.C799]-[.C798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656" calcext:value-type="float">
            <text:p>61656</text:p>
          </table:table-cell>
          <table:table-cell office:value-type="float" office:value="349.294983" calcext:value-type="float">
            <text:p>349.294983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12.321528" calcext:value-type="float">
            <text:p>12.321528</text:p>
          </table:table-cell>
          <table:table-cell table:formula="of:=[.C800]-[.C799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724" calcext:value-type="float">
            <text:p>61724</text:p>
          </table:table-cell>
          <table:table-cell office:value-type="float" office:value="349.291351" calcext:value-type="float">
            <text:p>349.291351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20407" calcext:value-type="float">
            <text:p>12.320407</text:p>
          </table:table-cell>
          <table:table-cell table:formula="of:=[.C801]-[.C800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793" calcext:value-type="float">
            <text:p>61793</text:p>
          </table:table-cell>
          <table:table-cell office:value-type="float" office:value="349.284546" calcext:value-type="float">
            <text:p>349.284546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925" calcext:value-type="float">
            <text:p>12.319925</text:p>
          </table:table-cell>
          <table:table-cell table:formula="of:=[.C802]-[.C801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861" calcext:value-type="float">
            <text:p>61861</text:p>
          </table:table-cell>
          <table:table-cell office:value-type="float" office:value="349.281372" calcext:value-type="float">
            <text:p>349.281372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12.323293" calcext:value-type="float">
            <text:p>12.323293</text:p>
          </table:table-cell>
          <table:table-cell table:formula="of:=[.C803]-[.C802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929" calcext:value-type="float">
            <text:p>61929</text:p>
          </table:table-cell>
          <table:table-cell office:value-type="float" office:value="349.292297" calcext:value-type="float">
            <text:p>349.292297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19524" calcext:value-type="float">
            <text:p>12.319524</text:p>
          </table:table-cell>
          <table:table-cell table:formula="of:=[.C804]-[.C803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998" calcext:value-type="float">
            <text:p>61998</text:p>
          </table:table-cell>
          <table:table-cell office:value-type="float" office:value="349.257263" calcext:value-type="float">
            <text:p>349.257263</text:p>
          </table:table-cell>
          <table:table-cell office:value-type="float" office:value="349.134094" calcext:value-type="float">
            <text:p>349.134094</text:p>
          </table:table-cell>
          <table:table-cell office:value-type="float" office:value="12.315356" calcext:value-type="float">
            <text:p>12.315356</text:p>
          </table:table-cell>
          <table:table-cell table:formula="of:=[.C805]-[.C804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066" calcext:value-type="float">
            <text:p>62066</text:p>
          </table:table-cell>
          <table:table-cell office:value-type="float" office:value="349.209076" calcext:value-type="float">
            <text:p>349.209076</text:p>
          </table:table-cell>
          <table:table-cell office:value-type="float" office:value="349.036377" calcext:value-type="float">
            <text:p>349.036377</text:p>
          </table:table-cell>
          <table:table-cell office:value-type="float" office:value="12.311909" calcext:value-type="float">
            <text:p>12.311909</text:p>
          </table:table-cell>
          <table:table-cell table:formula="of:=[.C806]-[.C805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134" calcext:value-type="float">
            <text:p>62134</text:p>
          </table:table-cell>
          <table:table-cell office:value-type="float" office:value="349.209534" calcext:value-type="float">
            <text:p>349.209534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20005" calcext:value-type="float">
            <text:p>12.320005</text:p>
          </table:table-cell>
          <table:table-cell table:formula="of:=[.C807]-[.C806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203" calcext:value-type="float">
            <text:p>62203</text:p>
          </table:table-cell>
          <table:table-cell office:value-type="float" office:value="349.193604" calcext:value-type="float">
            <text:p>349.193604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0486" calcext:value-type="float">
            <text:p>12.320486</text:p>
          </table:table-cell>
          <table:table-cell table:formula="of:=[.C808]-[.C807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271" calcext:value-type="float">
            <text:p>62271</text:p>
          </table:table-cell>
          <table:table-cell office:value-type="float" office:value="349.173187" calcext:value-type="float">
            <text:p>349.173187</text:p>
          </table:table-cell>
          <table:table-cell office:value-type="float" office:value="349.149994" calcext:value-type="float">
            <text:p>349.149994</text:p>
          </table:table-cell>
          <table:table-cell office:value-type="float" office:value="12.315917" calcext:value-type="float">
            <text:p>12.315917</text:p>
          </table:table-cell>
          <table:table-cell table:formula="of:=[.C809]-[.C808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339" calcext:value-type="float">
            <text:p>62339</text:p>
          </table:table-cell>
          <table:table-cell office:value-type="float" office:value="349.202271" calcext:value-type="float">
            <text:p>349.202271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0486" calcext:value-type="float">
            <text:p>12.320486</text:p>
          </table:table-cell>
          <table:table-cell table:formula="of:=[.C810]-[.C809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408" calcext:value-type="float">
            <text:p>62408</text:p>
          </table:table-cell>
          <table:table-cell office:value-type="float" office:value="349.233185" calcext:value-type="float">
            <text:p>349.233185</text:p>
          </table:table-cell>
          <table:table-cell office:value-type="float" office:value="349.190918" calcext:value-type="float">
            <text:p>349.190918</text:p>
          </table:table-cell>
          <table:table-cell office:value-type="float" office:value="12.317361" calcext:value-type="float">
            <text:p>12.317361</text:p>
          </table:table-cell>
          <table:table-cell table:formula="of:=[.C811]-[.C810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476" calcext:value-type="float">
            <text:p>62476</text:p>
          </table:table-cell>
          <table:table-cell office:value-type="float" office:value="349.210907" calcext:value-type="float">
            <text:p>349.210907</text:p>
          </table:table-cell>
          <table:table-cell office:value-type="float" office:value="349.154541" calcext:value-type="float">
            <text:p>349.154541</text:p>
          </table:table-cell>
          <table:table-cell office:value-type="float" office:value="12.316077" calcext:value-type="float">
            <text:p>12.316077</text:p>
          </table:table-cell>
          <table:table-cell table:formula="of:=[.C812]-[.C811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544" calcext:value-type="float">
            <text:p>62544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813]-[.C812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613" calcext:value-type="float">
            <text:p>62613</text:p>
          </table:table-cell>
          <table:table-cell office:value-type="float" office:value="349.251801" calcext:value-type="float">
            <text:p>349.251801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814]-[.C813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681" calcext:value-type="float">
            <text:p>62681</text:p>
          </table:table-cell>
          <table:table-cell office:value-type="float" office:value="349.243164" calcext:value-type="float">
            <text:p>349.243164</text:p>
          </table:table-cell>
          <table:table-cell office:value-type="float" office:value="349.236359" calcext:value-type="float">
            <text:p>349.236359</text:p>
          </table:table-cell>
          <table:table-cell office:value-type="float" office:value="12.318963" calcext:value-type="float">
            <text:p>12.318963</text:p>
          </table:table-cell>
          <table:table-cell table:formula="of:=[.C815]-[.C814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749" calcext:value-type="float">
            <text:p>62749</text:p>
          </table:table-cell>
          <table:table-cell office:value-type="float" office:value="349.237732" calcext:value-type="float">
            <text:p>349.237732</text:p>
          </table:table-cell>
          <table:table-cell office:value-type="float" office:value="349.163635" calcext:value-type="float">
            <text:p>349.163635</text:p>
          </table:table-cell>
          <table:table-cell office:value-type="float" office:value="12.316398" calcext:value-type="float">
            <text:p>12.316398</text:p>
          </table:table-cell>
          <table:table-cell table:formula="of:=[.C816]-[.C815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817" calcext:value-type="float">
            <text:p>62817</text:p>
          </table:table-cell>
          <table:table-cell office:value-type="float" office:value="349.267273" calcext:value-type="float">
            <text:p>349.267273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21288" calcext:value-type="float">
            <text:p>12.321288</text:p>
          </table:table-cell>
          <table:table-cell table:formula="of:=[.C817]-[.C816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886" calcext:value-type="float">
            <text:p>62886</text:p>
          </table:table-cell>
          <table:table-cell office:value-type="float" office:value="349.236359" calcext:value-type="float">
            <text:p>349.236359</text:p>
          </table:table-cell>
          <table:table-cell office:value-type="float" office:value="349.206818" calcext:value-type="float">
            <text:p>349.206818</text:p>
          </table:table-cell>
          <table:table-cell office:value-type="float" office:value="12.317922" calcext:value-type="float">
            <text:p>12.317922</text:p>
          </table:table-cell>
          <table:table-cell table:formula="of:=[.C818]-[.C817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954" calcext:value-type="float">
            <text:p>62954</text:p>
          </table:table-cell>
          <table:table-cell office:value-type="float" office:value="349.23999" calcext:value-type="float">
            <text:p>349.23999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12.320889" calcext:value-type="float">
            <text:p>12.320889</text:p>
          </table:table-cell>
          <table:table-cell table:formula="of:=[.C819]-[.C818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022" calcext:value-type="float">
            <text:p>63022</text:p>
          </table:table-cell>
          <table:table-cell office:value-type="float" office:value="349.220886" calcext:value-type="float">
            <text:p>349.220886</text:p>
          </table:table-cell>
          <table:table-cell office:value-type="float" office:value="349.1409" calcext:value-type="float">
            <text:p>349.1409</text:p>
          </table:table-cell>
          <table:table-cell office:value-type="float" office:value="12.315596" calcext:value-type="float">
            <text:p>12.315596</text:p>
          </table:table-cell>
          <table:table-cell table:formula="of:=[.C820]-[.C819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091" calcext:value-type="float">
            <text:p>63091</text:p>
          </table:table-cell>
          <table:table-cell office:value-type="float" office:value="349.239075" calcext:value-type="float">
            <text:p>349.239075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19605" calcext:value-type="float">
            <text:p>12.319605</text:p>
          </table:table-cell>
          <table:table-cell table:formula="of:=[.C821]-[.C820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159" calcext:value-type="float">
            <text:p>63159</text:p>
          </table:table-cell>
          <table:table-cell office:value-type="float" office:value="349.213623" calcext:value-type="float">
            <text:p>349.213623</text:p>
          </table:table-cell>
          <table:table-cell office:value-type="float" office:value="349.174988" calcext:value-type="float">
            <text:p>349.174988</text:p>
          </table:table-cell>
          <table:table-cell office:value-type="float" office:value="12.316798" calcext:value-type="float">
            <text:p>12.316798</text:p>
          </table:table-cell>
          <table:table-cell table:formula="of:=[.C822]-[.C821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227" calcext:value-type="float">
            <text:p>63227</text:p>
          </table:table-cell>
          <table:table-cell office:value-type="float" office:value="349.219086" calcext:value-type="float">
            <text:p>349.219086</text:p>
          </table:table-cell>
          <table:table-cell office:value-type="float" office:value="349.2341" calcext:value-type="float">
            <text:p>349.2341</text:p>
          </table:table-cell>
          <table:table-cell office:value-type="float" office:value="12.318884" calcext:value-type="float">
            <text:p>12.318884</text:p>
          </table:table-cell>
          <table:table-cell table:formula="of:=[.C823]-[.C822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296" calcext:value-type="float">
            <text:p>63296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19524" calcext:value-type="float">
            <text:p>12.319524</text:p>
          </table:table-cell>
          <table:table-cell table:formula="of:=[.C824]-[.C823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364" calcext:value-type="float">
            <text:p>63364</text:p>
          </table:table-cell>
          <table:table-cell office:value-type="float" office:value="349.20639" calcext:value-type="float">
            <text:p>349.20639</text:p>
          </table:table-cell>
          <table:table-cell office:value-type="float" office:value="349.115906" calcext:value-type="float">
            <text:p>349.115906</text:p>
          </table:table-cell>
          <table:table-cell office:value-type="float" office:value="12.314714" calcext:value-type="float">
            <text:p>12.314714</text:p>
          </table:table-cell>
          <table:table-cell table:formula="of:=[.C825]-[.C824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432" calcext:value-type="float">
            <text:p>63432</text:p>
          </table:table-cell>
          <table:table-cell office:value-type="float" office:value="349.184998" calcext:value-type="float">
            <text:p>349.184998</text:p>
          </table:table-cell>
          <table:table-cell office:value-type="float" office:value="349.147736" calcext:value-type="float">
            <text:p>349.147736</text:p>
          </table:table-cell>
          <table:table-cell office:value-type="float" office:value="12.315837" calcext:value-type="float">
            <text:p>12.315837</text:p>
          </table:table-cell>
          <table:table-cell table:formula="of:=[.C826]-[.C825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501" calcext:value-type="float">
            <text:p>63501</text:p>
          </table:table-cell>
          <table:table-cell office:value-type="float" office:value="349.157288" calcext:value-type="float">
            <text:p>349.157288</text:p>
          </table:table-cell>
          <table:table-cell office:value-type="float" office:value="349.036377" calcext:value-type="float">
            <text:p>349.036377</text:p>
          </table:table-cell>
          <table:table-cell office:value-type="float" office:value="12.311909" calcext:value-type="float">
            <text:p>12.311909</text:p>
          </table:table-cell>
          <table:table-cell table:formula="of:=[.C827]-[.C826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569" calcext:value-type="float">
            <text:p>63569</text:p>
          </table:table-cell>
          <table:table-cell office:value-type="float" office:value="349.128174" calcext:value-type="float">
            <text:p>349.128174</text:p>
          </table:table-cell>
          <table:table-cell office:value-type="float" office:value="349.088623" calcext:value-type="float">
            <text:p>349.088623</text:p>
          </table:table-cell>
          <table:table-cell office:value-type="float" office:value="12.313752" calcext:value-type="float">
            <text:p>12.313752</text:p>
          </table:table-cell>
          <table:table-cell table:formula="of:=[.C828]-[.C827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637" calcext:value-type="float">
            <text:p>63637</text:p>
          </table:table-cell>
          <table:table-cell office:value-type="float" office:value="349.154541" calcext:value-type="float">
            <text:p>349.154541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4175" calcext:value-type="float">
            <text:p>12.324175</text:p>
          </table:table-cell>
          <table:table-cell table:formula="of:=[.C829]-[.C828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706" calcext:value-type="float">
            <text:p>63706</text:p>
          </table:table-cell>
          <table:table-cell office:value-type="float" office:value="349.181793" calcext:value-type="float">
            <text:p>349.181793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19524" calcext:value-type="float">
            <text:p>12.319524</text:p>
          </table:table-cell>
          <table:table-cell table:formula="of:=[.C830]-[.C829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774" calcext:value-type="float">
            <text:p>63774</text:p>
          </table:table-cell>
          <table:table-cell office:value-type="float" office:value="349.208649" calcext:value-type="float">
            <text:p>349.208649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12.320567" calcext:value-type="float">
            <text:p>12.320567</text:p>
          </table:table-cell>
          <table:table-cell table:formula="of:=[.C831]-[.C830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842" calcext:value-type="float">
            <text:p>63842</text:p>
          </table:table-cell>
          <table:table-cell office:value-type="float" office:value="349.229553" calcext:value-type="float">
            <text:p>349.229553</text:p>
          </table:table-cell>
          <table:table-cell office:value-type="float" office:value="349.1409" calcext:value-type="float">
            <text:p>349.1409</text:p>
          </table:table-cell>
          <table:table-cell office:value-type="float" office:value="12.315596" calcext:value-type="float">
            <text:p>12.315596</text:p>
          </table:table-cell>
          <table:table-cell table:formula="of:=[.C832]-[.C831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910" calcext:value-type="float">
            <text:p>63910</text:p>
          </table:table-cell>
          <table:table-cell office:value-type="float" office:value="349.221771" calcext:value-type="float">
            <text:p>349.221771</text:p>
          </table:table-cell>
          <table:table-cell office:value-type="float" office:value="349.049988" calcext:value-type="float">
            <text:p>349.049988</text:p>
          </table:table-cell>
          <table:table-cell office:value-type="float" office:value="12.312389" calcext:value-type="float">
            <text:p>12.312389</text:p>
          </table:table-cell>
          <table:table-cell table:formula="of:=[.C833]-[.C832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979" calcext:value-type="float">
            <text:p>63979</text:p>
          </table:table-cell>
          <table:table-cell office:value-type="float" office:value="349.182281" calcext:value-type="float">
            <text:p>349.182281</text:p>
          </table:table-cell>
          <table:table-cell office:value-type="float" office:value="349.186371" calcext:value-type="float">
            <text:p>349.186371</text:p>
          </table:table-cell>
          <table:table-cell office:value-type="float" office:value="12.3172" calcext:value-type="float">
            <text:p>12.3172</text:p>
          </table:table-cell>
          <table:table-cell table:formula="of:=[.C834]-[.C833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047" calcext:value-type="float">
            <text:p>64047</text:p>
          </table:table-cell>
          <table:table-cell office:value-type="float" office:value="349.133179" calcext:value-type="float">
            <text:p>349.133179</text:p>
          </table:table-cell>
          <table:table-cell office:value-type="float" office:value="349.006805" calcext:value-type="float">
            <text:p>349.006805</text:p>
          </table:table-cell>
          <table:table-cell office:value-type="float" office:value="12.310866" calcext:value-type="float">
            <text:p>12.310866</text:p>
          </table:table-cell>
          <table:table-cell table:formula="of:=[.C835]-[.C834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115" calcext:value-type="float">
            <text:p>64115</text:p>
          </table:table-cell>
          <table:table-cell office:value-type="float" office:value="349.092743" calcext:value-type="float">
            <text:p>349.092743</text:p>
          </table:table-cell>
          <table:table-cell office:value-type="float" office:value="349.079559" calcext:value-type="float">
            <text:p>349.079559</text:p>
          </table:table-cell>
          <table:table-cell office:value-type="float" office:value="12.313433" calcext:value-type="float">
            <text:p>12.313433</text:p>
          </table:table-cell>
          <table:table-cell table:formula="of:=[.C836]-[.C835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184" calcext:value-type="float">
            <text:p>64184</text:p>
          </table:table-cell>
          <table:table-cell office:value-type="float" office:value="349.085022" calcext:value-type="float">
            <text:p>349.085022</text:p>
          </table:table-cell>
          <table:table-cell office:value-type="float" office:value="349.102264" calcext:value-type="float">
            <text:p>349.102264</text:p>
          </table:table-cell>
          <table:table-cell office:value-type="float" office:value="12.314233" calcext:value-type="float">
            <text:p>12.314233</text:p>
          </table:table-cell>
          <table:table-cell table:formula="of:=[.C837]-[.C836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252" calcext:value-type="float">
            <text:p>64252</text:p>
          </table:table-cell>
          <table:table-cell office:value-type="float" office:value="349.129578" calcext:value-type="float">
            <text:p>349.129578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838]-[.C837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320" calcext:value-type="float">
            <text:p>64320</text:p>
          </table:table-cell>
          <table:table-cell office:value-type="float" office:value="349.112732" calcext:value-type="float">
            <text:p>349.112732</text:p>
          </table:table-cell>
          <table:table-cell office:value-type="float" office:value="349.102264" calcext:value-type="float">
            <text:p>349.102264</text:p>
          </table:table-cell>
          <table:table-cell office:value-type="float" office:value="12.314233" calcext:value-type="float">
            <text:p>12.314233</text:p>
          </table:table-cell>
          <table:table-cell table:formula="of:=[.C839]-[.C838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389" calcext:value-type="float">
            <text:p>64389</text:p>
          </table:table-cell>
          <table:table-cell office:value-type="float" office:value="349.145935" calcext:value-type="float">
            <text:p>349.145935</text:p>
          </table:table-cell>
          <table:table-cell office:value-type="float" office:value="349.172729" calcext:value-type="float">
            <text:p>349.172729</text:p>
          </table:table-cell>
          <table:table-cell office:value-type="float" office:value="12.316719" calcext:value-type="float">
            <text:p>12.316719</text:p>
          </table:table-cell>
          <table:table-cell table:formula="of:=[.C840]-[.C839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457" calcext:value-type="float">
            <text:p>64457</text:p>
          </table:table-cell>
          <table:table-cell office:value-type="float" office:value="349.145447" calcext:value-type="float">
            <text:p>349.145447</text:p>
          </table:table-cell>
          <table:table-cell office:value-type="float" office:value="349.077271" calcext:value-type="float">
            <text:p>349.077271</text:p>
          </table:table-cell>
          <table:table-cell office:value-type="float" office:value="12.313352" calcext:value-type="float">
            <text:p>12.313352</text:p>
          </table:table-cell>
          <table:table-cell table:formula="of:=[.C841]-[.C840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525" calcext:value-type="float">
            <text:p>64525</text:p>
          </table:table-cell>
          <table:table-cell office:value-type="float" office:value="349.165009" calcext:value-type="float">
            <text:p>349.165009</text:p>
          </table:table-cell>
          <table:table-cell office:value-type="float" office:value="349.200012" calcext:value-type="float">
            <text:p>349.200012</text:p>
          </table:table-cell>
          <table:table-cell office:value-type="float" office:value="12.317681" calcext:value-type="float">
            <text:p>12.317681</text:p>
          </table:table-cell>
          <table:table-cell table:formula="of:=[.C842]-[.C841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594" calcext:value-type="float">
            <text:p>64594</text:p>
          </table:table-cell>
          <table:table-cell office:value-type="float" office:value="349.13501" calcext:value-type="float">
            <text:p>349.13501</text:p>
          </table:table-cell>
          <table:table-cell office:value-type="float" office:value="349.122742" calcext:value-type="float">
            <text:p>349.122742</text:p>
          </table:table-cell>
          <table:table-cell office:value-type="float" office:value="12.314956" calcext:value-type="float">
            <text:p>12.314956</text:p>
          </table:table-cell>
          <table:table-cell table:formula="of:=[.C843]-[.C842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662" calcext:value-type="float">
            <text:p>64662</text:p>
          </table:table-cell>
          <table:table-cell office:value-type="float" office:value="349.165466" calcext:value-type="float">
            <text:p>349.165466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19605" calcext:value-type="float">
            <text:p>12.319605</text:p>
          </table:table-cell>
          <table:table-cell table:formula="of:=[.C844]-[.C843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730" calcext:value-type="float">
            <text:p>64730</text:p>
          </table:table-cell>
          <table:table-cell office:value-type="float" office:value="349.183167" calcext:value-type="float">
            <text:p>349.183167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19845" calcext:value-type="float">
            <text:p>12.319845</text:p>
          </table:table-cell>
          <table:table-cell table:formula="of:=[.C845]-[.C844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799" calcext:value-type="float">
            <text:p>64799</text:p>
          </table:table-cell>
          <table:table-cell office:value-type="float" office:value="349.223633" calcext:value-type="float">
            <text:p>349.223633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0486" calcext:value-type="float">
            <text:p>12.320486</text:p>
          </table:table-cell>
          <table:table-cell table:formula="of:=[.C846]-[.C845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867" calcext:value-type="float">
            <text:p>64867</text:p>
          </table:table-cell>
          <table:table-cell office:value-type="float" office:value="349.235443" calcext:value-type="float">
            <text:p>349.235443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12.319765" calcext:value-type="float">
            <text:p>12.319765</text:p>
          </table:table-cell>
          <table:table-cell table:formula="of:=[.C847]-[.C846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935" calcext:value-type="float">
            <text:p>64935</text:p>
          </table:table-cell>
          <table:table-cell office:value-type="float" office:value="349.265442" calcext:value-type="float">
            <text:p>349.265442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848]-[.C847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003" calcext:value-type="float">
            <text:p>65003</text:p>
          </table:table-cell>
          <table:table-cell office:value-type="float" office:value="349.263184" calcext:value-type="float">
            <text:p>349.263184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9204" calcext:value-type="float">
            <text:p>12.319204</text:p>
          </table:table-cell>
          <table:table-cell table:formula="of:=[.C849]-[.C848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072" calcext:value-type="float">
            <text:p>65072</text:p>
          </table:table-cell>
          <table:table-cell office:value-type="float" office:value="349.259552" calcext:value-type="float">
            <text:p>349.259552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9204" calcext:value-type="float">
            <text:p>12.319204</text:p>
          </table:table-cell>
          <table:table-cell table:formula="of:=[.C850]-[.C849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140" calcext:value-type="float">
            <text:p>65140</text:p>
          </table:table-cell>
          <table:table-cell office:value-type="float" office:value="349.214996" calcext:value-type="float">
            <text:p>349.214996</text:p>
          </table:table-cell>
          <table:table-cell office:value-type="float" office:value="349.056824" calcext:value-type="float">
            <text:p>349.056824</text:p>
          </table:table-cell>
          <table:table-cell office:value-type="float" office:value="12.312631" calcext:value-type="float">
            <text:p>12.312631</text:p>
          </table:table-cell>
          <table:table-cell table:formula="of:=[.C851]-[.C850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208" calcext:value-type="float">
            <text:p>65208</text:p>
          </table:table-cell>
          <table:table-cell office:value-type="float" office:value="349.189514" calcext:value-type="float">
            <text:p>349.189514</text:p>
          </table:table-cell>
          <table:table-cell office:value-type="float" office:value="349.131805" calcext:value-type="float">
            <text:p>349.131805</text:p>
          </table:table-cell>
          <table:table-cell office:value-type="float" office:value="12.315275" calcext:value-type="float">
            <text:p>12.315275</text:p>
          </table:table-cell>
          <table:table-cell table:formula="of:=[.C852]-[.C851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277" calcext:value-type="float">
            <text:p>65277</text:p>
          </table:table-cell>
          <table:table-cell office:value-type="float" office:value="349.141357" calcext:value-type="float">
            <text:p>349.141357</text:p>
          </table:table-cell>
          <table:table-cell office:value-type="float" office:value="349.03183" calcext:value-type="float">
            <text:p>349.03183</text:p>
          </table:table-cell>
          <table:table-cell office:value-type="float" office:value="12.311749" calcext:value-type="float">
            <text:p>12.311749</text:p>
          </table:table-cell>
          <table:table-cell table:formula="of:=[.C853]-[.C852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345" calcext:value-type="float">
            <text:p>65345</text:p>
          </table:table-cell>
          <table:table-cell office:value-type="float" office:value="349.113617" calcext:value-type="float">
            <text:p>349.113617</text:p>
          </table:table-cell>
          <table:table-cell office:value-type="float" office:value="349.104553" calcext:value-type="float">
            <text:p>349.104553</text:p>
          </table:table-cell>
          <table:table-cell office:value-type="float" office:value="12.314314" calcext:value-type="float">
            <text:p>12.314314</text:p>
          </table:table-cell>
          <table:table-cell table:formula="of:=[.C854]-[.C853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413" calcext:value-type="float">
            <text:p>65413</text:p>
          </table:table-cell>
          <table:table-cell office:value-type="float" office:value="349.08136" calcext:value-type="float">
            <text:p>349.08136</text:p>
          </table:table-cell>
          <table:table-cell office:value-type="float" office:value="349.081818" calcext:value-type="float">
            <text:p>349.081818</text:p>
          </table:table-cell>
          <table:table-cell office:value-type="float" office:value="12.313512" calcext:value-type="float">
            <text:p>12.313512</text:p>
          </table:table-cell>
          <table:table-cell table:formula="of:=[.C855]-[.C854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482" calcext:value-type="float">
            <text:p>65482</text:p>
          </table:table-cell>
          <table:table-cell office:value-type="float" office:value="349.085022" calcext:value-type="float">
            <text:p>349.085022</text:p>
          </table:table-cell>
          <table:table-cell office:value-type="float" office:value="349.075012" calcext:value-type="float">
            <text:p>349.075012</text:p>
          </table:table-cell>
          <table:table-cell office:value-type="float" office:value="12.313272" calcext:value-type="float">
            <text:p>12.313272</text:p>
          </table:table-cell>
          <table:table-cell table:formula="of:=[.C856]-[.C855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550" calcext:value-type="float">
            <text:p>65550</text:p>
          </table:table-cell>
          <table:table-cell office:value-type="float" office:value="349.126373" calcext:value-type="float">
            <text:p>349.126373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857]-[.C856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618" calcext:value-type="float">
            <text:p>65618</text:p>
          </table:table-cell>
          <table:table-cell office:value-type="float" office:value="349.175446" calcext:value-type="float">
            <text:p>349.175446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20407" calcext:value-type="float">
            <text:p>12.320407</text:p>
          </table:table-cell>
          <table:table-cell table:formula="of:=[.C858]-[.C857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687" calcext:value-type="float">
            <text:p>65687</text:p>
          </table:table-cell>
          <table:table-cell office:value-type="float" office:value="349.181824" calcext:value-type="float">
            <text:p>349.181824</text:p>
          </table:table-cell>
          <table:table-cell office:value-type="float" office:value="349.136353" calcext:value-type="float">
            <text:p>349.136353</text:p>
          </table:table-cell>
          <table:table-cell office:value-type="float" office:value="12.315435" calcext:value-type="float">
            <text:p>12.315435</text:p>
          </table:table-cell>
          <table:table-cell table:formula="of:=[.C859]-[.C858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755" calcext:value-type="float">
            <text:p>65755</text:p>
          </table:table-cell>
          <table:table-cell office:value-type="float" office:value="349.194092" calcext:value-type="float">
            <text:p>349.194092</text:p>
          </table:table-cell>
          <table:table-cell office:value-type="float" office:value="349.143188" calcext:value-type="float">
            <text:p>349.143188</text:p>
          </table:table-cell>
          <table:table-cell office:value-type="float" office:value="12.315677" calcext:value-type="float">
            <text:p>12.315677</text:p>
          </table:table-cell>
          <table:table-cell table:formula="of:=[.C860]-[.C859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823" calcext:value-type="float">
            <text:p>65823</text:p>
          </table:table-cell>
          <table:table-cell office:value-type="float" office:value="349.230469" calcext:value-type="float">
            <text:p>349.230469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12.319685" calcext:value-type="float">
            <text:p>12.319685</text:p>
          </table:table-cell>
          <table:table-cell table:formula="of:=[.C861]-[.C860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891" calcext:value-type="float">
            <text:p>65891</text:p>
          </table:table-cell>
          <table:table-cell office:value-type="float" office:value="349.200928" calcext:value-type="float">
            <text:p>349.200928</text:p>
          </table:table-cell>
          <table:table-cell office:value-type="float" office:value="349.190918" calcext:value-type="float">
            <text:p>349.190918</text:p>
          </table:table-cell>
          <table:table-cell office:value-type="float" office:value="12.317361" calcext:value-type="float">
            <text:p>12.317361</text:p>
          </table:table-cell>
          <table:table-cell table:formula="of:=[.C862]-[.C861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960" calcext:value-type="float">
            <text:p>65960</text:p>
          </table:table-cell>
          <table:table-cell office:value-type="float" office:value="349.169098" calcext:value-type="float">
            <text:p>349.169098</text:p>
          </table:table-cell>
          <table:table-cell office:value-type="float" office:value="349.118195" calcext:value-type="float">
            <text:p>349.118195</text:p>
          </table:table-cell>
          <table:table-cell office:value-type="float" office:value="12.314795" calcext:value-type="float">
            <text:p>12.314795</text:p>
          </table:table-cell>
          <table:table-cell table:formula="of:=[.C863]-[.C862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028" calcext:value-type="float">
            <text:p>66028</text:p>
          </table:table-cell>
          <table:table-cell office:value-type="float" office:value="349.163177" calcext:value-type="float">
            <text:p>349.163177</text:p>
          </table:table-cell>
          <table:table-cell office:value-type="float" office:value="349.106812" calcext:value-type="float">
            <text:p>349.106812</text:p>
          </table:table-cell>
          <table:table-cell office:value-type="float" office:value="12.314394" calcext:value-type="float">
            <text:p>12.314394</text:p>
          </table:table-cell>
          <table:table-cell table:formula="of:=[.C864]-[.C863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096" calcext:value-type="float">
            <text:p>66096</text:p>
          </table:table-cell>
          <table:table-cell office:value-type="float" office:value="349.19046" calcext:value-type="float">
            <text:p>349.19046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0486" calcext:value-type="float">
            <text:p>12.320486</text:p>
          </table:table-cell>
          <table:table-cell table:formula="of:=[.C865]-[.C864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165" calcext:value-type="float">
            <text:p>66165</text:p>
          </table:table-cell>
          <table:table-cell office:value-type="float" office:value="349.182281" calcext:value-type="float">
            <text:p>349.182281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12.318242" calcext:value-type="float">
            <text:p>12.318242</text:p>
          </table:table-cell>
          <table:table-cell table:formula="of:=[.C866]-[.C865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233" calcext:value-type="float">
            <text:p>66233</text:p>
          </table:table-cell>
          <table:table-cell office:value-type="float" office:value="349.161346" calcext:value-type="float">
            <text:p>349.161346</text:p>
          </table:table-cell>
          <table:table-cell office:value-type="float" office:value="349.086365" calcext:value-type="float">
            <text:p>349.086365</text:p>
          </table:table-cell>
          <table:table-cell office:value-type="float" office:value="12.313672" calcext:value-type="float">
            <text:p>12.313672</text:p>
          </table:table-cell>
          <table:table-cell table:formula="of:=[.C867]-[.C866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301" calcext:value-type="float">
            <text:p>66301</text:p>
          </table:table-cell>
          <table:table-cell office:value-type="float" office:value="349.202271" calcext:value-type="float">
            <text:p>349.202271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C868]-[.C867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370" calcext:value-type="float">
            <text:p>66370</text:p>
          </table:table-cell>
          <table:table-cell office:value-type="float" office:value="349.224548" calcext:value-type="float">
            <text:p>349.224548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18322" calcext:value-type="float">
            <text:p>12.318322</text:p>
          </table:table-cell>
          <table:table-cell table:formula="of:=[.C869]-[.C868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438" calcext:value-type="float">
            <text:p>66438</text:p>
          </table:table-cell>
          <table:table-cell office:value-type="float" office:value="349.193634" calcext:value-type="float">
            <text:p>349.193634</text:p>
          </table:table-cell>
          <table:table-cell office:value-type="float" office:value="349.125" calcext:value-type="float">
            <text:p>349.125</text:p>
          </table:table-cell>
          <table:table-cell office:value-type="float" office:value="12.315035" calcext:value-type="float">
            <text:p>12.315035</text:p>
          </table:table-cell>
          <table:table-cell table:formula="of:=[.C870]-[.C869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506" calcext:value-type="float">
            <text:p>66506</text:p>
          </table:table-cell>
          <table:table-cell office:value-type="float" office:value="349.209534" calcext:value-type="float">
            <text:p>349.209534</text:p>
          </table:table-cell>
          <table:table-cell office:value-type="float" office:value="349.295441" calcext:value-type="float">
            <text:p>349.295441</text:p>
          </table:table-cell>
          <table:table-cell office:value-type="float" office:value="12.321048" calcext:value-type="float">
            <text:p>12.321048</text:p>
          </table:table-cell>
          <table:table-cell table:formula="of:=[.C871]-[.C870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575" calcext:value-type="float">
            <text:p>66575</text:p>
          </table:table-cell>
          <table:table-cell office:value-type="float" office:value="349.255432" calcext:value-type="float">
            <text:p>349.255432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177" calcext:value-type="float">
            <text:p>12.32177</text:p>
          </table:table-cell>
          <table:table-cell table:formula="of:=[.C872]-[.C871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643" calcext:value-type="float">
            <text:p>66643</text:p>
          </table:table-cell>
          <table:table-cell office:value-type="float" office:value="349.242706" calcext:value-type="float">
            <text:p>349.242706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12.319765" calcext:value-type="float">
            <text:p>12.319765</text:p>
          </table:table-cell>
          <table:table-cell table:formula="of:=[.C873]-[.C872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711" calcext:value-type="float">
            <text:p>66711</text:p>
          </table:table-cell>
          <table:table-cell office:value-type="float" office:value="349.232727" calcext:value-type="float">
            <text:p>349.232727</text:p>
          </table:table-cell>
          <table:table-cell office:value-type="float" office:value="349.168182" calcext:value-type="float">
            <text:p>349.168182</text:p>
          </table:table-cell>
          <table:table-cell office:value-type="float" office:value="12.316559" calcext:value-type="float">
            <text:p>12.316559</text:p>
          </table:table-cell>
          <table:table-cell table:formula="of:=[.C874]-[.C873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780" calcext:value-type="float">
            <text:p>66780</text:p>
          </table:table-cell>
          <table:table-cell office:value-type="float" office:value="349.227234" calcext:value-type="float">
            <text:p>349.227234</text:p>
          </table:table-cell>
          <table:table-cell office:value-type="float" office:value="349.097717" calcext:value-type="float">
            <text:p>349.097717</text:p>
          </table:table-cell>
          <table:table-cell office:value-type="float" office:value="12.314073" calcext:value-type="float">
            <text:p>12.314073</text:p>
          </table:table-cell>
          <table:table-cell table:formula="of:=[.C875]-[.C874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848" calcext:value-type="float">
            <text:p>66848</text:p>
          </table:table-cell>
          <table:table-cell office:value-type="float" office:value="349.194519" calcext:value-type="float">
            <text:p>349.194519</text:p>
          </table:table-cell>
          <table:table-cell office:value-type="float" office:value="349.131805" calcext:value-type="float">
            <text:p>349.131805</text:p>
          </table:table-cell>
          <table:table-cell office:value-type="float" office:value="12.315275" calcext:value-type="float">
            <text:p>12.315275</text:p>
          </table:table-cell>
          <table:table-cell table:formula="of:=[.C876]-[.C875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916" calcext:value-type="float">
            <text:p>66916</text:p>
          </table:table-cell>
          <table:table-cell office:value-type="float" office:value="349.184509" calcext:value-type="float">
            <text:p>349.184509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20005" calcext:value-type="float">
            <text:p>12.320005</text:p>
          </table:table-cell>
          <table:table-cell table:formula="of:=[.C877]-[.C876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984" calcext:value-type="float">
            <text:p>66984</text:p>
          </table:table-cell>
          <table:table-cell office:value-type="float" office:value="349.160004" calcext:value-type="float">
            <text:p>349.160004</text:p>
          </table:table-cell>
          <table:table-cell office:value-type="float" office:value="349.136353" calcext:value-type="float">
            <text:p>349.136353</text:p>
          </table:table-cell>
          <table:table-cell office:value-type="float" office:value="12.315435" calcext:value-type="float">
            <text:p>12.315435</text:p>
          </table:table-cell>
          <table:table-cell table:formula="of:=[.C878]-[.C877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053" calcext:value-type="float">
            <text:p>67053</text:p>
          </table:table-cell>
          <table:table-cell office:value-type="float" office:value="349.163635" calcext:value-type="float">
            <text:p>349.163635</text:p>
          </table:table-cell>
          <table:table-cell office:value-type="float" office:value="349.186371" calcext:value-type="float">
            <text:p>349.186371</text:p>
          </table:table-cell>
          <table:table-cell office:value-type="float" office:value="12.3172" calcext:value-type="float">
            <text:p>12.3172</text:p>
          </table:table-cell>
          <table:table-cell table:formula="of:=[.C879]-[.C878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121" calcext:value-type="float">
            <text:p>67121</text:p>
          </table:table-cell>
          <table:table-cell office:value-type="float" office:value="349.19635" calcext:value-type="float">
            <text:p>349.19635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19845" calcext:value-type="float">
            <text:p>12.319845</text:p>
          </table:table-cell>
          <table:table-cell table:formula="of:=[.C880]-[.C879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189" calcext:value-type="float">
            <text:p>67189</text:p>
          </table:table-cell>
          <table:table-cell office:value-type="float" office:value="349.246826" calcext:value-type="float">
            <text:p>349.246826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4175" calcext:value-type="float">
            <text:p>12.324175</text:p>
          </table:table-cell>
          <table:table-cell table:formula="of:=[.C881]-[.C880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258" calcext:value-type="float">
            <text:p>67258</text:p>
          </table:table-cell>
          <table:table-cell office:value-type="float" office:value="349.19455" calcext:value-type="float">
            <text:p>349.19455</text:p>
          </table:table-cell>
          <table:table-cell office:value-type="float" office:value="349.004547" calcext:value-type="float">
            <text:p>349.004547</text:p>
          </table:table-cell>
          <table:table-cell office:value-type="float" office:value="12.310786" calcext:value-type="float">
            <text:p>12.310786</text:p>
          </table:table-cell>
          <table:table-cell table:formula="of:=[.C882]-[.C881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326" calcext:value-type="float">
            <text:p>67326</text:p>
          </table:table-cell>
          <table:table-cell office:value-type="float" office:value="349.212738" calcext:value-type="float">
            <text:p>349.212738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12.318643" calcext:value-type="float">
            <text:p>12.318643</text:p>
          </table:table-cell>
          <table:table-cell table:formula="of:=[.C883]-[.C882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394" calcext:value-type="float">
            <text:p>67394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12.319765" calcext:value-type="float">
            <text:p>12.319765</text:p>
          </table:table-cell>
          <table:table-cell table:formula="of:=[.C884]-[.C883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463" calcext:value-type="float">
            <text:p>67463</text:p>
          </table:table-cell>
          <table:table-cell office:value-type="float" office:value="349.199554" calcext:value-type="float">
            <text:p>349.199554</text:p>
          </table:table-cell>
          <table:table-cell office:value-type="float" office:value="349.122742" calcext:value-type="float">
            <text:p>349.122742</text:p>
          </table:table-cell>
          <table:table-cell office:value-type="float" office:value="12.314956" calcext:value-type="float">
            <text:p>12.314956</text:p>
          </table:table-cell>
          <table:table-cell table:formula="of:=[.C885]-[.C884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531" calcext:value-type="float">
            <text:p>67531</text:p>
          </table:table-cell>
          <table:table-cell office:value-type="float" office:value="349.178223" calcext:value-type="float">
            <text:p>349.178223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20407" calcext:value-type="float">
            <text:p>12.320407</text:p>
          </table:table-cell>
          <table:table-cell table:formula="of:=[.C886]-[.C885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599" calcext:value-type="float">
            <text:p>67599</text:p>
          </table:table-cell>
          <table:table-cell office:value-type="float" office:value="349.188171" calcext:value-type="float">
            <text:p>349.188171</text:p>
          </table:table-cell>
          <table:table-cell office:value-type="float" office:value="349.054535" calcext:value-type="float">
            <text:p>349.054535</text:p>
          </table:table-cell>
          <table:table-cell office:value-type="float" office:value="12.31255" calcext:value-type="float">
            <text:p>12.31255</text:p>
          </table:table-cell>
          <table:table-cell table:formula="of:=[.C887]-[.C886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668" calcext:value-type="float">
            <text:p>67668</text:p>
          </table:table-cell>
          <table:table-cell office:value-type="float" office:value="349.196838" calcext:value-type="float">
            <text:p>349.196838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12.320166" calcext:value-type="float">
            <text:p>12.320166</text:p>
          </table:table-cell>
          <table:table-cell table:formula="of:=[.C888]-[.C887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736" calcext:value-type="float">
            <text:p>67736</text:p>
          </table:table-cell>
          <table:table-cell office:value-type="float" office:value="349.188171" calcext:value-type="float">
            <text:p>349.188171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12.318242" calcext:value-type="float">
            <text:p>12.318242</text:p>
          </table:table-cell>
          <table:table-cell table:formula="of:=[.C889]-[.C888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804" calcext:value-type="float">
            <text:p>67804</text:p>
          </table:table-cell>
          <table:table-cell office:value-type="float" office:value="349.195923" calcext:value-type="float">
            <text:p>349.195923</text:p>
          </table:table-cell>
          <table:table-cell office:value-type="float" office:value="349.161377" calcext:value-type="float">
            <text:p>349.161377</text:p>
          </table:table-cell>
          <table:table-cell office:value-type="float" office:value="12.316319" calcext:value-type="float">
            <text:p>12.316319</text:p>
          </table:table-cell>
          <table:table-cell table:formula="of:=[.C890]-[.C889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872" calcext:value-type="float">
            <text:p>67872</text:p>
          </table:table-cell>
          <table:table-cell office:value-type="float" office:value="349.195465" calcext:value-type="float">
            <text:p>349.195465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20326" calcext:value-type="float">
            <text:p>12.320326</text:p>
          </table:table-cell>
          <table:table-cell table:formula="of:=[.C891]-[.C890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941" calcext:value-type="float">
            <text:p>67941</text:p>
          </table:table-cell>
          <table:table-cell office:value-type="float" office:value="349.19455" calcext:value-type="float">
            <text:p>349.19455</text:p>
          </table:table-cell>
          <table:table-cell office:value-type="float" office:value="349.049988" calcext:value-type="float">
            <text:p>349.049988</text:p>
          </table:table-cell>
          <table:table-cell office:value-type="float" office:value="12.312389" calcext:value-type="float">
            <text:p>12.312389</text:p>
          </table:table-cell>
          <table:table-cell table:formula="of:=[.C892]-[.C891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009" calcext:value-type="float">
            <text:p>68009</text:p>
          </table:table-cell>
          <table:table-cell office:value-type="float" office:value="349.189545" calcext:value-type="float">
            <text:p>349.189545</text:p>
          </table:table-cell>
          <table:table-cell office:value-type="float" office:value="349.245453" calcext:value-type="float">
            <text:p>349.245453</text:p>
          </table:table-cell>
          <table:table-cell office:value-type="float" office:value="12.319284" calcext:value-type="float">
            <text:p>12.319284</text:p>
          </table:table-cell>
          <table:table-cell table:formula="of:=[.C893]-[.C892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077" calcext:value-type="float">
            <text:p>68077</text:p>
          </table:table-cell>
          <table:table-cell office:value-type="float" office:value="349.193176" calcext:value-type="float">
            <text:p>349.193176</text:p>
          </table:table-cell>
          <table:table-cell office:value-type="float" office:value="349.2341" calcext:value-type="float">
            <text:p>349.2341</text:p>
          </table:table-cell>
          <table:table-cell office:value-type="float" office:value="12.318884" calcext:value-type="float">
            <text:p>12.318884</text:p>
          </table:table-cell>
          <table:table-cell table:formula="of:=[.C894]-[.C893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146" calcext:value-type="float">
            <text:p>68146</text:p>
          </table:table-cell>
          <table:table-cell office:value-type="float" office:value="349.193176" calcext:value-type="float">
            <text:p>349.193176</text:p>
          </table:table-cell>
          <table:table-cell office:value-type="float" office:value="349.161377" calcext:value-type="float">
            <text:p>349.161377</text:p>
          </table:table-cell>
          <table:table-cell office:value-type="float" office:value="12.316319" calcext:value-type="float">
            <text:p>12.316319</text:p>
          </table:table-cell>
          <table:table-cell table:formula="of:=[.C895]-[.C894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214" calcext:value-type="float">
            <text:p>68214</text:p>
          </table:table-cell>
          <table:table-cell office:value-type="float" office:value="349.171814" calcext:value-type="float">
            <text:p>349.171814</text:p>
          </table:table-cell>
          <table:table-cell office:value-type="float" office:value="349.168182" calcext:value-type="float">
            <text:p>349.168182</text:p>
          </table:table-cell>
          <table:table-cell office:value-type="float" office:value="12.316559" calcext:value-type="float">
            <text:p>12.316559</text:p>
          </table:table-cell>
          <table:table-cell table:formula="of:=[.C896]-[.C895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282" calcext:value-type="float">
            <text:p>68282</text:p>
          </table:table-cell>
          <table:table-cell office:value-type="float" office:value="349.204102" calcext:value-type="float">
            <text:p>349.204102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12.318082" calcext:value-type="float">
            <text:p>12.318082</text:p>
          </table:table-cell>
          <table:table-cell table:formula="of:=[.C897]-[.C896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351" calcext:value-type="float">
            <text:p>68351</text:p>
          </table:table-cell>
          <table:table-cell office:value-type="float" office:value="349.226379" calcext:value-type="float">
            <text:p>349.226379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3213" calcext:value-type="float">
            <text:p>12.323213</text:p>
          </table:table-cell>
          <table:table-cell table:formula="of:=[.C898]-[.C897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419" calcext:value-type="float">
            <text:p>68419</text:p>
          </table:table-cell>
          <table:table-cell office:value-type="float" office:value="349.179535" calcext:value-type="float">
            <text:p>349.179535</text:p>
          </table:table-cell>
          <table:table-cell office:value-type="float" office:value="349" calcext:value-type="float">
            <text:p>349</text:p>
          </table:table-cell>
          <table:table-cell office:value-type="float" office:value="12.310626" calcext:value-type="float">
            <text:p>12.310626</text:p>
          </table:table-cell>
          <table:table-cell table:formula="of:=[.C899]-[.C898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487" calcext:value-type="float">
            <text:p>68487</text:p>
          </table:table-cell>
          <table:table-cell office:value-type="float" office:value="349.19635" calcext:value-type="float">
            <text:p>349.19635</text:p>
          </table:table-cell>
          <table:table-cell office:value-type="float" office:value="349.245453" calcext:value-type="float">
            <text:p>349.245453</text:p>
          </table:table-cell>
          <table:table-cell office:value-type="float" office:value="12.319284" calcext:value-type="float">
            <text:p>12.319284</text:p>
          </table:table-cell>
          <table:table-cell table:formula="of:=[.C900]-[.C899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556" calcext:value-type="float">
            <text:p>68556</text:p>
          </table:table-cell>
          <table:table-cell office:value-type="float" office:value="349.189087" calcext:value-type="float">
            <text:p>349.189087</text:p>
          </table:table-cell>
          <table:table-cell office:value-type="float" office:value="349.131805" calcext:value-type="float">
            <text:p>349.131805</text:p>
          </table:table-cell>
          <table:table-cell office:value-type="float" office:value="12.315275" calcext:value-type="float">
            <text:p>12.315275</text:p>
          </table:table-cell>
          <table:table-cell table:formula="of:=[.C901]-[.C900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624" calcext:value-type="float">
            <text:p>68624</text:p>
          </table:table-cell>
          <table:table-cell office:value-type="float" office:value="349.199524" calcext:value-type="float">
            <text:p>349.199524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925" calcext:value-type="float">
            <text:p>12.319925</text:p>
          </table:table-cell>
          <table:table-cell table:formula="of:=[.C902]-[.C901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692" calcext:value-type="float">
            <text:p>68692</text:p>
          </table:table-cell>
          <table:table-cell office:value-type="float" office:value="349.160919" calcext:value-type="float">
            <text:p>349.160919</text:p>
          </table:table-cell>
          <table:table-cell office:value-type="float" office:value="349.163635" calcext:value-type="float">
            <text:p>349.163635</text:p>
          </table:table-cell>
          <table:table-cell office:value-type="float" office:value="12.316398" calcext:value-type="float">
            <text:p>12.316398</text:p>
          </table:table-cell>
          <table:table-cell table:formula="of:=[.C903]-[.C902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761" calcext:value-type="float">
            <text:p>68761</text:p>
          </table:table-cell>
          <table:table-cell office:value-type="float" office:value="349.213196" calcext:value-type="float">
            <text:p>349.213196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19845" calcext:value-type="float">
            <text:p>12.319845</text:p>
          </table:table-cell>
          <table:table-cell table:formula="of:=[.C904]-[.C903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829" calcext:value-type="float">
            <text:p>68829</text:p>
          </table:table-cell>
          <table:table-cell office:value-type="float" office:value="349.211823" calcext:value-type="float">
            <text:p>349.211823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12.319044" calcext:value-type="float">
            <text:p>12.319044</text:p>
          </table:table-cell>
          <table:table-cell table:formula="of:=[.C905]-[.C904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897" calcext:value-type="float">
            <text:p>68897</text:p>
          </table:table-cell>
          <table:table-cell office:value-type="float" office:value="349.273193" calcext:value-type="float">
            <text:p>349.273193</text:p>
          </table:table-cell>
          <table:table-cell office:value-type="float" office:value="349.438629" calcext:value-type="float">
            <text:p>349.438629</text:p>
          </table:table-cell>
          <table:table-cell office:value-type="float" office:value="12.326098" calcext:value-type="float">
            <text:p>12.326098</text:p>
          </table:table-cell>
          <table:table-cell table:formula="of:=[.C906]-[.C905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965" calcext:value-type="float">
            <text:p>68965</text:p>
          </table:table-cell>
          <table:table-cell office:value-type="float" office:value="349.248627" calcext:value-type="float">
            <text:p>349.248627</text:p>
          </table:table-cell>
          <table:table-cell office:value-type="float" office:value="349.1409" calcext:value-type="float">
            <text:p>349.1409</text:p>
          </table:table-cell>
          <table:table-cell office:value-type="float" office:value="12.315596" calcext:value-type="float">
            <text:p>12.315596</text:p>
          </table:table-cell>
          <table:table-cell table:formula="of:=[.C907]-[.C906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034" calcext:value-type="float">
            <text:p>69034</text:p>
          </table:table-cell>
          <table:table-cell office:value-type="float" office:value="349.302734" calcext:value-type="float">
            <text:p>349.302734</text:p>
          </table:table-cell>
          <table:table-cell office:value-type="float" office:value="349.434082" calcext:value-type="float">
            <text:p>349.434082</text:p>
          </table:table-cell>
          <table:table-cell office:value-type="float" office:value="12.325938" calcext:value-type="float">
            <text:p>12.325938</text:p>
          </table:table-cell>
          <table:table-cell table:formula="of:=[.C908]-[.C907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102" calcext:value-type="float">
            <text:p>69102</text:p>
          </table:table-cell>
          <table:table-cell office:value-type="float" office:value="349.265015" calcext:value-type="float">
            <text:p>349.265015</text:p>
          </table:table-cell>
          <table:table-cell office:value-type="float" office:value="349.072723" calcext:value-type="float">
            <text:p>349.072723</text:p>
          </table:table-cell>
          <table:table-cell office:value-type="float" office:value="12.313191" calcext:value-type="float">
            <text:p>12.313191</text:p>
          </table:table-cell>
          <table:table-cell table:formula="of:=[.C909]-[.C908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170" calcext:value-type="float">
            <text:p>69170</text:p>
          </table:table-cell>
          <table:table-cell office:value-type="float" office:value="349.236816" calcext:value-type="float">
            <text:p>349.236816</text:p>
          </table:table-cell>
          <table:table-cell office:value-type="float" office:value="349.097717" calcext:value-type="float">
            <text:p>349.097717</text:p>
          </table:table-cell>
          <table:table-cell office:value-type="float" office:value="12.314073" calcext:value-type="float">
            <text:p>12.314073</text:p>
          </table:table-cell>
          <table:table-cell table:formula="of:=[.C910]-[.C909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239" calcext:value-type="float">
            <text:p>69239</text:p>
          </table:table-cell>
          <table:table-cell office:value-type="float" office:value="349.178162" calcext:value-type="float">
            <text:p>349.178162</text:p>
          </table:table-cell>
          <table:table-cell office:value-type="float" office:value="349.145447" calcext:value-type="float">
            <text:p>349.145447</text:p>
          </table:table-cell>
          <table:table-cell office:value-type="float" office:value="12.315757" calcext:value-type="float">
            <text:p>12.315757</text:p>
          </table:table-cell>
          <table:table-cell table:formula="of:=[.C911]-[.C910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307" calcext:value-type="float">
            <text:p>69307</text:p>
          </table:table-cell>
          <table:table-cell office:value-type="float" office:value="349.223633" calcext:value-type="float">
            <text:p>349.223633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614" calcext:value-type="float">
            <text:p>12.323614</text:p>
          </table:table-cell>
          <table:table-cell table:formula="of:=[.C912]-[.C911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375" calcext:value-type="float">
            <text:p>69375</text:p>
          </table:table-cell>
          <table:table-cell office:value-type="float" office:value="349.174561" calcext:value-type="float">
            <text:p>349.174561</text:p>
          </table:table-cell>
          <table:table-cell office:value-type="float" office:value="349.188629" calcext:value-type="float">
            <text:p>349.188629</text:p>
          </table:table-cell>
          <table:table-cell office:value-type="float" office:value="12.31728" calcext:value-type="float">
            <text:p>12.31728</text:p>
          </table:table-cell>
          <table:table-cell table:formula="of:=[.C913]-[.C912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444" calcext:value-type="float">
            <text:p>69444</text:p>
          </table:table-cell>
          <table:table-cell office:value-type="float" office:value="349.199066" calcext:value-type="float">
            <text:p>349.199066</text:p>
          </table:table-cell>
          <table:table-cell office:value-type="float" office:value="349.195465" calcext:value-type="float">
            <text:p>349.195465</text:p>
          </table:table-cell>
          <table:table-cell office:value-type="float" office:value="12.317521" calcext:value-type="float">
            <text:p>12.317521</text:p>
          </table:table-cell>
          <table:table-cell table:formula="of:=[.C914]-[.C913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512" calcext:value-type="float">
            <text:p>69512</text:p>
          </table:table-cell>
          <table:table-cell office:value-type="float" office:value="349.22998" calcext:value-type="float">
            <text:p>349.22998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19524" calcext:value-type="float">
            <text:p>12.319524</text:p>
          </table:table-cell>
          <table:table-cell table:formula="of:=[.C915]-[.C914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580" calcext:value-type="float">
            <text:p>69580</text:p>
          </table:table-cell>
          <table:table-cell office:value-type="float" office:value="349.26181" calcext:value-type="float">
            <text:p>349.26181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1368" calcext:value-type="float">
            <text:p>12.321368</text:p>
          </table:table-cell>
          <table:table-cell table:formula="of:=[.C916]-[.C915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649" calcext:value-type="float">
            <text:p>69649</text:p>
          </table:table-cell>
          <table:table-cell office:value-type="float" office:value="349.233154" calcext:value-type="float">
            <text:p>349.233154</text:p>
          </table:table-cell>
          <table:table-cell office:value-type="float" office:value="349.225006" calcext:value-type="float">
            <text:p>349.225006</text:p>
          </table:table-cell>
          <table:table-cell office:value-type="float" office:value="12.318563" calcext:value-type="float">
            <text:p>12.318563</text:p>
          </table:table-cell>
          <table:table-cell table:formula="of:=[.C917]-[.C916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717" calcext:value-type="float">
            <text:p>69717</text:p>
          </table:table-cell>
          <table:table-cell office:value-type="float" office:value="349.240417" calcext:value-type="float">
            <text:p>349.240417</text:p>
          </table:table-cell>
          <table:table-cell office:value-type="float" office:value="349.225006" calcext:value-type="float">
            <text:p>349.225006</text:p>
          </table:table-cell>
          <table:table-cell office:value-type="float" office:value="12.318563" calcext:value-type="float">
            <text:p>12.318563</text:p>
          </table:table-cell>
          <table:table-cell table:formula="of:=[.C918]-[.C917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785" calcext:value-type="float">
            <text:p>69785</text:p>
          </table:table-cell>
          <table:table-cell office:value-type="float" office:value="349.244965" calcext:value-type="float">
            <text:p>349.244965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18322" calcext:value-type="float">
            <text:p>12.318322</text:p>
          </table:table-cell>
          <table:table-cell table:formula="of:=[.C919]-[.C918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854" calcext:value-type="float">
            <text:p>69854</text:p>
          </table:table-cell>
          <table:table-cell office:value-type="float" office:value="349.247253" calcext:value-type="float">
            <text:p>349.247253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925" calcext:value-type="float">
            <text:p>12.319925</text:p>
          </table:table-cell>
          <table:table-cell table:formula="of:=[.C920]-[.C919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922" calcext:value-type="float">
            <text:p>69922</text:p>
          </table:table-cell>
          <table:table-cell office:value-type="float" office:value="349.230438" calcext:value-type="float">
            <text:p>349.230438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12.318402" calcext:value-type="float">
            <text:p>12.318402</text:p>
          </table:table-cell>
          <table:table-cell table:formula="of:=[.C921]-[.C920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990" calcext:value-type="float">
            <text:p>69990</text:p>
          </table:table-cell>
          <table:table-cell office:value-type="float" office:value="349.230011" calcext:value-type="float">
            <text:p>349.230011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12.318482" calcext:value-type="float">
            <text:p>12.318482</text:p>
          </table:table-cell>
          <table:table-cell table:formula="of:=[.C922]-[.C921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058" calcext:value-type="float">
            <text:p>70058</text:p>
          </table:table-cell>
          <table:table-cell office:value-type="float" office:value="349.242737" calcext:value-type="float">
            <text:p>349.242737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C923]-[.C922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127" calcext:value-type="float">
            <text:p>70127</text:p>
          </table:table-cell>
          <table:table-cell office:value-type="float" office:value="349.218658" calcext:value-type="float">
            <text:p>349.218658</text:p>
          </table:table-cell>
          <table:table-cell office:value-type="float" office:value="349.097717" calcext:value-type="float">
            <text:p>349.097717</text:p>
          </table:table-cell>
          <table:table-cell office:value-type="float" office:value="12.314073" calcext:value-type="float">
            <text:p>12.314073</text:p>
          </table:table-cell>
          <table:table-cell table:formula="of:=[.C924]-[.C923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195" calcext:value-type="float">
            <text:p>70195</text:p>
          </table:table-cell>
          <table:table-cell office:value-type="float" office:value="349.213654" calcext:value-type="float">
            <text:p>349.213654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12.319044" calcext:value-type="float">
            <text:p>12.319044</text:p>
          </table:table-cell>
          <table:table-cell table:formula="of:=[.C925]-[.C924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263" calcext:value-type="float">
            <text:p>70263</text:p>
          </table:table-cell>
          <table:table-cell office:value-type="float" office:value="349.182739" calcext:value-type="float">
            <text:p>349.182739</text:p>
          </table:table-cell>
          <table:table-cell office:value-type="float" office:value="349.065918" calcext:value-type="float">
            <text:p>349.065918</text:p>
          </table:table-cell>
          <table:table-cell office:value-type="float" office:value="12.312951" calcext:value-type="float">
            <text:p>12.312951</text:p>
          </table:table-cell>
          <table:table-cell table:formula="of:=[.C926]-[.C925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332" calcext:value-type="float">
            <text:p>70332</text:p>
          </table:table-cell>
          <table:table-cell office:value-type="float" office:value="349.16864" calcext:value-type="float">
            <text:p>349.16864</text:p>
          </table:table-cell>
          <table:table-cell office:value-type="float" office:value="349.152283" calcext:value-type="float">
            <text:p>349.152283</text:p>
          </table:table-cell>
          <table:table-cell office:value-type="float" office:value="12.315998" calcext:value-type="float">
            <text:p>12.315998</text:p>
          </table:table-cell>
          <table:table-cell table:formula="of:=[.C927]-[.C926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400" calcext:value-type="float">
            <text:p>70400</text:p>
          </table:table-cell>
          <table:table-cell office:value-type="float" office:value="349.166382" calcext:value-type="float">
            <text:p>349.166382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20407" calcext:value-type="float">
            <text:p>12.320407</text:p>
          </table:table-cell>
          <table:table-cell table:formula="of:=[.C928]-[.C927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468" calcext:value-type="float">
            <text:p>70468</text:p>
          </table:table-cell>
          <table:table-cell office:value-type="float" office:value="349.202271" calcext:value-type="float">
            <text:p>349.202271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20407" calcext:value-type="float">
            <text:p>12.320407</text:p>
          </table:table-cell>
          <table:table-cell table:formula="of:=[.C929]-[.C928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537" calcext:value-type="float">
            <text:p>70537</text:p>
          </table:table-cell>
          <table:table-cell office:value-type="float" office:value="349.191345" calcext:value-type="float">
            <text:p>349.191345</text:p>
          </table:table-cell>
          <table:table-cell office:value-type="float" office:value="349.184082" calcext:value-type="float">
            <text:p>349.184082</text:p>
          </table:table-cell>
          <table:table-cell office:value-type="float" office:value="12.31712" calcext:value-type="float">
            <text:p>12.31712</text:p>
          </table:table-cell>
          <table:table-cell table:formula="of:=[.C930]-[.C929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605" calcext:value-type="float">
            <text:p>70605</text:p>
          </table:table-cell>
          <table:table-cell office:value-type="float" office:value="349.200928" calcext:value-type="float">
            <text:p>349.200928</text:p>
          </table:table-cell>
          <table:table-cell office:value-type="float" office:value="349.113647" calcext:value-type="float">
            <text:p>349.113647</text:p>
          </table:table-cell>
          <table:table-cell office:value-type="float" office:value="12.314635" calcext:value-type="float">
            <text:p>12.314635</text:p>
          </table:table-cell>
          <table:table-cell table:formula="of:=[.C931]-[.C930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673" calcext:value-type="float">
            <text:p>70673</text:p>
          </table:table-cell>
          <table:table-cell office:value-type="float" office:value="349.224121" calcext:value-type="float">
            <text:p>349.224121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12.320086" calcext:value-type="float">
            <text:p>12.320086</text:p>
          </table:table-cell>
          <table:table-cell table:formula="of:=[.C932]-[.C931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742" calcext:value-type="float">
            <text:p>70742</text:p>
          </table:table-cell>
          <table:table-cell office:value-type="float" office:value="349.20636" calcext:value-type="float">
            <text:p>349.20636</text:p>
          </table:table-cell>
          <table:table-cell office:value-type="float" office:value="349.188629" calcext:value-type="float">
            <text:p>349.188629</text:p>
          </table:table-cell>
          <table:table-cell office:value-type="float" office:value="12.31728" calcext:value-type="float">
            <text:p>12.31728</text:p>
          </table:table-cell>
          <table:table-cell table:formula="of:=[.C933]-[.C932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810" calcext:value-type="float">
            <text:p>70810</text:p>
          </table:table-cell>
          <table:table-cell office:value-type="float" office:value="349.195892" calcext:value-type="float">
            <text:p>349.195892</text:p>
          </table:table-cell>
          <table:table-cell office:value-type="float" office:value="349.225006" calcext:value-type="float">
            <text:p>349.225006</text:p>
          </table:table-cell>
          <table:table-cell office:value-type="float" office:value="12.318563" calcext:value-type="float">
            <text:p>12.318563</text:p>
          </table:table-cell>
          <table:table-cell table:formula="of:=[.C934]-[.C933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878" calcext:value-type="float">
            <text:p>70878</text:p>
          </table:table-cell>
          <table:table-cell office:value-type="float" office:value="349.204987" calcext:value-type="float">
            <text:p>349.204987</text:p>
          </table:table-cell>
          <table:table-cell office:value-type="float" office:value="349.229553" calcext:value-type="float">
            <text:p>349.229553</text:p>
          </table:table-cell>
          <table:table-cell office:value-type="float" office:value="12.318724" calcext:value-type="float">
            <text:p>12.318724</text:p>
          </table:table-cell>
          <table:table-cell table:formula="of:=[.C935]-[.C934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947" calcext:value-type="float">
            <text:p>70947</text:p>
          </table:table-cell>
          <table:table-cell office:value-type="float" office:value="349.201355" calcext:value-type="float">
            <text:p>349.201355</text:p>
          </table:table-cell>
          <table:table-cell office:value-type="float" office:value="349.095459" calcext:value-type="float">
            <text:p>349.095459</text:p>
          </table:table-cell>
          <table:table-cell office:value-type="float" office:value="12.313993" calcext:value-type="float">
            <text:p>12.313993</text:p>
          </table:table-cell>
          <table:table-cell table:formula="of:=[.C936]-[.C935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015" calcext:value-type="float">
            <text:p>71015</text:p>
          </table:table-cell>
          <table:table-cell office:value-type="float" office:value="349.198639" calcext:value-type="float">
            <text:p>349.198639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19605" calcext:value-type="float">
            <text:p>12.319605</text:p>
          </table:table-cell>
          <table:table-cell table:formula="of:=[.C937]-[.C936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083" calcext:value-type="float">
            <text:p>71083</text:p>
          </table:table-cell>
          <table:table-cell office:value-type="float" office:value="349.187256" calcext:value-type="float">
            <text:p>349.187256</text:p>
          </table:table-cell>
          <table:table-cell office:value-type="float" office:value="349.131805" calcext:value-type="float">
            <text:p>349.131805</text:p>
          </table:table-cell>
          <table:table-cell office:value-type="float" office:value="12.315275" calcext:value-type="float">
            <text:p>12.315275</text:p>
          </table:table-cell>
          <table:table-cell table:formula="of:=[.C938]-[.C937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151" calcext:value-type="float">
            <text:p>71151</text:p>
          </table:table-cell>
          <table:table-cell office:value-type="float" office:value="349.181335" calcext:value-type="float">
            <text:p>349.181335</text:p>
          </table:table-cell>
          <table:table-cell office:value-type="float" office:value="349.195465" calcext:value-type="float">
            <text:p>349.195465</text:p>
          </table:table-cell>
          <table:table-cell office:value-type="float" office:value="12.317521" calcext:value-type="float">
            <text:p>12.317521</text:p>
          </table:table-cell>
          <table:table-cell table:formula="of:=[.C939]-[.C938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220" calcext:value-type="float">
            <text:p>71220</text:p>
          </table:table-cell>
          <table:table-cell office:value-type="float" office:value="349.149078" calcext:value-type="float">
            <text:p>349.149078</text:p>
          </table:table-cell>
          <table:table-cell office:value-type="float" office:value="349.068176" calcext:value-type="float">
            <text:p>349.068176</text:p>
          </table:table-cell>
          <table:table-cell office:value-type="float" office:value="12.313031" calcext:value-type="float">
            <text:p>12.313031</text:p>
          </table:table-cell>
          <table:table-cell table:formula="of:=[.C940]-[.C939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288" calcext:value-type="float">
            <text:p>71288</text:p>
          </table:table-cell>
          <table:table-cell office:value-type="float" office:value="349.174988" calcext:value-type="float">
            <text:p>349.174988</text:p>
          </table:table-cell>
          <table:table-cell office:value-type="float" office:value="349.225006" calcext:value-type="float">
            <text:p>349.225006</text:p>
          </table:table-cell>
          <table:table-cell office:value-type="float" office:value="12.318563" calcext:value-type="float">
            <text:p>12.318563</text:p>
          </table:table-cell>
          <table:table-cell table:formula="of:=[.C941]-[.C940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356" calcext:value-type="float">
            <text:p>71356</text:p>
          </table:table-cell>
          <table:table-cell office:value-type="float" office:value="349.183655" calcext:value-type="float">
            <text:p>349.183655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1128" calcext:value-type="float">
            <text:p>12.321128</text:p>
          </table:table-cell>
          <table:table-cell table:formula="of:=[.C942]-[.C941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425" calcext:value-type="float">
            <text:p>71425</text:p>
          </table:table-cell>
          <table:table-cell office:value-type="float" office:value="349.197693" calcext:value-type="float">
            <text:p>349.197693</text:p>
          </table:table-cell>
          <table:table-cell office:value-type="float" office:value="349.202271" calcext:value-type="float">
            <text:p>349.202271</text:p>
          </table:table-cell>
          <table:table-cell office:value-type="float" office:value="12.31776" calcext:value-type="float">
            <text:p>12.31776</text:p>
          </table:table-cell>
          <table:table-cell table:formula="of:=[.C943]-[.C942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493" calcext:value-type="float">
            <text:p>71493</text:p>
          </table:table-cell>
          <table:table-cell office:value-type="float" office:value="349.184998" calcext:value-type="float">
            <text:p>349.184998</text:p>
          </table:table-cell>
          <table:table-cell office:value-type="float" office:value="349.131805" calcext:value-type="float">
            <text:p>349.131805</text:p>
          </table:table-cell>
          <table:table-cell office:value-type="float" office:value="12.315275" calcext:value-type="float">
            <text:p>12.315275</text:p>
          </table:table-cell>
          <table:table-cell table:formula="of:=[.C944]-[.C943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561" calcext:value-type="float">
            <text:p>71561</text:p>
          </table:table-cell>
          <table:table-cell office:value-type="float" office:value="349.207703" calcext:value-type="float">
            <text:p>349.207703</text:p>
          </table:table-cell>
          <table:table-cell office:value-type="float" office:value="349.181824" calcext:value-type="float">
            <text:p>349.181824</text:p>
          </table:table-cell>
          <table:table-cell office:value-type="float" office:value="12.317039" calcext:value-type="float">
            <text:p>12.317039</text:p>
          </table:table-cell>
          <table:table-cell table:formula="of:=[.C945]-[.C944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630" calcext:value-type="float">
            <text:p>71630</text:p>
          </table:table-cell>
          <table:table-cell office:value-type="float" office:value="349.192291" calcext:value-type="float">
            <text:p>349.192291</text:p>
          </table:table-cell>
          <table:table-cell office:value-type="float" office:value="349.147736" calcext:value-type="float">
            <text:p>349.147736</text:p>
          </table:table-cell>
          <table:table-cell office:value-type="float" office:value="12.315837" calcext:value-type="float">
            <text:p>12.315837</text:p>
          </table:table-cell>
          <table:table-cell table:formula="of:=[.C946]-[.C945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698" calcext:value-type="float">
            <text:p>71698</text:p>
          </table:table-cell>
          <table:table-cell office:value-type="float" office:value="349.153168" calcext:value-type="float">
            <text:p>349.153168</text:p>
          </table:table-cell>
          <table:table-cell office:value-type="float" office:value="349.102264" calcext:value-type="float">
            <text:p>349.102264</text:p>
          </table:table-cell>
          <table:table-cell office:value-type="float" office:value="12.314233" calcext:value-type="float">
            <text:p>12.314233</text:p>
          </table:table-cell>
          <table:table-cell table:formula="of:=[.C947]-[.C946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766" calcext:value-type="float">
            <text:p>71766</text:p>
          </table:table-cell>
          <table:table-cell office:value-type="float" office:value="349.133636" calcext:value-type="float">
            <text:p>349.133636</text:p>
          </table:table-cell>
          <table:table-cell office:value-type="float" office:value="349.104553" calcext:value-type="float">
            <text:p>349.104553</text:p>
          </table:table-cell>
          <table:table-cell office:value-type="float" office:value="12.314314" calcext:value-type="float">
            <text:p>12.314314</text:p>
          </table:table-cell>
          <table:table-cell table:formula="of:=[.C948]-[.C947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835" calcext:value-type="float">
            <text:p>71835</text:p>
          </table:table-cell>
          <table:table-cell office:value-type="float" office:value="349.155457" calcext:value-type="float">
            <text:p>349.155457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12.319123" calcext:value-type="float">
            <text:p>12.319123</text:p>
          </table:table-cell>
          <table:table-cell table:formula="of:=[.C949]-[.C948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903" calcext:value-type="float">
            <text:p>71903</text:p>
          </table:table-cell>
          <table:table-cell office:value-type="float" office:value="349.182281" calcext:value-type="float">
            <text:p>349.182281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177" calcext:value-type="float">
            <text:p>12.32177</text:p>
          </table:table-cell>
          <table:table-cell table:formula="of:=[.C950]-[.C949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971" calcext:value-type="float">
            <text:p>71971</text:p>
          </table:table-cell>
          <table:table-cell office:value-type="float" office:value="349.16684" calcext:value-type="float">
            <text:p>349.16684</text:p>
          </table:table-cell>
          <table:table-cell office:value-type="float" office:value="349.070465" calcext:value-type="float">
            <text:p>349.070465</text:p>
          </table:table-cell>
          <table:table-cell office:value-type="float" office:value="12.313111" calcext:value-type="float">
            <text:p>12.313111</text:p>
          </table:table-cell>
          <table:table-cell table:formula="of:=[.C951]-[.C950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040" calcext:value-type="float">
            <text:p>72040</text:p>
          </table:table-cell>
          <table:table-cell office:value-type="float" office:value="349.166351" calcext:value-type="float">
            <text:p>349.166351</text:p>
          </table:table-cell>
          <table:table-cell office:value-type="float" office:value="349.100006" calcext:value-type="float">
            <text:p>349.100006</text:p>
          </table:table-cell>
          <table:table-cell office:value-type="float" office:value="12.314154" calcext:value-type="float">
            <text:p>12.314154</text:p>
          </table:table-cell>
          <table:table-cell table:formula="of:=[.C952]-[.C951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108" calcext:value-type="float">
            <text:p>72108</text:p>
          </table:table-cell>
          <table:table-cell office:value-type="float" office:value="349.168213" calcext:value-type="float">
            <text:p>349.168213</text:p>
          </table:table-cell>
          <table:table-cell office:value-type="float" office:value="349.113647" calcext:value-type="float">
            <text:p>349.113647</text:p>
          </table:table-cell>
          <table:table-cell office:value-type="float" office:value="12.314635" calcext:value-type="float">
            <text:p>12.314635</text:p>
          </table:table-cell>
          <table:table-cell table:formula="of:=[.C953]-[.C952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176" calcext:value-type="float">
            <text:p>72176</text:p>
          </table:table-cell>
          <table:table-cell office:value-type="float" office:value="349.193665" calcext:value-type="float">
            <text:p>349.193665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614" calcext:value-type="float">
            <text:p>12.323614</text:p>
          </table:table-cell>
          <table:table-cell table:formula="of:=[.C954]-[.C953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244" calcext:value-type="float">
            <text:p>72244</text:p>
          </table:table-cell>
          <table:table-cell office:value-type="float" office:value="349.15863" calcext:value-type="float">
            <text:p>349.15863</text:p>
          </table:table-cell>
          <table:table-cell office:value-type="float" office:value="349.1409" calcext:value-type="float">
            <text:p>349.1409</text:p>
          </table:table-cell>
          <table:table-cell office:value-type="float" office:value="12.315596" calcext:value-type="float">
            <text:p>12.315596</text:p>
          </table:table-cell>
          <table:table-cell table:formula="of:=[.C955]-[.C954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313" calcext:value-type="float">
            <text:p>72313</text:p>
          </table:table-cell>
          <table:table-cell office:value-type="float" office:value="349.169983" calcext:value-type="float">
            <text:p>349.169983</text:p>
          </table:table-cell>
          <table:table-cell office:value-type="float" office:value="349.127258" calcext:value-type="float">
            <text:p>349.127258</text:p>
          </table:table-cell>
          <table:table-cell office:value-type="float" office:value="12.315115" calcext:value-type="float">
            <text:p>12.315115</text:p>
          </table:table-cell>
          <table:table-cell table:formula="of:=[.C956]-[.C955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381" calcext:value-type="float">
            <text:p>72381</text:p>
          </table:table-cell>
          <table:table-cell office:value-type="float" office:value="349.177704" calcext:value-type="float">
            <text:p>349.177704</text:p>
          </table:table-cell>
          <table:table-cell office:value-type="float" office:value="349.138641" calcext:value-type="float">
            <text:p>349.138641</text:p>
          </table:table-cell>
          <table:table-cell office:value-type="float" office:value="12.315516" calcext:value-type="float">
            <text:p>12.315516</text:p>
          </table:table-cell>
          <table:table-cell table:formula="of:=[.C957]-[.C956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449" calcext:value-type="float">
            <text:p>72449</text:p>
          </table:table-cell>
          <table:table-cell office:value-type="float" office:value="349.166351" calcext:value-type="float">
            <text:p>349.166351</text:p>
          </table:table-cell>
          <table:table-cell office:value-type="float" office:value="349.056824" calcext:value-type="float">
            <text:p>349.056824</text:p>
          </table:table-cell>
          <table:table-cell office:value-type="float" office:value="12.312631" calcext:value-type="float">
            <text:p>12.312631</text:p>
          </table:table-cell>
          <table:table-cell table:formula="of:=[.C958]-[.C957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518" calcext:value-type="float">
            <text:p>72518</text:p>
          </table:table-cell>
          <table:table-cell office:value-type="float" office:value="349.129089" calcext:value-type="float">
            <text:p>349.129089</text:p>
          </table:table-cell>
          <table:table-cell office:value-type="float" office:value="349.181824" calcext:value-type="float">
            <text:p>349.181824</text:p>
          </table:table-cell>
          <table:table-cell office:value-type="float" office:value="12.317039" calcext:value-type="float">
            <text:p>12.317039</text:p>
          </table:table-cell>
          <table:table-cell table:formula="of:=[.C959]-[.C958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586" calcext:value-type="float">
            <text:p>72586</text:p>
          </table:table-cell>
          <table:table-cell office:value-type="float" office:value="349.158203" calcext:value-type="float">
            <text:p>349.158203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0727" calcext:value-type="float">
            <text:p>12.320727</text:p>
          </table:table-cell>
          <table:table-cell table:formula="of:=[.C960]-[.C959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654" calcext:value-type="float">
            <text:p>72654</text:p>
          </table:table-cell>
          <table:table-cell office:value-type="float" office:value="349.184082" calcext:value-type="float">
            <text:p>349.184082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12.319685" calcext:value-type="float">
            <text:p>12.319685</text:p>
          </table:table-cell>
          <table:table-cell table:formula="of:=[.C961]-[.C960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723" calcext:value-type="float">
            <text:p>72723</text:p>
          </table:table-cell>
          <table:table-cell office:value-type="float" office:value="349.210938" calcext:value-type="float">
            <text:p>349.210938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962]-[.C961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791" calcext:value-type="float">
            <text:p>72791</text:p>
          </table:table-cell>
          <table:table-cell office:value-type="float" office:value="349.25" calcext:value-type="float">
            <text:p>349.25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19524" calcext:value-type="float">
            <text:p>12.319524</text:p>
          </table:table-cell>
          <table:table-cell table:formula="of:=[.C963]-[.C962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859" calcext:value-type="float">
            <text:p>72859</text:p>
          </table:table-cell>
          <table:table-cell office:value-type="float" office:value="349.236816" calcext:value-type="float">
            <text:p>349.236816</text:p>
          </table:table-cell>
          <table:table-cell office:value-type="float" office:value="349.115906" calcext:value-type="float">
            <text:p>349.115906</text:p>
          </table:table-cell>
          <table:table-cell office:value-type="float" office:value="12.314714" calcext:value-type="float">
            <text:p>12.314714</text:p>
          </table:table-cell>
          <table:table-cell table:formula="of:=[.C964]-[.C963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928" calcext:value-type="float">
            <text:p>72928</text:p>
          </table:table-cell>
          <table:table-cell office:value-type="float" office:value="349.236359" calcext:value-type="float">
            <text:p>349.236359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12.320647" calcext:value-type="float">
            <text:p>12.320647</text:p>
          </table:table-cell>
          <table:table-cell table:formula="of:=[.C965]-[.C964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996" calcext:value-type="float">
            <text:p>72996</text:p>
          </table:table-cell>
          <table:table-cell office:value-type="float" office:value="349.217743" calcext:value-type="float">
            <text:p>349.217743</text:p>
          </table:table-cell>
          <table:table-cell office:value-type="float" office:value="349.163635" calcext:value-type="float">
            <text:p>349.163635</text:p>
          </table:table-cell>
          <table:table-cell office:value-type="float" office:value="12.316398" calcext:value-type="float">
            <text:p>12.316398</text:p>
          </table:table-cell>
          <table:table-cell table:formula="of:=[.C966]-[.C965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064" calcext:value-type="float">
            <text:p>73064</text:p>
          </table:table-cell>
          <table:table-cell office:value-type="float" office:value="349.207245" calcext:value-type="float">
            <text:p>349.207245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12.318402" calcext:value-type="float">
            <text:p>12.318402</text:p>
          </table:table-cell>
          <table:table-cell table:formula="of:=[.C967]-[.C966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133" calcext:value-type="float">
            <text:p>73133</text:p>
          </table:table-cell>
          <table:table-cell office:value-type="float" office:value="349.18454" calcext:value-type="float">
            <text:p>349.18454</text:p>
          </table:table-cell>
          <table:table-cell office:value-type="float" office:value="349.138641" calcext:value-type="float">
            <text:p>349.138641</text:p>
          </table:table-cell>
          <table:table-cell office:value-type="float" office:value="12.315516" calcext:value-type="float">
            <text:p>12.315516</text:p>
          </table:table-cell>
          <table:table-cell table:formula="of:=[.C968]-[.C967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201" calcext:value-type="float">
            <text:p>73201</text:p>
          </table:table-cell>
          <table:table-cell office:value-type="float" office:value="349.211792" calcext:value-type="float">
            <text:p>349.211792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19524" calcext:value-type="float">
            <text:p>12.319524</text:p>
          </table:table-cell>
          <table:table-cell table:formula="of:=[.C969]-[.C968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269" calcext:value-type="float">
            <text:p>73269</text:p>
          </table:table-cell>
          <table:table-cell office:value-type="float" office:value="349.199524" calcext:value-type="float">
            <text:p>349.199524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12.318482" calcext:value-type="float">
            <text:p>12.318482</text:p>
          </table:table-cell>
          <table:table-cell table:formula="of:=[.C970]-[.C969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337" calcext:value-type="float">
            <text:p>73337</text:p>
          </table:table-cell>
          <table:table-cell office:value-type="float" office:value="349.194092" calcext:value-type="float">
            <text:p>349.194092</text:p>
          </table:table-cell>
          <table:table-cell office:value-type="float" office:value="349.136353" calcext:value-type="float">
            <text:p>349.136353</text:p>
          </table:table-cell>
          <table:table-cell office:value-type="float" office:value="12.315435" calcext:value-type="float">
            <text:p>12.315435</text:p>
          </table:table-cell>
          <table:table-cell table:formula="of:=[.C971]-[.C970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406" calcext:value-type="float">
            <text:p>73406</text:p>
          </table:table-cell>
          <table:table-cell office:value-type="float" office:value="349.16861" calcext:value-type="float">
            <text:p>349.16861</text:p>
          </table:table-cell>
          <table:table-cell office:value-type="float" office:value="349.09317" calcext:value-type="float">
            <text:p>349.09317</text:p>
          </table:table-cell>
          <table:table-cell office:value-type="float" office:value="12.313912" calcext:value-type="float">
            <text:p>12.313912</text:p>
          </table:table-cell>
          <table:table-cell table:formula="of:=[.C972]-[.C971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474" calcext:value-type="float">
            <text:p>73474</text:p>
          </table:table-cell>
          <table:table-cell office:value-type="float" office:value="349.195892" calcext:value-type="float">
            <text:p>349.195892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20326" calcext:value-type="float">
            <text:p>12.320326</text:p>
          </table:table-cell>
          <table:table-cell table:formula="of:=[.C973]-[.C972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542" calcext:value-type="float">
            <text:p>73542</text:p>
          </table:table-cell>
          <table:table-cell office:value-type="float" office:value="349.187256" calcext:value-type="float">
            <text:p>349.187256</text:p>
          </table:table-cell>
          <table:table-cell office:value-type="float" office:value="349.209076" calcext:value-type="float">
            <text:p>349.209076</text:p>
          </table:table-cell>
          <table:table-cell office:value-type="float" office:value="12.318001" calcext:value-type="float">
            <text:p>12.318001</text:p>
          </table:table-cell>
          <table:table-cell table:formula="of:=[.C974]-[.C973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611" calcext:value-type="float">
            <text:p>73611</text:p>
          </table:table-cell>
          <table:table-cell office:value-type="float" office:value="349.183167" calcext:value-type="float">
            <text:p>349.183167</text:p>
          </table:table-cell>
          <table:table-cell office:value-type="float" office:value="349.202271" calcext:value-type="float">
            <text:p>349.202271</text:p>
          </table:table-cell>
          <table:table-cell office:value-type="float" office:value="12.31776" calcext:value-type="float">
            <text:p>12.31776</text:p>
          </table:table-cell>
          <table:table-cell table:formula="of:=[.C975]-[.C974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679" calcext:value-type="float">
            <text:p>73679</text:p>
          </table:table-cell>
          <table:table-cell office:value-type="float" office:value="349.17865" calcext:value-type="float">
            <text:p>349.17865</text:p>
          </table:table-cell>
          <table:table-cell office:value-type="float" office:value="349.113647" calcext:value-type="float">
            <text:p>349.113647</text:p>
          </table:table-cell>
          <table:table-cell office:value-type="float" office:value="12.314635" calcext:value-type="float">
            <text:p>12.314635</text:p>
          </table:table-cell>
          <table:table-cell table:formula="of:=[.C976]-[.C975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747" calcext:value-type="float">
            <text:p>73747</text:p>
          </table:table-cell>
          <table:table-cell office:value-type="float" office:value="349.198181" calcext:value-type="float">
            <text:p>349.198181</text:p>
          </table:table-cell>
          <table:table-cell office:value-type="float" office:value="349.190918" calcext:value-type="float">
            <text:p>349.190918</text:p>
          </table:table-cell>
          <table:table-cell office:value-type="float" office:value="12.317361" calcext:value-type="float">
            <text:p>12.317361</text:p>
          </table:table-cell>
          <table:table-cell table:formula="of:=[.C977]-[.C976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816" calcext:value-type="float">
            <text:p>73816</text:p>
          </table:table-cell>
          <table:table-cell office:value-type="float" office:value="349.180481" calcext:value-type="float">
            <text:p>349.180481</text:p>
          </table:table-cell>
          <table:table-cell office:value-type="float" office:value="349.186371" calcext:value-type="float">
            <text:p>349.186371</text:p>
          </table:table-cell>
          <table:table-cell office:value-type="float" office:value="12.3172" calcext:value-type="float">
            <text:p>12.3172</text:p>
          </table:table-cell>
          <table:table-cell table:formula="of:=[.C978]-[.C977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884" calcext:value-type="float">
            <text:p>73884</text:p>
          </table:table-cell>
          <table:table-cell office:value-type="float" office:value="349.169128" calcext:value-type="float">
            <text:p>349.169128</text:p>
          </table:table-cell>
          <table:table-cell office:value-type="float" office:value="349.152283" calcext:value-type="float">
            <text:p>349.152283</text:p>
          </table:table-cell>
          <table:table-cell office:value-type="float" office:value="12.315998" calcext:value-type="float">
            <text:p>12.315998</text:p>
          </table:table-cell>
          <table:table-cell table:formula="of:=[.C979]-[.C978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952" calcext:value-type="float">
            <text:p>73952</text:p>
          </table:table-cell>
          <table:table-cell office:value-type="float" office:value="349.16275" calcext:value-type="float">
            <text:p>349.16275</text:p>
          </table:table-cell>
          <table:table-cell office:value-type="float" office:value="349.170441" calcext:value-type="float">
            <text:p>349.170441</text:p>
          </table:table-cell>
          <table:table-cell office:value-type="float" office:value="12.316638" calcext:value-type="float">
            <text:p>12.316638</text:p>
          </table:table-cell>
          <table:table-cell table:formula="of:=[.C980]-[.C979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021" calcext:value-type="float">
            <text:p>74021</text:p>
          </table:table-cell>
          <table:table-cell office:value-type="float" office:value="349.179993" calcext:value-type="float">
            <text:p>349.179993</text:p>
          </table:table-cell>
          <table:table-cell office:value-type="float" office:value="349.200012" calcext:value-type="float">
            <text:p>349.200012</text:p>
          </table:table-cell>
          <table:table-cell office:value-type="float" office:value="12.317681" calcext:value-type="float">
            <text:p>12.317681</text:p>
          </table:table-cell>
          <table:table-cell table:formula="of:=[.C981]-[.C980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089" calcext:value-type="float">
            <text:p>74089</text:p>
          </table:table-cell>
          <table:table-cell office:value-type="float" office:value="349.176819" calcext:value-type="float">
            <text:p>349.176819</text:p>
          </table:table-cell>
          <table:table-cell office:value-type="float" office:value="349.174988" calcext:value-type="float">
            <text:p>349.174988</text:p>
          </table:table-cell>
          <table:table-cell office:value-type="float" office:value="12.316798" calcext:value-type="float">
            <text:p>12.316798</text:p>
          </table:table-cell>
          <table:table-cell table:formula="of:=[.C982]-[.C981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157" calcext:value-type="float">
            <text:p>74157</text:p>
          </table:table-cell>
          <table:table-cell office:value-type="float" office:value="349.133636" calcext:value-type="float">
            <text:p>349.133636</text:p>
          </table:table-cell>
          <table:table-cell office:value-type="float" office:value="348.970459" calcext:value-type="float">
            <text:p>348.970459</text:p>
          </table:table-cell>
          <table:table-cell office:value-type="float" office:value="12.309584" calcext:value-type="float">
            <text:p>12.309584</text:p>
          </table:table-cell>
          <table:table-cell table:formula="of:=[.C983]-[.C982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226" calcext:value-type="float">
            <text:p>74226</text:p>
          </table:table-cell>
          <table:table-cell office:value-type="float" office:value="349.148621" calcext:value-type="float">
            <text:p>349.148621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12.318643" calcext:value-type="float">
            <text:p>12.318643</text:p>
          </table:table-cell>
          <table:table-cell table:formula="of:=[.C984]-[.C983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294" calcext:value-type="float">
            <text:p>74294</text:p>
          </table:table-cell>
          <table:table-cell office:value-type="float" office:value="349.134094" calcext:value-type="float">
            <text:p>349.134094</text:p>
          </table:table-cell>
          <table:table-cell office:value-type="float" office:value="349.097717" calcext:value-type="float">
            <text:p>349.097717</text:p>
          </table:table-cell>
          <table:table-cell office:value-type="float" office:value="12.314073" calcext:value-type="float">
            <text:p>12.314073</text:p>
          </table:table-cell>
          <table:table-cell table:formula="of:=[.C985]-[.C984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362" calcext:value-type="float">
            <text:p>74362</text:p>
          </table:table-cell>
          <table:table-cell office:value-type="float" office:value="349.122711" calcext:value-type="float">
            <text:p>349.122711</text:p>
          </table:table-cell>
          <table:table-cell office:value-type="float" office:value="349.143188" calcext:value-type="float">
            <text:p>349.143188</text:p>
          </table:table-cell>
          <table:table-cell office:value-type="float" office:value="12.315677" calcext:value-type="float">
            <text:p>12.315677</text:p>
          </table:table-cell>
          <table:table-cell table:formula="of:=[.C986]-[.C985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430" calcext:value-type="float">
            <text:p>74430</text:p>
          </table:table-cell>
          <table:table-cell office:value-type="float" office:value="349.104095" calcext:value-type="float">
            <text:p>349.104095</text:p>
          </table:table-cell>
          <table:table-cell office:value-type="float" office:value="349.081818" calcext:value-type="float">
            <text:p>349.081818</text:p>
          </table:table-cell>
          <table:table-cell office:value-type="float" office:value="12.313512" calcext:value-type="float">
            <text:p>12.313512</text:p>
          </table:table-cell>
          <table:table-cell table:formula="of:=[.C987]-[.C986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499" calcext:value-type="float">
            <text:p>74499</text:p>
          </table:table-cell>
          <table:table-cell office:value-type="float" office:value="349.142273" calcext:value-type="float">
            <text:p>349.142273</text:p>
          </table:table-cell>
          <table:table-cell office:value-type="float" office:value="349.161377" calcext:value-type="float">
            <text:p>349.161377</text:p>
          </table:table-cell>
          <table:table-cell office:value-type="float" office:value="12.316319" calcext:value-type="float">
            <text:p>12.316319</text:p>
          </table:table-cell>
          <table:table-cell table:formula="of:=[.C988]-[.C987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567" calcext:value-type="float">
            <text:p>74567</text:p>
          </table:table-cell>
          <table:table-cell office:value-type="float" office:value="349.106781" calcext:value-type="float">
            <text:p>349.106781</text:p>
          </table:table-cell>
          <table:table-cell office:value-type="float" office:value="349.049988" calcext:value-type="float">
            <text:p>349.049988</text:p>
          </table:table-cell>
          <table:table-cell office:value-type="float" office:value="12.312389" calcext:value-type="float">
            <text:p>12.312389</text:p>
          </table:table-cell>
          <table:table-cell table:formula="of:=[.C989]-[.C988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635" calcext:value-type="float">
            <text:p>74635</text:p>
          </table:table-cell>
          <table:table-cell office:value-type="float" office:value="349.082703" calcext:value-type="float">
            <text:p>349.082703</text:p>
          </table:table-cell>
          <table:table-cell office:value-type="float" office:value="348.977264" calcext:value-type="float">
            <text:p>348.977264</text:p>
          </table:table-cell>
          <table:table-cell office:value-type="float" office:value="12.309824" calcext:value-type="float">
            <text:p>12.309824</text:p>
          </table:table-cell>
          <table:table-cell table:formula="of:=[.C990]-[.C989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704" calcext:value-type="float">
            <text:p>74704</text:p>
          </table:table-cell>
          <table:table-cell office:value-type="float" office:value="349.100006" calcext:value-type="float">
            <text:p>349.100006</text:p>
          </table:table-cell>
          <table:table-cell office:value-type="float" office:value="349.229553" calcext:value-type="float">
            <text:p>349.229553</text:p>
          </table:table-cell>
          <table:table-cell office:value-type="float" office:value="12.318724" calcext:value-type="float">
            <text:p>12.318724</text:p>
          </table:table-cell>
          <table:table-cell table:formula="of:=[.C991]-[.C990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772" calcext:value-type="float">
            <text:p>74772</text:p>
          </table:table-cell>
          <table:table-cell office:value-type="float" office:value="349.103668" calcext:value-type="float">
            <text:p>349.103668</text:p>
          </table:table-cell>
          <table:table-cell office:value-type="float" office:value="349.100006" calcext:value-type="float">
            <text:p>349.100006</text:p>
          </table:table-cell>
          <table:table-cell office:value-type="float" office:value="12.314154" calcext:value-type="float">
            <text:p>12.314154</text:p>
          </table:table-cell>
          <table:table-cell table:formula="of:=[.C992]-[.C991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840" calcext:value-type="float">
            <text:p>74840</text:p>
          </table:table-cell>
          <table:table-cell office:value-type="float" office:value="349.110016" calcext:value-type="float">
            <text:p>349.110016</text:p>
          </table:table-cell>
          <table:table-cell office:value-type="float" office:value="349.193176" calcext:value-type="float">
            <text:p>349.193176</text:p>
          </table:table-cell>
          <table:table-cell office:value-type="float" office:value="12.31744" calcext:value-type="float">
            <text:p>12.31744</text:p>
          </table:table-cell>
          <table:table-cell table:formula="of:=[.C993]-[.C992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909" calcext:value-type="float">
            <text:p>74909</text:p>
          </table:table-cell>
          <table:table-cell office:value-type="float" office:value="349.143616" calcext:value-type="float">
            <text:p>349.143616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18322" calcext:value-type="float">
            <text:p>12.318322</text:p>
          </table:table-cell>
          <table:table-cell table:formula="of:=[.C994]-[.C993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977" calcext:value-type="float">
            <text:p>74977</text:p>
          </table:table-cell>
          <table:table-cell office:value-type="float" office:value="349.204987" calcext:value-type="float">
            <text:p>349.204987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12.320647" calcext:value-type="float">
            <text:p>12.320647</text:p>
          </table:table-cell>
          <table:table-cell table:formula="of:=[.C995]-[.C994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045" calcext:value-type="float">
            <text:p>75045</text:p>
          </table:table-cell>
          <table:table-cell office:value-type="float" office:value="349.212708" calcext:value-type="float">
            <text:p>349.212708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12.320086" calcext:value-type="float">
            <text:p>12.320086</text:p>
          </table:table-cell>
          <table:table-cell table:formula="of:=[.C996]-[.C995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114" calcext:value-type="float">
            <text:p>75114</text:p>
          </table:table-cell>
          <table:table-cell office:value-type="float" office:value="349.227722" calcext:value-type="float">
            <text:p>349.227722</text:p>
          </table:table-cell>
          <table:table-cell office:value-type="float" office:value="349.174988" calcext:value-type="float">
            <text:p>349.174988</text:p>
          </table:table-cell>
          <table:table-cell office:value-type="float" office:value="12.316798" calcext:value-type="float">
            <text:p>12.316798</text:p>
          </table:table-cell>
          <table:table-cell table:formula="of:=[.C997]-[.C996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182" calcext:value-type="float">
            <text:p>75182</text:p>
          </table:table-cell>
          <table:table-cell office:value-type="float" office:value="349.235901" calcext:value-type="float">
            <text:p>349.235901</text:p>
          </table:table-cell>
          <table:table-cell office:value-type="float" office:value="349.2341" calcext:value-type="float">
            <text:p>349.2341</text:p>
          </table:table-cell>
          <table:table-cell office:value-type="float" office:value="12.318884" calcext:value-type="float">
            <text:p>12.318884</text:p>
          </table:table-cell>
          <table:table-cell table:formula="of:=[.C998]-[.C997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250" calcext:value-type="float">
            <text:p>75250</text:p>
          </table:table-cell>
          <table:table-cell office:value-type="float" office:value="349.232727" calcext:value-type="float">
            <text:p>349.232727</text:p>
          </table:table-cell>
          <table:table-cell office:value-type="float" office:value="349.202271" calcext:value-type="float">
            <text:p>349.202271</text:p>
          </table:table-cell>
          <table:table-cell office:value-type="float" office:value="12.31776" calcext:value-type="float">
            <text:p>12.31776</text:p>
          </table:table-cell>
          <table:table-cell table:formula="of:=[.C999]-[.C998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319" calcext:value-type="float">
            <text:p>75319</text:p>
          </table:table-cell>
          <table:table-cell office:value-type="float" office:value="349.232269" calcext:value-type="float">
            <text:p>349.232269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12.320567" calcext:value-type="float">
            <text:p>12.320567</text:p>
          </table:table-cell>
          <table:table-cell table:formula="of:=[.C1000]-[.C999]" office:value-type="float" office:value="69" calcext:value-type="float">
            <text:p>6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12:19:08.4428588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0T23:05:41.220379002</meta:creation-date>
    <dc:date>2022-01-11T12:37:48.442419879</dc:date>
    <meta:editing-duration>PT1H16M9S</meta:editing-duration>
    <meta:editing-cycles>9</meta:editing-cycles>
    <meta:generator>LibreOffice/7.0.4.2$Linux_X86_64 LibreOffice_project/00$Build-2</meta:generator>
    <meta:document-statistic meta:table-count="1" meta:cell-count="502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62cm" svg:height="20.082cm" xlink:href=".." xlink:type="simple" chart:class="chart:line" chart:style-name="ch1">
        <chart:legend chart:legend-position="end" svg:x="30.768cm" svg:y="9.493cm" style:legend-expansion="high" chart:style-name="ch2"/>
        <chart:plot-area chart:style-name="ch3" table:cell-range-address="Sheet1.D1:Sheet1.E250" svg:x="0.672cm" svg:y="0.401cm" svg:width="29.424cm" svg:height="19.28cm">
          <chart:coordinate-region svg:x="1.77cm" svg:y="0.522cm" svg:width="28.326cm" svg:height="18.15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250" chart:class="chart:line">
            <chart:data-point chart:repeated="250"/>
          </chart:series>
          <chart:series chart:style-name="ch7" chart:values-cell-range-address="Sheet1.E1:Sheet1.E250" chart:class="chart:line">
            <chart:data-point chart:repeated="2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9.359985">
                <text:p>349.359985</text:p>
                <draw:g>
                  <svg:desc>Sheet1.D1:Sheet1.D250</svg:desc>
                </draw:g>
              </table:table-cell>
              <table:table-cell office:value-type="float" office:value="349.277283">
                <text:p>349.277283</text:p>
                <draw:g>
                  <svg:desc>Sheet1.E1:Sheet1.E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9.336853">
                <text:p>349.336853</text:p>
              </table:table-cell>
              <table:table-cell office:value-type="float" office:value="349.356812">
                <text:p>349.3568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9.330017">
                <text:p>349.330017</text:p>
              </table:table-cell>
              <table:table-cell office:value-type="float" office:value="349.227264">
                <text:p>349.2272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9.328644">
                <text:p>349.328644</text:p>
              </table:table-cell>
              <table:table-cell office:value-type="float" office:value="349.270447">
                <text:p>349.2704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9.28775">
                <text:p>349.28775</text:p>
              </table:table-cell>
              <table:table-cell office:value-type="float" office:value="349.306824">
                <text:p>349.3068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9.299133">
                <text:p>349.299133</text:p>
              </table:table-cell>
              <table:table-cell office:value-type="float" office:value="349.334076">
                <text:p>349.3340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9.295013">
                <text:p>349.295013</text:p>
              </table:table-cell>
              <table:table-cell office:value-type="float" office:value="349.336365">
                <text:p>349.3363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9.302734">
                <text:p>349.302734</text:p>
              </table:table-cell>
              <table:table-cell office:value-type="float" office:value="349.2659">
                <text:p>349.26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9.285004">
                <text:p>349.285004</text:p>
              </table:table-cell>
              <table:table-cell office:value-type="float" office:value="349.181824">
                <text:p>349.1818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9.304535">
                <text:p>349.304535</text:p>
              </table:table-cell>
              <table:table-cell office:value-type="float" office:value="349.404541">
                <text:p>349.4045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9.286377">
                <text:p>349.286377</text:p>
              </table:table-cell>
              <table:table-cell office:value-type="float" office:value="349.243195">
                <text:p>349.2431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9.272278">
                <text:p>349.272278</text:p>
              </table:table-cell>
              <table:table-cell office:value-type="float" office:value="349.2659">
                <text:p>349.26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9.262268">
                <text:p>349.262268</text:p>
              </table:table-cell>
              <table:table-cell office:value-type="float" office:value="349.215912">
                <text:p>349.2159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9.289551">
                <text:p>349.289551</text:p>
              </table:table-cell>
              <table:table-cell office:value-type="float" office:value="349.318176">
                <text:p>349.318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9.273621">
                <text:p>349.273621</text:p>
              </table:table-cell>
              <table:table-cell office:value-type="float" office:value="349.325012">
                <text:p>349.3250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9.236816">
                <text:p>349.236816</text:p>
              </table:table-cell>
              <table:table-cell office:value-type="float" office:value="349.059082">
                <text:p>349.0590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9.243591">
                <text:p>349.243591</text:p>
              </table:table-cell>
              <table:table-cell office:value-type="float" office:value="349.299988">
                <text:p>349.2999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9.294983">
                <text:p>349.294983</text:p>
              </table:table-cell>
              <table:table-cell office:value-type="float" office:value="349.472717">
                <text:p>349.4727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9.267273">
                <text:p>349.267273</text:p>
              </table:table-cell>
              <table:table-cell office:value-type="float" office:value="349.179535">
                <text:p>349.1795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9.265442">
                <text:p>349.265442</text:p>
              </table:table-cell>
              <table:table-cell office:value-type="float" office:value="349.315918">
                <text:p>349.3159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9.294983">
                <text:p>349.294983</text:p>
              </table:table-cell>
              <table:table-cell office:value-type="float" office:value="349.206818">
                <text:p>349.2068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9.290466">
                <text:p>349.290466</text:p>
              </table:table-cell>
              <table:table-cell office:value-type="float" office:value="349.277283">
                <text:p>349.2772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9.279999">
                <text:p>349.279999</text:p>
              </table:table-cell>
              <table:table-cell office:value-type="float" office:value="349.420441">
                <text:p>349.4204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9.320007">
                <text:p>349.320007</text:p>
              </table:table-cell>
              <table:table-cell office:value-type="float" office:value="349.379547">
                <text:p>349.3795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9.280914">
                <text:p>349.280914</text:p>
              </table:table-cell>
              <table:table-cell office:value-type="float" office:value="349.120453">
                <text:p>349.1204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9.274536">
                <text:p>349.274536</text:p>
              </table:table-cell>
              <table:table-cell office:value-type="float" office:value="349.174988">
                <text:p>349.1749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9.301819">
                <text:p>349.301819</text:p>
              </table:table-cell>
              <table:table-cell office:value-type="float" office:value="349.413635">
                <text:p>349.4136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9.26593">
                <text:p>349.26593</text:p>
              </table:table-cell>
              <table:table-cell office:value-type="float" office:value="349.240906">
                <text:p>349.2409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9.249084">
                <text:p>349.249084</text:p>
              </table:table-cell>
              <table:table-cell office:value-type="float" office:value="349.295441">
                <text:p>349.2954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9.275452">
                <text:p>349.275452</text:p>
              </table:table-cell>
              <table:table-cell office:value-type="float" office:value="349.252258">
                <text:p>349.2522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9.262268">
                <text:p>349.262268</text:p>
              </table:table-cell>
              <table:table-cell office:value-type="float" office:value="349.1091">
                <text:p>349.10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9.192719">
                <text:p>349.192719</text:p>
              </table:table-cell>
              <table:table-cell office:value-type="float" office:value="349.065918">
                <text:p>349.0659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9.219971">
                <text:p>349.219971</text:p>
              </table:table-cell>
              <table:table-cell office:value-type="float" office:value="349.377258">
                <text:p>349.3772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9.21405">
                <text:p>349.21405</text:p>
              </table:table-cell>
              <table:table-cell office:value-type="float" office:value="349.2659">
                <text:p>349.26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9.20816">
                <text:p>349.20816</text:p>
              </table:table-cell>
              <table:table-cell office:value-type="float" office:value="349.222717">
                <text:p>349.2227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9.199066">
                <text:p>349.199066</text:p>
              </table:table-cell>
              <table:table-cell office:value-type="float" office:value="349.063629">
                <text:p>349.0636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9.218597">
                <text:p>349.218597</text:p>
              </table:table-cell>
              <table:table-cell office:value-type="float" office:value="349.163635">
                <text:p>349.1636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9.19043">
                <text:p>349.19043</text:p>
              </table:table-cell>
              <table:table-cell office:value-type="float" office:value="349.236359">
                <text:p>349.2363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9.188629">
                <text:p>349.188629</text:p>
              </table:table-cell>
              <table:table-cell office:value-type="float" office:value="349.256805">
                <text:p>349.2568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9.205017">
                <text:p>349.205017</text:p>
              </table:table-cell>
              <table:table-cell office:value-type="float" office:value="349.304535">
                <text:p>349.3045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9.214081">
                <text:p>349.214081</text:p>
              </table:table-cell>
              <table:table-cell office:value-type="float" office:value="349.1091">
                <text:p>349.10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9.25">
                <text:p>349.25</text:p>
              </table:table-cell>
              <table:table-cell office:value-type="float" office:value="349.34317">
                <text:p>349.343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9.251831">
                <text:p>349.251831</text:p>
              </table:table-cell>
              <table:table-cell office:value-type="float" office:value="349.245453">
                <text:p>349.2454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9.205017">
                <text:p>349.205017</text:p>
              </table:table-cell>
              <table:table-cell office:value-type="float" office:value="349.022736">
                <text:p>349.0227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9.182281">
                <text:p>349.182281</text:p>
              </table:table-cell>
              <table:table-cell office:value-type="float" office:value="349.190918">
                <text:p>349.1909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9.219543">
                <text:p>349.219543</text:p>
              </table:table-cell>
              <table:table-cell office:value-type="float" office:value="349.295441">
                <text:p>349.2954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9.185913">
                <text:p>349.185913</text:p>
              </table:table-cell>
              <table:table-cell office:value-type="float" office:value="349.174988">
                <text:p>349.1749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9.141815">
                <text:p>349.141815</text:p>
              </table:table-cell>
              <table:table-cell office:value-type="float" office:value="349.024994">
                <text:p>349.0249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9.159546">
                <text:p>349.159546</text:p>
              </table:table-cell>
              <table:table-cell office:value-type="float" office:value="349.111359">
                <text:p>349.1113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9.167725">
                <text:p>349.167725</text:p>
              </table:table-cell>
              <table:table-cell office:value-type="float" office:value="349.231812">
                <text:p>349.2318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9.148163">
                <text:p>349.148163</text:p>
              </table:table-cell>
              <table:table-cell office:value-type="float" office:value="349.197723">
                <text:p>349.1977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9.186829">
                <text:p>349.186829</text:p>
              </table:table-cell>
              <table:table-cell office:value-type="float" office:value="349.368195">
                <text:p>349.3681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9.2659">
                <text:p>349.2659</text:p>
              </table:table-cell>
              <table:table-cell office:value-type="float" office:value="349.420441">
                <text:p>349.4204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49.257721">
                <text:p>349.257721</text:p>
              </table:table-cell>
              <table:table-cell office:value-type="float" office:value="349.070465">
                <text:p>349.0704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49.294098">
                <text:p>349.294098</text:p>
              </table:table-cell>
              <table:table-cell office:value-type="float" office:value="349.413635">
                <text:p>349.4136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49.276367">
                <text:p>349.276367</text:p>
              </table:table-cell>
              <table:table-cell office:value-type="float" office:value="349.1091">
                <text:p>349.10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9.232727">
                <text:p>349.232727</text:p>
              </table:table-cell>
              <table:table-cell office:value-type="float" office:value="349.149994">
                <text:p>349.1499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9.20636">
                <text:p>349.20636</text:p>
              </table:table-cell>
              <table:table-cell office:value-type="float" office:value="349.288635">
                <text:p>349.2886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9.223206">
                <text:p>349.223206</text:p>
              </table:table-cell>
              <table:table-cell office:value-type="float" office:value="349.154541">
                <text:p>349.1545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49.190002">
                <text:p>349.190002</text:p>
              </table:table-cell>
              <table:table-cell office:value-type="float" office:value="349.247742">
                <text:p>349.2477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49.212311">
                <text:p>349.212311</text:p>
              </table:table-cell>
              <table:table-cell office:value-type="float" office:value="349.220459">
                <text:p>349.2204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49.243652">
                <text:p>349.243652</text:p>
              </table:table-cell>
              <table:table-cell office:value-type="float" office:value="349.306824">
                <text:p>349.3068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49.186371">
                <text:p>349.186371</text:p>
              </table:table-cell>
              <table:table-cell office:value-type="float" office:value="349.002258">
                <text:p>349.0022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49.242279">
                <text:p>349.242279</text:p>
              </table:table-cell>
              <table:table-cell office:value-type="float" office:value="349.434082">
                <text:p>349.4340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49.226807">
                <text:p>349.226807</text:p>
              </table:table-cell>
              <table:table-cell office:value-type="float" office:value="349.170441">
                <text:p>349.1704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9.235443">
                <text:p>349.235443</text:p>
              </table:table-cell>
              <table:table-cell office:value-type="float" office:value="349.263641">
                <text:p>349.2636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9.193604">
                <text:p>349.193604</text:p>
              </table:table-cell>
              <table:table-cell office:value-type="float" office:value="349.097717">
                <text:p>349.0977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9.250885">
                <text:p>349.250885</text:p>
              </table:table-cell>
              <table:table-cell office:value-type="float" office:value="349.288635">
                <text:p>349.2886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9.25769">
                <text:p>349.25769</text:p>
              </table:table-cell>
              <table:table-cell office:value-type="float" office:value="349.46817">
                <text:p>349.468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9.253601">
                <text:p>349.253601</text:p>
              </table:table-cell>
              <table:table-cell office:value-type="float" office:value="349.149994">
                <text:p>349.1499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49.284515">
                <text:p>349.284515</text:p>
              </table:table-cell>
              <table:table-cell office:value-type="float" office:value="349.418182">
                <text:p>349.4181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49.332275">
                <text:p>349.332275</text:p>
              </table:table-cell>
              <table:table-cell office:value-type="float" office:value="349.336365">
                <text:p>349.3363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49.308624">
                <text:p>349.308624</text:p>
              </table:table-cell>
              <table:table-cell office:value-type="float" office:value="349.170441">
                <text:p>349.1704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49.253174">
                <text:p>349.253174</text:p>
              </table:table-cell>
              <table:table-cell office:value-type="float" office:value="349.190918">
                <text:p>349.1909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9.275452">
                <text:p>349.275452</text:p>
              </table:table-cell>
              <table:table-cell office:value-type="float" office:value="349.261353">
                <text:p>349.2613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9.234558">
                <text:p>349.234558</text:p>
              </table:table-cell>
              <table:table-cell office:value-type="float" office:value="349.213623">
                <text:p>349.2136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9.237244">
                <text:p>349.237244</text:p>
              </table:table-cell>
              <table:table-cell office:value-type="float" office:value="349.350006">
                <text:p>349.3500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49.220001">
                <text:p>349.220001</text:p>
              </table:table-cell>
              <table:table-cell office:value-type="float" office:value="349.084076">
                <text:p>349.0840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49.268616">
                <text:p>349.268616</text:p>
              </table:table-cell>
              <table:table-cell office:value-type="float" office:value="349.434082">
                <text:p>349.4340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9.269104">
                <text:p>349.269104</text:p>
              </table:table-cell>
              <table:table-cell office:value-type="float" office:value="349.263641">
                <text:p>349.2636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9.291809">
                <text:p>349.291809</text:p>
              </table:table-cell>
              <table:table-cell office:value-type="float" office:value="349.327271">
                <text:p>349.3272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49.272278">
                <text:p>349.272278</text:p>
              </table:table-cell>
              <table:table-cell office:value-type="float" office:value="349.252258">
                <text:p>349.2522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9.26593">
                <text:p>349.26593</text:p>
              </table:table-cell>
              <table:table-cell office:value-type="float" office:value="349.052277">
                <text:p>349.0522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9.235474">
                <text:p>349.235474</text:p>
              </table:table-cell>
              <table:table-cell office:value-type="float" office:value="349.28183">
                <text:p>349.2818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9.229553">
                <text:p>349.229553</text:p>
              </table:table-cell>
              <table:table-cell office:value-type="float" office:value="349.2341">
                <text:p>349.23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9.235016">
                <text:p>349.235016</text:p>
              </table:table-cell>
              <table:table-cell office:value-type="float" office:value="349.354553">
                <text:p>349.3545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9.240479">
                <text:p>349.240479</text:p>
              </table:table-cell>
              <table:table-cell office:value-type="float" office:value="349.279541">
                <text:p>349.2795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9.249573">
                <text:p>349.249573</text:p>
              </table:table-cell>
              <table:table-cell office:value-type="float" office:value="349.097717">
                <text:p>349.0977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9.235443">
                <text:p>349.235443</text:p>
              </table:table-cell>
              <table:table-cell office:value-type="float" office:value="349.211365">
                <text:p>349.2113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49.20224">
                <text:p>349.20224</text:p>
              </table:table-cell>
              <table:table-cell office:value-type="float" office:value="349.068176">
                <text:p>349.0681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9.191345">
                <text:p>349.191345</text:p>
              </table:table-cell>
              <table:table-cell office:value-type="float" office:value="349.299988">
                <text:p>349.2999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49.195892">
                <text:p>349.195892</text:p>
              </table:table-cell>
              <table:table-cell office:value-type="float" office:value="349.302277">
                <text:p>349.3022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9.201813">
                <text:p>349.201813</text:p>
              </table:table-cell>
              <table:table-cell office:value-type="float" office:value="349.127258">
                <text:p>349.1272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9.194519">
                <text:p>349.194519</text:p>
              </table:table-cell>
              <table:table-cell office:value-type="float" office:value="349.174988">
                <text:p>349.1749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9.233643">
                <text:p>349.233643</text:p>
              </table:table-cell>
              <table:table-cell office:value-type="float" office:value="349.263641">
                <text:p>349.2636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9.212738">
                <text:p>349.212738</text:p>
              </table:table-cell>
              <table:table-cell office:value-type="float" office:value="349.195465">
                <text:p>349.1954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9.195892">
                <text:p>349.195892</text:p>
              </table:table-cell>
              <table:table-cell office:value-type="float" office:value="349.21817">
                <text:p>349.218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9.199127">
                <text:p>349.199127</text:p>
              </table:table-cell>
              <table:table-cell office:value-type="float" office:value="349.143188">
                <text:p>349.1431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9.186829">
                <text:p>349.186829</text:p>
              </table:table-cell>
              <table:table-cell office:value-type="float" office:value="349.113647">
                <text:p>349.1136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49.189117">
                <text:p>349.189117</text:p>
              </table:table-cell>
              <table:table-cell office:value-type="float" office:value="349.274994">
                <text:p>349.2749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49.216827">
                <text:p>349.216827</text:p>
              </table:table-cell>
              <table:table-cell office:value-type="float" office:value="349.334076">
                <text:p>349.3340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49.240448">
                <text:p>349.240448</text:p>
              </table:table-cell>
              <table:table-cell office:value-type="float" office:value="349.336365">
                <text:p>349.33636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49.258179">
                <text:p>349.258179</text:p>
              </table:table-cell>
              <table:table-cell office:value-type="float" office:value="349.231812">
                <text:p>349.2318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49.267731">
                <text:p>349.267731</text:p>
              </table:table-cell>
              <table:table-cell office:value-type="float" office:value="349.161377">
                <text:p>349.1613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49.221802">
                <text:p>349.221802</text:p>
              </table:table-cell>
              <table:table-cell office:value-type="float" office:value="349.045441">
                <text:p>349.0454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9.217712">
                <text:p>349.217712</text:p>
              </table:table-cell>
              <table:table-cell office:value-type="float" office:value="349.313629">
                <text:p>349.31362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49.204987">
                <text:p>349.204987</text:p>
              </table:table-cell>
              <table:table-cell office:value-type="float" office:value="349.272736">
                <text:p>349.2727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49.249542">
                <text:p>349.249542</text:p>
              </table:table-cell>
              <table:table-cell office:value-type="float" office:value="349.454559">
                <text:p>349.45455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49.267731">
                <text:p>349.267731</text:p>
              </table:table-cell>
              <table:table-cell office:value-type="float" office:value="349.252258">
                <text:p>349.2522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49.315002">
                <text:p>349.315002</text:p>
              </table:table-cell>
              <table:table-cell office:value-type="float" office:value="349.28183">
                <text:p>349.2818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49.226379">
                <text:p>349.226379</text:p>
              </table:table-cell>
              <table:table-cell office:value-type="float" office:value="348.870453">
                <text:p>348.87045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49.229553">
                <text:p>349.229553</text:p>
              </table:table-cell>
              <table:table-cell office:value-type="float" office:value="349.288635">
                <text:p>349.2886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49.165894">
                <text:p>349.165894</text:p>
              </table:table-cell>
              <table:table-cell office:value-type="float" office:value="349.136353">
                <text:p>349.1363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49.165466">
                <text:p>349.165466</text:p>
              </table:table-cell>
              <table:table-cell office:value-type="float" office:value="349.25">
                <text:p>349.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49.226379">
                <text:p>349.226379</text:p>
              </table:table-cell>
              <table:table-cell office:value-type="float" office:value="349.586365">
                <text:p>349.5863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49.28183">
                <text:p>349.28183</text:p>
              </table:table-cell>
              <table:table-cell office:value-type="float" office:value="349.147736">
                <text:p>349.1477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49.282715">
                <text:p>349.282715</text:p>
              </table:table-cell>
              <table:table-cell office:value-type="float" office:value="349.293182">
                <text:p>349.29318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9.311829">
                <text:p>349.311829</text:p>
              </table:table-cell>
              <table:table-cell office:value-type="float" office:value="349.28183">
                <text:p>349.281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49.305908">
                <text:p>349.305908</text:p>
              </table:table-cell>
              <table:table-cell office:value-type="float" office:value="349.220459">
                <text:p>349.22045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49.224091">
                <text:p>349.224091</text:p>
              </table:table-cell>
              <table:table-cell office:value-type="float" office:value="349.177277">
                <text:p>349.17727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49.230896">
                <text:p>349.230896</text:p>
              </table:table-cell>
              <table:table-cell office:value-type="float" office:value="349.181824">
                <text:p>349.1818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49.224091">
                <text:p>349.224091</text:p>
              </table:table-cell>
              <table:table-cell office:value-type="float" office:value="349.259094">
                <text:p>349.25909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49.224548">
                <text:p>349.224548</text:p>
              </table:table-cell>
              <table:table-cell office:value-type="float" office:value="349.284088">
                <text:p>349.2840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49.21817">
                <text:p>349.21817</text:p>
              </table:table-cell>
              <table:table-cell office:value-type="float" office:value="349.188629">
                <text:p>349.1886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49.217712">
                <text:p>349.217712</text:p>
              </table:table-cell>
              <table:table-cell office:value-type="float" office:value="349.174988">
                <text:p>349.1749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49.233643">
                <text:p>349.233643</text:p>
              </table:table-cell>
              <table:table-cell office:value-type="float" office:value="349.261353">
                <text:p>349.2613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49.250427">
                <text:p>349.250427</text:p>
              </table:table-cell>
              <table:table-cell office:value-type="float" office:value="349.34317">
                <text:p>349.343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49.204041">
                <text:p>349.204041</text:p>
              </table:table-cell>
              <table:table-cell office:value-type="float" office:value="349.052277">
                <text:p>349.0522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49.187683">
                <text:p>349.187683</text:p>
              </table:table-cell>
              <table:table-cell office:value-type="float" office:value="349.106812">
                <text:p>349.1068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49.171326">
                <text:p>349.171326</text:p>
              </table:table-cell>
              <table:table-cell office:value-type="float" office:value="349.09317">
                <text:p>349.0931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49.163635">
                <text:p>349.163635</text:p>
              </table:table-cell>
              <table:table-cell office:value-type="float" office:value="349.222717">
                <text:p>349.2227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49.104065">
                <text:p>349.104065</text:p>
              </table:table-cell>
              <table:table-cell office:value-type="float" office:value="349.045441">
                <text:p>349.04544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49.1409">
                <text:p>349.1409</text:p>
              </table:table-cell>
              <table:table-cell office:value-type="float" office:value="349.236359">
                <text:p>349.23635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49.155884">
                <text:p>349.155884</text:p>
              </table:table-cell>
              <table:table-cell office:value-type="float" office:value="349.181824">
                <text:p>349.18182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9.176331">
                <text:p>349.176331</text:p>
              </table:table-cell>
              <table:table-cell office:value-type="float" office:value="349.195465">
                <text:p>349.1954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49.176819">
                <text:p>349.176819</text:p>
              </table:table-cell>
              <table:table-cell office:value-type="float" office:value="349.225006">
                <text:p>349.2250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9.210907">
                <text:p>349.210907</text:p>
              </table:table-cell>
              <table:table-cell office:value-type="float" office:value="349.215912">
                <text:p>349.2159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9.214539">
                <text:p>349.214539</text:p>
              </table:table-cell>
              <table:table-cell office:value-type="float" office:value="349.254547">
                <text:p>349.25454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49.22818">
                <text:p>349.22818</text:p>
              </table:table-cell>
              <table:table-cell office:value-type="float" office:value="349.25">
                <text:p>349.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49.226807">
                <text:p>349.226807</text:p>
              </table:table-cell>
              <table:table-cell office:value-type="float" office:value="349.188629">
                <text:p>349.18862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9.230896">
                <text:p>349.230896</text:p>
              </table:table-cell>
              <table:table-cell office:value-type="float" office:value="349.245453">
                <text:p>349.24545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9.205444">
                <text:p>349.205444</text:p>
              </table:table-cell>
              <table:table-cell office:value-type="float" office:value="349.088623">
                <text:p>349.0886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49.183624">
                <text:p>349.183624</text:p>
              </table:table-cell>
              <table:table-cell office:value-type="float" office:value="349.145447">
                <text:p>349.14544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49.165436">
                <text:p>349.165436</text:p>
              </table:table-cell>
              <table:table-cell office:value-type="float" office:value="349.159088">
                <text:p>349.1590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49.155457">
                <text:p>349.155457</text:p>
              </table:table-cell>
              <table:table-cell office:value-type="float" office:value="349.138641">
                <text:p>349.13864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49.130432">
                <text:p>349.130432</text:p>
              </table:table-cell>
              <table:table-cell office:value-type="float" office:value="349.120453">
                <text:p>349.12045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49.148163">
                <text:p>349.148163</text:p>
              </table:table-cell>
              <table:table-cell office:value-type="float" office:value="349.177277">
                <text:p>349.17727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49.153168">
                <text:p>349.153168</text:p>
              </table:table-cell>
              <table:table-cell office:value-type="float" office:value="349.170441">
                <text:p>349.17044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49.199097">
                <text:p>349.199097</text:p>
              </table:table-cell>
              <table:table-cell office:value-type="float" office:value="349.388641">
                <text:p>349.38864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49.243622">
                <text:p>349.243622</text:p>
              </table:table-cell>
              <table:table-cell office:value-type="float" office:value="349.361359">
                <text:p>349.36135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49.241821">
                <text:p>349.241821</text:p>
              </table:table-cell>
              <table:table-cell office:value-type="float" office:value="349.111359">
                <text:p>349.1113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49.270905">
                <text:p>349.270905</text:p>
              </table:table-cell>
              <table:table-cell office:value-type="float" office:value="349.322723">
                <text:p>349.32272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49.296814">
                <text:p>349.296814</text:p>
              </table:table-cell>
              <table:table-cell office:value-type="float" office:value="349.299988">
                <text:p>349.2999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49.254547">
                <text:p>349.254547</text:p>
              </table:table-cell>
              <table:table-cell office:value-type="float" office:value="349.177277">
                <text:p>349.17727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49.221832">
                <text:p>349.221832</text:p>
              </table:table-cell>
              <table:table-cell office:value-type="float" office:value="349.197723">
                <text:p>349.19772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49.237732">
                <text:p>349.237732</text:p>
              </table:table-cell>
              <table:table-cell office:value-type="float" office:value="349.190918">
                <text:p>349.19091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49.226379">
                <text:p>349.226379</text:p>
              </table:table-cell>
              <table:table-cell office:value-type="float" office:value="349.2659">
                <text:p>349.265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49.175446">
                <text:p>349.175446</text:p>
              </table:table-cell>
              <table:table-cell office:value-type="float" office:value="349.045441">
                <text:p>349.04544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49.19043">
                <text:p>349.19043</text:p>
              </table:table-cell>
              <table:table-cell office:value-type="float" office:value="349.252258">
                <text:p>349.2522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49.20636">
                <text:p>349.20636</text:p>
              </table:table-cell>
              <table:table-cell office:value-type="float" office:value="349.277283">
                <text:p>349.27728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49.185455">
                <text:p>349.185455</text:p>
              </table:table-cell>
              <table:table-cell office:value-type="float" office:value="349.086365">
                <text:p>349.08636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49.177307">
                <text:p>349.177307</text:p>
              </table:table-cell>
              <table:table-cell office:value-type="float" office:value="349.225006">
                <text:p>349.22500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49.193665">
                <text:p>349.193665</text:p>
              </table:table-cell>
              <table:table-cell office:value-type="float" office:value="349.127258">
                <text:p>349.12725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49.171387">
                <text:p>349.171387</text:p>
              </table:table-cell>
              <table:table-cell office:value-type="float" office:value="349.1409">
                <text:p>349.140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49.18454">
                <text:p>349.18454</text:p>
              </table:table-cell>
              <table:table-cell office:value-type="float" office:value="349.34317">
                <text:p>349.3431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49.204529">
                <text:p>349.204529</text:p>
              </table:table-cell>
              <table:table-cell office:value-type="float" office:value="349.186371">
                <text:p>349.18637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49.182251">
                <text:p>349.182251</text:p>
              </table:table-cell>
              <table:table-cell office:value-type="float" office:value="349.113647">
                <text:p>349.11364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49.198639">
                <text:p>349.198639</text:p>
              </table:table-cell>
              <table:table-cell office:value-type="float" office:value="349.209076">
                <text:p>349.2090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49.205902">
                <text:p>349.205902</text:p>
              </table:table-cell>
              <table:table-cell office:value-type="float" office:value="349.177277">
                <text:p>349.1772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9.184998">
                <text:p>349.184998</text:p>
              </table:table-cell>
              <table:table-cell office:value-type="float" office:value="349.238647">
                <text:p>349.23864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9.168182">
                <text:p>349.168182</text:p>
              </table:table-cell>
              <table:table-cell office:value-type="float" office:value="349.102264">
                <text:p>349.10226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9.161346">
                <text:p>349.161346</text:p>
              </table:table-cell>
              <table:table-cell office:value-type="float" office:value="349.079559">
                <text:p>349.07955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9.139984">
                <text:p>349.139984</text:p>
              </table:table-cell>
              <table:table-cell office:value-type="float" office:value="349.102264">
                <text:p>349.10226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9.109985">
                <text:p>349.109985</text:p>
              </table:table-cell>
              <table:table-cell office:value-type="float" office:value="349.027283">
                <text:p>349.02728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9.098175">
                <text:p>349.098175</text:p>
              </table:table-cell>
              <table:table-cell office:value-type="float" office:value="349.179535">
                <text:p>349.17953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49.113647">
                <text:p>349.113647</text:p>
              </table:table-cell>
              <table:table-cell office:value-type="float" office:value="349.179535">
                <text:p>349.17953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49.140442">
                <text:p>349.140442</text:p>
              </table:table-cell>
              <table:table-cell office:value-type="float" office:value="349.213623">
                <text:p>349.21362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49.164093">
                <text:p>349.164093</text:p>
              </table:table-cell>
              <table:table-cell office:value-type="float" office:value="349.220459">
                <text:p>349.22045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49.181366">
                <text:p>349.181366</text:p>
              </table:table-cell>
              <table:table-cell office:value-type="float" office:value="349.113647">
                <text:p>349.11364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49.205475">
                <text:p>349.205475</text:p>
              </table:table-cell>
              <table:table-cell office:value-type="float" office:value="349.299988">
                <text:p>349.2999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49.21637">
                <text:p>349.21637</text:p>
              </table:table-cell>
              <table:table-cell office:value-type="float" office:value="349.2341">
                <text:p>349.234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49.217712">
                <text:p>349.217712</text:p>
              </table:table-cell>
              <table:table-cell office:value-type="float" office:value="349.220459">
                <text:p>349.22045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49.191833">
                <text:p>349.191833</text:p>
              </table:table-cell>
              <table:table-cell office:value-type="float" office:value="349.090912">
                <text:p>349.0909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49.193665">
                <text:p>349.193665</text:p>
              </table:table-cell>
              <table:table-cell office:value-type="float" office:value="349.122742">
                <text:p>349.12274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49.140442">
                <text:p>349.140442</text:p>
              </table:table-cell>
              <table:table-cell office:value-type="float" office:value="349.034088">
                <text:p>349.03408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49.154083">
                <text:p>349.154083</text:p>
              </table:table-cell>
              <table:table-cell office:value-type="float" office:value="349.302277">
                <text:p>349.30227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49.139526">
                <text:p>349.139526</text:p>
              </table:table-cell>
              <table:table-cell office:value-type="float" office:value="349.147736">
                <text:p>349.14773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49.151337">
                <text:p>349.151337</text:p>
              </table:table-cell>
              <table:table-cell office:value-type="float" office:value="349.149994">
                <text:p>349.14999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49.217712">
                <text:p>349.217712</text:p>
              </table:table-cell>
              <table:table-cell office:value-type="float" office:value="349.454559">
                <text:p>349.45455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49.280914">
                <text:p>349.280914</text:p>
              </table:table-cell>
              <table:table-cell office:value-type="float" office:value="349.350006">
                <text:p>349.35000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49.273193">
                <text:p>349.273193</text:p>
              </table:table-cell>
              <table:table-cell office:value-type="float" office:value="349.263641">
                <text:p>349.26364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49.274567">
                <text:p>349.274567</text:p>
              </table:table-cell>
              <table:table-cell office:value-type="float" office:value="349.154541">
                <text:p>349.15454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49.266388">
                <text:p>349.266388</text:p>
              </table:table-cell>
              <table:table-cell office:value-type="float" office:value="349.1091">
                <text:p>349.109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49.19455">
                <text:p>349.19455</text:p>
              </table:table-cell>
              <table:table-cell office:value-type="float" office:value="349.095459">
                <text:p>349.09545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49.16684">
                <text:p>349.16684</text:p>
              </table:table-cell>
              <table:table-cell office:value-type="float" office:value="349.211365">
                <text:p>349.21136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49.14093">
                <text:p>349.14093</text:p>
              </table:table-cell>
              <table:table-cell office:value-type="float" office:value="349.134094">
                <text:p>349.1340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49.175934">
                <text:p>349.175934</text:p>
              </table:table-cell>
              <table:table-cell office:value-type="float" office:value="349.329559">
                <text:p>349.32955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49.182709">
                <text:p>349.182709</text:p>
              </table:table-cell>
              <table:table-cell office:value-type="float" office:value="349.143188">
                <text:p>349.14318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49.20636">
                <text:p>349.20636</text:p>
              </table:table-cell>
              <table:table-cell office:value-type="float" office:value="349.213623">
                <text:p>349.21362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49.217712">
                <text:p>349.217712</text:p>
              </table:table-cell>
              <table:table-cell office:value-type="float" office:value="349.268188">
                <text:p>349.2681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49.216827">
                <text:p>349.216827</text:p>
              </table:table-cell>
              <table:table-cell office:value-type="float" office:value="349.129547">
                <text:p>349.12954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49.192261">
                <text:p>349.192261</text:p>
              </table:table-cell>
              <table:table-cell office:value-type="float" office:value="349.206818">
                <text:p>349.20681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49.212708">
                <text:p>349.212708</text:p>
              </table:table-cell>
              <table:table-cell office:value-type="float" office:value="349.245453">
                <text:p>349.24545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49.220886">
                <text:p>349.220886</text:p>
              </table:table-cell>
              <table:table-cell office:value-type="float" office:value="349.254547">
                <text:p>349.25454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49.204987">
                <text:p>349.204987</text:p>
              </table:table-cell>
              <table:table-cell office:value-type="float" office:value="349.188629">
                <text:p>349.18862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49.227264">
                <text:p>349.227264</text:p>
              </table:table-cell>
              <table:table-cell office:value-type="float" office:value="349.240906">
                <text:p>349.24090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49.249084">
                <text:p>349.249084</text:p>
              </table:table-cell>
              <table:table-cell office:value-type="float" office:value="349.315918">
                <text:p>349.31591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49.248627">
                <text:p>349.248627</text:p>
              </table:table-cell>
              <table:table-cell office:value-type="float" office:value="349.243195">
                <text:p>349.24319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49.241364">
                <text:p>349.241364</text:p>
              </table:table-cell>
              <table:table-cell office:value-type="float" office:value="349.21817">
                <text:p>349.2181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49.281799">
                <text:p>349.281799</text:p>
              </table:table-cell>
              <table:table-cell office:value-type="float" office:value="349.3909">
                <text:p>349.390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49.282715">
                <text:p>349.282715</text:p>
              </table:table-cell>
              <table:table-cell office:value-type="float" office:value="349.245453">
                <text:p>349.24545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49.289978">
                <text:p>349.289978</text:p>
              </table:table-cell>
              <table:table-cell office:value-type="float" office:value="349.352264">
                <text:p>349.35226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49.265442">
                <text:p>349.265442</text:p>
              </table:table-cell>
              <table:table-cell office:value-type="float" office:value="349.120453">
                <text:p>349.12045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49.28363">
                <text:p>349.28363</text:p>
              </table:table-cell>
              <table:table-cell office:value-type="float" office:value="349.309082">
                <text:p>349.30908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49.286346">
                <text:p>349.286346</text:p>
              </table:table-cell>
              <table:table-cell office:value-type="float" office:value="349.404541">
                <text:p>349.40454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49.272736">
                <text:p>349.272736</text:p>
              </table:table-cell>
              <table:table-cell office:value-type="float" office:value="349.177277">
                <text:p>349.17727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49.251831">
                <text:p>349.251831</text:p>
              </table:table-cell>
              <table:table-cell office:value-type="float" office:value="349.247742">
                <text:p>349.24774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49.283203">
                <text:p>349.283203</text:p>
              </table:table-cell>
              <table:table-cell office:value-type="float" office:value="349.277283">
                <text:p>349.27728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49.271393">
                <text:p>349.271393</text:p>
              </table:table-cell>
              <table:table-cell office:value-type="float" office:value="349.25">
                <text:p>349.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49.224121">
                <text:p>349.224121</text:p>
              </table:table-cell>
              <table:table-cell office:value-type="float" office:value="349.168182">
                <text:p>349.16818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49.23999">
                <text:p>349.23999</text:p>
              </table:table-cell>
              <table:table-cell office:value-type="float" office:value="349.256805">
                <text:p>349.25680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49.235016">
                <text:p>349.235016</text:p>
              </table:table-cell>
              <table:table-cell office:value-type="float" office:value="349.222717">
                <text:p>349.22271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49.187714">
                <text:p>349.187714</text:p>
              </table:table-cell>
              <table:table-cell office:value-type="float" office:value="349.040924">
                <text:p>349.0409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49.201355">
                <text:p>349.201355</text:p>
              </table:table-cell>
              <table:table-cell office:value-type="float" office:value="349.318176">
                <text:p>349.31817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49.191833">
                <text:p>349.191833</text:p>
              </table:table-cell>
              <table:table-cell office:value-type="float" office:value="349.120453">
                <text:p>349.12045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49.184113">
                <text:p>349.184113</text:p>
              </table:table-cell>
              <table:table-cell office:value-type="float" office:value="349.21817">
                <text:p>349.2181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49.195923">
                <text:p>349.195923</text:p>
              </table:table-cell>
              <table:table-cell office:value-type="float" office:value="349.28183">
                <text:p>349.2818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49.254578">
                <text:p>349.254578</text:p>
              </table:table-cell>
              <table:table-cell office:value-type="float" office:value="349.334076">
                <text:p>349.33407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49.272278">
                <text:p>349.272278</text:p>
              </table:table-cell>
              <table:table-cell office:value-type="float" office:value="349.40683">
                <text:p>349.4068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49.326355">
                <text:p>349.326355</text:p>
              </table:table-cell>
              <table:table-cell office:value-type="float" office:value="349.3909">
                <text:p>349.390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49.362732">
                <text:p>349.362732</text:p>
              </table:table-cell>
              <table:table-cell office:value-type="float" office:value="349.399994">
                <text:p>349.39999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49.349091">
                <text:p>349.349091</text:p>
              </table:table-cell>
              <table:table-cell office:value-type="float" office:value="349.213623">
                <text:p>349.21362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49.354095">
                <text:p>349.354095</text:p>
              </table:table-cell>
              <table:table-cell office:value-type="float" office:value="349.3591">
                <text:p>349.359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49.315918">
                <text:p>349.315918</text:p>
              </table:table-cell>
              <table:table-cell office:value-type="float" office:value="349.215912">
                <text:p>349.21591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49.282288">
                <text:p>349.282288</text:p>
              </table:table-cell>
              <table:table-cell office:value-type="float" office:value="349.222717">
                <text:p>349.22271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49.258636">
                <text:p>349.258636</text:p>
              </table:table-cell>
              <table:table-cell office:value-type="float" office:value="349.28183">
                <text:p>349.2818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49.298645">
                <text:p>349.298645</text:p>
              </table:table-cell>
              <table:table-cell office:value-type="float" office:value="349.413635">
                <text:p>349.41363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49.284576">
                <text:p>349.284576</text:p>
              </table:table-cell>
              <table:table-cell office:value-type="float" office:value="349.288635">
                <text:p>349.28863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49.307709">
                <text:p>349.307709</text:p>
              </table:table-cell>
              <table:table-cell office:value-type="float" office:value="349.331818">
                <text:p>349.33181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49.280914">
                <text:p>349.280914</text:p>
              </table:table-cell>
              <table:table-cell office:value-type="float" office:value="349.088623">
                <text:p>349.08862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49.256348">
                <text:p>349.256348</text:p>
              </table:table-cell>
              <table:table-cell office:value-type="float" office:value="349.159088">
                <text:p>349.15908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49.214996">
                <text:p>349.214996</text:p>
              </table:table-cell>
              <table:table-cell office:value-type="float" office:value="349.206818">
                <text:p>349.20681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49.203613">
                <text:p>349.203613</text:p>
              </table:table-cell>
              <table:table-cell office:value-type="float" office:value="349.231812">
                <text:p>349.23181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49.172272">
                <text:p>349.172272</text:p>
              </table:table-cell>
              <table:table-cell office:value-type="float" office:value="349.174988">
                <text:p>349.17498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49.218628">
                <text:p>349.218628</text:p>
              </table:table-cell>
              <table:table-cell office:value-type="float" office:value="349.320465">
                <text:p>349.32046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49.269073">
                <text:p>349.269073</text:p>
              </table:table-cell>
              <table:table-cell office:value-type="float" office:value="349.411377">
                <text:p>349.41137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49.248169">
                <text:p>349.248169</text:p>
              </table:table-cell>
              <table:table-cell office:value-type="float" office:value="349.102264">
                <text:p>349.10226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49.260925">
                <text:p>349.260925</text:p>
              </table:table-cell>
              <table:table-cell office:value-type="float" office:value="349.295441">
                <text:p>349.29544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49.262268">
                <text:p>349.262268</text:p>
              </table:table-cell>
              <table:table-cell office:value-type="float" office:value="349.181824">
                <text:p>349.18182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49.2341">
                <text:p>349.2341</text:p>
              </table:table-cell>
              <table:table-cell office:value-type="float" office:value="349.179535">
                <text:p>349.1795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